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ebdings" svg:font-family="Webdings" style:font-family-generic="roman" style:font-pitch="variable" style:font-charset="x-symbol"/>
    <style:font-face style:name="Courier New2"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swiss" style:font-pitch="variable"/>
  </office:font-face-decls>
  <office:automatic-styles>
    <style:style style:name="Table3" style:family="table">
      <style:table-properties style:width="17.039cm" table:align="margins"/>
    </style:style>
    <style:style style:name="Table3.A" style:family="table-column">
      <style:table-column-properties style:column-width="4.052cm" style:rel-column-width="15581*"/>
    </style:style>
    <style:style style:name="Table3.B" style:family="table-column">
      <style:table-column-properties style:column-width="5.454cm" style:rel-column-width="20974*"/>
    </style:style>
    <style:style style:name="Table3.C" style:family="table-column">
      <style:table-column-properties style:column-width="7.535cm" style:rel-column-width="28980*"/>
    </style:style>
    <style:style style:name="Table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666666" fo:padding="0.097cm" fo:border="0.002cm solid #000000">
        <style:background-image/>
      </style:table-cell-properties>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1.1" style:family="table-cell">
      <style:table-cell-properties fo:background-color="transparent" fo:padding="0.097cm" fo:border-left="0.002cm solid #000000" fo:border-right="none" fo:border-top="none" fo:border-bottom="0.002cm solid #000000">
        <style:background-image/>
      </style:table-cell-properties>
    </style:style>
    <style:style style:name="Table3.A3.1.3" style:family="table-cell">
      <style:table-cell-properties fo:background-color="#ccccff" fo:padding="0.097cm" fo:border-left="0.002cm solid #000000" fo:border-right="none" fo:border-top="none" fo:border-bottom="0.002cm solid #000000">
        <style:background-image/>
      </style:table-cell-properties>
    </style:style>
    <style:style style:name="Table3.B3" style:family="table-cell">
      <style:table-cell-properties style:vertical-align="middle" fo:background-color="#ccccff" fo:padding="0.097cm" fo:border-left="0.002cm solid #000000" fo:border-right="none" fo:border-top="none" fo:border-bottom="0.002cm solid #000000">
        <style:background-image/>
      </style:table-cell-properties>
    </style:style>
    <style:style style:name="Table3.C3.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C3.1.3"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1" style:family="table">
      <style:table-properties style:width="16.064cm" fo:margin-left="0.984cm" fo:margin-right="-0.009cm" table:align="margins"/>
    </style:style>
    <style:style style:name="Table1.A" style:family="table-column">
      <style:table-column-properties style:column-width="6.895cm" style:rel-column-width="28131*"/>
    </style:style>
    <style:style style:name="Table1.B" style:family="table-column">
      <style:table-column-properties style:column-width="9.169cm" style:rel-column-width="37404*"/>
    </style:style>
    <style:style style:name="Table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66666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064cm" fo:margin-left="0.984cm" fo:margin-right="-0.009cm" table:align="margins"/>
    </style:style>
    <style:style style:name="Table2.A" style:family="table-column">
      <style:table-column-properties style:column-width="6.874cm" style:rel-column-width="28045*"/>
    </style:style>
    <style:style style:name="Table2.B" style:family="table-column">
      <style:table-column-properties style:column-width="9.19cm" style:rel-column-width="37490*"/>
    </style:style>
    <style:style style:name="Table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66666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064cm" fo:margin-left="0.984cm" fo:margin-right="-0.009cm" table:align="margins"/>
    </style:style>
    <style:style style:name="Table4.A" style:family="table-column">
      <style:table-column-properties style:column-width="6.874cm" style:rel-column-width="28045*"/>
    </style:style>
    <style:style style:name="Table4.B" style:family="table-column">
      <style:table-column-properties style:column-width="9.19cm" style:rel-column-width="37490*"/>
    </style:style>
    <style:style style:name="Table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66666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64cm" fo:margin-left="0.984cm" fo:margin-right="-0.009cm" table:align="margins"/>
    </style:style>
    <style:style style:name="Table5.A" style:family="table-column">
      <style:table-column-properties style:column-width="6.874cm" style:rel-column-width="28045*"/>
    </style:style>
    <style:style style:name="Table5.B" style:family="table-column">
      <style:table-column-properties style:column-width="9.19cm" style:rel-column-width="37490*"/>
    </style:style>
    <style:style style:name="Table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66666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1" style:family="table">
      <style:table-properties style:width="16.043cm" fo:margin-left="1.005cm" fo:margin-right="-0.009cm" table:align="margins"/>
    </style:style>
    <style:style style:name="Table21.A" style:family="table-column">
      <style:table-column-properties style:column-width="8.257cm" style:rel-column-width="33733*"/>
    </style:style>
    <style:style style:name="Table21.B" style:family="table-column">
      <style:table-column-properties style:column-width="7.786cm" style:rel-column-width="31802*"/>
    </style:style>
    <style:style style:name="Table2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666666"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4" style:family="table">
      <style:table-properties style:width="16.043cm" fo:margin-left="1.005cm" fo:margin-right="-0.009cm" table:align="margins"/>
    </style:style>
    <style:style style:name="Table34.A" style:family="table-column">
      <style:table-column-properties style:column-width="8.257cm" style:rel-column-width="33733*"/>
    </style:style>
    <style:style style:name="Table34.B" style:family="table-column">
      <style:table-column-properties style:column-width="7.786cm" style:rel-column-width="31802*"/>
    </style:style>
    <style:style style:name="Table3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666666"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6.043cm" fo:margin-left="1.005cm" fo:margin-right="-0.009cm" table:align="margins"/>
    </style:style>
    <style:style style:name="Table35.A" style:family="table-column">
      <style:table-column-properties style:column-width="8.257cm" style:rel-column-width="33733*"/>
    </style:style>
    <style:style style:name="Table35.B" style:family="table-column">
      <style:table-column-properties style:column-width="7.786cm" style:rel-column-width="31802*"/>
    </style:style>
    <style:style style:name="Table3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666666"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6.043cm" fo:margin-left="1.005cm" fo:margin-right="-0.009cm" table:align="margins"/>
    </style:style>
    <style:style style:name="Table36.A" style:family="table-column">
      <style:table-column-properties style:column-width="8.257cm" style:rel-column-width="33733*"/>
    </style:style>
    <style:style style:name="Table36.B" style:family="table-column">
      <style:table-column-properties style:column-width="7.786cm" style:rel-column-width="31802*"/>
    </style:style>
    <style:style style:name="Table3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666666"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043cm" fo:margin-left="1.005cm" fo:margin-right="-0.009cm" table:align="margins"/>
    </style:style>
    <style:style style:name="Table37.A" style:family="table-column">
      <style:table-column-properties style:column-width="8.257cm" style:rel-column-width="33733*"/>
    </style:style>
    <style:style style:name="Table37.B" style:family="table-column">
      <style:table-column-properties style:column-width="7.786cm" style:rel-column-width="31802*"/>
    </style:style>
    <style:style style:name="Table3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666666"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043cm" fo:margin-left="1.005cm" fo:margin-right="-0.009cm" table:align="margins"/>
    </style:style>
    <style:style style:name="Table38.A" style:family="table-column">
      <style:table-column-properties style:column-width="8.257cm" style:rel-column-width="33733*"/>
    </style:style>
    <style:style style:name="Table38.B" style:family="table-column">
      <style:table-column-properties style:column-width="7.786cm" style:rel-column-width="31802*"/>
    </style:style>
    <style:style style:name="Table3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8.B1" style:family="table-cell">
      <style:table-cell-properties fo:background-color="#666666"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6.043cm" fo:margin-left="1.005cm" fo:margin-right="-0.009cm" table:align="margins"/>
    </style:style>
    <style:style style:name="Table39.A" style:family="table-column">
      <style:table-column-properties style:column-width="8.257cm" style:rel-column-width="33733*"/>
    </style:style>
    <style:style style:name="Table39.B" style:family="table-column">
      <style:table-column-properties style:column-width="7.786cm" style:rel-column-width="31802*"/>
    </style:style>
    <style:style style:name="Table3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9.B1" style:family="table-cell">
      <style:table-cell-properties fo:background-color="#666666"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6.043cm" fo:margin-left="1.005cm" fo:margin-right="-0.009cm" table:align="margins"/>
    </style:style>
    <style:style style:name="Table40.A" style:family="table-column">
      <style:table-column-properties style:column-width="8.042cm" style:rel-column-width="32853*"/>
    </style:style>
    <style:style style:name="Table40.B" style:family="table-column">
      <style:table-column-properties style:column-width="8.001cm" style:rel-column-width="32682*"/>
    </style:style>
    <style:style style:name="Table4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666666" fo:padding="0.097cm" fo:border="0.002cm solid #000000">
        <style:background-image/>
      </style:table-cell-properties>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6" style:family="table">
      <style:table-properties style:width="16.064cm" fo:margin-left="0.984cm" fo:margin-right="-0.009cm" table:align="margins"/>
    </style:style>
    <style:style style:name="Table6.A" style:family="table-column">
      <style:table-column-properties style:column-width="4.094cm" style:rel-column-width="16703*"/>
    </style:style>
    <style:style style:name="Table6.B" style:family="table-column">
      <style:table-column-properties style:column-width="3.755cm" style:rel-column-width="15324*"/>
    </style:style>
    <style:style style:name="Table6.C" style:family="table-column">
      <style:table-column-properties style:column-width="8.213cm" style:rel-column-width="33508*"/>
    </style:style>
    <style:style style:name="Table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666666" fo:padding="0.097cm" fo:border="0.002cm solid #000000">
        <style:background-image/>
      </style:table-cell-properties>
    </style:style>
    <style:style style:name="Table6.A2.1.1" style:family="table-cell">
      <style:table-cell-properties fo:padding="0.097cm" fo:border-left="0.002cm solid #000000" fo:border-right="none" fo:border-top="none" fo:border-bottom="0.002cm solid #000000"/>
    </style:style>
    <style:style style:name="Table6.A2.1.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style:vertical-align="middle" fo:padding="0.097cm" fo:border-left="0.002cm solid #000000" fo:border-right="none" fo:border-top="none" fo:border-bottom="0.002cm solid #000000"/>
    </style:style>
    <style:style style:name="Table6.C2.1.1" style:family="table-cell">
      <style:table-cell-properties fo:padding="0.097cm" fo:border-left="0.002cm solid #000000" fo:border-right="0.002cm solid #000000" fo:border-top="none" fo:border-bottom="0.002cm solid #000000"/>
    </style:style>
    <style:style style:name="Table7" style:family="table">
      <style:table-properties style:width="16.043cm" fo:margin-left="1.005cm" fo:margin-right="-0.009cm" table:align="margins"/>
    </style:style>
    <style:style style:name="Table7.A" style:family="table-column">
      <style:table-column-properties style:column-width="3.33cm" style:rel-column-width="13604*"/>
    </style:style>
    <style:style style:name="Table7.B" style:family="table-column">
      <style:table-column-properties style:column-width="3.059cm" style:rel-column-width="12498*"/>
    </style:style>
    <style:style style:name="Table7.C" style:family="table-column">
      <style:table-column-properties style:column-width="5.773cm" style:rel-column-width="23581*"/>
    </style:style>
    <style:style style:name="Table7.D" style:family="table-column">
      <style:table-column-properties style:column-width="3.881cm" style:rel-column-width="15852*"/>
    </style:style>
    <style:style style:name="Table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666666" fo:padding="0.097cm" fo:border="0.002cm solid #000000">
        <style:background-image/>
      </style:table-cell-properties>
    </style:style>
    <style:style style:name="Table7.A2.1.1" style:family="table-cell">
      <style:table-cell-properties fo:padding="0.097cm" fo:border-left="0.002cm solid #000000" fo:border-right="none" fo:border-top="none" fo:border-bottom="0.002cm solid #000000"/>
    </style:style>
    <style:style style:name="Table7.B2" style:family="table-cell">
      <style:table-cell-properties style:vertical-align="middle" fo:padding="0.097cm" fo:border-left="0.002cm solid #000000" fo:border-right="none" fo:border-top="none" fo:border-bottom="0.002cm solid #000000"/>
    </style:style>
    <style:style style:name="Table7.D2.1.1" style:family="table-cell">
      <style:table-cell-properties fo:padding="0.097cm" fo:border-left="0.002cm solid #000000" fo:border-right="0.002cm solid #000000" fo:border-top="none" fo:border-bottom="0.002cm solid #000000"/>
    </style:style>
    <style:style style:name="Table10" style:family="table">
      <style:table-properties style:width="16.064cm" fo:margin-left="0.984cm" fo:margin-right="-0.009cm" table:align="margins"/>
    </style:style>
    <style:style style:name="Table10.A" style:family="table-column">
      <style:table-column-properties style:column-width="4.094cm" style:rel-column-width="16703*"/>
    </style:style>
    <style:style style:name="Table10.B" style:family="table-column">
      <style:table-column-properties style:column-width="3.755cm" style:rel-column-width="15324*"/>
    </style:style>
    <style:style style:name="Table10.C" style:family="table-column">
      <style:table-column-properties style:column-width="8.213cm" style:rel-column-width="33508*"/>
    </style:style>
    <style:style style:name="Table1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666666" fo:padding="0.097cm" fo:border="0.002cm solid #000000">
        <style:background-image/>
      </style:table-cell-properties>
    </style:style>
    <style:style style:name="Table10.A2.1.1" style:family="table-cell">
      <style:table-cell-properties fo:padding="0.097cm" fo:border-left="0.002cm solid #000000" fo:border-right="none" fo:border-top="none" fo:border-bottom="0.002cm solid #000000"/>
    </style:style>
    <style:style style:name="Table10.B2" style:family="table-cell">
      <style:table-cell-properties style:vertical-align="middle" fo:padding="0.097cm" fo:border-left="0.002cm solid #000000" fo:border-right="none" fo:border-top="none" fo:border-bottom="0.002cm solid #000000"/>
    </style:style>
    <style:style style:name="Table10.C2.1.1" style:family="table-cell">
      <style:table-cell-properties fo:padding="0.097cm" fo:border-left="0.002cm solid #000000" fo:border-right="0.002cm solid #000000" fo:border-top="none" fo:border-bottom="0.002cm solid #000000"/>
    </style:style>
    <style:style style:name="Table8" style:family="table">
      <style:table-properties style:width="16.043cm" fo:margin-left="1.005cm" fo:margin-right="-0.009cm" table:align="margins"/>
    </style:style>
    <style:style style:name="Table8.A" style:family="table-column">
      <style:table-column-properties style:column-width="6.029cm" style:rel-column-width="24628*"/>
    </style:style>
    <style:style style:name="Table8.B" style:family="table-column">
      <style:table-column-properties style:column-width="10.014cm" style:rel-column-width="40907*"/>
    </style:style>
    <style:style style:name="Table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66666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043cm" fo:margin-left="1.005cm" fo:margin-right="-0.009cm" table:align="margins"/>
    </style:style>
    <style:style style:name="Table9.A" style:family="table-column">
      <style:table-column-properties style:column-width="4.098cm" style:rel-column-width="16741*"/>
    </style:style>
    <style:style style:name="Table9.B" style:family="table-column">
      <style:table-column-properties style:column-width="3.757cm" style:rel-column-width="15346*"/>
    </style:style>
    <style:style style:name="Table9.C" style:family="table-column">
      <style:table-column-properties style:column-width="8.188cm" style:rel-column-width="33448*"/>
    </style:style>
    <style:style style:name="Table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666666" fo:padding="0.097cm" fo:border="0.002cm solid #000000">
        <style:background-image/>
      </style:table-cell-properties>
    </style:style>
    <style:style style:name="Table9.A2.1.1" style:family="table-cell">
      <style:table-cell-properties fo:padding="0.097cm" fo:border-left="0.002cm solid #000000" fo:border-right="none" fo:border-top="none" fo:border-bottom="0.002cm solid #000000"/>
    </style:style>
    <style:style style:name="Table9.B2" style:family="table-cell">
      <style:table-cell-properties style:vertical-align="middle" fo:padding="0.097cm" fo:border-left="0.002cm solid #000000" fo:border-right="none" fo:border-top="none" fo:border-bottom="0.002cm solid #000000"/>
    </style:style>
    <style:style style:name="Table9.C2.1.1" style:family="table-cell">
      <style:table-cell-properties fo:padding="0.097cm" fo:border-left="0.002cm solid #000000" fo:border-right="0.002cm solid #000000" fo:border-top="none" fo:border-bottom="0.002cm solid #000000"/>
    </style:style>
    <style:style style:name="Table11" style:family="table">
      <style:table-properties style:width="17.039cm" table:align="margins"/>
    </style:style>
    <style:style style:name="Table11.A" style:family="table-column">
      <style:table-column-properties style:column-width="6.152cm" style:rel-column-width="23660*"/>
    </style:style>
    <style:style style:name="Table11.B" style:family="table-column">
      <style:table-column-properties style:column-width="10.887cm" style:rel-column-width="41875*"/>
    </style:style>
    <style:style style:name="Table1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66666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039cm" table:align="margins"/>
    </style:style>
    <style:style style:name="Table12.A" style:family="table-column">
      <style:table-column-properties style:column-width="6.152cm" style:rel-column-width="23660*"/>
    </style:style>
    <style:style style:name="Table12.B" style:family="table-column">
      <style:table-column-properties style:column-width="10.887cm" style:rel-column-width="41875*"/>
    </style:style>
    <style:style style:name="Table1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666666"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039cm" table:align="margins"/>
    </style:style>
    <style:style style:name="Table14.A" style:family="table-column">
      <style:table-column-properties style:column-width="6.152cm" style:rel-column-width="23660*"/>
    </style:style>
    <style:style style:name="Table14.B" style:family="table-column">
      <style:table-column-properties style:column-width="10.887cm" style:rel-column-width="41875*"/>
    </style:style>
    <style:style style:name="Table1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666666"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039cm" table:align="margins"/>
    </style:style>
    <style:style style:name="Table15.A" style:family="table-column">
      <style:table-column-properties style:column-width="6.152cm" style:rel-column-width="23660*"/>
    </style:style>
    <style:style style:name="Table15.B" style:family="table-column">
      <style:table-column-properties style:column-width="10.887cm" style:rel-column-width="41875*"/>
    </style:style>
    <style:style style:name="Table1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666666"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039cm" fo:break-before="page" table:align="margins"/>
    </style:style>
    <style:style style:name="Table16.A" style:family="table-column">
      <style:table-column-properties style:column-width="6.156cm" style:rel-column-width="23674*"/>
    </style:style>
    <style:style style:name="Table16.B" style:family="table-column">
      <style:table-column-properties style:column-width="10.883cm" style:rel-column-width="41861*"/>
    </style:style>
    <style:style style:name="Table1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66666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039cm" table:align="margins"/>
    </style:style>
    <style:style style:name="Table17.A" style:family="table-column">
      <style:table-column-properties style:column-width="6.152cm" style:rel-column-width="23660*"/>
    </style:style>
    <style:style style:name="Table17.B" style:family="table-column">
      <style:table-column-properties style:column-width="10.887cm" style:rel-column-width="41875*"/>
    </style:style>
    <style:style style:name="Table1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66666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7" style:family="table">
      <style:table-properties style:width="17.039cm" table:align="margins"/>
    </style:style>
    <style:style style:name="Table27.A" style:family="table-column">
      <style:table-column-properties style:column-width="7.146cm" style:rel-column-width="27485*"/>
    </style:style>
    <style:style style:name="Table27.B" style:family="table-column">
      <style:table-column-properties style:column-width="9.894cm" style:rel-column-width="38050*"/>
    </style:style>
    <style:style style:name="Table2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666666"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3" style:family="table">
      <style:table-properties style:width="17.039cm" table:align="margins"/>
    </style:style>
    <style:style style:name="Table33.A" style:family="table-column">
      <style:table-column-properties style:column-width="11.222cm" style:rel-column-width="43158*"/>
    </style:style>
    <style:style style:name="Table33.B" style:family="table-column">
      <style:table-column-properties style:column-width="5.817cm" style:rel-column-width="22377*"/>
    </style:style>
    <style:style style:name="Table3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666666"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29" style:family="table">
      <style:table-properties style:width="17.039cm" table:align="margins"/>
    </style:style>
    <style:style style:name="Table29.A" style:family="table-column">
      <style:table-column-properties style:column-width="17.039cm" style:rel-column-width="65535*"/>
    </style:style>
    <style:style style:name="Table29.A1" style:family="table-cell">
      <style:table-cell-properties fo:background-color="#666666" fo:padding="0.097cm" fo:border="0.002cm solid #000000">
        <style:background-image/>
      </style:table-cell-properties>
    </style:style>
    <style:style style:name="Table29.A2" style:family="table-cell">
      <style:table-cell-properties fo:padding="0.097cm" fo:border-left="0.002cm solid #000000" fo:border-right="0.002cm solid #000000" fo:border-top="none" fo:border-bottom="0.002cm solid #000000"/>
    </style:style>
    <style:style style:name="Table29.A3" style:family="table-cell">
      <style:table-cell-properties fo:background-color="#4c4c4c" fo:padding="0.097cm" fo:border-left="0.002cm solid #000000" fo:border-right="0.002cm solid #000000" fo:border-top="none" fo:border-bottom="0.002cm solid #000000">
        <style:background-image/>
      </style:table-cell-properties>
    </style:style>
    <style:style style:name="Table30" style:family="table">
      <style:table-properties style:width="17.055cm" fo:margin-left="-0.016cm" fo:margin-right="0cm" table:align="margins"/>
    </style:style>
    <style:style style:name="Table30.A" style:family="table-column">
      <style:table-column-properties style:column-width="3.175cm" style:rel-column-width="12197*"/>
    </style:style>
    <style:style style:name="Table30.B" style:family="table-column">
      <style:table-column-properties style:column-width="13.88cm" style:rel-column-width="53338*"/>
    </style:style>
    <style:style style:name="Table3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0.B1.1.1" style:family="table-cell">
      <style:table-cell-properties fo:background-color="transparent" fo:padding="0.097cm" fo:border="0.002cm solid #000000">
        <style:background-image/>
      </style:table-cell-properties>
    </style:style>
    <style:style style:name="Table30.B1.1.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1.1" style:family="table-cell">
      <style:table-cell-properties fo:padding="0.097cm" fo:border-left="0.002cm solid #000000" fo:border-right="0.002cm solid #000000" fo:border-top="none" fo:border-bottom="0.002cm solid #000000"/>
    </style:style>
    <style:style style:name="Table31" style:family="table">
      <style:table-properties style:width="17.039cm" table:align="margins"/>
    </style:style>
    <style:style style:name="Table31.A" style:family="table-column">
      <style:table-column-properties style:column-width="7.989cm" style:rel-column-width="30728*"/>
    </style:style>
    <style:style style:name="Table31.B" style:family="table-column">
      <style:table-column-properties style:column-width="9.051cm" style:rel-column-width="34807*"/>
    </style:style>
    <style:style style:name="Table3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666666"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0.028cm" fo:margin-left="1.041cm" fo:margin-right="5.971cm" table:align="margins"/>
    </style:style>
    <style:style style:name="Table32.A" style:family="table-column">
      <style:table-column-properties style:column-width="10.028cm" style:rel-column-width="65535*"/>
    </style:style>
    <style:style style:name="Table32.A1" style:family="table-cell">
      <style:table-cell-properties fo:background-color="#666666" fo:padding="0.097cm" fo:border="0.002cm solid #000000">
        <style:background-image/>
      </style:table-cell-properties>
    </style:style>
    <style:style style:name="Table32.A2" style:family="table-cell">
      <style:table-cell-properties fo:padding="0.097cm" fo:border-left="0.002cm solid #000000" fo:border-right="0.002cm solid #000000" fo:border-top="none" fo:border-bottom="0.002cm solid #000000"/>
    </style:style>
    <style:style style:name="Table18" style:family="table">
      <style:table-properties style:width="17.039cm" table:align="margins"/>
    </style:style>
    <style:style style:name="Table18.A" style:family="table-column">
      <style:table-column-properties style:column-width="8.55cm" style:rel-column-width="32883*"/>
    </style:style>
    <style:style style:name="Table18.B" style:family="table-column">
      <style:table-column-properties style:column-width="8.49cm" style:rel-column-width="32652*"/>
    </style:style>
    <style:style style:name="Table1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666666"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039cm" table:align="margins"/>
    </style:style>
    <style:style style:name="Table19.A" style:family="table-column">
      <style:table-column-properties style:column-width="8.55cm" style:rel-column-width="32883*"/>
    </style:style>
    <style:style style:name="Table19.B" style:family="table-column">
      <style:table-column-properties style:column-width="8.49cm" style:rel-column-width="32652*"/>
    </style:style>
    <style:style style:name="Table1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666666"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039cm" table:align="margins"/>
    </style:style>
    <style:style style:name="Table20.A" style:family="table-column">
      <style:table-column-properties style:column-width="9.865cm" style:rel-column-width="37943*"/>
    </style:style>
    <style:style style:name="Table20.B" style:family="table-column">
      <style:table-column-properties style:column-width="7.174cm" style:rel-column-width="27592*"/>
    </style:style>
    <style:style style:name="Table2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66666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5" style:family="table">
      <style:table-properties style:width="17.039cm" table:align="margins"/>
    </style:style>
    <style:style style:name="Table25.A" style:family="table-column">
      <style:table-column-properties style:column-width="9.148cm" style:rel-column-width="35181*"/>
    </style:style>
    <style:style style:name="Table25.B" style:family="table-column">
      <style:table-column-properties style:column-width="7.892cm" style:rel-column-width="30354*"/>
    </style:style>
    <style:style style:name="Table2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666666"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13" style:family="table">
      <style:table-properties style:width="17.039cm" table:align="margins"/>
    </style:style>
    <style:style style:name="Table13.A" style:family="table-column">
      <style:table-column-properties style:column-width="10.396cm" style:rel-column-width="39989*"/>
    </style:style>
    <style:style style:name="Table13.B" style:family="table-column">
      <style:table-column-properties style:column-width="6.643cm" style:rel-column-width="25546*"/>
    </style:style>
    <style:style style:name="Table1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666666"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3" style:family="table">
      <style:table-properties style:width="17.039cm" table:align="margins"/>
    </style:style>
    <style:style style:name="Table23.A" style:family="table-column">
      <style:table-column-properties style:column-width="10.772cm" style:rel-column-width="41428*"/>
    </style:style>
    <style:style style:name="Table23.B" style:family="table-column">
      <style:table-column-properties style:column-width="6.267cm" style:rel-column-width="24107*"/>
    </style:style>
    <style:style style:name="Table2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666666"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8" style:family="table">
      <style:table-properties style:width="13.354cm" fo:margin-left="1.535cm" fo:margin-right="2.15cm" table:align="margins"/>
    </style:style>
    <style:style style:name="Table28.A" style:family="table-column">
      <style:table-column-properties style:column-width="3.588cm" style:rel-column-width="17608*"/>
    </style:style>
    <style:style style:name="Table28.B" style:family="table-column">
      <style:table-column-properties style:column-width="9.767cm" style:rel-column-width="47927*"/>
    </style:style>
    <style:style style:name="Table2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666666"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6" style:family="table">
      <style:table-properties style:width="17.039cm" table:align="margins"/>
    </style:style>
    <style:style style:name="Table26.A" style:family="table-column">
      <style:table-column-properties style:column-width="4.861cm" style:rel-column-width="18696*"/>
    </style:style>
    <style:style style:name="Table26.B" style:family="table-column">
      <style:table-column-properties style:column-width="12.178cm" style:rel-column-width="46839*"/>
    </style:style>
    <style:style style:name="Table2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666666"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4" style:family="table">
      <style:table-properties style:width="11.28cm" fo:margin-left="2.826cm" fo:margin-right="2.933cm" table:align="margins"/>
    </style:style>
    <style:style style:name="Table24.A" style:family="table-column">
      <style:table-column-properties style:column-width="3.231cm" style:rel-column-width="18778*"/>
    </style:style>
    <style:style style:name="Table24.B" style:family="table-column">
      <style:table-column-properties style:column-width="8.049cm" style:rel-column-width="46757*"/>
    </style:style>
    <style:style style:name="Table2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4.B1" style:family="table-cell">
      <style:table-cell-properties fo:background-color="#666666"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4.B4"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3.037cm" fo:margin-left="1.979cm" fo:margin-right="2.023cm" table:align="margins"/>
    </style:style>
    <style:style style:name="Table22.A" style:family="table-column">
      <style:table-column-properties style:column-width="13.037cm" style:rel-column-width="65535*"/>
    </style:style>
    <style:style style:name="Table22.A1" style:family="table-cell">
      <style:table-cell-properties fo:background-color="#666666" fo:padding="0.097cm" fo:border="0.002cm solid #000000">
        <style:background-image/>
      </style:table-cell-properties>
    </style:style>
    <style:style style:name="Table22.A2" style:family="table-cell">
      <style:table-cell-properties fo:padding="0.097cm" fo:border-left="0.002cm solid #000000" fo:border-right="0.002cm solid #000000" fo:border-top="none" fo:border-bottom="0.002cm solid #000000"/>
    </style:style>
    <style:style style:name="Table42" style:family="table">
      <style:table-properties style:width="17.027cm" table:align="right"/>
    </style:style>
    <style:style style:name="Table42.A" style:family="table-column">
      <style:table-column-properties style:column-width="5.928cm"/>
    </style:style>
    <style:style style:name="Table42.B" style:family="table-column">
      <style:table-column-properties style:column-width="3.096cm"/>
    </style:style>
    <style:style style:name="Table42.C" style:family="table-column">
      <style:table-column-properties style:column-width="8.003cm"/>
    </style:style>
    <style:style style:name="Table42.A1" style:family="table-cell">
      <style:table-cell-properties fo:background-color="#4c4c4c"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4c4c4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2.A10.1.1" style:family="table-cell">
      <style:table-cell-properties fo:background-color="#ccffff" fo:padding="0.097cm" fo:border-left="0.002cm solid #000000" fo:border-right="none" fo:border-top="none" fo:border-bottom="0.002cm solid #000000">
        <style:background-image/>
      </style:table-cell-properties>
    </style:style>
    <style:style style:name="Table42.C10"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le41" style:family="table">
      <style:table-properties style:width="15.002cm" fo:margin-left="0.988cm" fo:margin-right="1.05cm" table:align="margins"/>
    </style:style>
    <style:style style:name="Table41.A" style:family="table-column">
      <style:table-column-properties style:column-width="5.503cm" style:rel-column-width="24039*"/>
    </style:style>
    <style:style style:name="Table41.B" style:family="table-column">
      <style:table-column-properties style:column-width="9.499cm" style:rel-column-width="41496*"/>
    </style:style>
    <style:style style:name="Table4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1.B1" style:family="table-cell">
      <style:table-cell-properties fo:background-color="#666666" fo:padding="0.097cm" fo:border="0.002cm solid #000000">
        <style:background-image/>
      </style:table-cell-properties>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paragraph-properties fo:text-align="start" style:justify-single-word="false"/>
      <style:text-properties style:font-name="Arial" fo:font-size="18pt" fo:language="en" fo:country="US" fo:font-weight="bold" style:font-size-asian="18pt" style:font-size-complex="18pt"/>
    </style:style>
    <style:style style:name="P2" style:family="paragraph" style:parent-style-name="Standard">
      <style:paragraph-properties fo:text-align="start" style:justify-single-word="false"/>
      <style:text-properties style:font-name="Arial" fo:font-size="18pt" fo:language="en" fo:country="US" fo:font-weight="bold" style:font-size-asian="18pt" style:font-size-complex="18pt"/>
    </style:style>
    <style:style style:name="P3" style:family="paragraph" style:parent-style-name="Standard">
      <style:paragraph-properties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Arial" fo:font-size="6pt" fo:language="en" fo:country="US" style:font-size-asian="6pt" style:font-size-complex="6pt"/>
    </style:style>
    <style:style style:name="P5" style:family="paragraph" style:parent-style-name="Standard">
      <style:paragraph-properties fo:text-align="start" style:justify-single-word="false"/>
      <style:text-properties style:font-name="Arial" fo:font-size="18pt" fo:language="en" fo:country="US" style:font-size-asian="18pt" style:font-size-complex="18pt"/>
    </style:style>
    <style:style style:name="P6" style:family="paragraph" style:parent-style-name="Standard">
      <style:paragraph-properties fo:text-align="center" style:justify-single-word="false"/>
      <style:text-properties style:font-name="Arial" fo:font-size="48pt" fo:language="en" fo:country="US" style:font-size-asian="48pt" style:font-size-complex="48pt"/>
    </style:style>
    <style:style style:name="P7" style:family="paragraph" style:parent-style-name="Standard">
      <style:paragraph-properties fo:text-align="center" style:justify-single-word="false"/>
      <style:text-properties style:font-name="Arial" fo:font-size="40pt" fo:language="en" fo:country="US" style:font-size-asian="40pt" style:font-size-complex="40pt"/>
    </style:style>
    <style:style style:name="P8" style:family="paragraph" style:parent-style-name="Standard">
      <style:paragraph-properties fo:text-align="center" style:justify-single-word="false"/>
      <style:text-properties style:font-name="Arial" fo:language="en" fo:country="US"/>
    </style:style>
    <style:style style:name="P9" style:family="paragraph" style:parent-style-name="Standard">
      <style:paragraph-properties fo:text-align="center" style:justify-single-word="false"/>
      <style:text-properties fo:color="#000000" style:font-name="Arial" fo:language="en" fo:country="US" fo:font-style="italic" style:font-style-asian="italic" style:font-style-complex="italic"/>
    </style:style>
    <style:style style:name="P10" style:family="paragraph" style:parent-style-name="Standard">
      <style:paragraph-properties fo:text-align="start" style:justify-single-word="false"/>
      <style:text-properties fo:color="#000000" style:font-name="Arial" fo:language="en" fo:country="US"/>
    </style:style>
    <style:style style:name="P11" style:family="paragraph" style:parent-style-name="Standard">
      <style:paragraph-properties fo:text-align="center" style:justify-single-word="false"/>
      <style:text-properties fo:color="#000000" style:font-name="Arial" fo:font-size="40pt" fo:language="en" fo:country="US" style:font-size-asian="40pt" style:font-size-complex="40pt"/>
    </style:style>
    <style:style style:name="P12" style:family="paragraph" style:parent-style-name="Standard">
      <style:paragraph-properties fo:text-align="center" style:justify-single-word="false"/>
      <style:text-properties fo:color="#000000" style:font-name="Arial" fo:language="en" fo:country="US"/>
    </style:style>
    <style:style style:name="P13" style:family="paragraph" style:parent-style-name="Standard">
      <style:paragraph-properties fo:text-align="end" style:justify-single-word="false"/>
      <style:text-properties style:font-name="Arial" fo:language="en" fo:country="US" fo:font-style="italic" style:font-style-asian="italic" style:font-style-complex="italic"/>
    </style:style>
    <style:style style:name="P14" style:family="paragraph" style:parent-style-name="Standard">
      <style:paragraph-properties fo:text-align="start" style:justify-single-word="false"/>
      <style:text-properties style:font-name="Arial" fo:language="en" fo:country="US"/>
    </style:style>
    <style:style style:name="P15" style:family="paragraph" style:parent-style-name="Standard">
      <style:paragraph-properties fo:text-align="end" style:justify-single-word="false"/>
      <style:text-properties style:font-name="Arial" fo:language="en" fo:country="US" fo:font-style="italic" fo:font-weight="bold" style:font-style-asian="italic" style:font-weight-asian="bold" style:font-style-complex="italic" style:font-weight-complex="bold"/>
    </style:style>
    <style:style style:name="P16" style:family="paragraph" style:parent-style-name="Standard">
      <style:paragraph-properties fo:text-align="end" style:justify-single-word="false"/>
      <style:text-properties style:font-name="Arial" fo:language="en" fo:country="US"/>
    </style:style>
    <style:style style:name="P17" style:family="paragraph" style:parent-style-name="Contents_20_1">
      <style:paragraph-properties>
        <style:tab-stops>
          <style:tab-stop style:position="17.039cm" style:type="right" style:leader-style="dotted" style:leader-text="."/>
        </style:tab-stops>
      </style:paragraph-properties>
    </style:style>
    <style:style style:name="P18" style:family="paragraph" style:parent-style-name="Contents_20_2">
      <style:paragraph-properties>
        <style:tab-stops>
          <style:tab-stop style:position="16.54cm" style:type="right" style:leader-style="dotted" style:leader-text="."/>
        </style:tab-stops>
      </style:paragraph-properties>
    </style:style>
    <style:style style:name="P19" style:family="paragraph" style:parent-style-name="Contents_20_3">
      <style:paragraph-properties>
        <style:tab-stops>
          <style:tab-stop style:position="16.041cm" style:type="right" style:leader-style="dotted" style:leader-text="."/>
        </style:tab-stops>
      </style:paragraph-properties>
    </style:style>
    <style:style style:name="P20" style:family="paragraph" style:parent-style-name="Contents_20_4">
      <style:paragraph-properties>
        <style:tab-stops>
          <style:tab-stop style:position="15.542cm" style:type="right" style:leader-style="dotted" style:leader-text="."/>
        </style:tab-stops>
      </style:paragraph-properties>
    </style:style>
    <style:style style:name="P21" style:family="paragraph" style:parent-style-name="Text_20_body">
      <style:paragraph-properties fo:margin-left="2.884cm" fo:margin-right="0cm" fo:text-indent="-2.884cm" style:auto-text-indent="false">
        <style:tab-stops>
          <style:tab-stop style:position="2.858cm"/>
        </style:tab-stops>
      </style:paragraph-properties>
      <style:text-properties fo:font-weight="bold" style:font-weight-asian="bold" style:font-weight-complex="bold"/>
    </style:style>
    <style:style style:name="P22" style:family="paragraph" style:parent-style-name="Heading_20_1">
      <style:paragraph-properties fo:break-before="page"/>
    </style:style>
    <style:style style:name="P23" style:family="paragraph" style:parent-style-name="Standard">
      <style:paragraph-properties fo:text-align="start" style:justify-single-word="false"/>
      <style:text-properties style:font-name="Arial" fo:font-size="12pt" fo:language="en" fo:country="US" style:font-size-asian="12pt" style:font-size-complex="12pt"/>
    </style:style>
    <style:style style:name="P24"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25" style:family="paragraph" style:parent-style-name="Footnote">
      <style:text-properties fo:font-style="italic" style:font-style-asian="italic" style:font-style-complex="italic"/>
    </style:style>
    <style:style style:name="P26" style:family="paragraph" style:parent-style-name="Standard" style:list-style-name="L2">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27" style:family="paragraph" style:parent-style-name="Standard" style:list-style-name="L3">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8" style:family="paragraph" style:parent-style-name="Text_20_body">
      <style:paragraph-properties fo:text-align="justify" style:justify-single-word="false"/>
      <style:text-properties style:font-name="Arial" fo:font-size="12pt" fo:language="en" fo:country="US" style:font-size-asian="12pt" style:font-size-complex="12pt"/>
    </style:style>
    <style:style style:name="P29" style:family="paragraph" style:parent-style-name="Standard" style:list-style-name="L4">
      <style:paragraph-properties fo:margin-left="0.741cm" fo:margin-right="0cm" fo:text-align="start" style:justify-single-word="false" fo:text-indent="0cm" style:auto-text-indent="false"/>
    </style:style>
    <style:style style:name="P30" style:family="paragraph" style:parent-style-name="Standard" style:list-style-name="L4">
      <style:paragraph-properties fo:margin-left="0.741cm" fo:margin-right="0cm" fo:text-align="start" style:justify-single-word="false" fo:text-indent="0cm" style:auto-text-indent="false"/>
      <style:text-properties style:font-name="Arial" fo:font-size="12pt" fo:language="en" fo:country="US" fo:font-style="italic" style:font-size-asian="12pt" style:font-style-asian="italic" style:font-size-complex="12pt" style:font-style-complex="italic"/>
    </style:style>
    <style:style style:name="P31" style:family="paragraph" style:parent-style-name="Standard">
      <style:paragraph-properties fo:text-align="justify" style:justify-single-word="false"/>
      <style:text-properties style:font-name="Arial" fo:font-size="12pt" fo:language="en" fo:country="US" fo:font-style="italic" fo:font-weight="bold" style:font-size-asian="12pt" style:font-style-asian="italic" style:font-weight-asian="bold" style:font-size-complex="12pt" style:font-style-complex="italic" style:font-weight-complex="bold"/>
    </style:style>
    <style:style style:name="P32" style:family="paragraph" style:parent-style-name="Standard">
      <style:paragraph-properties fo:text-align="justify" style:justify-single-word="false"/>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P33" style:family="paragraph" style:parent-style-name="Standard">
      <style:paragraph-properties fo:text-align="justify" style:justify-single-word="false"/>
      <style:text-properties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4" style:family="paragraph" style:parent-style-name="Heading_20_2">
      <style:paragraph-properties fo:break-before="page"/>
    </style:style>
    <style:style style:name="P35" style:family="paragraph" style:parent-style-name="Standard">
      <style:text-properties style:font-name="Arial"/>
    </style:style>
    <style:style style:name="P36" style:family="paragraph" style:parent-style-name="Standard">
      <style:text-properties style:font-name="Arial" fo:font-style="italic" style:font-style-asian="italic" style:font-style-complex="italic"/>
    </style:style>
    <style:style style:name="P37" style:family="paragraph" style:parent-style-name="Standard">
      <style:text-properties style:font-name="Arial" fo:font-style="normal" style:font-style-asian="normal" style:font-style-complex="normal"/>
    </style:style>
    <style:style style:name="P38" style:family="paragraph" style:parent-style-name="Standard" style:list-style-name="L5">
      <style:text-properties style:font-name="Arial"/>
    </style:style>
    <style:style style:name="P39" style:family="paragraph" style:parent-style-name="Standard">
      <style:paragraph-properties fo:text-align="justify" style:justify-single-word="false"/>
      <style:text-properties fo:color="#333333" style:font-name="Arial" fo:font-size="12pt" fo:language="en" fo:country="US" style:font-size-asian="12pt" style:font-size-complex="12pt"/>
    </style:style>
    <style:style style:name="P40" style:family="paragraph" style:parent-style-name="Standard">
      <style:paragraph-properties fo:text-align="start" style:justify-single-word="false"/>
      <style:text-properties style:font-name="Arial"/>
    </style:style>
    <style:style style:name="P41" style:family="paragraph" style:parent-style-name="Standard">
      <style:text-properties fo:color="#ffffff"/>
    </style:style>
    <style:style style:name="P42" style:family="paragraph" style:parent-style-name="Standard">
      <style:paragraph-properties fo:text-align="start" style:justify-single-word="false"/>
      <style:text-properties fo:color="#ffffff" style:font-name="Courier New1" fo:font-size="10pt" fo:language="en" fo:country="US" fo:font-weight="bold" style:font-size-asian="10pt" style:font-weight-asian="bold" style:font-size-complex="10pt" style:font-weight-complex="bold"/>
    </style:style>
    <style:style style:name="P43" style:family="paragraph" style:parent-style-name="Standard">
      <style:text-properties fo:color="#ffffff" style:font-name="Courier New1" fo:font-size="10pt" fo:language="en" fo:country="US" fo:font-weight="bold" style:font-size-asian="10pt" style:font-weight-asian="bold" style:font-size-complex="10pt" style:font-weight-complex="bold"/>
    </style:style>
    <style:style style:name="P44" style:family="paragraph" style:parent-style-name="Standard">
      <style:text-properties style:font-name="Courier New1" fo:font-size="10pt" fo:language="en" fo:country="US" fo:font-style="italic" style:font-size-asian="10pt" style:font-style-asian="italic" style:font-size-complex="10pt" style:font-style-complex="italic"/>
    </style:style>
    <style:style style:name="P45" style:family="paragraph" style:parent-style-name="Standard">
      <style:text-properties style:font-name="Courier New1" fo:font-size="10pt" fo:language="en" fo:country="US" style:font-size-asian="10pt" style:font-size-complex="10pt"/>
    </style:style>
    <style:style style:name="P46" style:family="paragraph" style:parent-style-name="Standard">
      <style:paragraph-properties fo:text-align="start" style:justify-single-word="false"/>
      <style:text-properties style:font-name="Courier New1" fo:font-size="10pt" fo:language="en" fo:country="US" style:font-size-asian="10pt" style:font-size-complex="10pt"/>
    </style:style>
    <style:style style:name="P47" style:family="paragraph" style:parent-style-name="Standard">
      <style:text-properties style:font-name="Courier New1" fo:font-size="10pt" fo:language="en" fo:country="US" fo:font-style="normal" style:font-size-asian="10pt" style:font-style-asian="normal" style:font-size-complex="10pt" style:font-style-complex="normal"/>
    </style:style>
    <style:style style:name="P48" style:family="paragraph" style:parent-style-name="Standard">
      <style:text-properties style:font-name="Courier New1" fo:font-size="10pt" fo:language="en" fo:country="US" style:text-underline-style="solid" style:text-underline-width="auto" style:text-underline-color="font-color" style:font-size-asian="10pt" style:font-size-complex="10pt"/>
    </style:style>
    <style:style style:name="P49" style:family="paragraph" style:parent-style-name="Standard">
      <style:text-properties style:font-name="Courier New1" fo:font-size="10pt" fo:language="en" fo:country="US" style:text-underline-style="none" style:font-size-asian="10pt" style:font-size-complex="10pt"/>
    </style:style>
    <style:style style:name="P50" style:family="paragraph" style:parent-style-name="Heading_20_3">
      <style:paragraph-properties fo:break-before="page"/>
    </style:style>
    <style:style style:name="P51" style:family="paragraph" style:parent-style-name="Standard" style:list-style-name="L6">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52" style:family="paragraph" style:parent-style-name="Text_20_body">
      <style:paragraph-properties fo:margin-top="0cm" fo:margin-bottom="0cm" fo:line-height="100%" fo:text-align="start" style:justify-single-word="false"/>
      <style:text-properties fo:color="#000000" style:font-name="Arial" fo:font-size="12pt" fo:language="en" fo:country="US" style:font-size-asian="12pt" style:font-size-complex="12pt"/>
    </style:style>
    <style:style style:name="P53" style:family="paragraph" style:parent-style-name="Text_20_body" style:list-style-name="L7">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54" style:family="paragraph" style:parent-style-name="Standard">
      <style:paragraph-properties fo:text-align="start" style:justify-single-word="false"/>
      <style:text-properties fo:color="#000000" style:font-name="Arial" fo:font-size="12pt" fo:language="en" fo:country="US" style:font-size-asian="12pt" style:font-size-complex="12pt"/>
    </style:style>
    <style:style style:name="P55" style:family="paragraph" style:parent-style-name="Standard">
      <style:paragraph-properties fo:margin-left="0.009cm" fo:margin-right="0.072cm" fo:text-align="justify" style:justify-single-word="false" fo:text-indent="0cm" style:auto-text-indent="false"/>
      <style:text-properties fo:color="#ffffff" style:font-name="Courier New1" fo:font-size="10pt" fo:language="en" fo:country="US" fo:font-weight="bold" style:font-size-asian="10pt" style:font-weight-asian="bold" style:font-size-complex="10pt" style:font-weight-complex="bold"/>
    </style:style>
    <style:style style:name="P56" style:family="paragraph" style:parent-style-name="Standard">
      <style:paragraph-properties fo:text-align="justify" style:justify-single-word="false"/>
      <style:text-properties fo:color="#ffffff" style:font-name="Courier New1" fo:font-size="10pt" fo:language="en" fo:country="US" fo:font-weight="bold" style:font-size-asian="10pt" style:font-weight-asian="bold" style:font-size-complex="10pt" style:font-weight-complex="bold"/>
    </style:style>
    <style:style style:name="P57" style:family="paragraph" style:parent-style-name="Standard">
      <style:paragraph-properties fo:margin-left="0.009cm" fo:margin-right="0.072cm" fo:text-align="justify" style:justify-single-word="false" fo:text-indent="0cm" style:auto-text-indent="false"/>
      <style:text-properties style:font-name="Courier New1" fo:font-size="10pt" fo:language="en" fo:country="US" style:font-size-asian="10pt" style:font-size-complex="10pt"/>
    </style:style>
    <style:style style:name="P58" style:family="paragraph" style:parent-style-name="Standard">
      <style:paragraph-properties fo:text-align="justify" style:justify-single-word="false"/>
      <style:text-properties style:font-name="Courier New1" fo:font-size="10pt" fo:language="en" fo:country="US" style:font-size-asian="10pt" style:font-size-complex="10pt"/>
    </style:style>
    <style:style style:name="P59" style:family="paragraph" style:parent-style-name="Standard">
      <style:paragraph-properties fo:text-align="justify" style:justify-single-word="false"/>
      <style:text-properties fo:color="#000000" style:font-name="Arial" fo:font-size="12pt" fo:language="en" fo:country="US" style:font-size-asian="12pt" style:font-size-complex="12pt"/>
    </style:style>
    <style:style style:name="P60" style:family="paragraph" style:parent-style-name="Standard">
      <style:paragraph-properties fo:text-align="start" style:justify-single-word="false"/>
      <style:text-properties style:font-name="Courier New1" fo:font-size="10pt" fo:language="en" fo:country="US" fo:font-weight="bold" style:font-size-asian="10pt" style:font-weight-asian="bold" style:font-size-complex="10pt" style:font-weight-complex="bold"/>
    </style:style>
    <style:style style:name="P61" style:family="paragraph" style:parent-style-name="Standard">
      <style:paragraph-properties fo:text-align="justify" style:justify-single-word="false"/>
      <style:text-properties style:font-name="Courier New1" fo:font-size="10pt" fo:language="en" fo:country="US" fo:font-weight="bold" style:font-size-asian="10pt" style:font-weight-asian="bold" style:font-size-complex="10pt" style:font-weight-complex="bold"/>
    </style:style>
    <style:style style:name="P62" style:family="paragraph" style:parent-style-name="Standard">
      <style:paragraph-properties fo:margin-left="0.009cm" fo:margin-right="0.072cm" fo:text-align="start" style:justify-single-word="false" fo:text-indent="0cm" style:auto-text-indent="false"/>
      <style:text-properties fo:color="#000000" style:font-name="Courier New1" fo:font-size="10pt" fo:language="en" fo:country="US" fo:font-weight="normal" style:font-size-asian="10pt" style:font-weight-asian="normal" style:font-size-complex="10pt" style:font-weight-complex="normal"/>
    </style:style>
    <style:style style:name="P63" style:family="paragraph" style:parent-style-name="Standard">
      <style:paragraph-properties fo:text-align="start" style:justify-single-word="false"/>
      <style:text-properties style:font-name="Courier New1" fo:font-size="10pt" fo:language="en" fo:country="US" fo:font-weight="normal"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fo:color="#000000" style:font-name="Arial" fo:font-size="12pt" fo:language="en" fo:country="US" fo:font-style="italic" style:font-size-asian="12pt" style:font-style-asian="italic" style:font-size-complex="12pt" style:font-style-complex="italic"/>
    </style:style>
    <style:style style:name="P65" style:family="paragraph" style:parent-style-name="Standard">
      <style:paragraph-properties fo:text-align="start" style:justify-single-word="false" fo:break-before="page"/>
      <style:text-properties fo:color="#000000" style:font-name="Arial" fo:font-size="12pt" fo:language="en" fo:country="US" fo:font-style="italic" style:font-size-asian="12pt" style:font-style-asian="italic" style:font-size-complex="12pt" style:font-style-complex="italic"/>
    </style:style>
    <style:style style:name="P66" style:family="paragraph" style:parent-style-name="Standard">
      <style:paragraph-properties fo:text-align="justify" style:justify-single-word="false"/>
      <style:text-properties style:use-window-font-color="true" style:font-name="Arial" fo:font-size="12pt" fo:language="en" fo:country="US" style:font-size-asian="12pt" style:font-size-complex="12pt"/>
    </style:style>
    <style:style style:name="P67" style:family="paragraph" style:parent-style-name="Standard" style:list-style-name="L8">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68" style:family="paragraph" style:parent-style-name="Standard">
      <style:paragraph-properties fo:text-align="start" style:justify-single-word="false"/>
    </style:style>
    <style:style style:name="P69" style:family="paragraph" style:parent-style-name="Standard" style:list-style-name="L9">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70" style:family="paragraph" style:parent-style-name="Text_20_body">
      <style:text-properties fo:font-style="normal" fo:font-weight="normal" style:font-style-asian="normal" style:font-weight-asian="normal" style:font-style-complex="normal" style:font-weight-complex="normal"/>
    </style:style>
    <style:style style:name="P71" style:family="paragraph" style:parent-style-name="Text_20_body">
      <style:text-properties fo:font-style="italic" fo:font-weight="normal" style:font-style-asian="italic" style:font-weight-asian="normal" style:font-style-complex="italic" style:font-weight-complex="normal"/>
    </style:style>
    <style:style style:name="P72" style:family="paragraph" style:parent-style-name="Standard">
      <style:paragraph-properties fo:text-align="justify" style:justify-single-word="false"/>
      <style:text-properties style:font-name="Arial" fo:font-size="12pt" fo:language="en" fo:country="US" style:font-name-asian="Courier New2" style:font-size-asian="12pt" style:font-name-complex="Courier New2" style:font-size-complex="12pt"/>
    </style:style>
    <style:style style:name="P73" style:family="paragraph" style:parent-style-name="Standard">
      <style:paragraph-properties fo:text-align="start" style:justify-single-word="false"/>
      <style:text-properties fo:color="#ffffff" style:font-name="Courier New2" fo:font-size="9pt" fo:language="fr" fo:country="FR" fo:font-weight="bold" style:font-name-asian="Courier New2" style:font-size-asian="9pt" style:font-weight-asian="bold" style:font-name-complex="Courier New2" style:font-size-complex="9pt" style:font-weight-complex="bold"/>
    </style:style>
    <style:style style:name="P74" style:family="paragraph" style:parent-style-name="Standard">
      <style:paragraph-properties fo:text-align="start" style:justify-single-word="false" style:text-autospace="none"/>
      <style:text-properties style:font-name="Courier New1" fo:font-size="9pt" fo:language="fr" fo:country="FR" style:font-name-asian="Courier New2" style:font-size-asian="9pt" style:font-name-complex="Courier New2" style:font-size-complex="9pt"/>
    </style:style>
    <style:style style:name="P75" style:family="paragraph" style:parent-style-name="Standard">
      <style:paragraph-properties fo:text-align="start" style:justify-single-word="false" style:text-autospace="none"/>
      <style:text-properties fo:color="#000000" style:font-name="Courier New1" fo:font-size="9pt" style:font-size-asian="9pt" style:font-size-complex="9pt"/>
    </style:style>
    <style:style style:name="P76" style:family="paragraph" style:parent-style-name="Standard">
      <style:paragraph-properties fo:text-align="start" style:justify-single-word="false" style:text-autospace="none"/>
      <style:text-properties style:font-name="Arial" fo:font-size="12pt" fo:language="en" fo:country="US" style:font-size-asian="12pt" style:font-size-complex="12pt"/>
    </style:style>
    <style:style style:name="P77" style:family="paragraph" style:parent-style-name="Standard">
      <style:paragraph-properties fo:text-align="start" style:justify-single-word="false" style:text-autospace="none"/>
    </style:style>
    <style:style style:name="P78" style:family="paragraph" style:parent-style-name="Standard">
      <style:paragraph-properties fo:text-align="start" style:justify-single-word="false" style:text-autospace="none"/>
      <style:text-properties fo:color="#000000" style:font-name="Courier New1" fo:font-size="10pt" fo:language="fr" fo:country="FR" style:font-name-asian="Courier New1" style:font-size-asian="10pt" style:font-name-complex="Courier New1" style:font-size-complex="10pt"/>
    </style:style>
    <style:style style:name="P79" style:family="paragraph" style:parent-style-name="Standard">
      <style:paragraph-properties fo:text-align="start" style:justify-single-word="false" style:text-autospace="none"/>
      <style:text-properties fo:color="#000000" style:font-name="Courier New1" fo:font-size="10pt" style:font-name-asian="Courier New1" style:font-size-asian="10pt" style:font-name-complex="Courier New1" style:font-size-complex="10pt"/>
    </style:style>
    <style:style style:name="P80" style:family="paragraph" style:parent-style-name="Standard">
      <style:paragraph-properties fo:text-align="start" style:justify-single-word="fals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81" style:family="paragraph" style:parent-style-name="Standard">
      <style:paragraph-properties fo:text-align="start" style:justify-single-word="false"/>
      <style:text-properties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82" style:family="paragraph" style:parent-style-name="Standard">
      <style:paragraph-properties fo:text-align="start" style:justify-single-word="false"/>
      <style:text-properties style:font-name="Courier New2" fo:font-size="10pt" fo:language="fr" fo:country="FR" style:font-name-asian="Courier New2" style:font-size-asian="10pt" style:font-name-complex="Courier New2" style:font-size-complex="10pt"/>
    </style:style>
    <style:style style:name="P83" style:family="paragraph" style:parent-style-name="Standard">
      <style:paragraph-properties fo:text-align="start" style:justify-single-word="false" style:text-autospace="non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84" style:family="paragraph" style:parent-style-name="Standard">
      <style:paragraph-properties style:text-autospace="none"/>
      <style:text-properties fo:color="#ffffff" style:font-name="Courier New1" fo:font-size="10pt" fo:language="fr" fo:country="FR" fo:font-weight="bold" style:font-name-asian="Courier New2" style:font-size-asian="10pt" style:font-weight-asian="bold" style:font-name-complex="Courier New2" style:font-size-complex="10pt" style:font-weight-complex="bold"/>
    </style:style>
    <style:style style:name="P85" style:family="paragraph" style:parent-style-name="Standard">
      <style:paragraph-properties style:text-autospace="none"/>
      <style:text-properties style:font-name="Courier New1" fo:font-size="10pt" fo:language="fr" fo:country="FR" fo:font-weight="bold" style:font-name-asian="Courier New2" style:font-size-asian="10pt" style:font-weight-asian="bold" style:font-name-complex="Courier New2" style:font-size-complex="10pt" style:font-weight-complex="bold"/>
    </style:style>
    <style:style style:name="P86" style:family="paragraph" style:parent-style-name="Standard">
      <style:paragraph-properties style:text-autospace="none"/>
      <style:text-properties style:font-name="Courier New1" fo:font-size="10pt" fo:language="fr" fo:country="FR" style:font-name-asian="Courier New2" style:font-size-asian="10pt" style:font-name-complex="Courier New2" style:font-size-complex="10pt"/>
    </style:style>
    <style:style style:name="P87" style:family="paragraph" style:parent-style-name="Standard">
      <style:paragraph-properties style:text-autospace="none"/>
      <style:text-properties fo:color="#000000" style:font-name="Courier New1" fo:font-size="10pt" fo:language="fr" fo:country="FR" style:font-name-asian="Courier New2" style:font-size-asian="10pt" style:font-name-complex="Courier New2" style:font-size-complex="10pt"/>
    </style:style>
    <style:style style:name="P88" style:family="paragraph" style:parent-style-name="Standard">
      <style:paragraph-properties style:text-autospace="none"/>
      <style:text-properties fo:color="#000000" style:font-name="Courier New1" fo:font-size="10pt" style:font-size-asian="10pt" style:font-size-complex="10pt"/>
    </style:style>
    <style:style style:name="P89" style:family="paragraph" style:parent-style-name="Standard">
      <style:paragraph-properties fo:text-align="start" style:justify-single-word="false" style:text-autospace="none"/>
      <style:text-properties style:font-name="Courier New1" fo:font-size="10pt" fo:language="fr" fo:country="FR" fo:font-weight="bold" style:font-name-asian="Courier New2" style:font-size-asian="10pt" style:font-weight-asian="bold" style:font-name-complex="Courier New2" style:font-size-complex="10pt" style:font-weight-complex="bold"/>
    </style:style>
    <style:style style:name="P90" style:family="paragraph" style:parent-style-name="Standard">
      <style:paragraph-properties fo:text-align="start" style:justify-single-word="false"/>
      <style:text-properties fo:color="#000000" style:font-name="Courier New2" fo:font-size="10pt" fo:language="fr" fo:country="FR" style:font-name-asian="Courier New2" style:font-size-asian="10pt" style:font-name-complex="Courier New2" style:font-size-complex="10pt"/>
    </style:style>
    <style:style style:name="P91" style:family="paragraph" style:parent-style-name="Standard">
      <style:paragraph-properties style:text-autospace="none"/>
      <style:text-properties fo:color="#000000" style:font-name="Courier New1" fo:font-size="10pt" fo:language="fr" fo:country="FR" fo:font-style="italic" fo:font-weight="normal" style:font-name-asian="Courier New2" style:font-size-asian="10pt" style:font-style-asian="italic" style:font-weight-asian="normal" style:font-name-complex="Courier New2" style:font-size-complex="10pt" style:font-style-complex="italic" style:font-weight-complex="normal"/>
    </style:style>
    <style:style style:name="P92" style:family="paragraph" style:parent-style-name="Standard">
      <style:paragraph-properties style:text-autospace="none"/>
      <style:text-properties style:font-name="Courier New1" fo:font-size="10pt" style:font-size-asian="10pt" style:font-size-complex="10pt"/>
    </style:style>
    <style:style style:name="P93" style:family="paragraph" style:parent-style-name="Standard">
      <style:paragraph-properties style:text-autospace="none"/>
      <style:text-properties style:font-name="Courier New2" fo:font-size="10pt" fo:language="fr" fo:country="FR" style:font-name-asian="Courier New2" style:font-size-asian="10pt" style:font-name-complex="Courier New2" style:font-size-complex="10pt"/>
    </style:style>
    <style:style style:name="P94" style:family="paragraph" style:parent-style-name="Standard">
      <style:paragraph-properties style:text-autospace="non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95" style:family="paragraph" style:parent-style-name="Standard">
      <style:paragraph-properties style:text-autospace="none"/>
      <style:text-properties fo:color="#000000"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96" style:family="paragraph" style:parent-style-name="Standard">
      <style:paragraph-properties style:text-autospace="none"/>
      <style:text-properties fo:color="#000000" style:font-name="Courier New2" fo:font-size="10pt" fo:language="fr" fo:country="FR" style:font-name-asian="Courier New2" style:font-size-asian="10pt" style:font-name-complex="Courier New2" style:font-size-complex="10pt"/>
    </style:style>
    <style:style style:name="P97" style:family="paragraph" style:parent-style-name="Standard">
      <style:paragraph-properties fo:text-align="start" style:justify-single-word="false" style:text-autospace="none"/>
      <style:text-properties fo:color="#000000" style:font-name="Arial" fo:font-size="12pt" fo:language="en" fo:country="US" style:font-size-asian="12pt" style:font-size-complex="12pt"/>
    </style:style>
    <style:style style:name="P98" style:family="paragraph" style:parent-style-name="Standard">
      <style:paragraph-properties fo:margin-left="0.953cm" fo:margin-right="0cm" fo:text-indent="0cm" style:auto-text-indent="false" style:text-autospace="none">
        <style:tab-stops>
          <style:tab-stop style:position="3.048cm"/>
          <style:tab-stop style:position="5.609cm"/>
          <style:tab-stop style:position="7.514cm"/>
          <style:tab-stop style:position="9.948cm"/>
          <style:tab-stop style:position="12.573cm"/>
          <style:tab-stop style:position="14.457cm"/>
        </style:tab-stops>
      </style:paragraph-properties>
      <style:text-properties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99" style:family="paragraph" style:parent-style-name="Standard" style:list-style-name="L10">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100" style:family="paragraph" style:parent-style-name="Standard">
      <style:paragraph-properties fo:text-align="start" style:justify-single-word="false" fo:break-before="page"/>
      <style:text-properties fo:font-size="7pt" style:font-size-asian="7pt" style:font-size-complex="7pt"/>
    </style:style>
    <style:style style:name="P101"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7pt" style:font-size-asian="7pt" style:font-size-complex="7pt"/>
    </style:style>
    <style:style style:name="P102" style:family="paragraph" style:parent-style-name="Standard">
      <style:paragraph-properties fo:text-align="start" style:justify-single-word="false" fo:break-before="page">
        <style:tab-stops>
          <style:tab-stop style:position="2.498cm"/>
        </style:tab-stops>
      </style:paragraph-properties>
      <style:text-properties fo:font-size="8pt" style:font-size-asian="8pt" style:font-size-complex="8pt"/>
    </style:style>
    <style:style style:name="P103" style:family="paragraph" style:parent-style-name="Standard">
      <style:paragraph-properties fo:text-align="start" style:justify-single-word="false">
        <style:tab-stops>
          <style:tab-stop style:position="2.498cm"/>
        </style:tab-stops>
      </style:paragraph-properties>
      <style:text-properties style:font-name="Arial" fo:font-size="8pt" style:font-name-asian="Arial" style:font-size-asian="8pt" style:font-name-complex="Arial" style:font-size-complex="8pt"/>
    </style:style>
    <style:style style:name="P104"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8pt" style:font-size-asian="8pt" style:font-size-complex="8pt"/>
    </style:style>
    <style:style style:name="P105"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Arial" fo:font-size="10pt" style:font-name-asian="Arial" style:font-size-asian="10pt" style:font-name-complex="Arial" style:font-size-complex="10pt"/>
    </style:style>
    <style:style style:name="P106" style:family="paragraph" style:parent-style-name="Standard">
      <style:paragraph-properties fo:break-before="pag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Courier New1" fo:font-size="8pt" style:font-name-asian="Arial" style:font-size-asian="8pt" style:font-name-complex="Arial" style:font-size-complex="8pt"/>
    </style:style>
    <style:style style:name="P107" style:family="paragraph" style:parent-style-name="Text_20_body" style:list-style-name="L11">
      <style:paragraph-properties fo:margin-top="0cm" fo:margin-bottom="0cm"/>
      <style:text-properties style:font-name="Courier New1" fo:font-size="8pt" style:font-size-asian="8pt" style:font-size-complex="8pt"/>
    </style:style>
    <style:style style:name="P108" style:family="paragraph" style:parent-style-name="Text_20_body" style:list-style-name="L11">
      <style:text-properties fo:color="#00ae00" style:font-name="Courier New1" fo:font-size="8pt" style:font-size-asian="8pt" style:font-size-complex="8pt"/>
    </style:style>
    <style:style style:name="P109" style:family="paragraph" style:parent-style-name="Text_20_body">
      <style:text-properties style:font-name="Courier New1" fo:font-size="8pt" style:font-size-asian="8pt" style:font-size-complex="8pt"/>
    </style:style>
    <style:style style:name="P110" style:family="paragraph" style:parent-style-name="Text_20_body" style:list-style-name="L12">
      <style:paragraph-properties fo:margin-top="0cm" fo:margin-bottom="0cm"/>
      <style:text-properties style:font-name="Courier New1" fo:font-size="8pt" style:font-size-asian="8pt" style:font-size-complex="8pt"/>
    </style:style>
    <style:style style:name="P111" style:family="paragraph" style:parent-style-name="Text_20_body" style:list-style-name="L12">
      <style:text-properties fo:color="#00ae00" style:font-name="Courier New1" fo:font-size="8pt" style:font-size-asian="8pt" style:font-size-complex="8pt"/>
    </style:style>
    <style:style style:name="P112" style:family="paragraph" style:parent-style-name="Standard">
      <style:paragraph-properties fo:margin-left="0.926cm" fo:margin-right="0cm" fo:text-indent="0cm" style:auto-text-indent="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113" style:family="paragraph" style:parent-style-name="Text_20_body">
      <style:text-properties style:font-name="Arial" fo:font-style="italic" fo:font-weight="bold" style:font-style-asian="italic" style:font-weight-asian="bold" style:font-style-complex="italic" style:font-weight-complex="bold"/>
    </style:style>
    <style:style style:name="P114"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font-weight="bold" style:font-size-asian="10pt" style:font-weight-asian="bold" style:font-size-complex="10pt" style:font-weight-complex="bold"/>
    </style:style>
    <style:style style:name="P115"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16" style:family="paragraph" style:parent-style-name="Text_20_body">
      <style:text-properties fo:font-weight="bold" style:font-weight-asian="bold" style:font-weight-complex="bold"/>
    </style:style>
    <style:style style:name="P117"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18"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19" style:family="paragraph" style:parent-style-name="Standard">
      <style:paragraph-properties style:text-autospace="none"/>
      <style:text-properties style:font-name="Courier New2" fo:font-size="10pt" fo:language="en" fo:country="US" style:font-name-asian="Courier New2" style:font-size-asian="10pt" style:font-name-complex="Courier New2" style:font-size-complex="10pt"/>
    </style:style>
    <style:style style:name="P120"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21"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22" style:family="paragraph" style:parent-style-name="Text_20_body">
      <style:paragraph-properties fo:margin-left="0.48cm" fo:margin-right="0.453cm" fo:margin-top="0cm" fo:margin-bottom="0cm" fo:text-align="justify" style:justify-single-word="false" fo:text-indent="0cm" style:auto-text-indent="false" fo:background-color="#ffffcc" fo:padding="0.049cm" fo:border="0.002cm solid #000000">
        <style:tab-stops>
          <style:tab-stop style:position="0.487cm"/>
          <style:tab-stop style:position="0.953cm"/>
          <style:tab-stop style:position="1.482cm"/>
          <style:tab-stop style:position="1.969cm"/>
          <style:tab-stop style:position="2.328cm"/>
        </style:tab-stops>
        <style:background-image/>
      </style:paragraph-properties>
      <style:text-properties fo:color="#000000" style:font-name="Courier New1" fo:font-size="10pt" fo:language="en" fo:country="US" style:font-size-asian="10pt" style:font-size-complex="10pt"/>
    </style:style>
    <style:style style:name="P123"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Arial" fo:font-size="12pt" fo:language="en" fo:country="US" style:font-size-asian="12pt" style:font-size-complex="12pt"/>
    </style:style>
    <style:style style:name="P124"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style>
    <style:style style:name="P125"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26"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language="none" fo:country="none" fo:font-weight="bold" style:font-size-asian="9pt" style:font-weight-asian="bold" style:font-size-complex="9pt" style:font-weight-complex="bold"/>
    </style:style>
    <style:style style:name="P127"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Courier New1" fo:font-size="9pt" fo:language="none" fo:country="none" fo:font-weight="bold" style:font-size-asian="9pt" style:font-weight-asian="bold" style:font-size-complex="9pt" style:font-weight-complex="bold"/>
    </style:style>
    <style:style style:name="P12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fo:font-weight="bold" style:font-name-asian="Courier New2" style:font-size-asian="9pt" style:font-weight-asian="bold" style:font-name-complex="Courier New2" style:font-size-complex="9pt" style:font-weight-complex="bold"/>
    </style:style>
    <style:style style:name="P129"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style:font-name-asian="Courier New2" style:font-size-asian="9pt" style:font-name-complex="Courier New2" style:font-size-complex="9pt"/>
    </style:style>
    <style:style style:name="P130"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name-asian="Courier New2" style:font-size-asian="9pt" style:font-weight-asian="bold" style:font-name-complex="Courier New2" style:font-size-complex="9pt" style:font-weight-complex="bold"/>
    </style:style>
    <style:style style:name="P131"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size-asian="9pt" style:font-weight-asian="bold" style:font-size-complex="9pt" style:font-weight-complex="bold"/>
    </style:style>
    <style:style style:name="P132"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fo:font-style="italic" style:font-name-asian="Courier New2" style:font-size-asian="9pt" style:font-style-asian="italic" style:font-name-complex="Courier New2" style:font-size-complex="9pt" style:font-style-complex="italic"/>
    </style:style>
    <style:style style:name="P133"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34" style:family="paragraph" style:parent-style-name="Standard">
      <style:paragraph-properties fo:margin-left="1.005cm" fo:margin-right="0cm" fo:margin-top="0cm" fo:margin-bottom="0cm" fo:text-align="start" style:justify-single-word="false" fo:text-indent="0cm" style:auto-text-indent="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35"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font-weight="bold" style:font-size-asian="9pt" style:font-weight-asian="bold" style:font-size-complex="9pt" style:font-weight-complex="bold"/>
    </style:style>
    <style:style style:name="P13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en" fo:country="US" style:font-name-asian="Courier New2" style:font-size-asian="9pt" style:font-name-complex="Courier New2" style:font-size-complex="9pt"/>
    </style:style>
    <style:style style:name="P13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280099" style:font-name="Courier New2" fo:font-size="9pt" fo:language="en" fo:country="US" style:font-name-asian="Courier New2" style:font-size-asian="9pt" style:font-name-complex="Courier New2" style:font-size-complex="9pt"/>
    </style:style>
    <style:style style:name="P13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99284c" style:font-name="Courier New2" fo:font-size="9pt" fo:language="en" fo:country="US" style:font-name-asian="Courier New2" style:font-size-asian="9pt" style:font-name-complex="Courier New2" style:font-size-complex="9pt"/>
    </style:style>
    <style:style style:name="P139"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7da647" style:font-name="Courier New2" fo:font-size="9pt" fo:language="en" fo:country="US" style:font-name-asian="Courier New2" style:font-size-asian="9pt" style:font-name-complex="Courier New2" style:font-size-complex="9pt"/>
    </style:style>
    <style:style style:name="P140"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41"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style>
    <style:style style:name="P142"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 style:position="4.763cm"/>
        </style:tab-stops>
        <style:background-image/>
      </style:paragraph-properties>
    </style:style>
    <style:style style:name="P143" style:family="paragraph" style:parent-style-name="Text_20_body">
      <style:text-properties style:use-window-font-color="true"/>
    </style:style>
    <style:style style:name="P144" style:family="paragraph" style:parent-style-name="Text_20_body">
      <style:paragraph-properties fo:margin-left="0.953cm" fo:margin-right="0cm" fo:text-align="start" style:justify-single-word="false" fo:text-indent="0cm" style:auto-text-indent="false"/>
      <style:text-properties style:use-window-font-color="true" style:font-name="Courier New1" fo:font-size="11pt" fo:font-style="italic" style:font-size-asian="11pt" style:font-style-asian="italic" style:font-size-complex="11pt" style:font-style-complex="italic"/>
    </style:style>
    <style:style style:name="P145" style:family="paragraph" style:parent-style-name="Text_20_body">
      <style:paragraph-properties fo:margin-left="0.953cm" fo:margin-right="0cm" fo:text-indent="0cm" style:auto-text-indent="false"/>
      <style:text-properties style:use-window-font-color="true" fo:font-size="11pt" fo:font-style="italic" style:font-size-asian="11pt" style:font-style-asian="italic" style:font-size-complex="11pt" style:font-style-complex="italic"/>
    </style:style>
    <style:style style:name="P146" style:family="paragraph" style:parent-style-name="Text_20_body">
      <style:text-properties fo:font-weight="normal" style:font-weight-asian="normal" style:font-weight-complex="normal"/>
    </style:style>
    <style:style style:name="P147" style:family="paragraph" style:parent-style-name="Text_20_body">
      <style:paragraph-properties fo:break-before="page"/>
    </style:style>
    <style:style style:name="P148" style:family="paragraph" style:parent-style-name="Text_20_body">
      <style:text-properties fo:font-style="italic" style:font-style-asian="italic" style:font-style-complex="italic"/>
    </style:style>
    <style:style style:name="P149"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language="none" fo:country="none" fo:font-weight="bold" style:font-size-asian="10pt" style:font-weight-asian="bold" style:font-size-complex="10pt" style:font-weight-complex="bold"/>
    </style:style>
    <style:style style:name="P150"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style:font-size-asian="9pt" style:font-size-complex="9pt"/>
    </style:style>
    <style:style style:name="P151"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size-asian="9pt" style:font-weight-asian="bold" style:font-size-complex="9pt" style:font-weight-complex="bold"/>
    </style:style>
    <style:style style:name="P152"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background-color="transparent" style:font-size-asian="9pt" style:font-size-complex="9pt"/>
    </style:style>
    <style:style style:name="P153"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style:font-size-asian="9pt" style:font-size-complex="9pt"/>
    </style:style>
    <style:style style:name="P154"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font-weight="bold" style:font-size-asian="9pt" style:font-weight-asian="bold" style:font-size-complex="9pt" style:font-weight-complex="bold"/>
    </style:style>
    <style:style style:name="P155" style:family="paragraph" style:parent-style-name="Text_20_body">
      <style:paragraph-properties fo:text-align="center" style:justify-single-word="false" style:text-autospace="none"/>
      <style:text-properties fo:font-weight="bold" style:font-weight-asian="bold" style:font-weight-complex="bold"/>
    </style:style>
    <style:style style:name="P156" style:family="paragraph" style:parent-style-name="Text_20_body" style:list-style-name="L13">
      <style:paragraph-properties fo:margin-left="1.503cm" fo:margin-right="0cm" fo:margin-top="0cm" fo:margin-bottom="0.199cm" fo:text-indent="0cm" style:auto-text-indent="false"/>
    </style:style>
    <style:style style:name="P157" style:family="paragraph" style:parent-style-name="Text_20_body" style:list-style-name="L14">
      <style:paragraph-properties fo:margin-left="1.482cm" fo:margin-right="0cm" fo:text-indent="0cm" style:auto-text-indent="false"/>
    </style:style>
    <style:style style:name="P158" style:family="paragraph" style:parent-style-name="Text_20_body" style:list-style-name="L14">
      <style:paragraph-properties fo:margin-left="1.482cm" fo:margin-right="0cm" fo:text-indent="0cm" style:auto-text-indent="false"/>
      <style:text-properties style:use-window-font-color="true"/>
    </style:style>
    <style:style style:name="P159" style:family="paragraph" style:parent-style-name="Text_20_body" style:list-style-name="L15">
      <style:paragraph-properties fo:margin-left="0.995cm" fo:margin-right="0cm" fo:text-indent="0cm" style:auto-text-indent="false"/>
    </style:style>
    <style:style style:name="P160" style:family="paragraph" style:parent-style-name="Text_20_body" style:list-style-name="L15">
      <style:paragraph-properties fo:margin-left="0.995cm" fo:margin-right="0cm" fo:text-indent="0cm" style:auto-text-indent="false"/>
      <style:text-properties style:use-window-font-color="true"/>
    </style:style>
    <style:style style:name="P161"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62"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63" style:family="paragraph" style:parent-style-name="Text_20_body">
      <style:text-properties style:font-name="Courier New1" fo:font-size="10pt" fo:font-weight="bold" style:font-size-asian="10pt" style:font-weight-asian="bold" style:font-size-complex="10pt" style:font-weight-complex="bold"/>
    </style:style>
    <style:style style:name="P164" style:family="paragraph" style:parent-style-name="Text_20_body">
      <style:text-properties fo:color="#000000"/>
    </style:style>
    <style:style style:name="P165" style:family="paragraph" style:parent-style-name="Preformatted_20_Text">
      <style:paragraph-properties fo:margin-left="1.005cm" fo:margin-right="0cm" fo:text-align="start" style:justify-single-word="false" fo:text-indent="0cm" style:auto-text-indent="false"/>
      <style:text-properties fo:color="#000000"/>
    </style:style>
    <style:style style:name="P166" style:family="paragraph" style:parent-style-name="Text_20_body">
      <style:paragraph-properties fo:text-align="start" style:justify-single-word="false"/>
      <style:text-properties fo:color="#000000"/>
    </style:style>
    <style:style style:name="P167" style:family="paragraph" style:parent-style-name="Text_20_body" style:list-style-name="L16">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168" style:family="paragraph" style:parent-style-name="Text_20_body">
      <style:paragraph-properties fo:text-align="justify" style:justify-single-word="false"/>
      <style:text-properties fo:color="#000000" style:font-name="Arial" fo:font-size="12pt" fo:language="en" fo:country="US" style:font-size-asian="12pt" style:font-size-complex="12pt"/>
    </style:style>
    <style:style style:name="P169" style:family="paragraph" style:parent-style-name="Text_20_body" style:list-style-name="L17">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170"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71"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72"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73" style:family="paragraph" style:parent-style-name="Text_20_body">
      <style:paragraph-properties fo:margin-left="0cm" fo:margin-right="0cm" fo:text-align="center" style:justify-single-word="false" fo:text-indent="0cm" style:auto-text-indent="false"/>
      <style:text-properties fo:color="#000000" style:font-name="Courier New1" fo:font-size="12pt" fo:language="en" fo:country="US" style:font-size-asian="12pt" style:font-size-complex="12pt"/>
    </style:style>
    <style:style style:name="P174" style:family="paragraph" style:parent-style-name="Text_20_body" style:list-style-name="L18"/>
    <style:style style:name="P175" style:family="paragraph" style:parent-style-name="Text_20_body" style:list-style-name="L18">
      <style:text-properties fo:font-size="6pt" fo:font-weight="bold" style:font-size-asian="6pt" style:font-weight-asian="bold" style:font-size-complex="6pt" style:font-weight-complex="bold"/>
    </style:style>
    <style:style style:name="P176" style:family="paragraph" style:parent-style-name="Text_20_body">
      <style:paragraph-properties fo:text-align="start" style:justify-single-word="false"/>
      <style:text-properties fo:color="#ffffff" style:font-name="Courier New1" fo:font-size="11pt" fo:font-weight="bold" style:font-size-asian="11pt" style:font-weight-asian="bold" style:font-size-complex="11pt" style:font-weight-complex="bold"/>
    </style:style>
    <style:style style:name="P177" style:family="paragraph" style:parent-style-name="Text_20_body">
      <style:paragraph-properties fo:text-align="start" style:justify-single-word="false"/>
      <style:text-properties style:font-name="Courier New1" fo:font-size="11pt" style:font-size-asian="11pt" style:font-size-complex="11pt"/>
    </style:style>
    <style:style style:name="P178" style:family="paragraph" style:parent-style-name="Standard">
      <style:paragraph-properties fo:text-align="start" style:justify-single-word="false"/>
      <style:text-properties style:font-name="Courier New1" fo:font-size="11pt" style:font-size-asian="11pt" style:font-size-complex="11pt"/>
    </style:style>
    <style:style style:name="P179" style:family="paragraph" style:parent-style-name="Standard" style:list-style-name="L18"/>
    <style:style style:name="P180" style:family="paragraph" style:parent-style-name="Standard" style:list-style-name="L18">
      <style:text-properties style:font-name="Arial" fo:font-weight="bold" style:font-weight-asian="bold" style:font-weight-complex="bold"/>
    </style:style>
    <style:style style:name="P181" style:family="paragraph" style:parent-style-name="Standard" style:list-style-name="L18">
      <style:text-properties style:font-name="Arial"/>
    </style:style>
    <style:style style:name="P182" style:family="paragraph" style:parent-style-name="Text_20_body">
      <style:paragraph-properties fo:margin-left="0.979cm" fo:margin-right="0cm" fo:text-indent="0cm" style:auto-text-indent="false"/>
      <style:text-properties fo:font-style="normal" style:font-style-asian="normal" style:font-style-complex="normal"/>
    </style:style>
    <style:style style:name="P183"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4" style:family="paragraph" style:parent-style-name="Table_20_Heading">
      <style:paragraph-properties fo:background-color="#666666">
        <style:background-image/>
      </style:paragraph-properties>
      <style:text-properties fo:color="#ffffff" style:font-name="Courier New1" fo:font-size="10pt" fo:font-style="normal" style:font-size-asian="10pt" style:font-style-asian="normal" style:font-size-complex="10pt" style:font-style-complex="normal"/>
    </style:style>
    <style:style style:name="P185"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name-asian="Arial" style:font-size-asian="9pt" style:font-name-complex="Arial" style:font-size-complex="9pt"/>
    </style:style>
    <style:style style:name="P186"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87"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88" style:family="paragraph" style:parent-style-name="Standard">
      <style:paragraph-properties style:text-autospace="none"/>
      <style:text-properties style:font-name="Courier New1" fo:font-size="9pt" style:font-name-asian="Arial" style:font-size-asian="9pt" style:font-name-complex="Arial" style:font-size-complex="9pt"/>
    </style:style>
    <style:style style:name="P189" style:family="paragraph" style:parent-style-name="Standard">
      <style:paragraph-properties style:text-autospace="none"/>
      <style:text-properties fo:color="#000000" style:font-name="Arial" fo:font-size="12pt" fo:language="en" fo:country="US" style:font-name-asian="Arial" style:font-size-asian="12pt" style:font-name-complex="Arial" style:font-size-complex="12pt"/>
    </style:style>
    <style:style style:name="P190"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91" style:family="paragraph" style:parent-style-name="Text_20_body">
      <style:text-properties style:font-name="Arial" style:font-name-complex="ArialMT" style:language-complex="ne" style:country-complex="NP"/>
    </style:style>
    <style:style style:name="P192" style:family="paragraph" style:parent-style-name="Preformatted_20_Text">
      <style:paragraph-properties fo:text-align="start" style:justify-single-word="false"/>
      <style:text-properties fo:font-size="9pt" style:font-size-asian="9pt" style:font-size-complex="9pt"/>
    </style:style>
    <style:style style:name="P193" style:family="paragraph" style:parent-style-name="Preformatted_20_Text">
      <style:paragraph-properties fo:margin-top="0cm" fo:margin-bottom="0.499cm" fo:text-align="start" style:justify-single-word="false"/>
      <style:text-properties fo:font-size="9pt" style:font-size-asian="9pt" style:font-size-complex="9pt"/>
    </style:style>
    <style:style style:name="P194"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style="italic" style:font-size-asian="10pt" style:font-style-asian="italic" style:font-size-complex="10pt" style:font-style-complex="italic"/>
    </style:style>
    <style:style style:name="P195"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weight="bold" style:font-size-asian="10pt" style:font-weight-asian="bold" style:font-size-complex="10pt" style:font-weight-complex="bold"/>
    </style:style>
    <style:style style:name="P196"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97"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9pt" fo:language="en" fo:country="US" fo:font-weight="bold" style:font-size-asian="9pt" style:font-weight-asian="bold" style:font-size-complex="9pt" style:font-weight-complex="bold"/>
    </style:style>
    <style:style style:name="P198"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size-asian="9pt" style:font-size-complex="9pt"/>
    </style:style>
    <style:style style:name="P199"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style:font-size-asian="9pt" style:font-size-complex="9pt"/>
    </style:style>
    <style:style style:name="P200" style:family="paragraph" style:parent-style-name="Standard">
      <style:paragraph-properties fo:margin-left="0.979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fo:font-style="italic" style:font-size-asian="12pt" style:font-style-asian="italic" style:font-size-complex="12pt" style:font-style-complex="italic"/>
    </style:style>
    <style:style style:name="P201" style:family="paragraph" style:parent-style-name="Standard">
      <style:paragraph-properties fo:margin-left="1.799cm" fo:margin-right="0cm" fo:text-align="justify" style:justify-single-word="false" fo:text-indent="-0.82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202"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10pt" fo:language="en" fo:country="US" fo:font-weight="bold" style:font-size-asian="10pt" style:font-weight-asian="bold" style:font-size-complex="10pt" style:font-weight-complex="bold"/>
    </style:style>
    <style:style style:name="P203"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style:font-name-asian="Courier New1" style:font-size-asian="10pt" style:font-name-complex="Courier New1" style:font-size-complex="10pt"/>
    </style:style>
    <style:style style:name="P204" style:family="paragraph" style:parent-style-name="Standard">
      <style:paragraph-properties fo:text-align="center"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tyle="italic" style:font-style-asian="italic" style:font-style-complex="italic"/>
    </style:style>
    <style:style style:name="P205" style:family="paragraph" style:parent-style-name="Standard">
      <style:paragraph-properties fo:text-align="justify"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206" style:family="paragraph" style:parent-style-name="Standard">
      <style:paragraph-properties fo:text-align="justify" style:justify-single-word="false"/>
      <style:text-properties fo:color="#000000" style:font-name="Arial" fo:font-size="10pt" fo:language="en" fo:country="US" fo:font-style="italic" style:font-size-asian="10pt" style:font-style-asian="italic" style:font-size-complex="10pt" style:font-style-complex="italic"/>
    </style:style>
    <style:style style:name="P207" style:family="paragraph" style:parent-style-name="Standard">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208" style:family="paragraph" style:parent-style-name="Text_20_body">
      <style:paragraph-properties fo:text-align="justify" style:justify-single-word="false"/>
    </style:style>
    <style:style style:name="P209" style:family="paragraph" style:parent-style-name="Standard" style:list-style-name="L19">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style:font-name="Arial" fo:font-size="12pt" fo:language="en" fo:country="US" fo:font-weight="bold" style:font-size-asian="12pt" style:font-size-complex="12pt"/>
    </style:style>
    <style:style style:name="T3" style:family="text">
      <style:text-properties style:font-name="Arial" fo:font-size="12pt" fo:language="en" fo:country="US" style:font-size-asian="12pt" style:font-size-complex="12pt"/>
    </style:style>
    <style:style style:name="T4" style:family="text">
      <style:text-properties style:font-name="Arial" fo:font-size="12pt" fo:language="en" fo:country="US" fo:font-weight="bold" style:font-size-asian="12pt" style:font-weight-asian="bold" style:font-size-complex="12pt" style:font-weight-complex="bold"/>
    </style:style>
    <style:style style:name="T5" style:family="text">
      <style:text-properties style:font-name="Arial"/>
    </style:style>
    <style:style style:name="T6" style:family="text">
      <style:text-properties style:font-name="Arial" fo:font-style="italic" style:font-style-asian="italic" style:font-style-complex="italic"/>
    </style:style>
    <style:style style:name="T7" style:family="text">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T8" style:family="text">
      <style:text-properties style:font-name="Arial" fo:font-size="12pt" fo:language="en" fo:country="US" fo:font-style="italic" style:font-size-asian="12pt" style:font-style-asian="italic" style:font-size-complex="12pt" style:font-style-complex="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style:font-name="Courier New1"/>
    </style:style>
    <style:style style:name="T13" style:family="text">
      <style:text-properties style:font-name="Courier New1"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14" style:family="text">
      <style:text-properties style:font-name="Courier New1" fo:font-size="10pt" fo:language="en" fo:country="US" style:text-underline-style="none" fo:font-weight="bold" style:font-size-asian="10pt" style:font-weight-asian="bold" style:font-size-complex="10pt" style:font-weight-complex="bold"/>
    </style:style>
    <style:style style:name="T15" style:family="text">
      <style:text-properties style:font-name="Courier New1" fo:font-size="10pt" fo:language="en" fo:country="US" fo:font-style="normal" fo:font-weight="bold" style:font-size-asian="10pt" style:font-style-asian="normal" style:font-weight-asian="bold" style:font-size-complex="10pt" style:font-style-complex="normal" style:font-weight-complex="bold"/>
    </style:style>
    <style:style style:name="T16" style:family="text">
      <style:text-properties style:font-name="Courier New1"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T17" style:family="text">
      <style:text-properties style:text-underline-style="none"/>
    </style:style>
    <style:style style:name="T18" style:family="text">
      <style:text-properties style:font-name="Courier New"/>
    </style:style>
    <style:style style:name="T19" style:family="text">
      <style:text-properties style:text-position="super 58%"/>
    </style:style>
    <style:style style:name="T20" style:family="text">
      <style:text-properties fo:color="#ff0000" style:font-name="Webdings" fo:font-size="20pt" fo:font-weight="bold" style:font-name-asian="Webdings" style:font-size-asian="20pt" style:font-weight-asian="bold" style:font-name-complex="Webdings" style:font-size-complex="20pt" style:font-weight-complex="bold"/>
    </style:style>
    <style:style style:name="T21" style:family="text">
      <style:text-properties fo:color="#000000" style:font-name="Courier New1" fo:font-size="9pt" style:font-size-asian="9pt" style:font-size-complex="9pt"/>
    </style:style>
    <style:style style:name="T22" style:family="text">
      <style:text-properties fo:color="#000000" style:font-name="Courier New1" fo:font-size="10pt" style:font-name-asian="Courier New1" style:font-size-asian="10pt" style:font-name-complex="Courier New1" style:font-size-complex="10pt"/>
    </style:style>
    <style:style style:name="T23" style:family="text">
      <style:text-properties fo:language="en" fo:country="US"/>
    </style:style>
    <style:style style:name="T24" style:family="text">
      <style:text-properties fo:color="#000000"/>
    </style:style>
    <style:style style:name="T25" style:family="text">
      <style:text-properties fo:color="#000000" fo:language="fr" fo:country="FR" style:font-name-asian="Courier New2" style:font-name-complex="Courier New2"/>
    </style:style>
    <style:style style:name="T26" style:family="text">
      <style:text-properties fo:font-size="12pt" fo:language="en" fo:country="US" style:font-size-asian="12pt" style:font-size-complex="12pt"/>
    </style:style>
    <style:style style:name="T27" style:family="text">
      <style:text-properties fo:color="#0000ff" style:font-name="Arial" style:font-name-asian="Arial" style:font-name-complex="Arial"/>
    </style:style>
    <style:style style:name="T28" style:family="text">
      <style:text-properties fo:color="#800000" style:font-name="Arial" style:font-name-asian="Arial" style:font-name-complex="Arial"/>
    </style:style>
    <style:style style:name="T29" style:family="text">
      <style:text-properties fo:color="#ff0000" style:font-name="Arial" style:font-name-asian="Arial" style:font-name-complex="Arial"/>
    </style:style>
    <style:style style:name="T30" style:family="text">
      <style:text-properties fo:color="#000000" style:font-name="Arial" style:font-name-asian="Arial" style:font-name-complex="Arial"/>
    </style:style>
    <style:style style:name="T31" style:family="text">
      <style:text-properties fo:color="#808080" style:font-name="Arial" style:font-name-asian="Arial" style:font-name-complex="Arial"/>
    </style:style>
    <style:style style:name="T32" style:family="text">
      <style:text-properties fo:color="#000000" style:font-name="Arial" style:font-name-asian="Arial" style:font-name-complex="Arial"/>
    </style:style>
    <style:style style:name="T33" style:family="text">
      <style:text-properties fo:color="#0000ff"/>
    </style:style>
    <style:style style:name="T34" style:family="text">
      <style:text-properties fo:color="#ff0000"/>
    </style:style>
    <style:style style:name="T35" style:family="text">
      <style:text-properties fo:color="#00ae00"/>
    </style:style>
    <style:style style:name="T36" style:family="text">
      <style:text-properties fo:color="#ff3366"/>
    </style:style>
    <style:style style:name="T37" style:family="text">
      <style:text-properties fo:color="#0000ff" fo:font-weight="bold" style:font-weight-asian="bold" style:font-weight-complex="bold"/>
    </style:style>
    <style:style style:name="T38" style:family="text">
      <style:text-properties fo:color="#ff00ff"/>
    </style:style>
    <style:style style:name="T39" style:family="text">
      <style:text-properties fo:color="#47b8b8"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fo:font-size="6pt" style:font-size-asian="6pt" style:font-size-complex="6pt"/>
    </style:style>
    <style:style style:name="T42" style:family="text">
      <style:text-properties fo:color="#7da647"/>
    </style:style>
    <style:style style:name="T43" style:family="text">
      <style:text-properties fo:color="#280099"/>
    </style:style>
    <style:style style:name="T44" style:family="text">
      <style:text-properties fo:color="#99284c"/>
    </style:style>
    <style:style style:name="T45" style:family="text">
      <style:text-properties fo:color="#000000" style:font-name="Courier New1" fo:font-size="10pt" fo:language="en" fo:country="US" fo:font-weight="bold" style:font-size-asian="10pt" style:font-weight-asian="bold" style:font-size-complex="10pt" style:font-weight-complex="bold"/>
    </style:style>
    <style:style style:name="T46" style:family="text">
      <style:text-properties fo:color="#000000" style:font-name="Courier New1" fo:font-size="10pt" fo:language="en" fo:country="US" style:font-size-asian="10pt" style:font-size-complex="10pt"/>
    </style:style>
    <style:style style:name="T47" style:family="text">
      <style:text-properties fo:color="#008b8b" style:font-name="Courier New1" fo:font-size="9pt" fo:font-weight="bold" style:font-name-asian="Courier New1" style:font-size-asian="9pt" style:font-weight-asian="bold" style:font-name-complex="Courier New1" style:font-size-complex="9pt" style:font-weight-complex="bold"/>
    </style:style>
    <style:style style:name="T48" style:family="text">
      <style:text-properties fo:color="#191970" style:font-name="Courier New1" fo:font-size="9pt" fo:font-weight="bold" style:font-name-asian="Courier New1" style:font-size-asian="9pt" style:font-weight-asian="bold" style:font-name-complex="Courier New1" style:font-size-complex="9pt" style:font-weight-complex="bold"/>
    </style:style>
    <style:style style:name="T49" style:family="text">
      <style:text-properties fo:color="#006400" style:font-name="Courier New1" fo:font-size="9pt" fo:font-weight="normal" style:font-name-asian="Courier New1" style:font-size-asian="9pt" style:font-weight-asian="normal" style:font-name-complex="Courier New1" style:font-size-complex="9pt" style:font-weight-complex="normal"/>
    </style:style>
    <style:style style:name="T50"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51"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52" style:family="text">
      <style:text-properties fo:color="#000000" style:font-name="Courier New1" fo:font-size="9pt" style:font-name-asian="Courier New1" style:font-size-asian="9pt" style:font-name-complex="Courier New1" style:font-size-complex="9pt"/>
    </style:style>
    <style:style style:name="T53" style:family="text">
      <style:text-properties fo:color="#006400" style:font-name="Courier New1" fo:font-size="9pt" style:font-name-asian="Courier New1" style:font-size-asian="9pt" style:font-name-complex="Courier New1" style:font-size-complex="9pt"/>
    </style:style>
    <style:style style:name="T54" style:family="text">
      <style:text-properties fo:color="#ff0000" style:font-name="Webdings" fo:font-size="20pt" fo:font-style="normal" fo:font-weight="bold" style:font-name-asian="Webdings" style:font-size-asian="20pt" style:font-style-asian="normal" style:font-weight-asian="bold" style:font-name-complex="Webdings" style:font-size-complex="20pt" style:font-style-complex="normal" style:font-weight-complex="bold"/>
    </style:style>
    <style:style style:name="T55" style:family="text">
      <style:text-properties fo:color="#006400" style:font-name="Courier New1" fo:font-size="10pt" style:font-name-asian="Courier New1" style:font-size-asian="10pt" style:font-name-complex="Courier New1" style:font-size-complex="10pt"/>
    </style:style>
    <style:style style:name="T56" style:family="text">
      <style:text-properties fo:color="#00008b" style:font-name="Courier New1" fo:font-size="10pt" style:font-name-asian="Courier New1" style:font-size-asian="10pt" style:font-name-complex="Courier New1" style:font-size-complex="10pt"/>
    </style:style>
    <style:style style:name="T57" style:family="text">
      <style:text-properties style:font-name="Courier New1" fo:font-size="11pt" fo:font-weight="bold" style:font-size-asian="11pt" style:font-weight-asian="bold" style:font-size-complex="11pt" style:font-weight-complex="bold"/>
    </style:style>
    <style:style style:name="T58" style:family="text">
      <style:text-properties style:use-window-font-color="true"/>
    </style:style>
    <style:style style:name="T59" style:family="text">
      <style:text-properties style:use-window-font-color="true" fo:font-weight="bold" style:font-weight-asian="bold" style:font-weight-complex="bold"/>
    </style:style>
    <style:style style:name="T60" style:family="text">
      <style:text-properties style:font-name="Courier New1" fo:font-size="10pt" style:font-size-asian="10pt" style:font-size-complex="10pt"/>
    </style:style>
    <style:style style:name="T61" style:family="text">
      <style:text-properties style:font-name="Arial1" style:font-name-asian="Arial1" style:font-name-complex="Arial1"/>
    </style:style>
    <style:style style:name="T62" style:family="text">
      <style:text-properties fo:font-size="10pt" style:font-size-asian="10pt" style:font-size-complex="10pt"/>
    </style:style>
    <style:style style:name="T63" style:family="text">
      <style:text-properties style:font-name="Courier New1" fo:font-size="11pt" style:font-size-asian="11pt" style:font-size-complex="11pt"/>
    </style:style>
    <style:style style:name="T64" style:family="text">
      <style:text-properties style:font-name="Arial" fo:font-weight="bold" style:font-weight-asian="bold" style:font-weight-complex="bold"/>
    </style:style>
    <style:style style:name="T65" style:family="text">
      <style:text-properties style:font-name="Courier New1" fo:font-weight="bold" style:font-weight-asian="bold" style:font-weight-complex="bold"/>
    </style:style>
    <style:style style:name="T66" style:family="text">
      <style:text-properties fo:color="#ff0000" style:font-name="Webdings" fo:font-size="20pt" fo:language="en" fo:country="US" fo:font-weight="bold" style:font-name-asian="Webdings" style:font-size-asian="20pt" style:font-weight-asian="bold" style:font-name-complex="Webdings" style:font-size-complex="20pt" style:font-weight-complex="bold"/>
    </style:style>
    <style:style style:name="T67" style:family="text">
      <style:text-properties style:font-name="Arial" style:font-name-complex="ArialMT" style:language-complex="ne" style:country-complex="NP"/>
    </style:style>
    <style:style style:name="T68" style:family="text">
      <style:text-properties fo:font-weight="bold" style:font-weight-asian="bold" style:font-weight-complex="bold"/>
    </style:style>
    <style:style style:name="T69" style:family="text">
      <style:text-properties fo:language="en" fo:country="US" fo:font-style="italic" fo:font-weight="normal" style:font-style-asian="italic" style:font-weight-asian="normal" style:font-style-complex="italic" style:font-weight-complex="normal"/>
    </style:style>
    <style:style style:name="T70" style:family="text">
      <style:text-properties fo:font-style="italic" fo:font-weight="normal" style:font-name-asian="Courier New1" style:font-style-asian="italic" style:font-weight-asian="normal" style:font-name-complex="Courier New1" style:font-style-complex="italic" style:font-weight-complex="normal"/>
    </style:style>
    <style:style style:name="T71" style:family="text">
      <style:text-properties fo:language="en" fo:country="US" fo:font-style="italic" style:font-style-asian="italic" style:font-style-complex="italic"/>
    </style:style>
    <style:style style:name="T72" style:family="text">
      <style:text-properties fo:language="en" fo:country="US" fo:font-style="italic" style:font-name-asian="Courier New1" style:font-style-asian="italic" style:font-name-complex="Courier New1" style:font-style-complex="italic"/>
    </style:style>
    <style:style style:name="T73" style:family="text">
      <style:text-properties fo:font-style="italic" style:font-name-asian="Courier New1" style:font-style-asian="italic" style:font-name-complex="Courier New1" style:font-style-complex="italic"/>
    </style:style>
    <style:style style:name="T74" style:family="text">
      <style:text-properties style:font-name-asian="Courier New1" style:font-name-complex="Courier New1"/>
    </style:style>
    <style:style style:name="T75" style:family="text">
      <style:text-properties fo:color="#000000" style:font-name="Courier New1" fo:font-size="10pt" fo:language="en" fo:country="US" style:font-name-asian="Courier New1" style:font-size-asian="10pt" style:font-name-complex="Courier New1" style:font-size-complex="10pt"/>
    </style:style>
    <style:style style:name="T76" style:family="text">
      <style:text-properties fo:color="#006400" style:font-name="Courier New1" fo:font-size="10pt" fo:language="en" fo:country="US" style:font-name-asian="Courier New1" style:font-size-asian="10pt" style:font-name-complex="Courier New1" style:font-size-complex="10pt"/>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T79" style:family="text">
      <style:text-properties fo:color="#000000" style:font-name="Arial" fo:font-size="12pt" fo:language="en" fo:country="US" fo:font-style="italic" fo:font-weight="normal" style:font-size-asian="12pt" style:font-style-asian="italic" style:font-weight-asian="normal" style:font-size-complex="12pt" style:font-style-complex="italic" style:font-weight-complex="normal"/>
    </style:style>
    <style:style style:name="T80" style:family="text">
      <style:text-properties fo:color="#000000"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 style:num-format="a"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NET Business Rules Engine</text:p>
      <text:p text:style-name="P3"><text:s/>http://nxbre.org </text:p>
      <text:p text:style-name="P4"/>
      <text:p text:style-name="P5"><draw:frame draw:style-name="fr1" draw:name="Graphic3" text:anchor-type="as-char" svg:width="13.547cm" svg:height="0.168cm" draw:z-index="0"><draw:image xlink:href="../../../../../../Program%20Files/OpenOffice.org%202.0/share/gallery/rulers/blurulr5.gif" xlink:type="simple" xlink:show="embed" xlink:actuate="onLoad"/></draw:frame></text:p>
      <text:p text:style-name="P5"/>
      <text:p text:style-name="P6"/>
      <text:p text:style-name="P6"/>
      <text:p text:style-name="P6"/>
      <text:p text:style-name="P7"/>
      <text:p text:style-name="P8"><draw:frame draw:style-name="fr2" draw:name="Graphic1" text:anchor-type="paragraph" svg:width="14.998cm" svg:height="2.909cm" draw:z-index="2"><draw:image xlink:href="../nxbre.png" xlink:type="simple" xlink:show="embed" xlink:actuate="onLoad"/></draw:frame></text:p>
      <text:p text:style-name="P8"/>
      <text:p text:style-name="P9"/>
      <text:p text:style-name="P10"/>
      <text:p text:style-name="P10"/>
      <text:p text:style-name="P11"/>
      <text:p text:style-name="P10"/>
      <text:p text:style-name="P12"/>
      <text:p text:style-name="P12"/>
      <text:p text:style-name="P12"/>
      <text:p text:style-name="P8"/>
      <text:p text:style-name="P8"/>
      <text:p text:style-name="P8"/>
      <text:p text:style-name="P8"/>
      <text:p text:style-name="P8"/>
      <text:p text:style-name="P8"/>
      <text:p text:style-name="P8"/>
      <text:p text:style-name="P8"/>
      <text:p text:style-name="P8"/>
      <text:p text:style-name="P13">David Dossot, Project Lead</text:p>
      <text:p text:style-name="P14"/>
      <text:p text:style-name="P15">Version 3.1.0</text:p>
      <text:p text:style-name="P16"><text:date style:data-style-name="N76" text:date-value="2006-11-25T15:10:09.99">November 25, 2006</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1. Introduction<text:tab/>4</text:p>
          <text:p text:style-name="P18">1.1. What is NxBRE?<text:tab/>4</text:p>
          <text:p text:style-name="P18">1.2. What is this documentation?<text:tab/>5</text:p>
          <text:p text:style-name="P18">1.3. Release Notes<text:tab/>5</text:p>
          <text:p text:style-name="P18">1.4. Content of the Rulefiles folder<text:tab/>5</text:p>
          <text:p text:style-name="P18">1.5. How to choose between the Flow and the Inference Engine ?<text:tab/>5</text:p>
          <text:p text:style-name="P17">2. The Flow Engine<text:tab/>6</text:p>
          <text:p text:style-name="P18">2.1. Introduction<text:tab/>6</text:p>
          <text:p text:style-name="P18">2.2. The IFlowEngine interface<text:tab/>7</text:p>
          <text:p text:style-name="P18">2.3. Rule Interpreter Implementation: NxBRE.FlowEngine.BREImpl<text:tab/>8</text:p>
          <text:p text:style-name="P19">2.3.1. Execution<text:tab/>9</text:p>
          <text:p text:style-name="P19">2.3.2. Engine<text:tab/>9</text:p>
          <text:p text:style-name="P19">2.3.3. Helper Objects<text:tab/>9</text:p>
          <text:p text:style-name="P19">2.3.4. Rule Drivers<text:tab/>10</text:p>
          <text:p text:style-name="P19">2.3.5. Factories<text:tab/>11</text:p>
          <text:p text:style-name="P19">2.3.6. Threading Model<text:tab/>11</text:p>
          <text:p text:style-name="P18">2.4. Rule Files Formats<text:tab/>12</text:p>
          <text:p text:style-name="P19">2.4.1. Language constructs of the extended syntax<text:tab/>12</text:p>
          <text:p text:style-name="P20">2.4.1.a. Data assertion<text:tab/>12</text:p>
          <text:p text:style-name="P20">2.4.1.b. Reflection and delegation calls<text:tab/>13</text:p>
          <text:p text:style-name="P20">2.4.1.c. Increments<text:tab/>13</text:p>
          <text:p text:style-name="P20">2.4.1.d. Operators and conditions<text:tab/>13</text:p>
          <text:p text:style-name="P20">2.4.1.e. Logic blocks<text:tab/>14</text:p>
          <text:p text:style-name="P20">2.4.1.f. Sets<text:tab/>14</text:p>
          <text:p text:style-name="P20">2.4.1.g. Exceptions and logging<text:tab/>15</text:p>
          <text:p text:style-name="P19">2.4.2. Native and extended syntax comparison<text:tab/>15</text:p>
          <text:p text:style-name="P19">2.4.3. Pseudo-code Rendering<text:tab/>17</text:p>
          <text:p text:style-name="P19">2.4.4. Rules Format Comparison<text:tab/>17</text:p>
          <text:p text:style-name="P17">3. The Inference Engine: NxBRE.InferenceEngine<text:tab/>21</text:p>
          <text:p text:style-name="P18">3.1. RuleML Naf Datalog Concepts<text:tab/>21</text:p>
          <text:p text:style-name="P19">3.1.1. Atoms<text:tab/>21</text:p>
          <text:p text:style-name="P19">3.1.2. Logical Operators<text:tab/>22</text:p>
          <text:p text:style-name="P19">3.1.3. Facts<text:tab/>22</text:p>
          <text:p text:style-name="P19">3.1.4. Queries<text:tab/>22</text:p>
          <text:p text:style-name="P19">3.1.5. Implications<text:tab/>23</text:p>
          <text:p text:style-name="P19">3.1.6. Slots<text:tab/>24</text:p>
          <text:p text:style-name="P19">3.1.7. Multi-syntax<text:tab/>24</text:p>
          <text:p text:style-name="P19">3.1.8. Typed data<text:tab/>25</text:p>
          <text:p text:style-name="P19">3.1.9. Deterministic resolution<text:tab/>26</text:p>
          <text:p text:style-name="P19">3.1.10. Equivalence<text:tab/>27</text:p>
          <text:p text:style-name="P19">3.1.11. Integrity protection<text:tab/>28</text:p>
          <text:p text:style-name="P19">3.1.12. Migrating from a previous version<text:tab/>29</text:p>
          <text:p text:style-name="P18">3.2. Advanced Concepts<text:tab/>30</text:p>
          <text:p text:style-name="P19">3.2.1. Priority<text:tab/>30</text:p>
          <text:p text:style-name="P19">3.2.2. Mutual Exclusion<text:tab/>30</text:p>
          <text:p text:style-name="P19">3.2.3. Pre-Condition<text:tab/>31</text:p>
          <text:p text:style-name="P19">3.2.4. Implication Action<text:tab/>32</text:p>
          <text:p text:style-name="P19">3.2.5. Function Based Atom Relations<text:tab/>33</text:p>
          <text:p text:style-name="P19">3.2.6. Formula<text:tab/>34</text:p>
          <text:p text:style-name="P19">3.2.7. Salience and Weight<text:tab/>34</text:p>
          <text:p text:style-name="P18">3.3. Data Binding Strategies<text:tab/>35</text:p>
          <text:p text:style-name="P19">3.3.1. Basic<text:tab/>35</text:p>
          <text:p text:style-name="P19">3.3.2. Rulebase Adapters<text:tab/>35</text:p>
          <text:p text:style-name="P19">3.3.3. Business Object Binders<text:tab/>35</text:p>
          <text:p text:style-name="P18">3.4. Expression Language Support<text:tab/>37</text:p>
          <text:p text:style-name="P18">3.5. Engine<text:tab/>38</text:p>
          <text:p text:style-name="P19">3.5.1. Working Memory<text:tab/>38</text:p>
          <text:p text:style-name="P20">3.5.1.a. Fact Base<text:tab/>38</text:p>
          <text:p text:style-name="P20">3.5.1.b. Global, Isolated and IsolatedEmpty Modes<text:tab/>39</text:p>
          <text:p text:style-name="P19">3.5.2. Agenda<text:tab/>40</text:p>
          <text:p text:style-name="P19">3.5.3. Implication Base<text:tab/>40</text:p>
          <text:p text:style-name="P19">3.5.4. Query Base<text:tab/>40</text:p>
          <text:p text:style-name="P18">3.6. Execution<text:tab/>41</text:p>
          <text:p text:style-name="P18">3.7. Threading Model<text:tab/>42</text:p>
          <text:p text:style-name="P19">3.7.1. Implementation sample<text:tab/>42</text:p>
          <text:p text:style-name="P19">3.7.2. Hot swapping support<text:tab/>43</text:p>
          <text:p text:style-name="P18">3.8. Microsoft Visio 2003 Adapter<text:tab/>44</text:p>
          <text:p text:style-name="P18">3.9. Human Readable Format (experimental)<text:tab/>47</text:p>
          <text:p text:style-name="P18">3.10. Registry<text:tab/>48</text:p>
          <text:p text:style-name="P19">3.10.1. Concepts<text:tab/>48</text:p>
          <text:p text:style-name="P19">3.10.2. File Registry<text:tab/>48</text:p>
          <text:p text:style-name="P18">3.11. Performance tuning<text:tab/>49</text:p>
          <text:p text:style-name="P19">3.11.1. Have strongly identified facts<text:tab/>49</text:p>
          <text:p text:style-name="P19">3.11.2. Use small facts<text:tab/>49</text:p>
          <text:p text:style-name="P19">3.11.3. Use typed data and storage<text:tab/>49</text:p>
          <text:p text:style-name="P19">3.11.4. Order atoms in And blocks<text:tab/>50</text:p>
          <text:p text:style-name="P17">4. Configuration<text:tab/>51</text:p>
          <text:p text:style-name="P17">5. Logging<text:tab/>52</text:p>
          <text:p text:style-name="P17">6. API Documentation<text:tab/>53</text:p>
          <text:p text:style-name="P17">7. Support<text:tab/>54</text:p>
          <text:p text:style-name="P17">8. Other engines<text:tab/>55</text:p>
          <text:p text:style-name="P18">8.1. Open source engines<text:tab/>55</text:p>
          <text:p text:style-name="P19">8.1.1. Drools DotNet<text:tab/>55</text:p>
          <text:p text:style-name="P19">8.1.2. Simple Rule Engine (SDSRE)<text:tab/>55</text:p>
          <text:p text:style-name="P18">8.2. Commercial engines<text:tab/>55</text:p>
        </text:index-body>
      </text:table-of-content>
      <text:p text:style-name="Text_20_body"/>
      <text:p text:style-name="P21">Disclaimer:<text:tab/>Throughout this guide, all cited trademarks belong to their respective owners.</text:p>
      <text:h text:style-name="P22" text:outline-level="1">Introduction</text:h>
      <text:h text:style-name="Heading_20_2" text:outline-level="2">What is NxBRE?</text:h>
      <text:p text:style-name="P23"/>
      <text:p text:style-name="P24"><text:span text:style-name="T1">NxBRE</text:span> is the first<text:note text:id="ftn1" text:note-class="footnote"><text:note-citation>1</text:note-citation><text:note-body><text:p text:style-name="P25">Chronologically speaking.</text:p></text:note-body></text:note> open-source rule engine for the .NET platform and a lightweight Business Rules Engine (aka Rule-Based Engine) that offers two different approaches:</text:p>
      <text:p text:style-name="P24"/>
      <text:list text:style-name="L2">
        <text:list-item>
          <text:p text:style-name="P26">the Flow Engine, which uses XML as a way to control process flow for an application in an external entity. It is basically a wrapper on C#, as it offers all its flow control commands (if/then/else, while, foreach), plus a context of business objects and results. It started as a port of <text:a xlink:type="simple" xlink:href="http://sourceforge.net/projects/jxbre/"><text:span text:style-name="T2">JxBRE</text:span></text:a><text:span text:style-name="T3"> </text:span>v1.7.1 (from <text:a xlink:type="simple" xlink:href="http://sourceforge.net/users/sseaman"><text:span text:style-name="T2">Sloan Seaman</text:span></text:a>).</text:p>
          <text:p text:style-name="P26"/>
        </text:list-item>
        <text:list-item>
          <text:p text:style-name="P26">the Inference Engine, which is a forward-chaining (data driven) deduction engine and that supports concepts like Facts, Queries and Implications (as defined in RuleML Datalog) and like Rule Priority, Mutual Exclusion and Precondition (as found in many commercial engines). It is designed in a way that encourages the separation of roles between the expert who designs the business rules and the programmer who binds them to the business objects.</text:p>
        </text:list-item>
      </text:list>
      <text:p text:style-name="P24"/>
      <text:p text:style-name="P24"><text:span text:style-name="T1">NxBRE</text:span>'s interest lies first into its simplicity, second in the possibility of easily extending its features by delegating to custom code in the Flow Engine or by writing custom RuleBase adapters or Business Objects binders in the Inference Engine.</text:p>
      <text:p text:style-name="P24"/>
      <text:p text:style-name="P24"><text:span text:style-name="T1">NxBRE</text:span> can be really useful for projects that have to deal with:</text:p>
      <text:p text:style-name="P24"/>
      <text:list text:style-name="L3">
        <text:list-item>
          <text:p text:style-name="P27">complex business rules that can not be expressed into one uniform structured manner but require the possibility to have free logical expressions,</text:p>
          <text:p text:style-name="P27"/>
        </text:list-item>
        <text:list-item>
          <text:p text:style-name="P27">changing business rules that force recompilation if the new rules must meet unexpected requirements.</text:p>
        </text:list-item>
      </text:list>
      <text:p text:style-name="P24"/>
      <text:p text:style-name="P28"><text:span text:style-name="T1">NxBRE</text:span> is released under LGPL license in order to allow users to legally embed it in commercial solutions.</text:p>
      <text:p text:style-name="P23">The main contributors are:</text:p>
      <text:p text:style-name="P23"/>
      <text:list text:style-name="L4">
        <text:list-item>
          <text:p text:style-name="P29"><text:span text:style-name="T4">David Dossot, Project Lead</text:span><text:span text:style-name="T5"><text:line-break/></text:span><text:span text:style-name="T6">Original port, Flow Engine Improvements, Inference Engine, PDF Documentation</text:span></text:p>
        </text:list-item>
        <text:list-item>
          <text:p text:style-name="P29"><text:span text:style-name="T7">André Weber, Ron Evans</text:span><text:span text:style-name="T8"><text:line-break/>Human Readable Format parser</text:span></text:p>
        </text:list-item>
        <text:list-item>
          <text:p text:style-name="P30"><text:span text:style-name="T1">Stéphane Joyeux</text:span><text:line-break/>XML Schema data type support</text:p>
        </text:list-item>
      </text:list>
      <text:p text:style-name="P31"/>
      <text:p text:style-name="P32">Other contributors are acknowledged in the source code, wherever their contributions have been included.</text:p>
      <text:p text:style-name="P31"/>
      <text:p text:style-name="P33"><text:span text:style-name="T9">For comments or questions use the SourceForge forums or write to: </text:span><text:a xlink:type="simple" xlink:href="mailto:contact@nxbre.org"><text:span text:style-name="T10">contact@nxbre.org</text:span></text:a></text:p>
      <text:h text:style-name="P34" text:outline-level="2">What is this documentation?</text:h>
      <text:p text:style-name="P23"/>
      <text:p text:style-name="P24">This documentation presents the general concepts in <text:span text:style-name="T1">NxBRE</text:span>, the main interfaces and classes and the syntax of the XML rule files.</text:p>
      <text:p text:style-name="P23"/>
      <text:p text:style-name="P24">If you are looking for source code and rules samples, check first the regression test files (both C# source code and the related rule files), which demonstrate all the features of <text:span text:style-name="T1">NxBRE</text:span>, then look at the provided examples for more information.</text:p>
      <text:p text:style-name="P24"/>
      <text:h text:style-name="Heading_20_2" text:outline-level="2">Release Notes</text:h>
      <text:p text:style-name="P24"/>
      <text:p text:style-name="P24">The release notes can be found in the <text:span text:style-name="T1">readme.txt</text:span> file included in all <text:span text:style-name="T1">NxBRE</text:span> archives.</text:p>
      <text:p text:style-name="P24"/>
      <text:h text:style-name="Heading_20_2" text:outline-level="2">Content of the Rulefiles folder</text:h>
      <text:p text:style-name="P24"/>
      <text:p text:style-name="P35">Please check the “readme” file in this folder.</text:p>
      <text:p text:style-name="P35"/>
      <text:h text:style-name="Heading_20_2" text:outline-level="2">How to choose between the Flow and the Inference Engine ?</text:h>
      <text:p text:style-name="P35"/>
      <text:p text:style-name="P36">This question comes regularly so it probably deserves a little paragraph here.</text:p>
      <text:p text:style-name="P37"/>
      <text:p text:style-name="P35">To select between the Flow Engine and the Inference Engine, consider the following differences:<text:line-break/></text:p>
      <text:list text:style-name="L5">
        <text:list-item>
          <text:p text:style-name="P38">the Inference Engine supports priority, mutual exclusions and pre-conditions,</text:p>
        </text:list-item>
        <text:list-item>
          <text:p text:style-name="P38">the Inference Engine uses a "standard" rule format (RuleML),</text:p>
        </text:list-item>
        <text:list-item>
          <text:p text:style-name="P38">the Inference Engine has an elaborated memory model with support for isolated deduction space.</text:p>
        </text:list-item>
      </text:list>
      <text:p text:style-name="P35"/>
      <text:p text:style-name="P35">If any of these things is important for you, you can consider using the Inference Engine ; else stick to the Flow Engine.</text:p>
      <text:p text:style-name="P35"/>
      <text:p text:style-name="P35">Moreover, the Inference Engine is well suited for knowledge bases and expert systems where facts are important to keep and persist because they represent knowledge.</text:p>
      <text:p text:style-name="P35"/>
      <text:p text:style-name="P35">The Flow Engine is really an instantaneous traversal of logical branches using transient data for evaluations of boolean expressions: if you think in terms of “if, then else, while” then you surely want to go for the Flow Engine.</text:p>
      <text:h text:style-name="P22" text:outline-level="1"><text:reference-mark-start text:name="flowengine"/>The Flow Engine<text:reference-mark-end text:name="flowengine"/></text:h>
      <text:h text:style-name="Heading_20_2" text:outline-level="2">Introduction</text:h>
      <text:p text:style-name="P24"/>
      <text:p text:style-name="P24"><text:span text:style-name="T11">The Flow Engine of </text:span><text:span text:style-name="T1">NxBRE</text:span> is controlled by one XML file that contains instructions of three main kinds: rules, logic tests and structure.</text:p>
      <text:p text:style-name="P23"/>
      <text:p text:style-name="P24">For the <text:span text:style-name="T11">Flow Engine</text:span> a rule is not an implication of some sort, like if-then, but a “value object” that implements <text:span text:style-name="T12">IBRERuleFactory</text:span><text:span text:style-name="T12"><text:note text:id="ftn2" text:note-class="footnote"><text:note-citation>2</text:note-citation><text:note-body><text:p text:style-name="P25">Though IBRERule would have been a better name, the original JxBRE name has been kept (prefixed with I).</text:p></text:note-body></text:note></text:span>, identified by a unique id, and whose type is either an helper object in the assembly or a delegate to a custom piece of code.</text:p>
      <text:p text:style-name="P24"/>
      <text:p text:style-name="P24">The important method in the <text:span text:style-name="T12">IBRERuleFactory</text:span> interface is <text:span text:style-name="T12">ExecuteRule</text:span> : this method is called by the engine when it is time for the rule to compute its value, i.e. when the execution flow has been directed to hit a rule element in the XML file.</text:p>
      <text:p text:style-name="P23"/>
      <text:p text:style-name="P24">In the same way, operators are defined by objects in the assembly, referenced by their fully qualified names, which implement <text:span text:style-name="T12">IBREOperator</text:span>. The important method in the <text:span text:style-name="T12">IBREOperator</text:span> interface is <text:span text:style-name="T12">ExecuteComparison</text:span> : this method is called by the engine whenever it needs to perform a logical comparison.</text:p>
      <text:p text:style-name="P24"/>
      <text:p text:style-name="P24">Programmers are free to create their own implementations of these interfaces. The <text:span text:style-name="T11">Flow Engine </text:span>comes complete with a reference implementation that provides helper objects implementing these interfaces (chapter <text:reference-ref text:reference-format="chapter" text:ref-name="ri.helpers">2.3.3</text:reference-ref>).</text:p>
      <text:p text:style-name="P24"/>
      <text:p text:style-name="P24">The engine itself is also defined by an interface (<text:span text:style-name="T12">IFlowEngine</text:span>, detailed in the next chapter) that is implemented in <text:span text:style-name="T1">NxBRE</text:span> by one particular Flow Engine, the <text:span text:style-name="T1">Rule Interpreter</text:span> : the XML rule file is parsed each time a process is launched and each rule is interpreted when they are read,</text:p>
      <text:p text:style-name="P39"/>
      <text:h text:style-name="P34" text:outline-level="2">The IFlowEngine interface</text:h>
      <text:p text:style-name="Standard"><text:span text:style-name="T5">As explained before, the Flow Engine is defined by an interface named </text:span><text:span text:style-name="T12">IFlowEngine</text:span><text:span text:style-name="T5">, which also implements several other interfaces. These are detailed in the following table.</text:span></text:p>
      <text:p text:style-name="P40"/>
      <table:table table:name="Table3" table:style-name="Table3">
        <table:table-column table:style-name="Table3.A"/>
        <table:table-column table:style-name="Table3.B"/>
        <table:table-column table:style-name="Table3.C"/>
        <table:table-row>
          <table:table-cell table:style-name="Table3.A1" office:value-type="string">
            <text:p text:style-name="P41"><text:span text:style-name="T13">Method</text:span><text:span text:style-name="T14">, </text:span><text:span text:style-name="T15">Property</text:span></text:p>
            <text:p text:style-name="P41"><text:span text:style-name="T14">or </text:span><text:span text:style-name="T16">Event</text:span></text:p>
          </table:table-cell>
          <table:table-cell table:style-name="Table3.A1" office:value-type="string">
            <text:p text:style-name="P42"><text:span text:style-name="T9">Package</text:span>.Interface</text:p>
          </table:table-cell>
          <table:table-cell table:style-name="Table3.C1" office:value-type="string">
            <text:p text:style-name="P43">Description</text:p>
          </table:table-cell>
        </table:table-row>
        <table:table-row>
          <table:table-cell table:style-name="Table3.A2" office:value-type="string">
            <text:p text:style-name="P44">DispatchRuleResult</text:p>
          </table:table-cell>
          <table:table-cell table:style-name="Table3.A2" office:value-type="string">
            <text:p text:style-name="P44">NxBRE.FlowEngine.</text:p>
            <text:p text:style-name="P45">IBREDispatcher</text:p>
          </table:table-cell>
          <table:table-cell table:style-name="Table3.C2" office:value-type="string">
            <text:p text:style-name="P46">Called when a result is added to the context.</text:p>
          </table:table-cell>
        </table:table-row>
        <table:table-row>
          <table:table-cell>
            <table:table table:is-sub-table="true">
              <table:table-column table:style-name="Table3.A"/>
              <table:table-row>
                <table:table-cell table:style-name="Table3.A3.1.1" office:value-type="string">
                  <text:p text:style-name="P47">Init</text:p>
                </table:table-cell>
              </table:table-row>
              <table:table-row>
                <table:table-cell table:style-name="Table3.A3.1.1" office:value-type="string">
                  <text:p text:style-name="P47">RuleContext</text:p>
                </table:table-cell>
              </table:table-row>
              <table:table-row>
                <table:table-cell table:style-name="Table3.A3.1.3" office:value-type="string">
                  <text:p text:style-name="P47">XmlDocumentRules</text:p>
                </table:table-cell>
              </table:table-row>
              <table:table-row>
                <table:table-cell table:style-name="Table3.A3.1.1" office:value-type="string">
                  <text:p text:style-name="P48">Process</text:p>
                  <text:p text:style-name="P48"/>
                </table:table-cell>
              </table:table-row>
              <table:table-row>
                <table:table-cell table:style-name="Table3.A3.1.3" office:value-type="string">
                  <text:p text:style-name="P48">Process<text:span text:style-name="T17">(ruleSetId)</text:span></text:p>
                  <text:p text:style-name="P49"/>
                </table:table-cell>
              </table:table-row>
              <table:table-row>
                <table:table-cell table:style-name="Table3.A3.1.1" office:value-type="string">
                  <text:p text:style-name="P48">Stop</text:p>
                </table:table-cell>
              </table:table-row>
              <table:table-row>
                <table:table-cell table:style-name="Table3.A3.1.3" office:value-type="string">
                  <text:p text:style-name="P48">Reset</text:p>
                </table:table-cell>
              </table:table-row>
            </table:table>
          </table:table-cell>
          <table:table-cell table:style-name="Table3.B3" office:value-type="string">
            <text:p text:style-name="P44">NxBRE.FlowEngine.</text:p>
            <text:p text:style-name="P45">IFlowEngine</text:p>
          </table:table-cell>
          <table:table-cell>
            <table:table table:is-sub-table="true">
              <table:table-column table:style-name="Table3.C"/>
              <table:table-row>
                <table:table-cell table:style-name="Table3.C3.1.1" office:value-type="string">
                  <text:p text:style-name="P46">Defines the different ways to initialize the engine.</text:p>
                </table:table-cell>
              </table:table-row>
              <table:table-row>
                <table:table-cell table:style-name="Table3.C3.1.1" office:value-type="string">
                  <text:p text:style-name="P46">The engine's context.</text:p>
                </table:table-cell>
              </table:table-row>
              <table:table-row>
                <table:table-cell table:style-name="Table3.C3.1.3" office:value-type="string">
                  <text:p text:style-name="P46">The loaded XML rules.</text:p>
                </table:table-cell>
              </table:table-row>
              <table:table-row>
                <table:table-cell table:style-name="Table3.C3.1.1" office:value-type="string">
                  <text:p text:style-name="P46">Start the engine and process all accessible rules.</text:p>
                </table:table-cell>
              </table:table-row>
              <table:table-row>
                <table:table-cell table:style-name="Table3.C3.1.3" office:value-type="string">
                  <text:p text:style-name="P46">Start the engine and process all rules in a set.</text:p>
                </table:table-cell>
              </table:table-row>
              <table:table-row>
                <table:table-cell table:style-name="Table3.C3.1.1" office:value-type="string">
                  <text:p text:style-name="P46">Stop the engine abruptly.</text:p>
                </table:table-cell>
              </table:table-row>
              <table:table-row>
                <table:table-cell table:style-name="Table3.C3.1.3" office:value-type="string">
                  <text:p text:style-name="P46">Place the engine in a state where previous results are cleared, ready to process again.</text:p>
                </table:table-cell>
              </table:table-row>
            </table:table>
          </table:table-cell>
        </table:table-row>
        <table:table-row>
          <table:table-cell table:style-name="Table3.A2" office:value-type="string">
            <text:p text:style-name="P48">Clone</text:p>
          </table:table-cell>
          <table:table-cell table:style-name="Table3.A2" office:value-type="string">
            <text:p text:style-name="P44">System.</text:p>
            <text:p text:style-name="P45">ICloneable</text:p>
          </table:table-cell>
          <table:table-cell table:style-name="Table3.C2" office:value-type="string">
            <text:p text:style-name="P45">Returns a clone of the engine, ready to process. The cloning depth should not extend to the objects in the context.</text:p>
          </table:table-cell>
        </table:table-row>
      </table:table>
      <text:p text:style-name="P23"/>
      <text:h text:style-name="P34" text:outline-level="2"><text:reference-mark-start text:name="fe.ri"/>Rule Interpreter Implementation<text:reference-mark-end text:name="fe.ri"/>: NxBRE.FlowEngine.BREImpl</text:h>
      <text:p text:style-name="Text_20_body"/>
      <text:p text:style-name="Text_20_body"><draw:frame draw:style-name="fr2" draw:name="Graphic5" text:anchor-type="paragraph" svg:width="16.999cm" svg:height="19.121cm" draw:z-index="3"><draw:image xlink:href="../architecture-fe-ri.gif" xlink:type="simple" xlink:show="embed" xlink:actuate="onLoad"/></draw:frame></text:p>
      <text:h text:style-name="P50" text:outline-level="3">Execution</text:h>
      <text:p text:style-name="P24"><text:span text:style-name="T1">NxBRE</text:span> uses a context object that is used to carry information about its execution environment, which are:<text:line-break/></text:p>
      <text:list text:style-name="L6">
        <text:list-item>
          <text:p text:style-name="P51">the available operators,</text:p>
        </text:list-item>
        <text:list-item>
          <text:p text:style-name="P51">the loaded rules,</text:p>
        </text:list-item>
        <text:list-item>
          <text:p text:style-name="P51">the user's business objects and the generated results,</text:p>
        </text:list-item>
        <text:list-item>
          <text:p text:style-name="P51">and a stack trace.</text:p>
        </text:list-item>
      </text:list>
      <text:p text:style-name="P23"/>
      <text:p text:style-name="P24">When parsing the rule file at initialization time, the engine loads all the rule objects in the context. At execution time, the engine follows the execution flow defined by tests and loops. When it reaches a rule element, it gets the corresponding object by its id and calls the <text:span text:style-name="T12">ExecuteRule</text:span> method on it. It then stores the result of this call in the context result.</text:p>
      <text:p text:style-name="P24"/>
      <text:p text:style-name="P24">The <text:span text:style-name="T12">ExecuteRule</text:span> method provides the callee with the <text:span text:style-name="T1">NxBRE</text:span>'s context, a map of the optional additional parameters that could have been provided in the XML file and a third parameter (Step) which can also be defined in the XML file.</text:p>
      <text:p text:style-name="P24"/>
      <text:p text:style-name="P24">User's business objects are placed before execution in the context result pool where they are accessible to the engine. After execution, these objects might have been modified, new ones might have been created in the result context (asserted) and some might have been removed from there (retracted).</text:p>
      <text:p text:style-name="P24"/>
      <text:h text:style-name="Heading_20_3" text:outline-level="3">Engine</text:h>
      <text:p text:style-name="P52">The Rule Interpreter engine has the following characteristics:</text:p>
      <text:p text:style-name="P52"/>
      <text:list text:style-name="L7">
        <text:list-item>
          <text:p text:style-name="P53">it can be initialized either by an <text:span text:style-name="T18">XPathDocument</text:span>, or by rule driver that is responsible for fetching rules from a specific source (see chapter <text:reference-ref text:reference-format="chapter" text:ref-name="drivers">2.3.4</text:reference-ref>),<text:line-break/></text:p>
        </text:list-item>
        <text:list-item>
          <text:p text:style-name="P53">it will not break on exceptions, so it is of programmer's responsibility to stop it, if it is necessary,<text:line-break/></text:p>
        </text:list-item>
        <text:list-item>
          <text:p text:style-name="P53">it is thread safe, as long as each thread uses a clone.</text:p>
        </text:list-item>
      </text:list>
      <text:p text:style-name="P52"/>
      <text:h text:style-name="Heading_20_3" text:outline-level="3"><text:reference-mark-start text:name="ri.helpers"/>Helper Objects<text:reference-mark-end text:name="ri.helpers"/></text:h>
      <text:p text:style-name="P54">The following table presents different rules helpers in the Rule Interpreter implementation.</text:p>
      <text:p text:style-name="P23"/>
      <table:table table:name="Table1" table:style-name="Table1">
        <table:table-column table:style-name="Table1.A"/>
        <table:table-column table:style-name="Table1.B"/>
        <table:table-header-rows>
          <table:table-row>
            <table:table-cell table:style-name="Table1.A1" office:value-type="string">
              <text:p text:style-name="P55">Class name in:</text:p>
              <text:p text:style-name="P55">NxBRE.FlowEngine.Rules</text:p>
            </table:table-cell>
            <table:table-cell table:style-name="Table1.B1" office:value-type="string">
              <text:p text:style-name="P56">Description</text:p>
            </table:table-cell>
          </table:table-row>
        </table:table-header-rows>
        <table:table-row>
          <table:table-cell table:style-name="Table1.A2" office:value-type="string">
            <text:p text:style-name="P57">Decrement<text:note text:id="ftn3"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46">Integer that decrements.</text:p>
          </table:table-cell>
        </table:table-row>
        <table:table-row>
          <table:table-cell table:style-name="Table1.A2" office:value-type="string">
            <text:p text:style-name="P57">Exception</text:p>
          </table:table-cell>
          <table:table-cell table:style-name="Table1.B2" office:value-type="string">
            <text:p text:style-name="P58">Raises an exception.</text:p>
          </table:table-cell>
        </table:table-row>
        <table:table-row>
          <table:table-cell table:style-name="Table1.A2" office:value-type="string">
            <text:p text:style-name="P57">False</text:p>
          </table:table-cell>
          <table:table-cell table:style-name="Table1.B2" office:value-type="string">
            <text:p text:style-name="P58">Constant boolean false.</text:p>
          </table:table-cell>
        </table:table-row>
        <table:table-row>
          <table:table-cell table:style-name="Table1.A2" office:value-type="string">
            <text:p text:style-name="P57">FatalException</text:p>
          </table:table-cell>
          <table:table-cell table:style-name="Table1.B2" office:value-type="string">
            <text:p text:style-name="P58">Raises a fatal exception.</text:p>
          </table:table-cell>
        </table:table-row>
        <table:table-row>
          <table:table-cell table:style-name="Table1.A2" office:value-type="string">
            <text:p text:style-name="P57">Increment<text:span text:style-name="T19">*</text:span></text:p>
          </table:table-cell>
          <table:table-cell table:style-name="Table1.B2" office:value-type="string">
            <text:p text:style-name="P58">Integer that increments.</text:p>
          </table:table-cell>
        </table:table-row>
        <table:table-row>
          <table:table-cell table:style-name="Table1.A2" office:value-type="string">
            <text:p text:style-name="P57">IncrementInit<text:note text:id="ftn4"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58">Incrementor or Decrementor reset.</text:p>
          </table:table-cell>
        </table:table-row>
        <table:table-row>
          <table:table-cell table:style-name="Table1.A2" office:value-type="string">
            <text:p text:style-name="P57">ObjectLookup</text:p>
          </table:table-cell>
          <table:table-cell table:style-name="Table1.B2" office:value-type="string">
            <text:p text:style-name="P58">Reflection call on a class or an object.</text:p>
          </table:table-cell>
        </table:table-row>
        <table:table-row>
          <table:table-cell table:style-name="Table1.A2" office:value-type="string">
            <text:p text:style-name="P57">True</text:p>
          </table:table-cell>
          <table:table-cell table:style-name="Table1.B2" office:value-type="string">
            <text:p text:style-name="P58">Constant boolean true.</text:p>
          </table:table-cell>
        </table:table-row>
        <table:table-row>
          <table:table-cell table:style-name="Table1.A2" office:value-type="string">
            <text:p text:style-name="P57">Value</text:p>
          </table:table-cell>
          <table:table-cell table:style-name="Table1.B2" office:value-type="string">
            <text:p text:style-name="P58">Instantiation of any type.</text:p>
          </table:table-cell>
        </table:table-row>
      </table:table>
      <text:p text:style-name="P23"/>
      <text:p text:style-name="P59">The following table presents different operators helpers in the Rule Interpreter implementation.</text:p>
      <text:p text:style-name="P23"/>
      <table:table table:name="Table2" table:style-name="Table2">
        <table:table-column table:style-name="Table2.A"/>
        <table:table-column table:style-name="Table2.B"/>
        <table:table-header-rows>
          <table:table-row>
            <table:table-cell table:style-name="Table2.A1" office:value-type="string">
              <text:p text:style-name="P55">Class name in:</text:p>
              <text:p text:style-name="P55">NxBRE.FlowEngine.Rules</text:p>
            </table:table-cell>
            <table:table-cell table:style-name="Table2.B1" office:value-type="string">
              <text:p text:style-name="P56">Description</text:p>
            </table:table-cell>
          </table:table-row>
        </table:table-header-rows>
        <table:table-row>
          <table:table-cell table:style-name="Table2.A2" office:value-type="string">
            <text:p text:style-name="P57">Equals</text:p>
          </table:table-cell>
          <table:table-cell table:style-name="Table2.B2" office:value-type="string">
            <text:p text:style-name="P60"><text:s/>==</text:p>
          </table:table-cell>
        </table:table-row>
        <table:table-row>
          <table:table-cell table:style-name="Table2.A2" office:value-type="string">
            <text:p text:style-name="P57">GreaterThan</text:p>
          </table:table-cell>
          <table:table-cell table:style-name="Table2.B2" office:value-type="string">
            <text:p text:style-name="P60"><text:s/>&gt;</text:p>
          </table:table-cell>
        </table:table-row>
        <table:table-row>
          <table:table-cell table:style-name="Table2.A2" office:value-type="string">
            <text:p text:style-name="P57">GreaterThanEqualTo</text:p>
          </table:table-cell>
          <table:table-cell table:style-name="Table2.B2" office:value-type="string">
            <text:p text:style-name="P61"><text:s/>&gt;=</text:p>
          </table:table-cell>
        </table:table-row>
        <table:table-row>
          <table:table-cell table:style-name="Table2.A2" office:value-type="string">
            <text:p text:style-name="P57">InstanceOf</text:p>
          </table:table-cell>
          <table:table-cell table:style-name="Table2.B2" office:value-type="string">
            <text:p text:style-name="P61"><text:s/>InstanceOf || SubtypeOf</text:p>
          </table:table-cell>
        </table:table-row>
        <table:table-row>
          <table:table-cell table:style-name="Table2.A2" office:value-type="string">
            <text:p text:style-name="P57">LessThan</text:p>
          </table:table-cell>
          <table:table-cell table:style-name="Table2.B2" office:value-type="string">
            <text:p text:style-name="P61"><text:s/>&lt;</text:p>
          </table:table-cell>
        </table:table-row>
        <table:table-row>
          <table:table-cell table:style-name="Table2.A2" office:value-type="string">
            <text:p text:style-name="P57">LessThanEqualTo</text:p>
          </table:table-cell>
          <table:table-cell table:style-name="Table2.B2" office:value-type="string">
            <text:p text:style-name="P61"><text:s/>&lt;=</text:p>
          </table:table-cell>
        </table:table-row>
        <table:table-row>
          <table:table-cell table:style-name="Table2.A2" office:value-type="string">
            <text:p text:style-name="P57">NotEquals</text:p>
          </table:table-cell>
          <table:table-cell table:style-name="Table2.B2" office:value-type="string">
            <text:p text:style-name="P61"><text:s/>!=</text:p>
          </table:table-cell>
        </table:table-row>
        <table:table-row>
          <table:table-cell table:style-name="Table2.A2" office:value-type="string">
            <text:p text:style-name="P57">Matches</text:p>
          </table:table-cell>
          <table:table-cell table:style-name="Table2.B2" office:value-type="string">
            <text:p text:style-name="P61"><text:s/>regular experession matching</text:p>
          </table:table-cell>
        </table:table-row>
      </table:table>
      <text:p text:style-name="P54"/>
      <text:h text:style-name="Heading_20_3" text:outline-level="3"><text:reference-mark-start text:name="drivers"/>Rule Drivers<text:reference-mark-end text:name="drivers"/></text:h>
      <text:p text:style-name="P23"/>
      <text:p text:style-name="P59">The following table presents the different drivers in the Rule Interpreter implementation. They are able to read rules from any URI (file system or URL).</text:p>
      <text:p text:style-name="P23"/>
      <table:table table:name="Table4" table:style-name="Table4">
        <table:table-column table:style-name="Table4.A"/>
        <table:table-column table:style-name="Table4.B"/>
        <table:table-header-rows>
          <table:table-row>
            <table:table-cell table:style-name="Table4.A1" office:value-type="string">
              <text:p text:style-name="P55">Class name in:</text:p>
              <text:p text:style-name="P55">NxBRE.FlowEngine.IO</text:p>
            </table:table-cell>
            <table:table-cell table:style-name="Table4.B1" office:value-type="string">
              <text:p text:style-name="P56">Description</text:p>
            </table:table-cell>
          </table:table-row>
        </table:table-header-rows>
        <table:table-row>
          <table:table-cell table:style-name="Table4.A2" office:value-type="string">
            <text:p text:style-name="P62">BusinessRulesFileDriver</text:p>
          </table:table-cell>
          <table:table-cell table:style-name="Table4.B2" office:value-type="string">
            <text:p text:style-name="P63">Loads up rules in the <text:span text:style-name="T9">native</text:span> format, i.e. defined by businessRules.xsd (see chapter <text:reference-ref text:reference-format="chapter" text:ref-name="br.xsd">2.4</text:reference-ref>).</text:p>
          </table:table-cell>
        </table:table-row>
        <table:table-row>
          <table:table-cell table:style-name="Table4.A2" office:value-type="string">
            <text:p text:style-name="P62">XSLTRulesFileDriver</text:p>
          </table:table-cell>
          <table:table-cell table:style-name="Table4.B2" office:value-type="string">
            <text:p text:style-name="P63">Loads rules in any custom format and transform it to the native format by performing an XSLT.</text:p>
          </table:table-cell>
        </table:table-row>
        <table:table-row>
          <table:table-cell table:style-name="Table4.A2" office:value-type="string">
            <text:p text:style-name="P62">XBusinessRulesFileDriver</text:p>
          </table:table-cell>
          <table:table-cell table:style-name="Table4.B2" office:value-type="string">
            <text:p text:style-name="P63">Specialization of the previous driver that transforms rules defined by xBusinessRules.dtd (see chapter <text:reference-ref text:reference-format="page" text:ref-name="xbr.dtd"/>).</text:p>
          </table:table-cell>
        </table:table-row>
      </table:table>
      <text:p text:style-name="P64"/>
      <text:p text:style-name="P65"/>
      <text:h text:style-name="Heading_20_3" text:outline-level="3">Factories</text:h>
      <text:p text:style-name="P59"/>
      <text:p text:style-name="P59">To facilitate the instantiation and initialization of the engine, a few factories are available. After instantiation they return an object implementing <text:span text:style-name="T12">IFlowEngine</text:span> each time <text:span text:style-name="T12">NewBRE</text:span> is called.</text:p>
      <text:p text:style-name="P59"/>
      <text:p text:style-name="P59">They are presented in the following table.</text:p>
      <text:p text:style-name="P23"/>
      <table:table table:name="Table5" table:style-name="Table5">
        <table:table-column table:style-name="Table5.A"/>
        <table:table-column table:style-name="Table5.B"/>
        <table:table-header-rows>
          <table:table-row>
            <table:table-cell table:style-name="Table5.A1" office:value-type="string">
              <text:p text:style-name="P55">Class name in:</text:p>
              <text:p text:style-name="P55">NxBRE.FlowEngine.Factories</text:p>
            </table:table-cell>
            <table:table-cell table:style-name="Table5.B1" office:value-type="string">
              <text:p text:style-name="P56">Description</text:p>
            </table:table-cell>
          </table:table-row>
        </table:table-header-rows>
        <table:table-row>
          <table:table-cell table:style-name="Table5.A2" office:value-type="string">
            <text:p text:style-name="P62">BREFactory</text:p>
          </table:table-cell>
          <table:table-cell table:style-name="Table5.B2" office:value-type="string">
            <text:p text:style-name="P63">Instantiate an engine with a specific driver and optional event handlers.</text:p>
          </table:table-cell>
        </table:table-row>
        <table:table-row>
          <table:table-cell table:style-name="Table5.A2" office:value-type="string">
            <text:p text:style-name="P62">BREFactoryConsole</text:p>
          </table:table-cell>
          <table:table-cell table:style-name="Table5.B2" office:value-type="string">
            <text:p text:style-name="P63">Specialization of the previous factory that registers handlers that write their events to the console.</text:p>
          </table:table-cell>
        </table:table-row>
        <table:table-row>
          <table:table-cell table:style-name="Table5.A2" office:value-type="string">
            <text:p text:style-name="P62">BRECloneFactory</text:p>
          </table:table-cell>
          <table:table-cell table:style-name="Table5.B2" office:value-type="string">
            <text:p text:style-name="P63">Singleton-like instantiation of an engine that returns a different clone each times (useful for a multi-threaded environment).</text:p>
          </table:table-cell>
        </table:table-row>
      </table:table>
      <text:p text:style-name="P54"/>
      <text:h text:style-name="Heading_20_3" text:outline-level="3">Threading Model</text:h>
      <text:p text:style-name="P59">Since the Rule Interpreter implementation is not knowledge-base oriented but flow-oriented, it does not make sense to share the context between several engines. It is why the recommended multi-threaded approach is to execute once (and discard after usage) clones of a preloaded engine and using only stateless helpers (see chapter <text:reference-ref text:reference-format="chapter" text:ref-name="ri.helpers">2.3.3</text:reference-ref>).</text:p>
      <text:p text:style-name="P59"/>
      <text:p text:style-name="P59">Consequently, the Rule Interpreter implementation is voluntarily not based on synchronized collections (the context members). Should you need to use the same context in different threads, serialize the calls in a synchronized calling method. Trying to synchronize the core objects will expose the programmer to the difficulties of sharing the context amongst concurrently executing flow engines.</text:p>
      <text:p text:style-name="P66"/>
      <text:h text:style-name="P34" text:outline-level="2"><text:reference-mark-start text:name="br.xsd"/>Rule Files Formats<text:reference-mark-end text:name="br.xsd"/></text:h>
      <text:p text:style-name="P54"/>
      <text:p text:style-name="P59">The engine supports two rule languages, defined by two different schema:</text:p>
      <text:p text:style-name="P59"/>
      <text:list text:style-name="L8">
        <text:list-item>
          <text:p text:style-name="P67">businessRules.xsd: the native syntax, coming from <text:span text:style-name="T1">JxBRE</text:span>,<text:line-break/></text:p>
        </text:list-item>
        <text:list-item>
          <text:p text:style-name="P67">xBusinessRules.xsd.: the extended syntax, which can easily be XSL-Transformed into the native syntax.</text:p>
        </text:list-item>
      </text:list>
      <text:p text:style-name="P68"/>
      <text:p text:style-name="P24">The new rule format, which is the format of choice for the Flow Engine, has been introduced in order to solve the main issues of <text:span text:style-name="T11">businessRules.xsd</text:span>:</text:p>
      <text:p text:style-name="P24"/>
      <text:list text:style-name="L9">
        <text:list-item>
          <text:p text:style-name="P69">direct references made to fully qualified class names of <text:span text:style-name="T1">NxBRE</text:span> and .NET,<text:line-break/></text:p>
        </text:list-item>
        <text:list-item>
          <text:p text:style-name="P69">poor semantics leading to a confusing syntax.</text:p>
        </text:list-item>
      </text:list>
      <text:p text:style-name="P23"/>
      <text:h text:style-name="Heading_20_3" text:outline-level="3">Language constructs of the extended syntax</text:h>
      <text:p text:style-name="P70"><text:span text:style-name="T20"></text:span><text:span text:style-name="T1"> Tip: Use a decent XML editor for writing rule base. It should provide XML element insertion assistance.</text:span></text:p>
      <text:p text:style-name="P71">NB. All examples come from the provided test file: test.xbre</text:p>
      <text:h text:style-name="Heading_20_4" text:outline-level="4">Data assertion</text:h>
      <text:p text:style-name="P72"/>
      <table:table table:name="Table21" table:style-name="Table21">
        <table:table-column table:style-name="Table21.A"/>
        <table:table-column table:style-name="Table21.B"/>
        <table:table-row>
          <table:table-cell table:style-name="Table21.A1" office:value-type="string">
            <text:p text:style-name="P73">xBusinessRules sample</text:p>
          </table:table-cell>
          <table:table-cell table:style-name="Table21.B1" office:value-type="string">
            <text:p text:style-name="P73">Description</text:p>
          </table:table-cell>
        </table:table-row>
        <table:table-row>
          <table:table-cell table:style-name="Table21.A2" office:value-type="string">
            <text:p text:style-name="P74">&lt;Assert id="5i" type="Integer" value="5"/&gt;</text:p>
          </table:table-cell>
          <table:table-cell table:style-name="Table21.B2" office:value-type="string">
            <text:p text:style-name="P75">Create a variable in the memory context named "5i", of type "Integer" and value "5".</text:p>
            <text:p text:style-name="P75">System types are: Exception, Boolean, Byte, Short, Integer, Long, Single, Double, Decimal, Date, DateTime, Time and String.</text:p>
          </table:table-cell>
        </table:table-row>
        <table:table-row>
          <table:table-cell table:style-name="Table21.A2" office:value-type="string">
            <text:p text:style-name="P74">&lt;Assert id="TestObject2" </text:p>
            <text:p text:style-name="P74"><text:s text:c="8"/>type="NxBRE.Test.TestObject"&gt;</text:p>
            <text:p text:style-name="P74"><text:s text:c="2"/>&lt;Argument valueId="STORED_TRUE"/&gt;</text:p>
            <text:p text:style-name="P74"><text:s text:c="2"/>&lt;Argument value="99" type="Integer"/&gt;</text:p>
            <text:p text:style-name="P74"><text:s text:c="2"/>&lt;Argument value="world"/&gt;</text:p>
            <text:p text:style-name="P74">&lt;/Assert&gt;</text:p>
          </table:table-cell>
          <table:table-cell table:style-name="Table21.B2" office:value-type="string">
            <text:p text:style-name="P75">A fully qualified class name, with optionally the assembly name after a coma, is also acceptable.</text:p>
            <text:p text:style-name="P75"/>
            <text:p text:style-name="P75">Constructor arguments can be passed, if needed.</text:p>
          </table:table-cell>
        </table:table-row>
        <table:table-row>
          <table:table-cell table:style-name="Table21.A2" office:value-type="string">
            <text:p text:style-name="P74">&lt;Boolean id="TRUE" value="true"/&gt;</text:p>
            <text:p text:style-name="P74">&lt;Byte id="8b" value="8"/&gt;</text:p>
            <text:p text:style-name="P74">&lt;Date id="xmas2003" value="2003-12-25"/&gt;</text:p>
            <text:p text:style-name="P74">&lt;DateTime id="manOnMoon" value="1969-07-21T02:56:00"/&gt;</text:p>
            <text:p text:style-name="P74">&lt;Time id="wakeUpCall" value="07:15:30"/&gt;</text:p>
            <text:p text:style-name="P74">&lt;Decimal id="3.14m" value="3.14"/&gt;</text:p>
            <text:p text:style-name="P74">&lt;Double id="3.14d" value="3.14"/&gt;</text:p>
            <text:p text:style-name="P74">&lt;Integer id="ZERO" value="0"/&gt;</text:p>
            <text:p text:style-name="P74">&lt;Integer id="10i" value="10"/&gt;</text:p>
            <text:p text:style-name="P74">&lt;Short id="16s" value="16"/&gt;</text:p>
            <text:p text:style-name="P74">&lt;Single id="3.14" value="3.14"/&gt;</text:p>
            <text:p text:style-name="P74">&lt;String id="hello" value="world"/&gt;</text:p>
          </table:table-cell>
          <table:table-cell table:style-name="Table21.B2" office:value-type="string">
            <text:p text:style-name="P75">For system types, an element can also be used to create the variable.</text:p>
            <text:p text:style-name="P75"/>
            <text:p text:style-name="P75">This is the best construct for system types.</text:p>
          </table:table-cell>
        </table:table-row>
        <table:table-row>
          <table:table-cell table:style-name="Table21.A2" office:value-type="string">
            <text:p text:style-name="P74">&lt;False id="STORED_FALSE"/&gt;</text:p>
            <text:p text:style-name="P74">&lt;True id="STORED_TRUE"/&gt;</text:p>
          </table:table-cell>
          <table:table-cell table:style-name="Table21.B2" office:value-type="string">
            <text:p text:style-name="P75">Booleans even exist in a shorter form!</text:p>
          </table:table-cell>
        </table:table-row>
      </table:table>
      <text:h text:style-name="Heading_20_4" text:outline-level="4">Reflection and delegation calls</text:h>
      <text:p text:style-name="Text_20_body"/>
      <table:table table:name="Table34" table:style-name="Table34">
        <table:table-column table:style-name="Table34.A"/>
        <table:table-column table:style-name="Table34.B"/>
        <table:table-header-rows>
          <table:table-row>
            <table:table-cell table:style-name="Table34.A1" office:value-type="string">
              <text:p text:style-name="P73">xBusinessRules sample</text:p>
            </table:table-cell>
            <table:table-cell table:style-name="Table34.B1" office:value-type="string">
              <text:p text:style-name="P73">Description</text:p>
            </table:table-cell>
          </table:table-row>
        </table:table-header-rows>
        <table:table-row>
          <table:table-cell table:style-name="Table34.A2" office:value-type="string">
            <text:p text:style-name="P74">&lt;ObjectLookup id="TestObject_MyField" objectId="TestObject" member="MyField"/&gt;</text:p>
          </table:table-cell>
          <table:table-cell table:style-name="Table34.B2" office:value-type="string">
            <text:p text:style-name="P75">Reads the value of a member of a particular object (referenced by objectId) and stores its value in the context under the given id.</text:p>
          </table:table-cell>
        </table:table-row>
        <table:table-row>
          <table:table-cell table:style-name="Table34.A2" office:value-type="string">
            <text:p text:style-name="P74">&lt;ObjectLookup id="TestMultiply" type="NxBRE.Util.Maths" member="Multiply"&gt;</text:p>
            <text:p text:style-name="P74"><text:s text:c="2"/>&lt;Argument value="2" type="Integer" /&gt;</text:p>
            <text:p text:style-name="P74"><text:s text:c="2"/>&lt;Argument value="5" type="Integer" /&gt;</text:p>
            <text:p text:style-name="P74"><text:s text:c="2"/>&lt;Argument value="9" type="Integer" /&gt;</text:p>
            <text:p text:style-name="P74">&lt;/ObjectLookup&gt;</text:p>
          </table:table-cell>
          <table:table-cell table:style-name="Table34.B2" office:value-type="string">
            <text:p text:style-name="P75">Performs a call to a static member of an helper class, providing arguments for the call, and storing the result in the context under the given id.</text:p>
          </table:table-cell>
        </table:table-row>
        <table:table-row>
          <table:table-cell table:style-name="Table34.A2" office:value-type="string">
            <text:p text:style-name="P74">&lt;ObjectLookup objectId="TestObject" member="MyField"&gt;</text:p>
            <text:p text:style-name="P74"><text:s text:c="2"/>&lt;Argument valueId="STORED_FALSE"/&gt;</text:p>
            <text:p text:style-name="P74">&lt;/ObjectLookup&gt;</text:p>
          </table:table-cell>
          <table:table-cell table:style-name="Table34.B2" office:value-type="string">
            <text:p text:style-name="P75">Calls a particular member of a particular object (referenced by objectId), providing arguments for the call. The engine's context is not modified.</text:p>
          </table:table-cell>
        </table:table-row>
        <table:table-row>
          <table:table-cell table:style-name="Table34.A2" office:value-type="string">
            <text:p text:style-name="P74">&lt;Evaluate id="GlobalCounter"/&gt;</text:p>
          </table:table-cell>
          <table:table-cell table:style-name="Table34.B2" office:value-type="string">
            <text:p text:style-name="P75">Calls the .NET delegate that have been bound under id in the engine context prior to processing the rule base.</text:p>
          </table:table-cell>
        </table:table-row>
      </table:table>
      <text:p text:style-name="P76"/>
      <text:h text:style-name="Heading_20_4" text:outline-level="4">Increments</text:h>
      <text:p text:style-name="P76"/>
      <table:table table:name="Table35" table:style-name="Table35">
        <table:table-column table:style-name="Table35.A"/>
        <table:table-column table:style-name="Table35.B"/>
        <table:table-header-rows>
          <table:table-row>
            <table:table-cell table:style-name="Table35.A1" office:value-type="string">
              <text:p text:style-name="P73">xBusinessRules sample</text:p>
            </table:table-cell>
            <table:table-cell table:style-name="Table35.B1" office:value-type="string">
              <text:p text:style-name="P73">Description</text:p>
            </table:table-cell>
          </table:table-row>
        </table:table-header-rows>
        <table:table-row>
          <table:table-cell table:style-name="Table35.A2" office:value-type="string">
            <text:p text:style-name="P74">&lt;Increment id="INC_X" step="1"/&gt;</text:p>
          </table:table-cell>
          <table:table-cell table:style-name="Table35.B2" office:value-type="string">
            <text:p text:style-name="P75">Adds 1 to the increment stored in the context under the given id.</text:p>
          </table:table-cell>
        </table:table-row>
        <table:table-row>
          <table:table-cell table:style-name="Table35.A2" office:value-type="string">
            <text:p text:style-name="P74">&lt;Increment id="INC_X" value="6"/&gt;</text:p>
          </table:table-cell>
          <table:table-cell table:style-name="Table35.B2" office:value-type="string">
            <text:p text:style-name="P75">Set the increment value to 6.</text:p>
          </table:table-cell>
        </table:table-row>
        <table:table-row>
          <table:table-cell table:style-name="Table35.A2" office:value-type="string">
            <text:p text:style-name="P74">&lt;Increment id="INC_Y" valueId="ZERO"/&gt;</text:p>
          </table:table-cell>
          <table:table-cell table:style-name="Table35.B2" office:value-type="string">
            <text:p text:style-name="P75">Set the increment value to the content of the context under the given valueId.</text:p>
          </table:table-cell>
        </table:table-row>
      </table:table>
      <text:p text:style-name="P76"/>
      <text:h text:style-name="Heading_20_4" text:outline-level="4">Operators and conditions</text:h>
      <text:p text:style-name="P76"/>
      <table:table table:name="Table36" table:style-name="Table36">
        <table:table-column table:style-name="Table36.A"/>
        <table:table-column table:style-name="Table36.B"/>
        <table:table-header-rows>
          <table:table-row>
            <table:table-cell table:style-name="Table36.A1" office:value-type="string">
              <text:p text:style-name="P73">xBusinessRules sample</text:p>
            </table:table-cell>
            <table:table-cell table:style-name="Table36.B1" office:value-type="string">
              <text:p text:style-name="P73">Description</text:p>
            </table:table-cell>
          </table:table-row>
        </table:table-header-rows>
        <table:table-row>
          <table:table-cell table:style-name="Table36.A2" office:value-type="string">
            <text:p text:style-name="P74">&lt;Equals leftId="TRUE" rightId="VALUE1"/&gt;</text:p>
          </table:table-cell>
          <table:table-cell table:style-name="Table36.B2" office:value-type="string">
            <text:p text:style-name="P75">Checks if the content of the context under leftId is equal to the content of the context under rightId.</text:p>
          </table:table-cell>
        </table:table-row>
        <table:table-row>
          <table:table-cell table:style-name="Table36.A2" office:value-type="string">
            <text:p text:style-name="P74">&lt;Equals leftId="T1" rightId="V1"&gt;</text:p>
            <text:p text:style-name="P74"><text:s text:c="2"/>&lt;True id="T1"/&gt;</text:p>
            <text:p text:style-name="P74"><text:s text:c="2"/>&lt;Assert id="V1" type="Boolean"</text:p>
            <text:p text:style-name="P74"><text:s text:c="10"/>valueId="STORED_TRUE"/&gt;</text:p>
            <text:p text:style-name="P74">&lt;/Equals&gt;</text:p>
          </table:table-cell>
          <table:table-cell table:style-name="Table36.B2" office:value-type="string">
            <text:p text:style-name="P75">Values can be asserted in the context at the operator level: in this case, the values for leftId and rightId are first asserted as described inside the Equals operator element before being compared.</text:p>
          </table:table-cell>
        </table:table-row>
        <table:table-row>
          <table:table-cell table:style-name="Table36.A2" office:value-type="string">
            <text:p text:style-name="P74">&lt;And&gt;</text:p>
            <text:p text:style-name="P74"><text:s text:c="2"/>&lt;IsTrue valueId="STORED_TRUE"/&gt;</text:p>
            <text:p text:style-name="P74"><text:s text:c="2"/>&lt;IsFalse valueId="STORED_FALSE"/&gt;</text:p>
            <text:p text:style-name="P74">&lt;/And&gt;</text:p>
          </table:table-cell>
          <table:table-cell table:style-name="Table36.B2" office:value-type="string">
            <text:p text:style-name="P75">A simple logical AND block.</text:p>
          </table:table-cell>
        </table:table-row>
        <table:table-row>
          <table:table-cell table:style-name="Table36.A2" office:value-type="string">
            <text:p text:style-name="P74">&lt;Or&gt;</text:p>
            <text:p text:style-name="P74"><text:s text:c="2"/>&lt;NotEquals leftId="TRUE"</text:p>
            <text:p text:style-name="P74"><text:s text:c="13"/>rightId="VALUE1"/&gt;</text:p>
            <text:p text:style-name="P74"><text:s text:c="2"/>&lt;Equals leftId="TRUE" rightId="VALUE1"/&gt;</text:p>
            <text:p text:style-name="P74">&lt;/Or&gt;</text:p>
          </table:table-cell>
          <table:table-cell table:style-name="Table36.B2" office:value-type="string">
            <text:p text:style-name="P75">A simple logical OR block.</text:p>
          </table:table-cell>
        </table:table-row>
      </table:table>
      <text:p text:style-name="Text_20_body"/>
      <table:table table:name="Table37" table:style-name="Table37">
        <table:table-column table:style-name="Table37.A"/>
        <table:table-column table:style-name="Table37.B"/>
        <table:table-header-rows>
          <table:table-row>
            <table:table-cell table:style-name="Table37.A1" office:value-type="string">
              <text:p text:style-name="P73">xBusinessRules sample</text:p>
            </table:table-cell>
            <table:table-cell table:style-name="Table37.B1" office:value-type="string">
              <text:p text:style-name="P73">Description</text:p>
            </table:table-cell>
          </table:table-row>
        </table:table-header-rows>
        <table:table-row>
          <table:table-cell table:style-name="Table37.A2" office:value-type="string">
            <text:p text:style-name="P74">&lt;And&gt;</text:p>
            <text:p text:style-name="P74"><text:s text:c="2"/>&lt;IsAsserted valueId="testAssert"/&gt;</text:p>
            <text:p text:style-name="P74"><text:s text:c="2"/>&lt;Not&gt;</text:p>
            <text:p text:style-name="P74"><text:s text:c="4"/>&lt;IsAsserted valueId="turnip"/&gt;</text:p>
            <text:p text:style-name="P74"><text:s text:c="2"/>&lt;/Not&gt;</text:p>
            <text:p text:style-name="P74">&lt;/And&gt;</text:p>
          </table:table-cell>
          <table:table-cell table:style-name="Table37.B2" office:value-type="string">
            <text:p text:style-name="P75">Conditional blocks can be nested as need be.</text:p>
          </table:table-cell>
        </table:table-row>
      </table:table>
      <text:p text:style-name="P76"/>
      <text:h text:style-name="Heading_20_4" text:outline-level="4">Logic blocks</text:h>
      <text:p text:style-name="P76"/>
      <table:table table:name="Table38" table:style-name="Table38">
        <table:table-column table:style-name="Table38.A"/>
        <table:table-column table:style-name="Table38.B"/>
        <table:table-header-rows>
          <table:table-row>
            <table:table-cell table:style-name="Table38.A1" office:value-type="string">
              <text:p text:style-name="P73">xBusinessRules sample</text:p>
            </table:table-cell>
            <table:table-cell table:style-name="Table38.B1" office:value-type="string">
              <text:p text:style-name="P73">Description</text:p>
            </table:table-cell>
          </table:table-row>
        </table:table-header-rows>
        <table:table-row>
          <table:table-cell table:style-name="Table38.A2" office:value-type="string">
            <text:p text:style-name="P74">&lt;Logic&gt;</text:p>
            <text:p text:style-name="P74"><text:s/>&lt;If&gt;</text:p>
            <text:p text:style-name="P74"><text:s text:c="2"/>&lt;And&gt;</text:p>
            <text:p text:style-name="P74"><text:s text:c="3"/>&lt;Equals leftId="STORED_TRUE"</text:p>
            <text:p text:style-name="P74"><text:s text:c="11"/>rightId="VALUE1"/&gt;</text:p>
            <text:p text:style-name="P74"><text:s text:c="2"/>&lt;/And&gt;</text:p>
            <text:p text:style-name="P74"><text:s text:c="2"/>&lt;Do&gt;</text:p>
            <text:p text:style-name="P74"><text:s text:c="3"/>&lt;ThrowFatalException value="LT3"/&gt;</text:p>
            <text:p text:style-name="P74"><text:s text:c="2"/>&lt;/Do&gt;</text:p>
            <text:p text:style-name="P74"><text:s/>&lt;/If&gt;</text:p>
            <text:p text:style-name="P74"><text:s/>&lt;Else&gt;</text:p>
            <text:p text:style-name="P74"><text:s text:c="2"/>&lt;True id="LT3"/&gt;</text:p>
            <text:p text:style-name="P74"><text:s/>&lt;/Else&gt;</text:p>
            <text:p text:style-name="P74">&lt;/Logic&gt;</text:p>
          </table:table-cell>
          <table:table-cell table:style-name="Table38.B2" office:value-type="string">
            <text:p text:style-name="P75">A logic block should contain a main condition (IF) and can contain an alternative (ELSE).</text:p>
            <text:p text:style-name="P75"/>
            <text:p text:style-name="P75">The main condition first contains a conditional top element (AND, OR, NOT) then the action element (DO).</text:p>
            <text:p text:style-name="P75"/>
            <text:p text:style-name="P75">An action element can contain any valid operation (including another logic block).</text:p>
            <text:p text:style-name="P75"/>
            <text:p text:style-name="P75">The alternative contains the operation(s) to execute.</text:p>
          </table:table-cell>
        </table:table-row>
        <table:table-row>
          <table:table-cell table:style-name="Table38.A2" office:value-type="string">
            <text:p text:style-name="P74">&lt;While&gt;</text:p>
            <text:p text:style-name="P74"><text:s text:c="2"/>&lt;And&gt;</text:p>
            <text:p text:style-name="P74"><text:s text:c="3"/>&lt;LessThan leftId="INC_X" rightId="10i"&gt;</text:p>
            <text:p text:style-name="P74"><text:s text:c="5"/>&lt;Increment id="INC_X" step="1"/&gt;</text:p>
            <text:p text:style-name="P74"><text:s text:c="3"/>&lt;/LessThan&gt;</text:p>
            <text:p text:style-name="P74"><text:s text:c="2"/>&lt;/And&gt;</text:p>
            <text:p text:style-name="P74"><text:s text:c="2"/>&lt;Do&gt;</text:p>
            <text:p text:style-name="P74"><text:s text:c="4"/>&lt;Evaluate id="WhileCounter"/&gt;</text:p>
            <text:p text:style-name="P74"><text:s text:c="2"/>&lt;/Do&gt;</text:p>
            <text:p text:style-name="P74">&lt;/While&gt;</text:p>
          </table:table-cell>
          <table:table-cell table:style-name="Table38.B2" office:value-type="string">
            <text:p text:style-name="P75">A while block first contains a conditional top element (AND, OR, NOT) then the action element.</text:p>
          </table:table-cell>
        </table:table-row>
        <table:table-row>
          <table:table-cell table:style-name="Table38.A2" office:value-type="string">
            <text:p text:style-name="P74">&lt;ForEach id="ForEachParser"</text:p>
            <text:p text:style-name="P74"><text:s text:c="9"/>valueId="GetEnumerable"&gt;</text:p>
            <text:p text:style-name="P74"><text:s text:c="2"/>&lt;Evaluate id="ForEachTester"/&gt;</text:p>
            <text:p text:style-name="P74">&lt;/ForEach&gt;</text:p>
          </table:table-cell>
          <table:table-cell table:style-name="Table38.B2" office:value-type="string">
            <text:p text:style-name="P75">Enumerate the object stored in the context under valueId and place its current value under id.</text:p>
            <text:p text:style-name="P75"/>
            <text:p text:style-name="P75">Any operation is valid in a ForEach block.</text:p>
          </table:table-cell>
        </table:table-row>
      </table:table>
      <text:p text:style-name="P76"/>
      <text:h text:style-name="Heading_20_4" text:outline-level="4">Sets</text:h>
      <text:p text:style-name="P76"/>
      <table:table table:name="Table39" table:style-name="Table39">
        <table:table-column table:style-name="Table39.A"/>
        <table:table-column table:style-name="Table39.B"/>
        <table:table-header-rows>
          <table:table-row>
            <table:table-cell table:style-name="Table39.A1" office:value-type="string">
              <text:p text:style-name="P73">xBusinessRules sample</text:p>
            </table:table-cell>
            <table:table-cell table:style-name="Table39.B1" office:value-type="string">
              <text:p text:style-name="P73">Description</text:p>
            </table:table-cell>
          </table:table-row>
        </table:table-header-rows>
        <table:table-row>
          <table:table-cell table:style-name="Table39.A2" office:value-type="string">
            <text:p text:style-name="P74">&lt;Set id="BROKENSET"&gt;</text:p>
            <text:p text:style-name="P74">...</text:p>
            <text:p text:style-name="P74">&lt;/Set&gt;</text:p>
          </table:table-cell>
          <table:table-cell table:style-name="Table39.B2" office:value-type="string">
            <text:p text:style-name="P75">Defines a set which is a group of any operations (except Set) identified by an id.</text:p>
          </table:table-cell>
        </table:table-row>
        <table:table-row>
          <table:table-cell table:style-name="Table39.A2" office:value-type="string">
            <text:p text:style-name="P74">&lt;InvokeSet id="REFLECTION"/&gt;</text:p>
          </table:table-cell>
          <table:table-cell table:style-name="Table39.B2" office:value-type="string">
            <text:p text:style-name="P75">Asks the engine to process the set identified by its id. It is equivalent to call Process(id) on <text:span text:style-name="T1">IFlowEngine</text:span>.</text:p>
          </table:table-cell>
        </table:table-row>
        <table:table-row>
          <table:table-cell table:style-name="Table39.A2" office:value-type="string">
            <text:p text:style-name="P74">&lt;InvokeSet valueId="TestObject2"/&gt;</text:p>
          </table:table-cell>
          <table:table-cell table:style-name="Table39.B2" office:value-type="string">
            <text:p text:style-name="P75">Asks the engine to process the set identified by the value stored in the context under valueId.</text:p>
          </table:table-cell>
        </table:table-row>
      </table:table>
      <text:p text:style-name="P76"/>
      <text:h text:style-name="Heading_20_4" text:outline-level="4">Exceptions and logging</text:h>
      <text:p text:style-name="P76"/>
      <table:table table:name="Table40" table:style-name="Table40">
        <table:table-column table:style-name="Table40.A"/>
        <table:table-column table:style-name="Table40.B"/>
        <table:table-header-rows>
          <table:table-row>
            <table:table-cell table:style-name="Table40.A1" office:value-type="string">
              <text:p text:style-name="P73">xBusinessRules sample</text:p>
            </table:table-cell>
            <table:table-cell table:style-name="Table40.B1" office:value-type="string">
              <text:p text:style-name="P73">Description</text:p>
            </table:table-cell>
          </table:table-row>
        </table:table-header-rows>
        <table:table-row>
          <table:table-cell table:style-name="Table40.A2" office:value-type="string">
            <text:p text:style-name="P74">&lt;ThrowException/&gt;</text:p>
          </table:table-cell>
          <table:table-cell table:style-name="Table40.B2" office:value-type="string">
            <text:p text:style-name="P77"><text:span text:style-name="T21">Posts an empty Error event to the <text:s/></text:span><text:span text:style-name="T22">FlowEngineRuleBase trace source</text:span></text:p>
          </table:table-cell>
        </table:table-row>
        <table:table-row>
          <table:table-cell table:style-name="Table40.A2" office:value-type="string">
            <text:p text:style-name="P74">&lt;ThrowException id="EXCP" value="This is another exception!"/&gt;</text:p>
          </table:table-cell>
          <table:table-cell table:style-name="Table40.B2" office:value-type="string">
            <text:p text:style-name="P77"><text:span text:style-name="T21">Alternative syntax that provides a text for the event </text:span><text:span text:style-name="T22">and stores it in the engine context under the provided id.</text:span></text:p>
          </table:table-cell>
        </table:table-row>
        <table:table-row>
          <table:table-cell table:style-name="Table40.A2" office:value-type="string">
            <text:p text:style-name="P78">&lt;ThrowException valueId="hello"/&gt;</text:p>
          </table:table-cell>
          <table:table-cell table:style-name="Table40.B2" office:value-type="string">
            <text:p text:style-name="P77"><text:span text:style-name="T21">Alternative syntax that uses the text that is stored in the context under valueId for the event</text:span><text:span text:style-name="T22">.</text:span></text:p>
          </table:table-cell>
        </table:table-row>
        <table:table-row>
          <table:table-cell table:style-name="Table40.A2" office:value-type="string">
            <text:p text:style-name="P78">&lt;ThrowFatalException value="RT1"/&gt;</text:p>
          </table:table-cell>
          <table:table-cell table:style-name="Table40.B2" office:value-type="string">
            <text:p text:style-name="P77"><text:span text:style-name="T21">Posts a Critical event with the provided text to the <text:s/></text:span><text:span text:style-name="T22">FlowEngineRuleBase trace source.</text:span></text:p>
          </table:table-cell>
        </table:table-row>
        <table:table-row>
          <table:table-cell table:style-name="Table40.A2" office:value-type="string">
            <text:p text:style-name="P78">&lt;Log msg="WORKINGSET finished"</text:p>
            <text:p text:style-name="P78"><text:s text:c="5"/>level="5"/&gt;</text:p>
          </table:table-cell>
          <table:table-cell table:style-name="Table40.B2" office:value-type="string">
            <text:p text:style-name="P77"><text:span text:style-name="T21">Posts an event with the provided text to <text:s/>the <text:s/></text:span><text:span text:style-name="T22">FlowEngineRuleBase trace source. <text:s/>The level is used as a numeric index in the TraceEventType enumeration.</text:span></text:p>
            <text:p text:style-name="P79">If no matching type is found, Information is used.</text:p>
          </table:table-cell>
        </table:table-row>
        <table:table-row>
          <table:table-cell table:style-name="Table40.A2" office:value-type="string">
            <text:p text:style-name="P78">&lt;Log msgId="hello" level="3"/&gt;</text:p>
          </table:table-cell>
          <table:table-cell table:style-name="Table40.B2" office:value-type="string">
            <text:p text:style-name="P77"><text:span text:style-name="T21">Alternative syntax that uses the text that is stored in the context under msgId for the event</text:span><text:span text:style-name="T22">.</text:span></text:p>
          </table:table-cell>
        </table:table-row>
      </table:table>
      <text:p text:style-name="P77"/>
      <text:h text:style-name="Heading_20_3" text:outline-level="3"><text:reference-mark-start text:name="fe.xsd.xbusiness"/>Native and extended syntax comparison<text:reference-mark-end text:name="fe.xsd.xbusiness"/></text:h>
      <text:p text:style-name="P23"/>
      <text:p text:style-name="P24">The following tables show the details of the matching between the new syntax and the native one.</text:p>
      <text:p text:style-name="P24"/>
      <table:table table:name="Table6" table:style-name="Table6">
        <table:table-column table:style-name="Table6.A"/>
        <table:table-column table:style-name="Table6.B"/>
        <table:table-column table:style-name="Table6.C"/>
        <table:table-row>
          <table:table-cell table:style-name="Table6.A1" office:value-type="string">
            <text:p text:style-name="P80">xBusinessRules</text:p>
            <text:p text:style-name="P80">Element</text:p>
          </table:table-cell>
          <table:table-cell table:style-name="Table6.A1" office:value-type="string">
            <text:p text:style-name="P80">businessRules</text:p>
            <text:p text:style-name="P80">Element</text:p>
          </table:table-cell>
          <table:table-cell table:style-name="Table6.C1" office:value-type="string">
            <text:p text:style-name="P80">Factory(ies) in NxBRE.FlowEngine.Rules</text:p>
          </table:table-cell>
        </table:table-row>
        <table:table-row>
          <table:table-cell>
            <table:table table:is-sub-table="true">
              <table:table-column table:style-name="Table6.A"/>
              <table:table-row>
                <table:table-cell table:style-name="Table6.A2.1.1" office:value-type="string">
                  <text:p text:style-name="P81">Between</text:p>
                  <text:p text:style-name="P81"/>
                </table:table-cell>
              </table:table-row>
              <table:table-row>
                <table:table-cell table:style-name="Table6.A2.1.2" office:value-type="string">
                  <text:p text:style-name="P81">In</text:p>
                </table:table-cell>
              </table:table-row>
              <table:table-row>
                <table:table-cell table:style-name="Table6.A2.1.2" office:value-type="string">
                  <text:p text:style-name="P81">IsAsserted</text:p>
                </table:table-cell>
              </table:table-row>
              <table:table-row>
                <table:table-cell table:style-name="Table6.A2.1.1" office:value-type="string">
                  <text:p text:style-name="P81">IsTrue</text:p>
                </table:table-cell>
              </table:table-row>
              <table:table-row>
                <table:table-cell table:style-name="Table6.A2.1.1" office:value-type="string">
                  <text:p text:style-name="P81">IsFalse</text:p>
                </table:table-cell>
              </table:table-row>
              <table:table-row>
                <table:table-cell table:style-name="Table6.A2.1.1" office:value-type="string">
                  <text:p text:style-name="P81">Equals</text:p>
                </table:table-cell>
              </table:table-row>
              <table:table-row>
                <table:table-cell table:style-name="Table6.A2.1.1" office:value-type="string">
                  <text:p text:style-name="P81">NotEquals</text:p>
                </table:table-cell>
              </table:table-row>
              <table:table-row>
                <table:table-cell table:style-name="Table6.A2.1.1" office:value-type="string">
                  <text:p text:style-name="P81">InstanceOf</text:p>
                </table:table-cell>
              </table:table-row>
              <table:table-row>
                <table:table-cell table:style-name="Table6.A2.1.1" office:value-type="string">
                  <text:p text:style-name="P81">LessThan</text:p>
                </table:table-cell>
              </table:table-row>
              <table:table-row>
                <table:table-cell table:style-name="Table6.A2.1.1" office:value-type="string">
                  <text:p text:style-name="P81">LessThanEqualTo</text:p>
                </table:table-cell>
              </table:table-row>
              <table:table-row>
                <table:table-cell table:style-name="Table6.A2.1.1" office:value-type="string">
                  <text:p text:style-name="P81">GreaterThan</text:p>
                </table:table-cell>
              </table:table-row>
              <table:table-row>
                <table:table-cell table:style-name="Table6.A2.1.1" office:value-type="string">
                  <text:p text:style-name="P81">GreaterThanEqualTo</text:p>
                </table:table-cell>
              </table:table-row>
              <table:table-row>
                <table:table-cell table:style-name="Table6.A2.1.1" office:value-type="string">
                  <text:p text:style-name="P81">Matches</text:p>
                </table:table-cell>
              </table:table-row>
            </table:table>
          </table:table-cell>
          <table:table-cell table:style-name="Table6.B2" office:value-type="string">
            <text:p text:style-name="P82">Compare</text:p>
          </table:table-cell>
          <table:table-cell>
            <table:table table:is-sub-table="true">
              <table:table-column table:style-name="Table6.C"/>
              <table:table-row>
                <table:table-cell table:style-name="Table6.C2.1.1" office:value-type="string">
                  <text:p text:style-name="P82">LessThan, LessThanEqualTo, GreaterThan, <text:s/>GreaterThanEqualTo</text:p>
                </table:table-cell>
              </table:table-row>
              <table:table-row>
                <table:table-cell table:style-name="Table6.C2.1.1" office:value-type="string">
                  <text:p text:style-name="P82">Equals</text:p>
                </table:table-cell>
              </table:table-row>
              <table:table-row>
                <table:table-cell table:style-name="Table6.C2.1.1" office:value-type="string">
                  <text:p text:style-name="P82">InstanceOf</text:p>
                </table:table-cell>
              </table:table-row>
              <table:table-row>
                <table:table-cell table:style-name="Table6.C2.1.1" office:value-type="string">
                  <text:p text:style-name="P82">Equals</text:p>
                </table:table-cell>
              </table:table-row>
              <table:table-row>
                <table:table-cell table:style-name="Table6.C2.1.1" office:value-type="string">
                  <text:p text:style-name="P82">Equals</text:p>
                </table:table-cell>
              </table:table-row>
              <table:table-row>
                <table:table-cell table:style-name="Table6.C2.1.1" office:value-type="string">
                  <text:p text:style-name="P82">Equals</text:p>
                </table:table-cell>
              </table:table-row>
              <table:table-row>
                <table:table-cell table:style-name="Table6.C2.1.1" office:value-type="string">
                  <text:p text:style-name="P82">NotEquals</text:p>
                </table:table-cell>
              </table:table-row>
              <table:table-row>
                <table:table-cell table:style-name="Table6.C2.1.1" office:value-type="string">
                  <text:p text:style-name="P82">InstanceOf</text:p>
                </table:table-cell>
              </table:table-row>
              <table:table-row>
                <table:table-cell table:style-name="Table6.C2.1.1" office:value-type="string">
                  <text:p text:style-name="P82">LessThan</text:p>
                </table:table-cell>
              </table:table-row>
              <table:table-row>
                <table:table-cell table:style-name="Table6.C2.1.1" office:value-type="string">
                  <text:p text:style-name="P82">LessThanEqualTo</text:p>
                </table:table-cell>
              </table:table-row>
              <table:table-row>
                <table:table-cell table:style-name="Table6.C2.1.1" office:value-type="string">
                  <text:p text:style-name="P82">GreaterThan</text:p>
                </table:table-cell>
              </table:table-row>
              <table:table-row>
                <table:table-cell table:style-name="Table6.C2.1.1" office:value-type="string">
                  <text:p text:style-name="P82">GreaterThanEqualTo</text:p>
                </table:table-cell>
              </table:table-row>
              <table:table-row>
                <table:table-cell table:style-name="Table6.C2.1.1" office:value-type="string">
                  <text:p text:style-name="P82">Matches</text:p>
                </table:table-cell>
              </table:table-row>
            </table:table>
          </table:table-cell>
        </table:table-row>
      </table:table>
      <text:p text:style-name="P72"/>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80">xBusinessRules</text:p>
            <text:p text:style-name="P83">Element</text:p>
          </table:table-cell>
          <table:table-cell table:style-name="Table7.A1" office:value-type="string">
            <text:p text:style-name="P80">businessRules</text:p>
            <text:p text:style-name="P80">Element</text:p>
          </table:table-cell>
          <table:table-cell table:style-name="Table7.A1" office:value-type="string">
            <text:p text:style-name="P83">Factory in NxBRE.FlowEngine.Rules</text:p>
          </table:table-cell>
          <table:table-cell table:style-name="Table7.D1" office:value-type="string">
            <text:p text:style-name="P84">Type</text:p>
          </table:table-cell>
        </table:table-row>
        <table:table-row>
          <table:table-cell>
            <table:table table:is-sub-table="true">
              <table:table-column table:style-name="Table7.A"/>
              <table:table-row>
                <table:table-cell table:style-name="Table7.A2.1.1" office:value-type="string">
                  <text:p text:style-name="P85">Boolean</text:p>
                </table:table-cell>
              </table:table-row>
              <table:table-row>
                <table:table-cell table:style-name="Table7.A2.1.1" office:value-type="string">
                  <text:p text:style-name="P85">Byte</text:p>
                </table:table-cell>
              </table:table-row>
              <table:table-row>
                <table:table-cell table:style-name="Table7.A2.1.1" office:value-type="string">
                  <text:p text:style-name="P85">Date</text:p>
                  <text:p text:style-name="P85">DateTime</text:p>
                  <text:p text:style-name="P85">Time</text:p>
                </table:table-cell>
              </table:table-row>
              <table:table-row>
                <table:table-cell table:style-name="Table7.A2.1.1" office:value-type="string">
                  <text:p text:style-name="P85">Decimal</text:p>
                </table:table-cell>
              </table:table-row>
              <table:table-row>
                <table:table-cell table:style-name="Table7.A2.1.1" office:value-type="string">
                  <text:p text:style-name="P85">Double</text:p>
                </table:table-cell>
              </table:table-row>
              <table:table-row>
                <table:table-cell table:style-name="Table7.A2.1.1" office:value-type="string">
                  <text:p text:style-name="P85">Integer</text:p>
                </table:table-cell>
              </table:table-row>
              <table:table-row>
                <table:table-cell table:style-name="Table7.A2.1.1" office:value-type="string">
                  <text:p text:style-name="P85">Long</text:p>
                </table:table-cell>
              </table:table-row>
              <table:table-row>
                <table:table-cell table:style-name="Table7.A2.1.1" office:value-type="string">
                  <text:p text:style-name="P85">Exception</text:p>
                </table:table-cell>
              </table:table-row>
              <table:table-row>
                <table:table-cell table:style-name="Table7.A2.1.1" office:value-type="string">
                  <text:p text:style-name="P85">Short</text:p>
                </table:table-cell>
              </table:table-row>
              <table:table-row>
                <table:table-cell table:style-name="Table7.A2.1.1" office:value-type="string">
                  <text:p text:style-name="P85">Single</text:p>
                </table:table-cell>
              </table:table-row>
              <table:table-row>
                <table:table-cell table:style-name="Table7.A2.1.1" office:value-type="string">
                  <text:p text:style-name="P85">String</text:p>
                </table:table-cell>
              </table:table-row>
            </table:table>
          </table:table-cell>
          <table:table-cell table:style-name="Table7.B2" office:value-type="string">
            <text:p text:style-name="P86">Rule</text:p>
          </table:table-cell>
          <table:table-cell table:style-name="Table7.B2" office:value-type="string">
            <text:p text:style-name="P86">Value</text:p>
          </table:table-cell>
          <table:table-cell>
            <table:table table:is-sub-table="true">
              <table:table-column table:style-name="Table7.D"/>
              <table:table-row>
                <table:table-cell table:style-name="Table7.D2.1.1" office:value-type="string">
                  <text:p text:style-name="P87">System.Boolean</text:p>
                </table:table-cell>
              </table:table-row>
              <table:table-row>
                <table:table-cell table:style-name="Table7.D2.1.1" office:value-type="string">
                  <text:p text:style-name="P88">System.SByte</text:p>
                </table:table-cell>
              </table:table-row>
              <table:table-row>
                <table:table-cell table:style-name="Table7.D2.1.1" office:value-type="string">
                  <text:p text:style-name="P88"/>
                  <text:p text:style-name="P88">System.DateTime</text:p>
                  <text:p text:style-name="P88"/>
                </table:table-cell>
              </table:table-row>
              <table:table-row>
                <table:table-cell table:style-name="Table7.D2.1.1" office:value-type="string">
                  <text:p text:style-name="P88">System.Decimal</text:p>
                </table:table-cell>
              </table:table-row>
              <table:table-row>
                <table:table-cell table:style-name="Table7.D2.1.1" office:value-type="string">
                  <text:p text:style-name="P88">System.Double</text:p>
                </table:table-cell>
              </table:table-row>
              <table:table-row>
                <table:table-cell table:style-name="Table7.D2.1.1" office:value-type="string">
                  <text:p text:style-name="P88">System.Int32</text:p>
                </table:table-cell>
              </table:table-row>
              <table:table-row>
                <table:table-cell table:style-name="Table7.D2.1.1" office:value-type="string">
                  <text:p text:style-name="P88">System.Int64</text:p>
                </table:table-cell>
              </table:table-row>
              <table:table-row>
                <table:table-cell table:style-name="Table7.D2.1.1" office:value-type="string">
                  <text:p text:style-name="P88">System.Exception</text:p>
                </table:table-cell>
              </table:table-row>
              <table:table-row>
                <table:table-cell table:style-name="Table7.D2.1.1" office:value-type="string">
                  <text:p text:style-name="P88">System.Int16</text:p>
                </table:table-cell>
              </table:table-row>
              <table:table-row>
                <table:table-cell table:style-name="Table7.D2.1.1" office:value-type="string">
                  <text:p text:style-name="P88">System.Single</text:p>
                </table:table-cell>
              </table:table-row>
              <table:table-row>
                <table:table-cell table:style-name="Table7.D2.1.1" office:value-type="string">
                  <text:p text:style-name="P88">System.Double</text:p>
                </table:table-cell>
              </table:table-row>
            </table:table>
          </table:table-cell>
        </table:table-row>
      </table:table>
      <text:p text:style-name="P72"/>
      <table:table table:name="Table10" table:style-name="Table10">
        <table:table-column table:style-name="Table10.A"/>
        <table:table-column table:style-name="Table10.B"/>
        <table:table-column table:style-name="Table10.C"/>
        <table:table-row>
          <table:table-cell table:style-name="Table10.A1" office:value-type="string">
            <text:p text:style-name="P80">xBusinessRules</text:p>
            <text:p text:style-name="P80">Element</text:p>
          </table:table-cell>
          <table:table-cell table:style-name="Table10.A1" office:value-type="string">
            <text:p text:style-name="P80">businessRules</text:p>
            <text:p text:style-name="P80">Element</text:p>
          </table:table-cell>
          <table:table-cell table:style-name="Table10.C1" office:value-type="string">
            <text:p text:style-name="P80">Factory in NxBRE.FlowEngine.Rules</text:p>
          </table:table-cell>
        </table:table-row>
        <table:table-row>
          <table:table-cell>
            <table:table table:is-sub-table="true">
              <table:table-column table:style-name="Table10.A"/>
              <table:table-row>
                <table:table-cell table:style-name="Table10.A2.1.1" office:value-type="string">
                  <text:p text:style-name="P89">True</text:p>
                </table:table-cell>
              </table:table-row>
              <table:table-row>
                <table:table-cell table:style-name="Table10.A2.1.1" office:value-type="string">
                  <text:p text:style-name="P81">False</text:p>
                </table:table-cell>
              </table:table-row>
            </table:table>
          </table:table-cell>
          <table:table-cell table:style-name="Table10.B2" office:value-type="string">
            <text:p text:style-name="P82">Rule</text:p>
          </table:table-cell>
          <table:table-cell>
            <table:table table:is-sub-table="true">
              <table:table-column table:style-name="Table10.C"/>
              <table:table-row>
                <table:table-cell table:style-name="Table10.C2.1.1" office:value-type="string">
                  <text:p text:style-name="P90">NxBRE.FlowEngine.Rules.True</text:p>
                </table:table-cell>
              </table:table-row>
              <table:table-row>
                <table:table-cell table:style-name="Table10.C2.1.1" office:value-type="string">
                  <text:p text:style-name="P90">NxBRE.FlowEngine.Rules.False</text:p>
                </table:table-cell>
              </table:table-row>
            </table:table>
          </table:table-cell>
        </table:table-row>
      </table:table>
      <text:p text:style-name="P72"/>
      <table:table table:name="Table8" table:style-name="Table8">
        <table:table-column table:style-name="Table8.A"/>
        <table:table-column table:style-name="Table8.B"/>
        <table:table-row>
          <table:table-cell table:style-name="Table8.A1" office:value-type="string">
            <text:p text:style-name="P80">xBusinessRules</text:p>
            <text:p text:style-name="P80">Element</text:p>
          </table:table-cell>
          <table:table-cell table:style-name="Table8.B1" office:value-type="string">
            <text:p text:style-name="P80">businessRules</text:p>
            <text:p text:style-name="P80">Element</text:p>
          </table:table-cell>
        </table:table-row>
        <table:table-row>
          <table:table-cell table:style-name="Table8.A2" office:value-type="string">
            <text:p text:style-name="P85">Assert</text:p>
          </table:table-cell>
          <table:table-cell table:style-name="Table8.B2" office:value-type="string">
            <text:p text:style-name="P88">NxBRE.FlowEngine.Rules.Value</text:p>
          </table:table-cell>
        </table:table-row>
        <table:table-row>
          <table:table-cell table:style-name="Table8.A2" office:value-type="string">
            <text:p text:style-name="P85">Evaluate</text:p>
          </table:table-cell>
          <table:table-cell table:style-name="Table8.B2" office:value-type="string">
            <text:p text:style-name="P88">NxBRE.FlowEngine.Rules.Value</text:p>
          </table:table-cell>
        </table:table-row>
        <table:table-row>
          <table:table-cell table:style-name="Table8.A2" office:value-type="string">
            <text:p text:style-name="P85">Modify</text:p>
          </table:table-cell>
          <table:table-cell table:style-name="Table8.B2" office:value-type="string">
            <text:p text:style-name="P88">NxBRE.FlowEngine.Rules.Value</text:p>
          </table:table-cell>
        </table:table-row>
        <table:table-row>
          <table:table-cell table:style-name="Table8.A2" office:value-type="string">
            <text:p text:style-name="P85">ObjectLookup</text:p>
          </table:table-cell>
          <table:table-cell table:style-name="Table8.B2" office:value-type="string">
            <text:p text:style-name="P88">NxBRE.FlowEngine.Rules.ObjectLookup</text:p>
          </table:table-cell>
        </table:table-row>
        <table:table-row>
          <table:table-cell table:style-name="Table8.A2" office:value-type="string">
            <text:p text:style-name="P85">Increment<text:span text:style-name="T23"><text:note text:id="ftn5" text:note-class="footnote"><text:note-citation text:label="*">*</text:note-citation><text:note-body><text:p text:style-name="Footnote">This helper is stateful therefore not to be used in a multi-threaded approach.</text:p></text:note-body></text:note></text:span></text:p>
          </table:table-cell>
          <table:table-cell table:style-name="Table8.B2" office:value-type="string">
            <text:p text:style-name="P88">NxBRE.FlowEngine.Rules.Increment</text:p>
          </table:table-cell>
        </table:table-row>
        <table:table-row>
          <table:table-cell table:style-name="Table8.A2" office:value-type="string">
            <text:p text:style-name="P91">(not kept as it is simply a negative Increment)</text:p>
          </table:table-cell>
          <table:table-cell table:style-name="Table8.B2" office:value-type="string">
            <text:p text:style-name="P88">NxBRE.FlowEngine.Rules.Decrement</text:p>
          </table:table-cell>
        </table:table-row>
        <table:table-row>
          <table:table-cell table:style-name="Table8.A2" office:value-type="string">
            <text:p text:style-name="P85">ThrowException</text:p>
          </table:table-cell>
          <table:table-cell table:style-name="Table8.B2" office:value-type="string">
            <text:p text:style-name="P92"><text:span text:style-name="T24">NxBRE.FlowEngine.Rules.</text:span><text:span text:style-name="T25">Exception</text:span></text:p>
          </table:table-cell>
        </table:table-row>
        <table:table-row>
          <table:table-cell table:style-name="Table8.A2" office:value-type="string">
            <text:p text:style-name="P85">ThrowFatalException</text:p>
          </table:table-cell>
          <table:table-cell table:style-name="Table8.B2" office:value-type="string">
            <text:p text:style-name="P87">NxBRE.FlowEngine.Rules.FatalException</text:p>
          </table:table-cell>
        </table:table-row>
      </table:table>
      <text:p text:style-name="P93"/>
      <table:table table:name="Table9" table:style-name="Table9">
        <table:table-column table:style-name="Table9.A"/>
        <table:table-column table:style-name="Table9.B"/>
        <table:table-column table:style-name="Table9.C"/>
        <table:table-row>
          <table:table-cell table:style-name="Table9.A1" office:value-type="string">
            <text:p text:style-name="P80">xBusinessRules</text:p>
            <text:p text:style-name="P83">Element</text:p>
          </table:table-cell>
          <table:table-cell table:style-name="Table9.A1" office:value-type="string">
            <text:p text:style-name="P80">businessRules</text:p>
            <text:p text:style-name="P83">Element</text:p>
          </table:table-cell>
          <table:table-cell table:style-name="Table9.C1" office:value-type="string">
            <text:p text:style-name="P94">Type</text:p>
          </table:table-cell>
        </table:table-row>
        <table:table-row>
          <table:table-cell>
            <table:table table:is-sub-table="true">
              <table:table-column table:style-name="Table9.A"/>
              <table:table-row>
                <table:table-cell table:style-name="Table9.A2.1.1" office:value-type="string">
                  <text:p text:style-name="P95">And</text:p>
                </table:table-cell>
              </table:table-row>
              <table:table-row>
                <table:table-cell table:style-name="Table9.A2.1.1" office:value-type="string">
                  <text:p text:style-name="P95">Or</text:p>
                </table:table-cell>
              </table:table-row>
              <table:table-row>
                <table:table-cell table:style-name="Table9.A2.1.1" office:value-type="string">
                  <text:p text:style-name="P95">Not</text:p>
                </table:table-cell>
              </table:table-row>
            </table:table>
          </table:table-cell>
          <table:table-cell table:style-name="Table9.B2" office:value-type="string">
            <text:p text:style-name="P96">Condition</text:p>
          </table:table-cell>
          <table:table-cell>
            <table:table table:is-sub-table="true">
              <table:table-column table:style-name="Table9.C"/>
              <table:table-row>
                <table:table-cell table:style-name="Table9.C2.1.1" office:value-type="string">
                  <text:p text:style-name="P96">AND</text:p>
                </table:table-cell>
              </table:table-row>
              <table:table-row>
                <table:table-cell table:style-name="Table9.C2.1.1" office:value-type="string">
                  <text:p text:style-name="P96">OR</text:p>
                </table:table-cell>
              </table:table-row>
              <table:table-row>
                <table:table-cell table:style-name="Table9.C2.1.1" office:value-type="string">
                  <text:p text:style-name="P96">NOT</text:p>
                </table:table-cell>
              </table:table-row>
            </table:table>
          </table:table-cell>
        </table:table-row>
      </table:table>
      <text:p text:style-name="P97"/>
      <text:p text:style-name="P97">The following elements are similar in both grammars :</text:p>
      <text:p text:style-name="P97"/>
      <text:p text:style-name="P98">InvokeSet<text:tab/>ForEach<text:tab/>Log<text:tab/>Logic<text:tab/>Retract<text:tab/>Set<text:tab/>While</text:p>
      <text:h text:style-name="Heading_20_3" text:outline-level="3">Pseudo-code Rendering</text:h>
      <text:p text:style-name="P54"/>
      <text:p text:style-name="P59">A utility class named <text:span text:style-name="T12">PseudoCodeRenderer</text:span> allows rules files that validate on xBusinessRules.xsd to be rendered as pseudo-code HTML files.</text:p>
      <text:p text:style-name="P59"/>
      <text:p text:style-name="P59">The pseudo-code syntax used is somewhere between C# and Java, the main goal being to facilitate the review of long and complex rules files by transforming highly hierarchical XML files into a view that fits more the programmer's standards.</text:p>
      <text:p text:style-name="P59"/>
      <text:p text:style-name="P54"><draw:frame draw:style-name="fr2" draw:name="Graphic6" text:anchor-type="paragraph" svg:width="13.998cm" svg:height="10.739cm" draw:z-index="1"><draw:image xlink:href="../pseudocode.png" xlink:type="simple" xlink:show="embed" xlink:actuate="onLoad"/></draw:frame></text:p>
      <text:p text:style-name="P54">The renderer can generate the 3 HTML documents used to build the above view :</text:p>
      <text:p text:style-name="P54"/>
      <text:list text:style-name="L10">
        <text:list-item>
          <text:p text:style-name="P99">the index on the left,</text:p>
        </text:list-item>
        <text:list-item>
          <text:p text:style-name="P99">the body on the right,</text:p>
        </text:list-item>
        <text:list-item>
          <text:p text:style-name="P99">and the frame set to bind them all.</text:p>
        </text:list-item>
      </text:list>
      <text:p text:style-name="P54"/>
      <text:h text:style-name="Heading_20_3" text:outline-level="3">Rules Format Comparison</text:h>
      <text:p text:style-name="P68"/>
      <text:p text:style-name="P40">The next 3 pages are designed to allow the comparison of the same rules expressed in respectively native format, <text:span text:style-name="T26">extended format and pseudo-code.</text:span></text:p>
      <text:p text:style-name="P23"/>
      <text:p text:style-name="P100"><text:span text:style-name="T27">&lt;</text:span><text:span text:style-name="T28">BusinessRules</text:span><text:span text:style-name="T29"> xsi:noNamespaceSchemaLocation</text:span><text:span text:style-name="T27">="</text:span><text:span text:style-name="T30">http://nxbre.org/businessRules.xsd</text:span><text:span text:style-name="T27">"</text:span><text:span text:style-name="T29"> xmlns:xsi</text:span><text:span text:style-name="T27">="</text:span><text:span text:style-name="T30">http://www.w3.org/2001/XMLSchema-instance</text:span><text:span text:style-name="T27">"&gt;</text:span></text:p>
      <text:p text:style-name="P101"><text:span text:style-name="T30"><text:tab/></text:span><text:span text:style-name="T27">&lt;</text:span><text:span text:style-name="T28">Rule</text:span><text:span text:style-name="T29"> id</text:span><text:span text:style-name="T27">="</text:span><text:span text:style-name="T30">10i</text:span><text:span text:style-name="T27">"</text:span><text:span text:style-name="T29"> factory</text:span><text:span text:style-name="T27">="</text:span><text:span text:style-name="T30">NxBRE.FlowEngine.Rules.Value</text:span><text:span text:style-name="T27">"&gt;</text:span></text:p>
      <text:p text:style-name="P101"><text:span text:style-name="T30"><text:tab/><text:tab/></text:span><text:span text:style-name="T27">&lt;</text:span><text:span text:style-name="T28">Parameter</text:span><text:span text:style-name="T29"> name</text:span><text:span text:style-name="T27">="</text:span><text:span text:style-name="T30">Value</text:span><text:span text:style-name="T27">"</text:span><text:span text:style-name="T29"> value</text:span><text:span text:style-name="T27">="</text:span><text:span text:style-name="T30">10</text:span><text:span text:style-name="T27">"/&gt;</text:span></text:p>
      <text:p text:style-name="P101"><text:span text:style-name="T30"><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text:span><text:span text:style-name="T30">System.Int32</text:span><text:span text:style-name="T27">"/&gt;</text:span></text:p>
      <text:p text:style-name="P101"><text:span text:style-name="T30"><text:tab/></text:span><text:span text:style-name="T27">&lt;/</text:span><text:span text:style-name="T28">Rule</text:span><text:span text:style-name="T27">&gt;</text:span></text:p>
      <text:p text:style-name="P101"><text:span text:style-name="T30"><text:tab/></text:span><text:span text:style-name="T27">&lt;</text:span><text:span text:style-name="T28">Rule</text:span><text:span text:style-name="T29"> id</text:span><text:span text:style-name="T27">="</text:span><text:span text:style-name="T30">40i</text:span><text:span text:style-name="T27">"</text:span><text:span text:style-name="T29"> factory</text:span><text:span text:style-name="T27">="</text:span><text:span text:style-name="T30">NxBRE.FlowEngine.Rules.Value</text:span><text:span text:style-name="T27">"&gt;</text:span></text:p>
      <text:p text:style-name="P101"><text:span text:style-name="T30"><text:tab/><text:tab/></text:span><text:span text:style-name="T27">&lt;</text:span><text:span text:style-name="T28">Parameter</text:span><text:span text:style-name="T29"> name</text:span><text:span text:style-name="T27">="</text:span><text:span text:style-name="T30">Value</text:span><text:span text:style-name="T27">"</text:span><text:span text:style-name="T29"> value</text:span><text:span text:style-name="T27">="</text:span><text:span text:style-name="T30">40</text:span><text:span text:style-name="T27">"/&gt;</text:span></text:p>
      <text:p text:style-name="P101"><text:span text:style-name="T30"><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text:span><text:span text:style-name="T30">System.Int32</text:span><text:span text:style-name="T27">"/&gt;</text:span></text:p>
      <text:p text:style-name="P101"><text:span text:style-name="T30"><text:tab/></text:span><text:span text:style-name="T27">&lt;/</text:span><text:span text:style-name="T28">Rule</text:span><text:span text:style-name="T27">&gt;</text:span></text:p>
      <text:p text:style-name="P101"><text:span text:style-name="T30"><text:tab/></text:span><text:span text:style-name="T27">&lt;</text:span><text:span text:style-name="T28">Rule</text:span><text:span text:style-name="T29"> factory</text:span><text:span text:style-name="T27">="</text:span><text:span text:style-name="T30">NxBRE.FlowEngine.Rules.ObjectLookup</text:span><text:span text:style-name="T27">"</text:span><text:span text:style-name="T29"> id</text:span><text:span text:style-name="T27">="</text:span><text:span text:style-name="T30">QuantityOrdered</text:span><text:span text:style-name="T27">"&gt;</text:span></text:p>
      <text:p text:style-name="P101"><text:span text:style-name="T30"><text:tab/><text:tab/></text:span><text:span text:style-name="T27">&lt;</text:span><text:span text:style-name="T28">Parameter</text:span><text:span text:style-name="T29"> name</text:span><text:span text:style-name="T27">="</text:span><text:span text:style-name="T30">ObjectId</text:span><text:span text:style-name="T27">"</text:span><text:span text:style-name="T29"> value</text:span><text:span text:style-name="T27">="</text:span><text:span text:style-name="T30">CurrentOrder</text:span><text:span text:style-name="T27">"/&gt;</text:span></text:p>
      <text:p text:style-name="P101"><text:span text:style-name="T30"><text:tab/><text:tab/></text:span><text:span text:style-name="T27">&lt;</text:span><text:span text:style-name="T28">Parameter</text:span><text:span text:style-name="T29"> name</text:span><text:span text:style-name="T27">="</text:span><text:span text:style-name="T30">Member</text:span><text:span text:style-name="T27">"</text:span><text:span text:style-name="T29"> value</text:span><text:span text:style-name="T27">="</text:span><text:span text:style-name="T30">Quantity</text:span><text:span text:style-name="T27">"/&gt;</text:span></text:p>
      <text:p text:style-name="P101"><text:span text:style-name="T30"><text:tab/></text:span><text:span text:style-name="T27">&lt;/</text:span><text:span text:style-name="T28">Rule</text:span><text:span text:style-name="T27">&gt;</text:span></text:p>
      <text:p text:style-name="P101"><text:span text:style-name="T30"><text:tab/></text:span><text:span text:style-name="T27">&lt;</text:span><text:span text:style-name="T28">Logic</text:span><text:span text:style-name="T27">&gt;</text:span></text:p>
      <text:p text:style-name="P101"><text:span text:style-name="T30"><text:tab/><text:tab/></text:span><text:span text:style-name="T27">&lt;</text:span><text:span text:style-name="T28">If</text:span><text:span text:style-name="T27">&gt;</text:span></text:p>
      <text:p text:style-name="P101"><text:span text:style-name="T30"><text:tab/><text:tab/><text:tab/></text:span><text:span text:style-name="T27">&lt;</text:span><text:span text:style-name="T28">Condition</text:span><text:span text:style-name="T29"> type</text:span><text:span text:style-name="T27">="</text:span><text:span text:style-name="T30">AND</text:span><text:span text:style-name="T27">"&gt;</text:span></text:p>
      <text:p text:style-name="P101"><text:span text:style-name="T30"><text:tab/><text:tab/><text:tab/><text:tab/></text:span><text:span text:style-name="T27">&lt;</text:span><text:span text:style-name="T28">Compare</text:span><text:span text:style-name="T29"> leftId</text:span><text:span text:style-name="T27">="</text:span><text:span text:style-name="T30">ClientRating</text:span><text:span text:style-name="T27">"</text:span><text:span text:style-name="T29"> operator</text:span><text:span text:style-name="T27">="</text:span><text:span text:style-name="T30">NxBRE.FlowEngine.Rules.GreaterThanEqualTo</text:span><text:span text:style-name="T27">"</text:span><text:span text:style-name="T29"> rightId</text:span><text:span text:style-name="T27">="</text:span><text:span text:style-name="T30">ClientRatingThreshold</text:span><text:span text:style-name="T27">"&gt;</text:span></text:p>
      <text:p text:style-name="P101"><text:span text:style-name="T30"><text:tab/><text:tab/><text:tab/><text:tab/><text:tab/></text:span><text:span text:style-name="T27">&lt;</text:span><text:span text:style-name="T28">Rule</text:span><text:span text:style-name="T29"> factory</text:span><text:span text:style-name="T27">="</text:span><text:span text:style-name="T30">NxBRE.FlowEngine.Rules.ObjectLookup</text:span><text:span text:style-name="T27">"</text:span><text:span text:style-name="T29"> id</text:span><text:span text:style-name="T27">="</text:span><text:span text:style-name="T30">ClientRating</text:span><text:span text:style-name="T27">"&gt;</text:span></text:p>
      <text:p text:style-name="P101"><text:span text:style-name="T30"><text:tab/><text:tab/><text:tab/><text:tab/><text:tab/><text:tab/></text:span><text:span text:style-name="T27">&lt;</text:span><text:span text:style-name="T28">Parameter</text:span><text:span text:style-name="T29"> name</text:span><text:span text:style-name="T27">="</text:span><text:span text:style-name="T30">ObjectId</text:span><text:span text:style-name="T27">"</text:span><text:span text:style-name="T29"> value</text:span><text:span text:style-name="T27">="</text:span><text:span text:style-name="T30">CurrentOrder</text:span><text:span text:style-name="T27">"/&gt;</text:span></text:p>
      <text:p text:style-name="P101"><text:span text:style-name="T30"><text:tab/><text:tab/><text:tab/><text:tab/><text:tab/><text:tab/></text:span><text:span text:style-name="T27">&lt;</text:span><text:span text:style-name="T28">Parameter</text:span><text:span text:style-name="T29"> name</text:span><text:span text:style-name="T27">="</text:span><text:span text:style-name="T30">Member</text:span><text:span text:style-name="T27">"</text:span><text:span text:style-name="T29"> value</text:span><text:span text:style-name="T27">="</text:span><text:span text:style-name="T30">ClientRating</text:span><text:span text:style-name="T27">"/&gt;</text:span></text:p>
      <text:p text:style-name="P101"><text:span text:style-name="T30"><text:tab/><text:tab/><text:tab/><text:tab/><text:tab/></text:span><text:span text:style-name="T27">&lt;/</text:span><text:span text:style-name="T28">Rule</text:span><text:span text:style-name="T27">&gt;</text:span></text:p>
      <text:p text:style-name="P101"><text:span text:style-name="T30"><text:tab/><text:tab/><text:tab/><text:tab/><text:tab/></text:span><text:span text:style-name="T27">&lt;</text:span><text:span text:style-name="T28">Rule</text:span><text:span text:style-name="T29"> id</text:span><text:span text:style-name="T27">="</text:span><text:span text:style-name="T30">ClientRatingThreshold</text:span><text:span text:style-name="T27">"</text:span><text:span text:style-name="T29"> factory</text:span><text:span text:style-name="T27">="</text:span><text:span text:style-name="T30">NxBRE.FlowEngine.Rules.Value</text:span><text:span text:style-name="T27">"&gt;</text:span></text:p>
      <text:p text:style-name="P101"><text:span text:style-name="T30"><text:tab/><text:tab/><text:tab/><text:tab/><text:tab/><text:tab/></text:span><text:span text:style-name="T27">&lt;</text:span><text:span text:style-name="T28">Parameter</text:span><text:span text:style-name="T29"> name</text:span><text:span text:style-name="T27">="</text:span><text:span text:style-name="T30">Value</text:span><text:span text:style-name="T27">"</text:span><text:span text:style-name="T29"> value</text:span><text:span text:style-name="T27">="</text:span><text:span text:style-name="T30">C</text:span><text:span text:style-name="T27">"/&gt;</text:span></text:p>
      <text:p text:style-name="P101"><text:span text:style-name="T30"><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text:span><text:span text:style-name="T30">System.String</text:span><text:span text:style-name="T27">"/&gt;</text:span></text:p>
      <text:p text:style-name="P101"><text:span text:style-name="T30"><text:tab/><text:tab/><text:tab/><text:tab/><text:tab/></text:span><text:span text:style-name="T27">&lt;/</text:span><text:span text:style-name="T28">Rule</text:span><text:span text:style-name="T27">&gt;</text:span></text:p>
      <text:p text:style-name="P101"><text:span text:style-name="T30"><text:tab/><text:tab/><text:tab/><text:tab/></text:span><text:span text:style-name="T27">&lt;/</text:span><text:span text:style-name="T28">Compare</text:span><text:span text:style-name="T27">&gt;</text:span></text:p>
      <text:p text:style-name="P101"><text:span text:style-name="T30"><text:tab/><text:tab/><text:tab/></text:span><text:span text:style-name="T27">&lt;/</text:span><text:span text:style-name="T28">Condition</text:span><text:span text:style-name="T27">&gt;</text:span></text:p>
      <text:p text:style-name="P101"><text:span text:style-name="T30"><text:tab/><text:tab/><text:tab/></text:span><text:span text:style-name="T27">&lt;</text:span><text:span text:style-name="T28">Do</text:span><text:span text:style-name="T27">&gt;</text:span></text:p>
      <text:p text:style-name="P101"><text:span text:style-name="T30"><text:tab/><text:tab/><text:tab/><text:tab/></text:span><text:span text:style-name="T27">&lt;!--</text:span><text:span text:style-name="T31"> Discount rules for high rate customers </text:span><text:span text:style-name="T27">--&gt;</text:span></text:p>
      <text:p text:style-name="P101"><text:span text:style-name="T30"><text:tab/><text:tab/><text:tab/><text:tab/></text:span><text:span text:style-name="T27">&lt;</text:span><text:span text:style-name="T28">Logic</text:span><text:span text:style-name="T27">&gt;</text:span></text:p>
      <text:p text:style-name="P101"><text:span text:style-name="T30"><text:tab/><text:tab/><text:tab/><text:tab/><text:tab/></text:span><text:span text:style-name="T27">&lt;</text:span><text:span text:style-name="T28">If</text:span><text:span text:style-name="T27">&gt;</text:span></text:p>
      <text:p text:style-name="P101"><text:span text:style-name="T30"><text:tab/><text:tab/><text:tab/><text:tab/><text:tab/><text:tab/></text:span><text:span text:style-name="T27">&lt;</text:span><text:span text:style-name="T28">Condition</text:span><text:span text:style-name="T29"> type</text:span><text:span text:style-name="T27">="</text:span><text:span text:style-name="T30">AND</text:span><text:span text:style-name="T27">"&gt;</text:span></text:p>
      <text:p text:style-name="P101"><text:span text:style-name="T30"><text:tab/><text:tab/><text:tab/><text:tab/><text:tab/><text:tab/><text:tab/></text:span><text:span text:style-name="T27">&lt;</text:span><text:span text:style-name="T28">Compare</text:span><text:span text:style-name="T29"> leftId</text:span><text:span text:style-name="T27">="</text:span><text:span text:style-name="T30">QuantityOrdered</text:span><text:span text:style-name="T27">"</text:span><text:span text:style-name="T29"> operator</text:span><text:span text:style-name="T27">="</text:span><text:span text:style-name="T30">NxBRE.FlowEngine.Rules.GreaterThan</text:span><text:span text:style-name="T27">"</text:span><text:span text:style-name="T29"> rightId</text:span><text:span text:style-name="T27">="</text:span><text:span text:style-name="T30">40i</text:span><text:span text:style-name="T27">"/&gt;</text:span></text:p>
      <text:p text:style-name="P101"><text:span text:style-name="T30"><text:tab/><text:tab/><text:tab/><text:tab/><text:tab/><text:tab/></text:span><text:span text:style-name="T27">&lt;/</text:span><text:span text:style-name="T28">Condition</text:span><text:span text:style-name="T27">&gt;</text:span></text:p>
      <text:p text:style-name="P101"><text:span text:style-name="T30"><text:tab/><text:tab/><text:tab/><text:tab/><text:tab/><text:tab/></text:span><text:span text:style-name="T27">&lt;</text:span><text:span text:style-name="T28">Do</text:span><text:span text:style-name="T27">&gt;</text:span></text:p>
      <text:p text:style-name="P101"><text:span text:style-name="T30"><text:tab/><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1"><text:span text:style-name="T30"><text:tab/><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1"><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7</text:span><text:span text:style-name="T27">"/&gt;</text:span></text:p>
      <text:p text:style-name="P101"><text:span text:style-name="T30"><text:tab/><text:tab/><text:tab/><text:tab/><text:tab/><text:tab/><text:tab/></text:span><text:span text:style-name="T27">&lt;/</text:span><text:span text:style-name="T28">Rule</text:span><text:span text:style-name="T27">&gt;</text:span></text:p>
      <text:p text:style-name="P101"><text:span text:style-name="T30"><text:tab/><text:tab/><text:tab/><text:tab/><text:tab/><text:tab/></text:span><text:span text:style-name="T27">&lt;/</text:span><text:span text:style-name="T28">Do</text:span><text:span text:style-name="T27">&gt;</text:span></text:p>
      <text:p text:style-name="P101"><text:span text:style-name="T30"><text:tab/><text:tab/><text:tab/><text:tab/><text:tab/></text:span><text:span text:style-name="T27">&lt;/</text:span><text:span text:style-name="T28">If</text:span><text:span text:style-name="T27">&gt;</text:span></text:p>
      <text:p text:style-name="P101"><text:span text:style-name="T30"><text:tab/><text:tab/><text:tab/><text:tab/><text:tab/></text:span><text:span text:style-name="T27">&lt;</text:span><text:span text:style-name="T28">ElseIf</text:span><text:span text:style-name="T27">&gt;</text:span></text:p>
      <text:p text:style-name="P101"><text:span text:style-name="T30"><text:tab/><text:tab/><text:tab/><text:tab/><text:tab/><text:tab/></text:span><text:span text:style-name="T27">&lt;</text:span><text:span text:style-name="T28">Condition</text:span><text:span text:style-name="T29"> type</text:span><text:span text:style-name="T27">="</text:span><text:span text:style-name="T30">AND</text:span><text:span text:style-name="T27">"&gt;</text:span></text:p>
      <text:p text:style-name="P101"><text:span text:style-name="T30"><text:tab/><text:tab/><text:tab/><text:tab/><text:tab/><text:tab/><text:tab/></text:span><text:span text:style-name="T27">&lt;</text:span><text:span text:style-name="T28">Compare</text:span><text:span text:style-name="T29"> leftId</text:span><text:span text:style-name="T27">="</text:span><text:span text:style-name="T30">QuantityOrdered</text:span><text:span text:style-name="T27">"</text:span><text:span text:style-name="T29"> operator</text:span><text:span text:style-name="T27">="</text:span><text:span text:style-name="T30">NxBRE.FlowEngine.Rules.GreaterThan</text:span><text:span text:style-name="T27">"</text:span><text:span text:style-name="T29"> rightId</text:span><text:span text:style-name="T27">="</text:span><text:span text:style-name="T30">10i</text:span><text:span text:style-name="T27">"/&gt;</text:span></text:p>
      <text:p text:style-name="P101"><text:span text:style-name="T30"><text:tab/><text:tab/><text:tab/><text:tab/><text:tab/><text:tab/></text:span><text:span text:style-name="T27">&lt;/</text:span><text:span text:style-name="T28">Condition</text:span><text:span text:style-name="T27">&gt;</text:span></text:p>
      <text:p text:style-name="P101"><text:span text:style-name="T30"><text:tab/><text:tab/><text:tab/><text:tab/><text:tab/><text:tab/></text:span><text:span text:style-name="T27">&lt;</text:span><text:span text:style-name="T28">Do</text:span><text:span text:style-name="T27">&gt;</text:span></text:p>
      <text:p text:style-name="P101"><text:span text:style-name="T30"><text:tab/><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1"><text:span text:style-name="T30"><text:tab/><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1"><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8</text:span><text:span text:style-name="T27">"/&gt;</text:span></text:p>
      <text:p text:style-name="P101"><text:span text:style-name="T30"><text:tab/><text:tab/><text:tab/><text:tab/><text:tab/><text:tab/><text:tab/></text:span><text:span text:style-name="T27">&lt;/</text:span><text:span text:style-name="T28">Rule</text:span><text:span text:style-name="T27">&gt;</text:span></text:p>
      <text:p text:style-name="P101"><text:span text:style-name="T30"><text:tab/><text:tab/><text:tab/><text:tab/><text:tab/><text:tab/></text:span><text:span text:style-name="T27">&lt;/</text:span><text:span text:style-name="T28">Do</text:span><text:span text:style-name="T27">&gt;</text:span></text:p>
      <text:p text:style-name="P101"><text:span text:style-name="T30"><text:tab/><text:tab/><text:tab/><text:tab/><text:tab/></text:span><text:span text:style-name="T27">&lt;/</text:span><text:span text:style-name="T28">ElseIf</text:span><text:span text:style-name="T27">&gt;</text:span></text:p>
      <text:p text:style-name="P101"><text:span text:style-name="T30"><text:tab/><text:tab/><text:tab/><text:tab/><text:tab/></text:span><text:span text:style-name="T27">&lt;</text:span><text:span text:style-name="T28">Else</text:span><text:span text:style-name="T27">&gt;</text:span></text:p>
      <text:p text:style-name="P101"><text:span text:style-name="T30"><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1"><text:span text:style-name="T30"><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1"><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1"><text:span text:style-name="T30"><text:tab/><text:tab/><text:tab/><text:tab/><text:tab/><text:tab/></text:span><text:span text:style-name="T27">&lt;/</text:span><text:span text:style-name="T28">Rule</text:span><text:span text:style-name="T27">&gt;</text:span></text:p>
      <text:p text:style-name="P101"><text:span text:style-name="T30"><text:tab/><text:tab/><text:tab/><text:tab/><text:tab/></text:span><text:span text:style-name="T27">&lt;/</text:span><text:span text:style-name="T28">Else</text:span><text:span text:style-name="T27">&gt;</text:span></text:p>
      <text:p text:style-name="P101"><text:span text:style-name="T30"><text:tab/><text:tab/><text:tab/><text:tab/></text:span><text:span text:style-name="T27">&lt;/</text:span><text:span text:style-name="T28">Logic</text:span><text:span text:style-name="T27">&gt;</text:span></text:p>
      <text:p text:style-name="P101"><text:span text:style-name="T30"><text:tab/><text:tab/><text:tab/></text:span><text:span text:style-name="T27">&lt;/</text:span><text:span text:style-name="T28">Do</text:span><text:span text:style-name="T27">&gt;</text:span></text:p>
      <text:p text:style-name="P101"><text:span text:style-name="T30"><text:tab/><text:tab/></text:span><text:span text:style-name="T27">&lt;/</text:span><text:span text:style-name="T28">If</text:span><text:span text:style-name="T27">&gt;</text:span></text:p>
      <text:p text:style-name="P101"><text:span text:style-name="T30"><text:tab/><text:tab/></text:span><text:span text:style-name="T27">&lt;</text:span><text:span text:style-name="T28">Else</text:span><text:span text:style-name="T27">&gt;</text:span></text:p>
      <text:p text:style-name="P101"><text:span text:style-name="T30"><text:tab/><text:tab/><text:tab/></text:span><text:span text:style-name="T27">&lt;!--</text:span><text:span text:style-name="T31"> Discount rules for low rate customers </text:span><text:span text:style-name="T27">--&gt;</text:span></text:p>
      <text:p text:style-name="P101"><text:span text:style-name="T30"><text:tab/><text:tab/><text:tab/></text:span><text:span text:style-name="T27">&lt;</text:span><text:span text:style-name="T28">Logic</text:span><text:span text:style-name="T27">&gt;</text:span></text:p>
      <text:p text:style-name="P101"><text:span text:style-name="T30"><text:tab/><text:tab/><text:tab/><text:tab/></text:span><text:span text:style-name="T27">&lt;</text:span><text:span text:style-name="T28">If</text:span><text:span text:style-name="T27">&gt;</text:span></text:p>
      <text:p text:style-name="P101"><text:span text:style-name="T30"><text:tab/><text:tab/><text:tab/><text:tab/><text:tab/></text:span><text:span text:style-name="T27">&lt;</text:span><text:span text:style-name="T28">Condition</text:span><text:span text:style-name="T29"> type</text:span><text:span text:style-name="T27">="</text:span><text:span text:style-name="T30">AND</text:span><text:span text:style-name="T27">"&gt;</text:span></text:p>
      <text:p text:style-name="P101"><text:span text:style-name="T30"><text:tab/><text:tab/><text:tab/><text:tab/><text:tab/><text:tab/></text:span><text:span text:style-name="T27">&lt;</text:span><text:span text:style-name="T28">Compare</text:span><text:span text:style-name="T29"> leftId</text:span><text:span text:style-name="T27">="</text:span><text:span text:style-name="T30">QuantityOrdered</text:span><text:span text:style-name="T27">"</text:span><text:span text:style-name="T29"> operator</text:span><text:span text:style-name="T27">="</text:span><text:span text:style-name="T30">NxBRE.FlowEngine.Rules.GreaterThan</text:span><text:span text:style-name="T27">"</text:span><text:span text:style-name="T29"> rightId</text:span><text:span text:style-name="T27">="</text:span><text:span text:style-name="T30">40i</text:span><text:span text:style-name="T27">"/&gt;</text:span></text:p>
      <text:p text:style-name="P101"><text:span text:style-name="T30"><text:tab/><text:tab/><text:tab/><text:tab/><text:tab/></text:span><text:span text:style-name="T27">&lt;/</text:span><text:span text:style-name="T28">Condition</text:span><text:span text:style-name="T27">&gt;</text:span></text:p>
      <text:p text:style-name="P101"><text:span text:style-name="T30"><text:tab/><text:tab/><text:tab/><text:tab/><text:tab/></text:span><text:span text:style-name="T27">&lt;</text:span><text:span text:style-name="T28">Do</text:span><text:span text:style-name="T27">&gt;</text:span></text:p>
      <text:p text:style-name="P101"><text:span text:style-name="T30"><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1"><text:span text:style-name="T30"><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1"><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1"><text:span text:style-name="T30"><text:tab/><text:tab/><text:tab/><text:tab/><text:tab/><text:tab/></text:span><text:span text:style-name="T27">&lt;/</text:span><text:span text:style-name="T28">Rule</text:span><text:span text:style-name="T27">&gt;</text:span></text:p>
      <text:p text:style-name="P101"><text:span text:style-name="T30"><text:tab/><text:tab/><text:tab/><text:tab/><text:tab/></text:span><text:span text:style-name="T27">&lt;/</text:span><text:span text:style-name="T28">Do</text:span><text:span text:style-name="T27">&gt;</text:span></text:p>
      <text:p text:style-name="P101"><text:span text:style-name="T30"><text:tab/><text:tab/><text:tab/><text:tab/></text:span><text:span text:style-name="T27">&lt;/</text:span><text:span text:style-name="T28">If</text:span><text:span text:style-name="T27">&gt;</text:span></text:p>
      <text:p text:style-name="P101"><text:span text:style-name="T30"><text:tab/><text:tab/><text:tab/><text:tab/></text:span><text:span text:style-name="T27">&lt;</text:span><text:span text:style-name="T28">Else</text:span><text:span text:style-name="T27">&gt;</text:span></text:p>
      <text:p text:style-name="P101"><text:span text:style-name="T30"><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1"><text:span text:style-name="T30"><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1"><text:span text:style-name="T30"><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1</text:span><text:span text:style-name="T27">"/&gt;</text:span></text:p>
      <text:p text:style-name="P101"><text:span text:style-name="T30"><text:tab/><text:tab/><text:tab/><text:tab/><text:tab/></text:span><text:span text:style-name="T27">&lt;/</text:span><text:span text:style-name="T28">Rule</text:span><text:span text:style-name="T27">&gt;</text:span></text:p>
      <text:p text:style-name="P101"><text:span text:style-name="T30"><text:tab/><text:tab/><text:tab/><text:tab/></text:span><text:span text:style-name="T27">&lt;/</text:span><text:span text:style-name="T28">Else</text:span><text:span text:style-name="T27">&gt;</text:span></text:p>
      <text:p text:style-name="P101"><text:span text:style-name="T30"><text:tab/><text:tab/><text:tab/></text:span><text:span text:style-name="T27">&lt;/</text:span><text:span text:style-name="T28">Logic</text:span><text:span text:style-name="T27">&gt;</text:span></text:p>
      <text:p text:style-name="P101"><text:span text:style-name="T30"><text:tab/><text:tab/></text:span><text:span text:style-name="T27">&lt;/</text:span><text:span text:style-name="T28">Else</text:span><text:span text:style-name="T27">&gt;</text:span></text:p>
      <text:p text:style-name="P101"><text:span text:style-name="T30"><text:tab/></text:span><text:span text:style-name="T27">&lt;/</text:span><text:span text:style-name="T28">Logic</text:span><text:span text:style-name="T27">&gt;</text:span></text:p>
      <text:p text:style-name="P101"><text:span text:style-name="T27">&lt;/</text:span><text:span text:style-name="T28">BusinessRules</text:span><text:span text:style-name="T27">&gt;</text:span></text:p>
      <text:p text:style-name="P102"><text:span text:style-name="T27">&lt;</text:span><text:span text:style-name="T28">xBusinessRules<text:tab/></text:span><text:span text:style-name="T29">xsi:noNamespaceSchemaLocation</text:span><text:span text:style-name="T27">="</text:span><text:a xlink:type="simple" xlink:href="http://nxbre.org/xBusinessRules.xsd"><text:span text:style-name="T32">http://nxbre.org/xBusinessRules.xsd</text:span></text:a><text:span text:style-name="T27">"</text:span></text:p>
      <text:p text:style-name="P103"><text:span text:style-name="T33"><text:tab/></text:span><text:span text:style-name="T34">xmlns:xsi</text:span><text:span text:style-name="T33">="</text:span><text:span text:style-name="T24">http://www.w3.org/2001/XMLSchema-instance</text:span><text:span text:style-name="T33">"&gt;</text:span></text:p>
      <text:p text:style-name="P104"><text:span text:style-name="T30"><text:tab/></text:span><text:span text:style-name="T27">&lt;!--</text:span><text:span text:style-name="T31"> global values </text:span><text:span text:style-name="T27">--&gt;</text:span></text:p>
      <text:p text:style-name="P104"><text:span text:style-name="T30"><text:tab/></text:span><text:span text:style-name="T27">&lt;</text:span><text:span text:style-name="T28">Integer</text:span><text:span text:style-name="T29"> id</text:span><text:span text:style-name="T27">="</text:span><text:span text:style-name="T30">10i</text:span><text:span text:style-name="T27">"</text:span><text:span text:style-name="T29"> value</text:span><text:span text:style-name="T27">="</text:span><text:span text:style-name="T30">10</text:span><text:span text:style-name="T27">"/&gt;</text:span></text:p>
      <text:p text:style-name="P104"><text:span text:style-name="T30"><text:tab/></text:span><text:span text:style-name="T27">&lt;</text:span><text:span text:style-name="T28">Integer</text:span><text:span text:style-name="T29"> id</text:span><text:span text:style-name="T27">="</text:span><text:span text:style-name="T30">40i</text:span><text:span text:style-name="T27">"</text:span><text:span text:style-name="T29"> value</text:span><text:span text:style-name="T27">="</text:span><text:span text:style-name="T30">40</text:span><text:span text:style-name="T27">"/&gt;</text:span></text:p>
      <text:p text:style-name="P104"><text:span text:style-name="T30"><text:tab/></text:span><text:span text:style-name="T27">&lt;</text:span><text:span text:style-name="T28">ObjectLookup</text:span><text:span text:style-name="T29"> id</text:span><text:span text:style-name="T27">="</text:span><text:span text:style-name="T30">QuantityOrdered</text:span><text:span text:style-name="T27">"</text:span><text:span text:style-name="T29"> objectId</text:span><text:span text:style-name="T27">="</text:span><text:span text:style-name="T30">CurrentOrder</text:span><text:span text:style-name="T27">"</text:span><text:span text:style-name="T29"> member</text:span><text:span text:style-name="T27">="</text:span><text:span text:style-name="T30">Quantity</text:span><text:span text:style-name="T27">"/&gt;</text:span></text:p>
      <text:p text:style-name="P104"><text:span text:style-name="T30"><text:tab/></text:span><text:span text:style-name="T27">&lt;</text:span><text:span text:style-name="T28">Logic</text:span><text:span text:style-name="T27">&gt;</text:span></text:p>
      <text:p text:style-name="P104"><text:span text:style-name="T30"><text:tab/><text:tab/></text:span><text:span text:style-name="T27">&lt;</text:span><text:span text:style-name="T28">If</text:span><text:span text:style-name="T27">&gt;</text:span></text:p>
      <text:p text:style-name="P104"><text:span text:style-name="T30"><text:tab/><text:tab/><text:tab/></text:span><text:span text:style-name="T27">&lt;</text:span><text:span text:style-name="T28">And</text:span><text:span text:style-name="T27">&gt;</text:span></text:p>
      <text:p text:style-name="P104"><text:span text:style-name="T30"><text:tab/><text:tab/><text:tab/><text:tab/></text:span><text:span text:style-name="T27">&lt;</text:span><text:span text:style-name="T28">GreaterThanEqualTo</text:span><text:span text:style-name="T29"> leftId</text:span><text:span text:style-name="T27">="</text:span><text:span text:style-name="T30">ClientRating</text:span><text:span text:style-name="T27">"</text:span><text:span text:style-name="T29"> rightId</text:span><text:span text:style-name="T27">="</text:span><text:span text:style-name="T30">ClientRatingThreshold</text:span><text:span text:style-name="T27">"&gt;</text:span></text:p>
      <text:p text:style-name="P104"><text:span text:style-name="T30"><text:tab/><text:tab/><text:tab/><text:tab/><text:tab/></text:span><text:span text:style-name="T27">&lt;</text:span><text:span text:style-name="T28">ObjectLookup</text:span><text:span text:style-name="T29"> id</text:span><text:span text:style-name="T27">="</text:span><text:span text:style-name="T30">ClientRating</text:span><text:span text:style-name="T27">"</text:span><text:span text:style-name="T29"> objectId</text:span><text:span text:style-name="T27">="</text:span><text:span text:style-name="T30">CurrentOrder</text:span><text:span text:style-name="T27">"</text:span><text:span text:style-name="T29"> member</text:span><text:span text:style-name="T27">="</text:span><text:span text:style-name="T30">ClientRating</text:span><text:span text:style-name="T27">"/&gt;</text:span></text:p>
      <text:p text:style-name="P104"><text:span text:style-name="T30"><text:tab/><text:tab/><text:tab/><text:tab/><text:tab/></text:span><text:span text:style-name="T27">&lt;</text:span><text:span text:style-name="T28">String</text:span><text:span text:style-name="T29"> id</text:span><text:span text:style-name="T27">="</text:span><text:span text:style-name="T30">ClientRatingThreshold</text:span><text:span text:style-name="T27">"</text:span><text:span text:style-name="T29"> value</text:span><text:span text:style-name="T27">="</text:span><text:span text:style-name="T30">C</text:span><text:span text:style-name="T27">"/&gt;</text:span></text:p>
      <text:p text:style-name="P104"><text:span text:style-name="T30"><text:tab/><text:tab/><text:tab/><text:tab/></text:span><text:span text:style-name="T27">&lt;/</text:span><text:span text:style-name="T28">GreaterThanEqualTo</text:span><text:span text:style-name="T27">&gt;</text:span></text:p>
      <text:p text:style-name="P104"><text:span text:style-name="T30"><text:tab/><text:tab/><text:tab/></text:span><text:span text:style-name="T27">&lt;/</text:span><text:span text:style-name="T28">And</text:span><text:span text:style-name="T27">&gt;</text:span></text:p>
      <text:p text:style-name="P104"><text:span text:style-name="T30"><text:tab/><text:tab/><text:tab/></text:span><text:span text:style-name="T27">&lt;</text:span><text:span text:style-name="T28">Do</text:span><text:span text:style-name="T27">&gt;</text:span></text:p>
      <text:p text:style-name="P104"><text:span text:style-name="T30"><text:tab/><text:tab/><text:tab/><text:tab/></text:span><text:span text:style-name="T27">&lt;!--</text:span><text:span text:style-name="T31"> Discount rules for high rate customers </text:span><text:span text:style-name="T27">--&gt;</text:span></text:p>
      <text:p text:style-name="P104"><text:span text:style-name="T30"><text:tab/><text:tab/><text:tab/><text:tab/></text:span><text:span text:style-name="T27">&lt;</text:span><text:span text:style-name="T28">Logic</text:span><text:span text:style-name="T27">&gt;</text:span></text:p>
      <text:p text:style-name="P104"><text:span text:style-name="T30"><text:tab/><text:tab/><text:tab/><text:tab/><text:tab/></text:span><text:span text:style-name="T27">&lt;</text:span><text:span text:style-name="T28">If</text:span><text:span text:style-name="T27">&gt;</text:span></text:p>
      <text:p text:style-name="P104"><text:span text:style-name="T30"><text:tab/><text:tab/><text:tab/><text:tab/><text:tab/><text:tab/></text:span><text:span text:style-name="T27">&lt;</text:span><text:span text:style-name="T28">And</text:span><text:span text:style-name="T27">&gt;</text:span></text:p>
      <text:p text:style-name="P104"><text:span text:style-name="T30"><text:tab/><text:tab/><text:tab/><text:tab/><text:tab/><text:tab/><text:tab/></text:span><text:span text:style-name="T27">&lt;</text:span><text:span text:style-name="T28">GreaterThan</text:span><text:span text:style-name="T29"> leftId</text:span><text:span text:style-name="T27">="</text:span><text:span text:style-name="T30">QuantityOrdered</text:span><text:span text:style-name="T27">"</text:span><text:span text:style-name="T29"> rightId</text:span><text:span text:style-name="T27">="</text:span><text:span text:style-name="T30">40i</text:span><text:span text:style-name="T27">"/&gt;</text:span></text:p>
      <text:p text:style-name="P104"><text:span text:style-name="T30"><text:tab/><text:tab/><text:tab/><text:tab/><text:tab/><text:tab/></text:span><text:span text:style-name="T27">&lt;/</text:span><text:span text:style-name="T28">And</text:span><text:span text:style-name="T27">&gt;</text:span></text:p>
      <text:p text:style-name="P104"><text:span text:style-name="T30"><text:tab/><text:tab/><text:tab/><text:tab/><text:tab/><text:tab/></text:span><text:span text:style-name="T27">&lt;</text:span><text:span text:style-name="T28">Do</text:span><text:span text:style-name="T27">&gt;</text:span></text:p>
      <text:p text:style-name="P104"><text:span text:style-name="T30"><text:tab/><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4"><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7</text:span><text:span text:style-name="T27">"/&gt;</text:span></text:p>
      <text:p text:style-name="P104"><text:span text:style-name="T30"><text:tab/><text:tab/><text:tab/><text:tab/><text:tab/><text:tab/><text:tab/></text:span><text:span text:style-name="T27">&lt;/</text:span><text:span text:style-name="T28">Evaluate</text:span><text:span text:style-name="T27">&gt;</text:span></text:p>
      <text:p text:style-name="P104"><text:span text:style-name="T30"><text:tab/><text:tab/><text:tab/><text:tab/><text:tab/><text:tab/></text:span><text:span text:style-name="T27">&lt;/</text:span><text:span text:style-name="T28">Do</text:span><text:span text:style-name="T27">&gt;</text:span></text:p>
      <text:p text:style-name="P104"><text:span text:style-name="T30"><text:tab/><text:tab/><text:tab/><text:tab/><text:tab/></text:span><text:span text:style-name="T27">&lt;/</text:span><text:span text:style-name="T28">If</text:span><text:span text:style-name="T27">&gt;</text:span></text:p>
      <text:p text:style-name="P104"><text:span text:style-name="T30"><text:tab/><text:tab/><text:tab/><text:tab/><text:tab/></text:span><text:span text:style-name="T27">&lt;</text:span><text:span text:style-name="T28">ElseIf</text:span><text:span text:style-name="T27">&gt;</text:span></text:p>
      <text:p text:style-name="P104"><text:span text:style-name="T30"><text:tab/><text:tab/><text:tab/><text:tab/><text:tab/><text:tab/></text:span><text:span text:style-name="T27">&lt;</text:span><text:span text:style-name="T28">And</text:span><text:span text:style-name="T27">&gt;</text:span></text:p>
      <text:p text:style-name="P104"><text:span text:style-name="T30"><text:tab/><text:tab/><text:tab/><text:tab/><text:tab/><text:tab/><text:tab/></text:span><text:span text:style-name="T27">&lt;</text:span><text:span text:style-name="T28">GreaterThan</text:span><text:span text:style-name="T29"> leftId</text:span><text:span text:style-name="T27">="</text:span><text:span text:style-name="T30">QuantityOrdered</text:span><text:span text:style-name="T27">"</text:span><text:span text:style-name="T29"> rightId</text:span><text:span text:style-name="T27">="</text:span><text:span text:style-name="T30">10i</text:span><text:span text:style-name="T27">"/&gt;</text:span></text:p>
      <text:p text:style-name="P104"><text:span text:style-name="T30"><text:tab/><text:tab/><text:tab/><text:tab/><text:tab/><text:tab/></text:span><text:span text:style-name="T27">&lt;/</text:span><text:span text:style-name="T28">And</text:span><text:span text:style-name="T27">&gt;</text:span></text:p>
      <text:p text:style-name="P104"><text:span text:style-name="T30"><text:tab/><text:tab/><text:tab/><text:tab/><text:tab/><text:tab/></text:span><text:span text:style-name="T27">&lt;</text:span><text:span text:style-name="T28">Do</text:span><text:span text:style-name="T27">&gt;</text:span></text:p>
      <text:p text:style-name="P104"><text:span text:style-name="T30"><text:tab/><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4"><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8</text:span><text:span text:style-name="T27">"/&gt;</text:span></text:p>
      <text:p text:style-name="P104"><text:span text:style-name="T30"><text:tab/><text:tab/><text:tab/><text:tab/><text:tab/><text:tab/><text:tab/></text:span><text:span text:style-name="T27">&lt;/</text:span><text:span text:style-name="T28">Evaluate</text:span><text:span text:style-name="T27">&gt;</text:span></text:p>
      <text:p text:style-name="P104"><text:span text:style-name="T30"><text:tab/><text:tab/><text:tab/><text:tab/><text:tab/><text:tab/></text:span><text:span text:style-name="T27">&lt;/</text:span><text:span text:style-name="T28">Do</text:span><text:span text:style-name="T27">&gt;</text:span></text:p>
      <text:p text:style-name="P104"><text:span text:style-name="T30"><text:tab/><text:tab/><text:tab/><text:tab/><text:tab/></text:span><text:span text:style-name="T27">&lt;/</text:span><text:span text:style-name="T28">ElseIf</text:span><text:span text:style-name="T27">&gt;</text:span></text:p>
      <text:p text:style-name="P104"><text:span text:style-name="T30"><text:tab/><text:tab/><text:tab/><text:tab/><text:tab/></text:span><text:span text:style-name="T27">&lt;</text:span><text:span text:style-name="T28">Else</text:span><text:span text:style-name="T27">&gt;</text:span></text:p>
      <text:p text:style-name="P104"><text:span text:style-name="T30"><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4"><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4"><text:span text:style-name="T30"><text:tab/><text:tab/><text:tab/><text:tab/><text:tab/><text:tab/></text:span><text:span text:style-name="T27">&lt;/</text:span><text:span text:style-name="T28">Evaluate</text:span><text:span text:style-name="T27">&gt;</text:span></text:p>
      <text:p text:style-name="P104"><text:span text:style-name="T30"><text:tab/><text:tab/><text:tab/><text:tab/><text:tab/></text:span><text:span text:style-name="T27">&lt;/</text:span><text:span text:style-name="T28">Else</text:span><text:span text:style-name="T27">&gt;</text:span></text:p>
      <text:p text:style-name="P104"><text:span text:style-name="T30"><text:tab/><text:tab/><text:tab/><text:tab/></text:span><text:span text:style-name="T27">&lt;/</text:span><text:span text:style-name="T28">Logic</text:span><text:span text:style-name="T27">&gt;</text:span></text:p>
      <text:p text:style-name="P104"><text:span text:style-name="T30"><text:tab/><text:tab/><text:tab/></text:span><text:span text:style-name="T27">&lt;/</text:span><text:span text:style-name="T28">Do</text:span><text:span text:style-name="T27">&gt;</text:span></text:p>
      <text:p text:style-name="P104"><text:span text:style-name="T30"><text:tab/><text:tab/></text:span><text:span text:style-name="T27">&lt;/</text:span><text:span text:style-name="T28">If</text:span><text:span text:style-name="T27">&gt;</text:span></text:p>
      <text:p text:style-name="P104"><text:span text:style-name="T30"><text:tab/><text:tab/></text:span><text:span text:style-name="T27">&lt;</text:span><text:span text:style-name="T28">Else</text:span><text:span text:style-name="T27">&gt;</text:span></text:p>
      <text:p text:style-name="P104"><text:span text:style-name="T30"><text:tab/><text:tab/><text:tab/></text:span><text:span text:style-name="T27">&lt;!--</text:span><text:span text:style-name="T31"> Discount rules for low rate customers </text:span><text:span text:style-name="T27">--&gt;</text:span></text:p>
      <text:p text:style-name="P104"><text:span text:style-name="T30"><text:tab/><text:tab/><text:tab/></text:span><text:span text:style-name="T27">&lt;</text:span><text:span text:style-name="T28">Logic</text:span><text:span text:style-name="T27">&gt;</text:span></text:p>
      <text:p text:style-name="P104"><text:span text:style-name="T30"><text:tab/><text:tab/><text:tab/><text:tab/></text:span><text:span text:style-name="T27">&lt;</text:span><text:span text:style-name="T28">If</text:span><text:span text:style-name="T27">&gt;</text:span></text:p>
      <text:p text:style-name="P104"><text:span text:style-name="T30"><text:tab/><text:tab/><text:tab/><text:tab/><text:tab/></text:span><text:span text:style-name="T27">&lt;</text:span><text:span text:style-name="T28">And</text:span><text:span text:style-name="T27">&gt;</text:span></text:p>
      <text:p text:style-name="P104"><text:span text:style-name="T30"><text:tab/><text:tab/><text:tab/><text:tab/><text:tab/><text:tab/></text:span><text:span text:style-name="T27">&lt;</text:span><text:span text:style-name="T28">GreaterThan</text:span><text:span text:style-name="T29"> leftId</text:span><text:span text:style-name="T27">="</text:span><text:span text:style-name="T30">QuantityOrdered</text:span><text:span text:style-name="T27">"</text:span><text:span text:style-name="T29"> rightId</text:span><text:span text:style-name="T27">="</text:span><text:span text:style-name="T30">40i</text:span><text:span text:style-name="T27">"/&gt;</text:span></text:p>
      <text:p text:style-name="P104"><text:span text:style-name="T30"><text:tab/><text:tab/><text:tab/><text:tab/><text:tab/></text:span><text:span text:style-name="T27">&lt;/</text:span><text:span text:style-name="T28">And</text:span><text:span text:style-name="T27">&gt;</text:span></text:p>
      <text:p text:style-name="P104"><text:span text:style-name="T30"><text:tab/><text:tab/><text:tab/><text:tab/><text:tab/></text:span><text:span text:style-name="T27">&lt;</text:span><text:span text:style-name="T28">Do</text:span><text:span text:style-name="T27">&gt;</text:span></text:p>
      <text:p text:style-name="P104"><text:span text:style-name="T30"><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4"><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4"><text:span text:style-name="T30"><text:tab/><text:tab/><text:tab/><text:tab/><text:tab/><text:tab/></text:span><text:span text:style-name="T27">&lt;/</text:span><text:span text:style-name="T28">Evaluate</text:span><text:span text:style-name="T27">&gt;</text:span></text:p>
      <text:p text:style-name="P104"><text:span text:style-name="T30"><text:tab/><text:tab/><text:tab/><text:tab/><text:tab/></text:span><text:span text:style-name="T27">&lt;/</text:span><text:span text:style-name="T28">Do</text:span><text:span text:style-name="T27">&gt;</text:span></text:p>
      <text:p text:style-name="P104"><text:span text:style-name="T30"><text:tab/><text:tab/><text:tab/><text:tab/></text:span><text:span text:style-name="T27">&lt;/</text:span><text:span text:style-name="T28">If</text:span><text:span text:style-name="T27">&gt;</text:span></text:p>
      <text:p text:style-name="P104"><text:span text:style-name="T30"><text:tab/><text:tab/><text:tab/><text:tab/></text:span><text:span text:style-name="T27">&lt;</text:span><text:span text:style-name="T28">Else</text:span><text:span text:style-name="T27">&gt;</text:span></text:p>
      <text:p text:style-name="P104"><text:span text:style-name="T30"><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4"><text:span text:style-name="T30"><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1</text:span><text:span text:style-name="T27">"/&gt;</text:span></text:p>
      <text:p text:style-name="P104"><text:span text:style-name="T30"><text:tab/><text:tab/><text:tab/><text:tab/><text:tab/></text:span><text:span text:style-name="T27">&lt;/</text:span><text:span text:style-name="T28">Evaluate</text:span><text:span text:style-name="T27">&gt;</text:span></text:p>
      <text:p text:style-name="P104"><text:span text:style-name="T30"><text:tab/><text:tab/><text:tab/><text:tab/></text:span><text:span text:style-name="T27">&lt;/</text:span><text:span text:style-name="T28">Else</text:span><text:span text:style-name="T27">&gt;</text:span></text:p>
      <text:p text:style-name="P104"><text:span text:style-name="T30"><text:tab/><text:tab/><text:tab/></text:span><text:span text:style-name="T27">&lt;/</text:span><text:span text:style-name="T28">Logic</text:span><text:span text:style-name="T27">&gt;</text:span></text:p>
      <text:p text:style-name="P104"><text:span text:style-name="T30"><text:tab/><text:tab/></text:span><text:span text:style-name="T27">&lt;/</text:span><text:span text:style-name="T28">Else</text:span><text:span text:style-name="T27">&gt;</text:span></text:p>
      <text:p text:style-name="P104"><text:span text:style-name="T30"><text:tab/></text:span><text:span text:style-name="T27">&lt;/</text:span><text:span text:style-name="T28">Logic</text:span><text:span text:style-name="T27">&gt;</text:span></text:p>
      <text:p text:style-name="P104"><text:span text:style-name="T27">&lt;/</text:span><text:span text:style-name="T28">xBusinessRules</text:span><text:span text:style-name="T27">&gt;</text:span></text:p>
      <text:p text:style-name="P105"/>
      <text:p text:style-name="P106"><text:span text:style-name="T35">/* <text:line-break/>global values <text:line-break/>*/ </text:span><text:line-break/><text:span text:style-name="T36">integer</text:span> 10i = 10;<text:line-break/><text:span text:style-name="T36">integer</text:span> 40i = 40;<text:line-break/><text:span text:style-name="T36">object</text:span> QuantityOrdered = CurrentOrder.Quantity;<text:line-break/><text:line-break/><text:span text:style-name="T37">if</text:span> ((<text:span text:style-name="T36">object</text:span> ClientRating = CurrentOrder.ClientRating) &gt;= (<text:span text:style-name="T36">string</text:span> ClientRatingThreshold = <text:span text:style-name="T38">"C"</text:span>))<text:line-break/>{ </text:p>
      <text:list text:style-name="L11">
        <text:list-header>
          <text:p text:style-name="P107"><text:span text:style-name="T35">/* <text:line-break/>Discount rules for high rate customers <text:line-break/>*/</text:span><text:line-break/><text:line-break/><text:span text:style-name="T37">if</text:span> (QuantityOrdered &gt; 40i)<text:line-break/><text:span text:style-name="T35">{ </text:span></text:p>
          <text:p text:style-name="P107"><text:span text:style-name="T39">evaluate</text:span>(<text:span text:style-name="T37">AppliedDiscount</text:span>(Percent = <text:span text:style-name="T38">".7"</text:span>));</text:p>
          <text:p text:style-name="P107"><text:span text:style-name="T35">}</text:span><text:line-break/><text:span text:style-name="T37">elseif</text:span> (QuantityOrdered &gt; 10i)<text:line-break/><text:span text:style-name="T35">{ </text:span></text:p>
          <text:p text:style-name="P107"><text:span text:style-name="T39">evaluate</text:span>(<text:span text:style-name="T37">AppliedDiscount</text:span>(Percent = <text:span text:style-name="T38">".8"</text:span>));</text:p>
          <text:p text:style-name="P107"><text:span text:style-name="T35">}</text:span><text:line-break/><text:span text:style-name="T37">else</text:span><text:line-break/><text:span text:style-name="T35">{ </text:span></text:p>
          <text:p text:style-name="P107"><text:span text:style-name="T39">evaluate</text:span>(<text:span text:style-name="T37">AppliedDiscount</text:span>(Percent = <text:span text:style-name="T38">".9"</text:span>));</text:p>
          <text:p text:style-name="P108">}</text:p>
        </text:list-header>
      </text:list>
      <text:p text:style-name="P109"><text:span text:style-name="T35">}</text:span><text:line-break/>else<text:line-break/><text:span text:style-name="T35">{ </text:span></text:p>
      <text:list text:style-name="L12">
        <text:list-header>
          <text:p text:style-name="P110"><text:span text:style-name="T35">/* <text:line-break/>Discount rules for low rate customers <text:line-break/>*/</text:span><text:line-break/><text:line-break/><text:span text:style-name="T37">if</text:span> (QuantityOrdered &gt; 40i)<text:line-break/><text:span text:style-name="T35">{ </text:span></text:p>
          <text:p text:style-name="P110"><text:span text:style-name="T39">evaluate</text:span>(<text:span text:style-name="T37">AppliedDiscount</text:span>(Percent = <text:span text:style-name="T38">".9"</text:span>));</text:p>
          <text:p text:style-name="P110"><text:span text:style-name="T35">}</text:span><text:line-break/><text:span text:style-name="T37">else</text:span><text:line-break/><text:span text:style-name="T35">{ </text:span></text:p>
          <text:p text:style-name="P110"><text:span text:style-name="T39">evaluate</text:span>(<text:span text:style-name="T37">AppliedDiscount</text:span>(Percent = <text:span text:style-name="T38">"1"</text:span>));</text:p>
          <text:p text:style-name="P111">}</text:p>
        </text:list-header>
      </text:list>
      <text:p text:style-name="P109"><text:span text:style-name="T35">}</text:span><text:line-break/><text:line-break/></text:p>
      <text:h text:style-name="P22" text:outline-level="1">The Inference Engine: NxBRE.InferenceEngine</text:h>
      <text:h text:style-name="Heading_20_2" text:outline-level="2">RuleML Naf Datalog Concepts</text:h>
      <text:p text:style-name="P35">The inference engine has been developed using RuleML Naf Datalog<text:note text:id="ftn6" text:note-class="footnote"><text:note-citation>3</text:note-citation><text:note-body><text:p text:style-name="Footnote">Currently RuleML Naf Datalog version 0.86 and 0.9 are partially supported.</text:p></text:note-body></text:note> as a conceptual model. Please visit <text:a xlink:type="simple" xlink:href="http://www.ruleml.org/">http://www.ruleml.org</text:a> for more information.</text:p>
      <text:p text:style-name="P35"/>
      <text:p text:style-name="P112">NB. RuleML is constantly evolving. When stabilized on the official version 1.0, a big effort will be made to allow NxBRE to support it ; or, at least, to replace the NxBRE specific sub-constructs into normalized ones (for ex. Mutex, Expressions...).</text:p>
      <text:p text:style-name="P112"/>
      <text:p text:style-name="P70"><text:span text:style-name="T20"></text:span><text:span text:style-name="T1"> Tip: Use a decent XML editor for writing rule base. It should provide XML element insertion assistance.</text:span></text:p>
      <text:p text:style-name="P113"/>
      <text:h text:style-name="Heading_20_3" text:outline-level="3">Atoms</text:h>
      <text:p text:style-name="Text_20_body">An atom is a named relationship between predicates, either individual (fixed values) or variable ones (value placeholders). Atoms can not be used on their own: they must be used in facts, queries or implications.</text:p>
      <text:p text:style-name="Text_20_body">In queries and implications, atoms are the “listening patterns” that select values from the fact base. The pattern matching is based on the relationship name and the number, type and position of predicates.</text:p>
      <table:table table:name="Table11" table:style-name="Table11">
        <table:table-column table:style-name="Table11.A"/>
        <table:table-column table:style-name="Table11.B"/>
        <table:table-header-rows>
          <table:table-row>
            <table:table-cell table:style-name="Table11.A1" office:value-type="string">
              <text:p text:style-name="P114">RuleML</text:p>
            </table:table-cell>
            <table:table-cell table:style-name="Table11.B1" office:value-type="string">
              <text:p text:style-name="P114">Natural Language</text:p>
            </table:table-cell>
          </table:table-row>
        </table:table-header-rows>
        <table:table-row>
          <table:table-cell table:style-name="Table11.A2" office:value-type="string">
            <text:p text:style-name="P115">&lt;Atom&gt;</text:p>
            <text:p text:style-name="P115"><text:s/>&lt;op&gt;</text:p>
            <text:p text:style-name="P115"><text:s text:c="2"/>&lt;Rel&gt;luxury&lt;/Rel&gt;</text:p>
            <text:p text:style-name="P115"><text:s/>&lt;/op&gt;</text:p>
            <text:p text:style-name="P115"><text:s/>&lt;Var&gt;product&lt;/Var&gt;</text:p>
            <text:p text:style-name="P115">&lt;/Atom&gt;</text:p>
          </table:table-cell>
          <table:table-cell table:style-name="Table11.B2" office:value-type="string">
            <text:p text:style-name="P115">Select all products that are considered luxury.</text:p>
          </table:table-cell>
        </table:table-row>
      </table:table>
      <text:p text:style-name="P116"/>
      <text:p text:style-name="Text_20_body"><text:span text:style-name="T1">NxBRE</text:span> can also recognize function predicates by analyzing the values of individual predicates (see chapter <text:reference-ref text:reference-format="chapter" text:ref-name="ie.bob">3.3.3</text:reference-ref>).</text:p>
      <text:p text:style-name="Text_20_body">An atom can be made negative if it is surrounded by naf (negation as failure).</text:p>
      <table:table table:name="Table12" table:style-name="Table12">
        <table:table-column table:style-name="Table12.A"/>
        <table:table-column table:style-name="Table12.B"/>
        <table:table-header-rows>
          <table:table-row>
            <table:table-cell table:style-name="Table12.A1" office:value-type="string">
              <text:p text:style-name="P114">RuleML</text:p>
            </table:table-cell>
            <table:table-cell table:style-name="Table12.B1" office:value-type="string">
              <text:p text:style-name="P114">Natural Language</text:p>
            </table:table-cell>
          </table:table-row>
        </table:table-header-rows>
        <table:table-row>
          <table:table-cell table:style-name="Table12.A2" office:value-type="string">
            <text:p text:style-name="P115">&lt;Naf&gt;</text:p>
            <text:p text:style-name="P115"><text:s/>&lt;Atom&gt;</text:p>
            <text:p text:style-name="P115"><text:s text:c="2"/>&lt;op&gt;</text:p>
            <text:p text:style-name="P115"><text:s text:c="3"/>&lt;Rel&gt;luxury&lt;/Rel&gt;</text:p>
            <text:p text:style-name="P115"><text:s text:c="2"/>&lt;/op&gt;</text:p>
            <text:p text:style-name="P115"><text:s text:c="2"/>&lt;Var&gt;product&lt;/Var&gt;</text:p>
            <text:p text:style-name="P115"><text:s/>&lt;/Atom&gt;</text:p>
            <text:p text:style-name="P115">&lt;/Naf&gt;</text:p>
          </table:table-cell>
          <table:table-cell table:style-name="Table12.B2" office:value-type="string">
            <text:p text:style-name="P115">Be positive if no products are considered luxury.</text:p>
            <text:p text:style-name="P115"/>
            <text:p text:style-name="P117">NB. This negative atom will never produce any value in a query or an implication. For example, it does not select regular products!</text:p>
          </table:table-cell>
        </table:table-row>
      </table:table>
      <text:p text:style-name="Text_20_body"/>
      <text:p text:style-name="Text_20_body">NB. A negative atom never produces any value: this must be taken in account when designing queries and implications...</text:p>
      <text:h text:style-name="P50" text:outline-level="3">Logical Operators</text:h>
      <text:p text:style-name="Text_20_body"><text:span text:style-name="T1">NxBRE</text:span> supports the <text:span text:style-name="T9">and</text:span> and <text:span text:style-name="T9">or</text:span> logical operators. It must be very clear for the user that these operators does not simply manipulate boolean values but also data emerging from the atoms they link.</text:p>
      <text:p text:style-name="Text_20_body">Moreover <text:span text:style-name="T9">and</text:span> groups can perform combination of atoms, as shown in the “sibling” implication of the Gedcom rule base. By using different variable names (child1 and child2) a the same position in the atom, this asks the engine to look for combination of different facts that satisfy the <text:span text:style-name="T9">and</text:span> group.</text:p>
      <text:p text:style-name="Text_20_body"/>
      <text:h text:style-name="Heading_20_3" text:outline-level="3">Facts</text:h>
      <text:p text:style-name="Text_20_body">A fact is an assertion about something that is true. It is a special atom that contains only individual predicates.</text:p>
      <table:table table:name="Table14" table:style-name="Table14">
        <table:table-column table:style-name="Table14.A"/>
        <table:table-column table:style-name="Table14.B"/>
        <table:table-header-rows>
          <table:table-row>
            <table:table-cell table:style-name="Table14.A1" office:value-type="string">
              <text:p text:style-name="P114">RuleML</text:p>
            </table:table-cell>
            <table:table-cell table:style-name="Table14.B1" office:value-type="string">
              <text:p text:style-name="P114">Natural Language</text:p>
            </table:table-cell>
          </table:table-row>
        </table:table-header-rows>
        <table:table-row>
          <table:table-cell table:style-name="Table14.A2" office:value-type="string">
            <text:p text:style-name="P115">&lt;Atom&gt;</text:p>
            <text:p text:style-name="P115"><text:s/>&lt;op&gt;</text:p>
            <text:p text:style-name="P115"><text:s text:c="2"/>&lt;Rel&gt;luxury&lt;/Rel&gt;</text:p>
            <text:p text:style-name="P115"><text:s/>&lt;/op&gt;</text:p>
            <text:p text:style-name="P115"><text:s/>&lt;Ind&gt;Porsche&lt;/Ind&gt;</text:p>
            <text:p text:style-name="P115">&lt;/Atom&gt;</text:p>
          </table:table-cell>
          <table:table-cell table:style-name="Table14.B2" office:value-type="string">
            <text:p text:style-name="P115">Porsche is luxury.</text:p>
          </table:table-cell>
        </table:table-row>
      </table:table>
      <text:p text:style-name="P35"/>
      <text:p text:style-name="P35">NB. The working memory of <text:span text:style-name="T1">NxBRE</text:span> can only contain one instance of a particular fact.</text:p>
      <text:p text:style-name="P35"/>
      <text:h text:style-name="Heading_20_3" text:outline-level="3">Queries</text:h>
      <text:p text:style-name="Text_20_body">A query is a way of expressing a question that will be asked to the fact base. It is a group of atoms that are not facts, linked together by a logical operator (and / or).</text:p>
      <table:table table:name="Table15" table:style-name="Table15">
        <table:table-column table:style-name="Table15.A"/>
        <table:table-column table:style-name="Table15.B"/>
        <table:table-header-rows>
          <table:table-row>
            <table:table-cell table:style-name="Table15.A1" office:value-type="string">
              <text:p text:style-name="P114">RuleML</text:p>
            </table:table-cell>
            <table:table-cell table:style-name="Table15.B1" office:value-type="string">
              <text:p text:style-name="P114">Natural Language</text:p>
            </table:table-cell>
          </table:table-row>
        </table:table-header-rows>
        <table:table-row>
          <table:table-cell table:style-name="Table15.A2" office:value-type="string">
            <text:p text:style-name="P118">&lt;Query&gt;</text:p>
            <text:p text:style-name="P119"><text:s/>&lt;body&gt;</text:p>
            <text:p text:style-name="P119"><text:s text:c="2"/>&lt;Atom&gt;</text:p>
            <text:p text:style-name="P119"><text:s text:c="3"/>&lt;op&gt;</text:p>
            <text:p text:style-name="P119"><text:s text:c="4"/>&lt;Rel&gt;discount&lt;/Rel&gt;</text:p>
            <text:p text:style-name="P119"><text:s text:c="3"/>&lt;/op&gt;</text:p>
            <text:p text:style-name="P119"><text:s text:c="3"/>&lt;Var&gt;customer&lt;/Var&gt;</text:p>
            <text:p text:style-name="P119"><text:s text:c="3"/>&lt;Var&gt;product&lt;/Var&gt;</text:p>
            <text:p text:style-name="P119"><text:s text:c="3"/>&lt;Var&gt;amount&lt;/Var&gt;</text:p>
            <text:p text:style-name="P119"><text:s text:c="2"/>&lt;/Atom&gt;</text:p>
            <text:p text:style-name="P119"><text:s/>&lt;/body&gt;</text:p>
            <text:p text:style-name="P119">&lt;/Query&gt;</text:p>
          </table:table-cell>
          <table:table-cell table:style-name="Table15.B2" office:value-type="string">
            <text:p text:style-name="P118">Give the discount amounts for all customers buying any products.</text:p>
            <text:p text:style-name="P115"/>
          </table:table-cell>
        </table:table-row>
      </table:table>
      <text:p text:style-name="P120"/>
      <table:table table:name="Table16" table:style-name="Table16">
        <table:table-column table:style-name="Table16.A"/>
        <table:table-column table:style-name="Table16.B"/>
        <table:table-header-rows>
          <table:table-row>
            <table:table-cell table:style-name="Table16.A1" office:value-type="string">
              <text:p text:style-name="P114">RuleML</text:p>
            </table:table-cell>
            <table:table-cell table:style-name="Table16.B1" office:value-type="string">
              <text:p text:style-name="P114">Natural Language</text:p>
            </table:table-cell>
          </table:table-row>
        </table:table-header-rows>
        <table:table-row>
          <table:table-cell table:style-name="Table16.A2" office:value-type="string">
            <text:p text:style-name="P118">&lt;Query&gt;</text:p>
            <text:p text:style-name="P119"><text:s/>&lt;body&gt;</text:p>
            <text:p text:style-name="P119"><text:s text:c="2"/>&lt;And&gt;</text:p>
            <text:p text:style-name="P119"><text:s text:c="3"/>&lt;Atom&gt;</text:p>
            <text:p text:style-name="P119"><text:s text:c="4"/>&lt;op&gt;</text:p>
            <text:p text:style-name="P119"><text:s text:c="5"/>&lt;Rel&gt;childIn&lt;/Rel&gt;</text:p>
            <text:p text:style-name="P119"><text:s text:c="4"/>&lt;/op&gt;</text:p>
            <text:p text:style-name="P119"><text:s text:c="4"/>&lt;Var&gt;child1&lt;/Var&gt;</text:p>
            <text:p text:style-name="P119"><text:s text:c="4"/>&lt;Var&gt;family&lt;/Var&gt;</text:p>
            <text:p text:style-name="P119"><text:s text:c="3"/>&lt;/Atom&gt;</text:p>
            <text:p text:style-name="P119"><text:s text:c="3"/>&lt;Atom&gt;</text:p>
            <text:p text:style-name="P119"><text:s text:c="4"/>&lt;op&gt;</text:p>
            <text:p text:style-name="P119"><text:s text:c="5"/>&lt;Rel&gt;childIn&lt;/Rel&gt;</text:p>
            <text:p text:style-name="P119"><text:s text:c="4"/>&lt;/op&gt;</text:p>
            <text:p text:style-name="P119"><text:s text:c="4"/>&lt;Var&gt;child2&lt;/Var&gt;</text:p>
            <text:p text:style-name="P119"><text:s text:c="4"/>&lt;Var&gt;family&lt;/Var&gt;</text:p>
            <text:p text:style-name="P119"><text:s text:c="3"/>&lt;/Atom&gt;</text:p>
            <text:p text:style-name="P119"><text:s text:c="2"/>&lt;/And&gt;</text:p>
            <text:p text:style-name="P119"><text:s/>&lt;/body&gt;</text:p>
            <text:p text:style-name="P119">&lt;/Query&gt;</text:p>
          </table:table-cell>
          <table:table-cell table:style-name="Table16.B2" office:value-type="string">
            <text:p text:style-name="P118">Give pairs of different children in the same family.</text:p>
            <text:p text:style-name="P115"/>
          </table:table-cell>
        </table:table-row>
      </table:table>
      <text:p text:style-name="P120"/>
      <text:p text:style-name="P120">NB. The <text:span text:style-name="T9">m</text:span> results of a query containing <text:span text:style-name="T9">n</text:span> atoms in <text:span text:style-name="T9">and</text:span> group, will be an array of facts with <text:span text:style-name="T9">m</text:span> rows and <text:span text:style-name="T9">n </text:span>columns. With <text:span text:style-name="T9">or</text:span>, the number of columns will vary. Same when using negative atoms or function based atom relations (see chapter <text:reference-ref text:reference-format="chapter" text:ref-name="ie.function.atom.relation">3.2.5</text:reference-ref>).</text:p>
      <text:h text:style-name="Heading_20_3" text:outline-level="3">Implications</text:h>
      <text:p text:style-name="Text_20_body">An implication is a query whose results will be used to assert new facts. The new facts will be created by using the head atom as a template and the values of the variable parts of the atoms of the query to populate the variables of this template.</text:p>
      <table:table table:name="Table17" table:style-name="Table17">
        <table:table-column table:style-name="Table17.A"/>
        <table:table-column table:style-name="Table17.B"/>
        <table:table-header-rows>
          <table:table-row>
            <table:table-cell table:style-name="Table17.A1" office:value-type="string">
              <text:p text:style-name="P114">RuleML</text:p>
            </table:table-cell>
            <table:table-cell table:style-name="Table17.B1" office:value-type="string">
              <text:p text:style-name="P114">Natural Language</text:p>
            </table:table-cell>
          </table:table-row>
        </table:table-header-rows>
        <table:table-row>
          <table:table-cell table:style-name="Table17.A2" office:value-type="string">
            <text:p text:style-name="P118">&lt;Implies&gt;</text:p>
            <text:p text:style-name="P118"><text:s/>&lt;head&gt;</text:p>
            <text:p text:style-name="P118"><text:s text:c="2"/>&lt;Atom&gt;</text:p>
            <text:p text:style-name="P118"><text:s text:c="3"/>&lt;op&gt;</text:p>
            <text:p text:style-name="P118"><text:s text:c="4"/>&lt;Rel&gt;premium&lt;/Rel&gt;</text:p>
            <text:p text:style-name="P118"><text:s text:c="3"/>&lt;/op&gt;</text:p>
            <text:p text:style-name="P118"><text:s text:c="3"/>&lt;Var&gt;<text:span text:style-name="T34">customer</text:span>&lt;/Var&gt;</text:p>
            <text:p text:style-name="P118"><text:s text:c="2"/>&lt;/Atom&gt;</text:p>
            <text:p text:style-name="P118"><text:s/>&lt;/head&gt;</text:p>
            <text:p text:style-name="P118"><text:s/>&lt;body&gt;</text:p>
            <text:p text:style-name="P118"><text:s text:c="2"/>&lt;Atom&gt;</text:p>
            <text:p text:style-name="P118"><text:s text:c="3"/>&lt;op&gt;</text:p>
            <text:p text:style-name="P118"><text:s text:c="4"/>&lt;Rel&gt;spending&lt;/Rel&gt;</text:p>
            <text:p text:style-name="P118"><text:s text:c="3"/>&lt;/op&gt;</text:p>
            <text:p text:style-name="P118"><text:s text:c="3"/>&lt;Var&gt;<text:span text:style-name="T34">customer</text:span>&lt;/Var&gt;</text:p>
            <text:p text:style-name="P118"><text:s text:c="3"/><text:reference-mark-start text:name="ie.function.predicate"/>&lt;Ind&gt;min(5000,euro)&lt;/Ind&gt;<text:reference-mark-end text:name="ie.function.predicate"/></text:p>
            <text:p text:style-name="P118"><text:s text:c="3"/>&lt;Ind&gt;previous year&lt;/Ind&gt;</text:p>
            <text:p text:style-name="P118"><text:s text:c="2"/>&lt;/Atom&gt;</text:p>
            <text:p text:style-name="P118"><text:s/>&lt;/body&gt;</text:p>
            <text:p text:style-name="P118">&lt;/Implies&gt;</text:p>
          </table:table-cell>
          <table:table-cell table:style-name="Table17.B2" office:value-type="string">
            <text:p text:style-name="P121">A customer is premium if their spending has been min 5000 euro in the previous year.</text:p>
          </table:table-cell>
        </table:table-row>
      </table:table>
      <text:p text:style-name="P120"/>
      <text:p text:style-name="P120">If the head part does not contain any variable predicate, the fact will be asserted if the body part returns at least one result.</text:p>
      <text:p text:style-name="P120">Unless the engine has been set to enforce strict implications, <text:span text:style-name="T1">NxBRE</text:span> will ignore the assertion attempt of a fact that is not completely resolved, i.e. If the body part has not produced enough data in a result to populate all the variable parts of the template atom of the head part.</text:p>
      <text:p text:style-name="P120"/>
      <text:p text:style-name="P120">In <text:span text:style-name="T1">NxBRE</text:span>, advanced concepts like priority, mutual exclusion and pre-condition have been introduced, allowed an even finer translation of business rules into RuleML.</text:p>
      <text:p text:style-name="P120"/>
      <text:h text:style-name="Heading_20_3" text:outline-level="3">Slots</text:h>
      <text:p text:style-name="P120">Slots are a convenient way of naming an element, which allows an easy retrieval in the application.</text:p>
      <text:p text:style-name="Standard"/>
      <table:table table:name="Table27" table:style-name="Table27">
        <table:table-column table:style-name="Table27.A"/>
        <table:table-column table:style-name="Table27.B"/>
        <table:table-header-rows>
          <table:table-row>
            <table:table-cell table:style-name="Table27.A1" office:value-type="string">
              <text:p text:style-name="P114">RuleML</text:p>
            </table:table-cell>
            <table:table-cell table:style-name="Table27.B1" office:value-type="string">
              <text:p text:style-name="P114">Description</text:p>
            </table:table-cell>
          </table:table-row>
        </table:table-header-rows>
        <table:table-row>
          <table:table-cell table:style-name="Table27.A2" office:value-type="string">
            <text:p text:style-name="P118">&lt;Atom&gt;</text:p>
            <text:p text:style-name="P118"><text:s/>&lt;op&gt;</text:p>
            <text:p text:style-name="P118"><text:s text:c="2"/>&lt;Rel&gt;bonus&lt;/Rel&gt;</text:p>
            <text:p text:style-name="P118"><text:s/>&lt;/op&gt;</text:p>
            <text:p text:style-name="P118"><text:s/>&lt;Var&gt;employee&lt;/Var&gt;</text:p>
            <text:p text:style-name="P118"><text:s/>&lt;slot&gt;</text:p>
            <text:p text:style-name="P118"><text:s text:c="2"/>&lt;Ind&gt;amount&lt;/Ind&gt;</text:p>
            <text:p text:style-name="P118"><text:s text:c="2"/>&lt;Ind uri="nxbre://expression"&gt;</text:p>
            <text:p text:style-name="P118"><text:s text:c="3"/>{var:score}*3</text:p>
            <text:p text:style-name="P118"><text:s text:c="2"/>&lt;/Ind&gt;</text:p>
            <text:p text:style-name="P118"><text:s/>&lt;/slot&gt;</text:p>
            <text:p text:style-name="P118">&lt;/Atom&gt;</text:p>
          </table:table-cell>
          <table:table-cell table:style-name="Table27.B2" office:value-type="string">
            <text:p text:style-name="P118">A slot contains exactly two child elements: the first one is the slot name and the second one is the slot value.</text:p>
            <text:p text:style-name="P118"/>
            <text:p text:style-name="P118">Only individual are allowed for slot names ; any supported elements are allowed for slot values (Ind, Var...).</text:p>
            <text:p text:style-name="P115"/>
          </table:table-cell>
        </table:table-row>
      </table:table>
      <text:p text:style-name="P120"/>
      <text:p text:style-name="P120">Getting the value of the slotted predicate would then be possible via this simple code:</text:p>
      <text:p text:style-name="Text_20_body"/>
      <text:p text:style-name="P122"/>
      <text:p text:style-name="P122"><text:tab/><text:tab/>myAtom.GetPredicateValue("amount");</text:p>
      <text:p text:style-name="P122"/>
      <text:p text:style-name="P123"/>
      <text:p text:style-name="P123"/>
      <text:p text:style-name="P123">Since version 2.5.1, slots can also be used to contribute named value to the deduction part of the implication (head), much like variables do.</text:p>
      <text:p text:style-name="P124"/>
      <table:table table:name="Table33" table:style-name="Table33">
        <table:table-column table:style-name="Table33.A"/>
        <table:table-column table:style-name="Table33.B"/>
        <table:table-header-rows>
          <table:table-row>
            <table:table-cell table:style-name="Table33.A1" office:value-type="string">
              <text:p text:style-name="P114">RuleML</text:p>
            </table:table-cell>
            <table:table-cell table:style-name="Table33.B1" office:value-type="string">
              <text:p text:style-name="P114">Description</text:p>
            </table:table-cell>
          </table:table-row>
        </table:table-header-rows>
        <table:table-row>
          <table:table-cell table:style-name="Table33.A2" office:value-type="string">
            <text:p text:style-name="P125">&lt;Implies&gt;</text:p>
            <text:p text:style-name="P125"><text:s/>&lt;Atom&gt;</text:p>
            <text:p text:style-name="P125"><text:s text:c="2"/>&lt;Rel&gt;measure&lt;/Rel&gt;</text:p>
            <text:p text:style-name="P125"><text:s text:c="2"/>&lt;slot&gt;</text:p>
            <text:p text:style-name="P125"><text:s text:c="3"/>&lt;Ind&gt;<text:span text:style-name="T1">amount</text:span>&lt;/Ind&gt;</text:p>
            <text:p text:style-name="P125"><text:s text:c="3"/>&lt;Ind uri="nxbre://operator"&gt;GreaterThan(25)&lt;/Ind&gt;</text:p>
            <text:p text:style-name="P125"><text:s text:c="2"/>&lt;/slot&gt;</text:p>
            <text:p text:style-name="P125"><text:s/>&lt;/Atom&gt;</text:p>
            <text:p text:style-name="P125"><text:s/>&lt;Atom&gt;</text:p>
            <text:p text:style-name="P125"><text:s text:c="2"/>&lt;Rel&gt;warning&lt;/Rel&gt;</text:p>
            <text:p text:style-name="P125"><text:s text:c="2"/>&lt;Var&gt;<text:span text:style-name="T1">amount</text:span>&lt;/Var&gt;</text:p>
            <text:p text:style-name="P125"><text:s/>&lt;/Atom&gt;</text:p>
            <text:p text:style-name="P125">&lt;/Implies&gt;</text:p>
          </table:table-cell>
          <table:table-cell table:style-name="Table33.B2" office:value-type="string">
            <text:p text:style-name="P118">Using a slot allows a <text:s/>comparison made at a predicate level to produce a named value, which is a very efficient and compact syntax.</text:p>
            <text:p text:style-name="P118"/>
            <text:p text:style-name="P118">Named values are directly retrieved with variable predicates in the deduction part of the implication.</text:p>
            <text:p text:style-name="P115"/>
          </table:table-cell>
        </table:table-row>
      </table:table>
      <text:h text:style-name="Heading_20_3" text:outline-level="3">Multi-syntax</text:h>
      <text:p text:style-name="P120">RuleML 0.9 has introduced a flexible schema that allows the support for optional elements. This has allowed to define three syntaxes: compact, standard and expanded.</text:p>
      <text:p text:style-name="P120"/>
      <text:p text:style-name="P120">To discover how these syntaxes differ, the best is to compare the same rule base saved under the three formats. The distribution of <text:span text:style-name="T1">NxBRE</text:span> contains the following sample rule bases: <text:span text:style-name="T9">own_expanded.ruleml</text:span>, <text:span text:style-name="T9">own.ruleml</text:span> and <text:span text:style-name="T9">own_compact.ruleml</text:span> that demonstrate the three syntaxes.</text:p>
      <text:p text:style-name="P120"/>
      <text:p text:style-name="P120">The <text:span text:style-name="T9">compact </text:span><text:span text:style-name="T40">syntax</text:span> removes all optional elements (named with lower case, except <text:span text:style-name="T9">slot</text:span>) and assumes that the children of an implication are in the body/head (if/then) order. This is compulsory because <text:span text:style-name="T9">body</text:span> and <text:span text:style-name="T9">head</text:span> are optional elements, thus are not present in the compact syntax.</text:p>
      <text:p text:style-name="P120"/>
      <text:p text:style-name="P120">The <text:span text:style-name="T9">standard</text:span> syntax uses only <text:span text:style-name="T9">body</text:span>, <text:span text:style-name="T9">head</text:span> and <text:span text:style-name="T9">op</text:span> optional elements.</text:p>
      <text:p text:style-name="P120"/>
      <text:p text:style-name="P120">The <text:span text:style-name="T9">expanded</text:span> syntax adds several optional elements, whose most notable is <text:span text:style-name="T9">arg</text:span> which allows to position atom members with a numeric index, starting at 1.</text:p>
      <text:p text:style-name="P120"/>
      <text:h text:style-name="Heading_20_3" text:outline-level="3">Typed data</text:h>
      <text:p text:style-name="P120">Support for XML Schema data types have been introduced, which allows a clean support of typed data: XML editors provide immediate feedback if a data is not correct. This also allows the creation of typed facts directly from rule bases, without using slow and error prone C# expressions. </text:p>
      <text:p text:style-name="Standard"/>
      <table:table table:name="Table29" table:style-name="Table29">
        <table:table-column table:style-name="Table29.A"/>
        <table:table-header-rows>
          <table:table-row>
            <table:table-cell table:style-name="Table29.A1" office:value-type="string">
              <text:p text:style-name="P114">RuleML 0.86 + C# expression</text:p>
            </table:table-cell>
          </table:table-row>
        </table:table-header-rows>
        <table:table-row>
          <table:table-cell table:style-name="Table29.A2" office:value-type="string">
            <text:p text:style-name="P118"><text:tab/>&lt;fact&gt;</text:p>
            <text:p text:style-name="P118"><text:tab/><text:tab/>&lt;_head&gt;</text:p>
            <text:p text:style-name="P118"><text:tab/><text:tab/><text:tab/>&lt;atom&gt;</text:p>
            <text:p text:style-name="P118"><text:tab/><text:tab/><text:tab/><text:tab/>&lt;ind&gt;expr:System.DateTime.Parse("1999/12/31 23:59:59")&lt;/ind&gt;</text:p>
            <text:p text:style-name="P118"><text:tab/><text:tab/><text:tab/>&lt;/atom&gt;</text:p>
            <text:p text:style-name="P118"><text:tab/><text:tab/>&lt;/_head&gt;</text:p>
            <text:p text:style-name="P118"><text:tab/>&lt;/fact&gt;</text:p>
          </table:table-cell>
        </table:table-row>
        <table:table-row>
          <table:table-cell table:style-name="Table29.A3" office:value-type="string">
            <text:p text:style-name="P114">Same fact in RuleML 0.9</text:p>
          </table:table-cell>
        </table:table-row>
        <table:table-row>
          <table:table-cell table:style-name="Table29.A2" office:value-type="string">
            <text:p text:style-name="P118"><text:tab/>&lt;Atom&gt;</text:p>
            <text:p text:style-name="P118"><text:tab/><text:tab/>&lt;Data xsi:type="xs:dateTime"&gt;1999-12-31T23:59:59Z&lt;/Data&gt;</text:p>
            <text:p text:style-name="P118"><text:tab/>&lt;/Atom&gt;</text:p>
          </table:table-cell>
        </table:table-row>
      </table:table>
      <text:p text:style-name="P120"/>
      <text:p text:style-name="P120">If <text:span text:style-name="T1">NxBRE</text:span> loads this kind of typed data, it will save it as typed data. Facts asserted in memory or loaded from <text:span text:style-name="T9">Ind</text:span> elements do not carry a XML Schema type and will not be saved as typed data unless the “Force Data Typing” save attribute is used when instantiating the adapter.</text:p>
      <text:p text:style-name="P120"/>
      <text:h text:style-name="P50" text:outline-level="3">Deterministic resolution</text:h>
      <text:p text:style-name="P120">The <text:span text:style-name="T9">uri</text:span> attribute that has been introduced in RuleML 0.9 has been leveraged to replace prefix-based content resolution with a deterministic one.</text:p>
      <text:p text:style-name="P120"/>
      <table:table table:name="Table30" table:style-name="Table30">
        <table:table-column table:style-name="Table30.A"/>
        <table:table-column table:style-name="Table30.B"/>
        <table:table-header-rows>
          <table:table-row>
            <table:table-cell table:style-name="Table30.A1" office:value-type="string">
              <text:p text:style-name="P126">Type</text:p>
            </table:table-cell>
            <table:table-cell>
              <table:table table:is-sub-table="true">
                <table:table-column table:style-name="Table30.B"/>
                <table:table-row>
                  <table:table-cell table:style-name="Table30.B1.1.1" office:value-type="string">
                    <text:p text:style-name="P127">RuleML 0.86 + Prefix</text:p>
                  </table:table-cell>
                </table:table-row>
                <table:table-row>
                  <table:table-cell table:style-name="Table30.B1.1.2" office:value-type="string">
                    <text:p text:style-name="P127">RuleML 0.9</text:p>
                  </table:table-cell>
                </table:table-row>
              </table:table>
            </table:table-cell>
          </table:table-row>
        </table:table-header-rows>
        <table:table-row>
          <table:table-cell table:style-name="Table30.A2" office:value-type="string">
            <text:p text:style-name="P128">Operator</text:p>
          </table:table-cell>
          <table:table-cell>
            <table:table table:is-sub-table="true">
              <table:table-column table:style-name="Table30.B"/>
              <table:table-row>
                <table:table-cell table:style-name="Table30.B2.1.1" office:value-type="string">
                  <text:p text:style-name="P129">&lt;ind&gt;NxBRE:Equals(100)&lt;/ind&gt;</text:p>
                </table:table-cell>
              </table:table-row>
              <table:table-row>
                <table:table-cell table:style-name="Table30.B1.1.2" office:value-type="string">
                  <text:p text:style-name="P130">&lt;Ind uri="nxbre://operator"&gt;Equals(100)&lt;/Ind&gt;</text:p>
                </table:table-cell>
              </table:table-row>
            </table:table>
          </table:table-cell>
        </table:table-row>
        <table:table-row>
          <table:table-cell table:style-name="Table30.A2" office:value-type="string">
            <text:p text:style-name="P128">Expression</text:p>
          </table:table-cell>
          <table:table-cell>
            <table:table table:is-sub-table="true">
              <table:table-column table:style-name="Table30.B"/>
              <table:table-row>
                <table:table-cell table:style-name="Table30.B2.1.1" office:value-type="string">
                  <text:p text:style-name="P129">&lt;ind&gt;expr:{ind}.StartsWith("hello")&lt;/ind&gt;</text:p>
                </table:table-cell>
              </table:table-row>
              <table:table-row>
                <table:table-cell table:style-name="Table30.B1.1.2" office:value-type="string">
                  <text:p text:style-name="P131">&lt;Ind uri="nxbre://expression"&gt;{ind}.StartsWith("hello")&lt;/Ind&gt;</text:p>
                </table:table-cell>
              </table:table-row>
            </table:table>
          </table:table-cell>
        </table:table-row>
        <table:table-row>
          <table:table-cell table:style-name="Table30.A2" office:value-type="string">
            <text:p text:style-name="P128">Binder Resolved Expression</text:p>
          </table:table-cell>
          <table:table-cell>
            <table:table table:is-sub-table="true">
              <table:table-column table:style-name="Table30.B"/>
              <table:table-row>
                <table:table-cell table:style-name="Table30.B2.1.1" office:value-type="string">
                  <text:p text:style-name="P129">&lt;ind&gt;binder:CalculateTotalWeight&lt;/ind&gt;</text:p>
                  <text:p text:style-name="P132"><text:span text:style-name="T41"><text:line-break/></text:span>or:</text:p>
                  <text:p text:style-name="P132"><text:span text:style-name="T41"><text:line-break/></text:span>&lt;ind&gt;CalculateTotalWeight()&lt;/ind&gt;</text:p>
                  <text:p text:style-name="P132"><text:span text:style-name="T41"><text:line-break/></text:span>for regular expression based recognition.</text:p>
                </table:table-cell>
              </table:table-row>
              <table:table-row>
                <table:table-cell table:style-name="Table30.B1.1.2" office:value-type="string">
                  <text:p text:style-name="P131">&lt;Ind uri="nxbre://binder"&gt;CalculateTotalWeight&lt;/Ind&gt;<text:line-break/><text:line-break/>NB. The regular expression is used but only for parameters extraction.</text:p>
                </table:table-cell>
              </table:table-row>
            </table:table>
          </table:table-cell>
        </table:table-row>
        <table:table-row>
          <table:table-cell table:style-name="Table30.A2" office:value-type="string">
            <text:p text:style-name="P128">Function Based Atom Relation</text:p>
          </table:table-cell>
          <table:table-cell>
            <table:table table:is-sub-table="true">
              <table:table-column table:style-name="Table30.B"/>
              <table:table-row>
                <table:table-cell table:style-name="Table30.B2.1.1" office:value-type="string">
                  <text:p text:style-name="P129">&lt;rel&gt;expr:{var:Date} &amp;lt; System.DateTime.Now&lt;/rel&gt;</text:p>
                </table:table-cell>
              </table:table-row>
              <table:table-row>
                <table:table-cell table:style-name="Table30.B1.1.2" office:value-type="string">
                  <text:p text:style-name="P131">&lt;Rel uri="nxbre://expression"&gt;{var:Date} &amp;lt; System.DateTime.Now&lt;/Rel&gt;</text:p>
                </table:table-cell>
              </table:table-row>
            </table:table>
          </table:table-cell>
        </table:table-row>
        <table:table-row>
          <table:table-cell table:style-name="Table30.A2" office:value-type="string">
            <text:p text:style-name="P128">Binder Resolved Atom Relation</text:p>
          </table:table-cell>
          <table:table-cell>
            <table:table table:is-sub-table="true">
              <table:table-column table:style-name="Table30.B"/>
              <table:table-row>
                <table:table-cell table:style-name="Table30.B2.1.1" office:value-type="string">
                  <text:p text:style-name="P129">&lt;rel&gt;binder:WithinTolerance&lt;/rel&gt;</text:p>
                </table:table-cell>
              </table:table-row>
              <table:table-row>
                <table:table-cell table:style-name="Table30.B1.1.2" office:value-type="string">
                  <text:p text:style-name="P131">&lt;Rel uri="nxbre://binder"&gt;WithinTolerance&lt;/Rel&gt;</text:p>
                </table:table-cell>
              </table:table-row>
            </table:table>
          </table:table-cell>
        </table:table-row>
      </table:table>
      <text:p text:style-name="P120"/>
      <text:p text:style-name="P120"/>
      <text:h text:style-name="P50" text:outline-level="3">Equivalence</text:h>
      <text:p text:style-name="P120">It is possible to define two atoms as equivalent, which is a very useful feature for reducing the size of queries or implications. </text:p>
      <text:p text:style-name="P120"/>
      <table:table table:name="Table31" table:style-name="Table31">
        <table:table-column table:style-name="Table31.A"/>
        <table:table-column table:style-name="Table31.B"/>
        <table:table-header-rows>
          <table:table-row>
            <table:table-cell table:style-name="Table31.A1" office:value-type="string">
              <text:p text:style-name="P114">RuleML</text:p>
            </table:table-cell>
            <table:table-cell table:style-name="Table31.B1" office:value-type="string">
              <text:p text:style-name="P114">Natural Language</text:p>
            </table:table-cell>
          </table:table-row>
        </table:table-header-rows>
        <table:table-row>
          <table:table-cell table:style-name="Table31.A2" office:value-type="string">
            <text:p text:style-name="P125">&lt;Equivalent&gt;</text:p>
            <text:p text:style-name="P125"><text:s/>&lt;oid&gt;</text:p>
            <text:p text:style-name="P125"><text:s text:c="2"/>&lt;Ind&gt;Own/belong equivalence&lt;/Ind&gt;</text:p>
            <text:p text:style-name="P125"><text:s/>&lt;/oid&gt;</text:p>
            <text:p text:style-name="P125"><text:s/>&lt;Atom&gt;</text:p>
            <text:p text:style-name="P125"><text:s text:c="2"/>&lt;Rel&gt;own&lt;/Rel&gt;</text:p>
            <text:p text:style-name="P125"><text:s text:c="2"/>&lt;Var&gt;person&lt;/Var&gt;</text:p>
            <text:p text:style-name="P125"><text:s text:c="2"/>&lt;Var&gt;stuff&lt;/Var&gt;</text:p>
            <text:p text:style-name="P125"><text:s/>&lt;/Atom&gt;</text:p>
            <text:p text:style-name="P125"><text:s/>&lt;Atom&gt;</text:p>
            <text:p text:style-name="P125"><text:s text:c="2"/>&lt;Rel&gt;belongs&lt;/Rel&gt;</text:p>
            <text:p text:style-name="P125"><text:s text:c="2"/>&lt;Var&gt;stuff&lt;/Var&gt;</text:p>
            <text:p text:style-name="P125"><text:s text:c="2"/>&lt;Var&gt;person&lt;/Var&gt;</text:p>
            <text:p text:style-name="P125"><text:s/>&lt;/Atom&gt;</text:p>
            <text:p text:style-name="P125">&lt;/Equivalent&gt;</text:p>
          </table:table-cell>
          <table:table-cell table:style-name="Table31.B2" office:value-type="string">
            <text:p text:style-name="P121">Saying that a person owns a stuff is equivalent to saying that the stuff belongs to the person.</text:p>
          </table:table-cell>
        </table:table-row>
      </table:table>
      <text:p text:style-name="P133"/>
      <text:p text:style-name="P120">If more <text:span text:style-name="T9">n</text:span> atoms are equivalent, <text:span text:style-name="T9">n-1</text:span> equivalent pairs are needed, as <text:span text:style-name="T1">NxBRE</text:span> explores the equivalence graph.</text:p>
      <text:p text:style-name="P120"/>
      <text:p text:style-name="P120">It is not necessary that the atoms in the equivalence pairs have their variables named identically with the atoms variables in the queries and implications: <text:span text:style-name="T1">NxBRE</text:span> recognizes atoms on the relation type, number of members and equal individual/data values.</text:p>
      <text:p text:style-name="P120"/>
      <text:p text:style-name="P120">For example, the following atom:</text:p>
      <text:p text:style-name="P120"/>
      <text:p text:style-name="P134"><text:s/>&lt;Atom&gt;</text:p>
      <text:p text:style-name="P134"><text:s text:c="2"/>&lt;Rel&gt;own&lt;/Rel&gt;</text:p>
      <text:p text:style-name="P134"><text:s text:c="2"/>&lt;Var&gt;client&lt;/Var&gt;</text:p>
      <text:p text:style-name="P134"><text:s text:c="2"/>&lt;Var&gt;object&lt;/Var&gt;</text:p>
      <text:p text:style-name="P134"><text:s/>&lt;/Atom&gt;</text:p>
      <text:p text:style-name="P120"/>
      <text:p text:style-name="P120">will be automatically translated into its equivalent:</text:p>
      <text:p text:style-name="P120"/>
      <text:p text:style-name="P134"><text:s/>&lt;Atom&gt;</text:p>
      <text:p text:style-name="P134"><text:s text:c="2"/>&lt;Rel&gt;belongs&lt;/Rel&gt;</text:p>
      <text:p text:style-name="P134"><text:s text:c="2"/>&lt;Var&gt;object&lt;/Var&gt;</text:p>
      <text:p text:style-name="P134"><text:s text:c="2"/>&lt;Var&gt;client&lt;/Var&gt;</text:p>
      <text:p text:style-name="P134"><text:s/>&lt;/Atom&gt;</text:p>
      <text:p text:style-name="P120"/>
      <text:p text:style-name="P120">and the system will search matching facts for both.</text:p>
      <text:p text:style-name="P120"/>
      <text:p text:style-name="P120">When translating the body clause with equivalent atoms, <text:span text:style-name="T1">NxBRE</text:span> takes in account the current logical operator and if the atom is in a Naf block. This means that in an Or block, negative atoms are surrounded by And, while positive ones are directly inserted. And in an And block, positive atoms are surrounded by Or, while negative ones are directly inserted.</text:p>
      <text:p text:style-name="P120"/>
      <text:p text:style-name="P120"/>
      <text:h text:style-name="P50" text:outline-level="3">Integrity protection</text:h>
      <text:p text:style-name="P120">It is possible to write special queries dedicated to verify the integrity of the rule base, ie the facts present in the current working memory at the end of the inference process.</text:p>
      <text:p text:style-name="P120"/>
      <text:p text:style-name="P120">If this query does not return any row, <text:span text:style-name="T1">NxBRE</text:span> will throw an <text:span text:style-name="T9">IntegrityException</text:span>. Note that if the query returns empty row(s), which is possible when using Naf or function based relations, the system will not throw an exception. This means that integrity queries must be written in a way that they return zero row if the rule base integrity has been violated.</text:p>
      <text:p text:style-name="P120"/>
      <table:table table:name="Table32" table:style-name="Table32">
        <table:table-column table:style-name="Table32.A"/>
        <table:table-header-rows>
          <table:table-row>
            <table:table-cell table:style-name="Table32.A1" office:value-type="string">
              <text:p text:style-name="P135">RuleML</text:p>
            </table:table-cell>
          </table:table-row>
        </table:table-header-rows>
        <table:table-row>
          <table:table-cell table:style-name="Table32.A2" office:value-type="string">
            <text:p text:style-name="P136">&lt;Protect&gt;</text:p>
            <text:p text:style-name="P136"><text:s/>&lt;Integrity&gt;</text:p>
            <text:p text:style-name="P136"><text:s text:c="2"/>&lt;oid&gt;</text:p>
            <text:p text:style-name="P136"><text:s text:c="3"/>&lt;Ind&gt;An object can not be gold and rusty&lt;/Ind&gt;</text:p>
            <text:p text:style-name="P136"><text:s text:c="2"/>&lt;/oid&gt;</text:p>
            <text:p text:style-name="P136"><text:s text:c="2"/>&lt;Or&gt;</text:p>
            <text:p text:style-name="P137"><text:s text:c="3"/>&lt;And&gt;</text:p>
            <text:p text:style-name="P137"><text:s text:c="4"/>&lt;Atom&gt;</text:p>
            <text:p text:style-name="P137"><text:s text:c="5"/>&lt;Rel&gt;gold&lt;/Rel&gt;</text:p>
            <text:p text:style-name="P137"><text:s text:c="5"/>&lt;Var&gt;object&lt;/Var&gt;</text:p>
            <text:p text:style-name="P137"><text:s text:c="4"/>&lt;/Atom&gt;</text:p>
            <text:p text:style-name="P137"><text:s text:c="4"/>&lt;Naf&gt;</text:p>
            <text:p text:style-name="P137"><text:s text:c="5"/>&lt;Atom&gt;</text:p>
            <text:p text:style-name="P137"><text:s text:c="6"/>&lt;Rel&gt;rusty&lt;/Rel&gt;</text:p>
            <text:p text:style-name="P137"><text:s text:c="6"/>&lt;Var&gt;object&lt;/Var&gt;</text:p>
            <text:p text:style-name="P137"><text:s text:c="5"/>&lt;/Atom&gt;</text:p>
            <text:p text:style-name="P137"><text:s text:c="4"/>&lt;/Naf&gt;</text:p>
            <text:p text:style-name="P137"><text:s text:c="3"/>&lt;/And&gt;</text:p>
            <text:p text:style-name="P138"><text:s text:c="3"/>&lt;And&gt;</text:p>
            <text:p text:style-name="P138"><text:s text:c="4"/>&lt;Naf&gt;</text:p>
            <text:p text:style-name="P138"><text:s text:c="5"/>&lt;Atom&gt;</text:p>
            <text:p text:style-name="P138"><text:s text:c="7"/>&lt;Rel&gt;gold&lt;/Rel&gt;</text:p>
            <text:p text:style-name="P138"><text:s text:c="6"/>&lt;Var&gt;object&lt;/Var&gt;</text:p>
            <text:p text:style-name="P138"><text:s text:c="5"/>&lt;/Atom&gt;</text:p>
            <text:p text:style-name="P138"><text:s text:c="4"/>&lt;/Naf&gt;</text:p>
            <text:p text:style-name="P138"><text:s text:c="4"/>&lt;Atom&gt;</text:p>
            <text:p text:style-name="P138"><text:s text:c="5"/>&lt;Rel&gt;rusty&lt;/Rel&gt;</text:p>
            <text:p text:style-name="P138"><text:s text:c="5"/>&lt;Var&gt;object&lt;/Var&gt;</text:p>
            <text:p text:style-name="P138"><text:s text:c="4"/>&lt;/Atom&gt;</text:p>
            <text:p text:style-name="P138"><text:s text:c="3"/>&lt;/And&gt;</text:p>
            <text:p text:style-name="P136"><text:s text:c="3"/><text:span text:style-name="T42">&lt;And&gt;</text:span></text:p>
            <text:p text:style-name="P139"><text:s text:c="4"/>&lt;Naf&gt;</text:p>
            <text:p text:style-name="P139"><text:s text:c="5"/>&lt;Atom&gt;</text:p>
            <text:p text:style-name="P139"><text:s text:c="6"/>&lt;Rel&gt;gold&lt;/Rel&gt;</text:p>
            <text:p text:style-name="P139"><text:s text:c="6"/>&lt;Var&gt;object&lt;/Var&gt;</text:p>
            <text:p text:style-name="P139"><text:s text:c="5"/>&lt;/Atom&gt;</text:p>
            <text:p text:style-name="P139"><text:s text:c="4"/>&lt;/Naf&gt;</text:p>
            <text:p text:style-name="P139"><text:s text:c="4"/>&lt;Naf&gt;</text:p>
            <text:p text:style-name="P139"><text:s text:c="5"/>&lt;Atom&gt;</text:p>
            <text:p text:style-name="P139"><text:s text:c="6"/>&lt;Rel&gt;rusty&lt;/Rel&gt;</text:p>
            <text:p text:style-name="P139"><text:s text:c="6"/>&lt;Var&gt;object&lt;/Var&gt;</text:p>
            <text:p text:style-name="P139"><text:s text:c="5"/>&lt;/Atom&gt;</text:p>
            <text:p text:style-name="P139"><text:s text:c="4"/>&lt;/Naf&gt;</text:p>
            <text:p text:style-name="P139"><text:s text:c="3"/>&lt;/And&gt;</text:p>
            <text:p text:style-name="P136"><text:s text:c="2"/>&lt;/Or&gt;</text:p>
            <text:p text:style-name="P136"><text:s/>&lt;/Integrity&gt;</text:p>
            <text:p text:style-name="P136">&lt;/Protect&gt;</text:p>
          </table:table-cell>
        </table:table-row>
      </table:table>
      <text:p text:style-name="P133"/>
      <text:p text:style-name="P35">This example enforces the fact that an object can not be gold and rusty, so it is either “<text:span text:style-name="T43">gold and not rusty</text:span>”, “<text:span text:style-name="T44">not gold and rusty</text:span>” or “<text:span text:style-name="T42">neither gold nor rusty</text:span>”.</text:p>
      <text:h text:style-name="P50" text:outline-level="3">Migrating from a previous version</text:h>
      <text:p text:style-name="P120">The simplest way of converting a rule base is to use the <text:span text:style-name="T1">Inference Engine Console</text:span> to load in one format and save in the other.</text:p>
      <text:p text:style-name="P120"/>
      <text:p text:style-name="P120">Note that the Console saves in standard syntax and does not force the data typing.</text:p>
      <text:p text:style-name="P120"/>
      <text:p text:style-name="P120">It is also very important to note that if the rule base uses a binder to resolved expressions, functions or formulas, the binder must have been loaded as well. Failing to load a required binder will end up with a loss of information in the saved rule base.</text:p>
      <text:p text:style-name="P120"/>
      <text:p text:style-name="P120">Consequently, to have full control on the save options, the best is to use a code similar to this one:</text:p>
      <text:p text:style-name="Text_20_body"/>
      <text:p text:style-name="P140"><text:span text:style-name="T1"><text:line-break/>01</text:span><text:tab/>IInferenceEngine ie = new IEImpl(binder);</text:p>
      <text:p text:style-name="P141"><text:span text:style-name="T45">02</text:span><text:span text:style-name="T46"><text:tab/>ie.LoadRuleBase(</text:span><text:span text:style-name="T47">new </text:span><text:span text:style-name="T48">RuleML086NafDatalogAdapter</text:span><text:span text:style-name="T49">(</text:span><text:span text:style-name="T50">oldRules</text:span><text:span text:style-name="T49">, </text:span><text:span text:style-name="T51">FileAccess</text:span><text:span text:style-name="T49">.</text:span><text:span text:style-name="T51">Read</text:span><text:span text:style-name="T49">)</text:span><text:span text:style-name="T46">);</text:span></text:p>
      <text:p text:style-name="P142"><text:span text:style-name="T45">03</text:span><text:span text:style-name="T46"><text:tab/></text:span><text:span text:style-name="T52">ie</text:span><text:span text:style-name="T53">.</text:span><text:span text:style-name="T48">SaveRuleBase</text:span><text:span text:style-name="T49">(</text:span><text:span text:style-name="T47">new </text:span><text:span text:style-name="T48">RuleML09NafDatalogAdapter</text:span><text:span text:style-name="T49">(</text:span><text:span text:style-name="T50">newRules</text:span><text:span text:style-name="T49">, </text:span><text:span text:style-name="T51">FileAccess</text:span><text:span text:style-name="T49">.</text:span><text:span text:style-name="T51">Write</text:span><text:span text:style-name="T49">,<text:line-break/><text:tab/><text:tab/></text:span><text:span text:style-name="T51">SaveFormatAttributes</text:span><text:span text:style-name="T49">.</text:span><text:span text:style-name="T51">Compact </text:span><text:span text:style-name="T49">|<text:line-break/><text:tab/><text:tab/></text:span><text:span text:style-name="T51">SaveFormatAttributes</text:span><text:span text:style-name="T49">.</text:span><text:span text:style-name="T51">ForceDataTyping</text:span><text:span text:style-name="T49">));</text:span><text:span text:style-name="T46"><text:line-break/></text:span></text:p>
      <text:p text:style-name="P123"/>
      <text:p text:style-name="P120"/>
      <text:p text:style-name="P120"/>
      <text:p text:style-name="P120"/>
      <text:h text:style-name="P34" text:outline-level="2">Advanced Concepts</text:h>
      <text:p text:style-name="P143">To remain valid with RuleML Datalog Schema (see <text:a xlink:type="simple" xlink:href="http://www.ruleml.org/">http://www.ruleml.org</text:a>), advanced implication parameters can be stored in the optional rule label. This might sound like an heresy but is conform with the original intention:</text:p>
      <text:p text:style-name="P144">oid is a label for a clause ; it must be individual, this allows naming of a rule in a fashion that is accessible, within the knowledge representation; e.g., this can help for representing prioritization between rules.</text:p>
      <text:p text:style-name="P145"/>
      <text:h text:style-name="Heading_20_3" text:outline-level="3">Priority</text:h>
      <text:p text:style-name="Text_20_body">The priority defines in which order the implications will be evaluated. It is an integer between 0 and 100 (both included), with 0 being the lowest priority.</text:p>
      <table:table table:name="Table18" table:style-name="Table18">
        <table:table-column table:style-name="Table18.A"/>
        <table:table-column table:style-name="Table18.B"/>
        <table:table-header-rows>
          <table:table-row>
            <table:table-cell table:style-name="Table18.A1" office:value-type="string">
              <text:p text:style-name="P114">RuleML</text:p>
            </table:table-cell>
            <table:table-cell table:style-name="Table18.B1" office:value-type="string">
              <text:p text:style-name="P114">Description</text:p>
            </table:table-cell>
          </table:table-row>
        </table:table-header-rows>
        <table:table-row>
          <table:table-cell table:style-name="Table18.A2" office:value-type="string">
            <text:p text:style-name="P115">&lt;Implies&gt;</text:p>
            <text:p text:style-name="P115"><text:s/>&lt;oid&gt;</text:p>
            <text:p text:style-name="P115"><text:s text:c="2"/>&lt;Ind&gt;label:Lower;priority:20&lt;/Ind&gt;</text:p>
            <text:p text:style-name="P115"><text:s/>&lt;/oid&gt;</text:p>
            <text:p text:style-name="P115"><text:s/>&lt;head&gt;</text:p>
            <text:p text:style-name="P115"><text:s text:c="2"/>(...)</text:p>
          </table:table-cell>
          <table:table-cell table:style-name="Table18.B2" office:value-type="string">
            <text:p text:style-name="P115">Defines an implication labeled “Lower” whose priority is 20.</text:p>
          </table:table-cell>
        </table:table-row>
      </table:table>
      <text:p text:style-name="P120"/>
      <text:p text:style-name="P120">If all the implications have the same priority, there is no guarantee on which will be the first evaluated implication.</text:p>
      <text:h text:style-name="Heading_20_3" text:outline-level="3"><text:reference-mark-start text:name="ie.mutex"/>Mutual Exclusion<text:reference-mark-end text:name="ie.mutex"/></text:h>
      <text:p text:style-name="Text_20_body">The mutual exclusion (aka mutex) represents the fact that if one implication is positive (i.e. its query part returned at least one result, whether the asserted fact was new or not does affect implication positivity), all the implications it mutex-locks will not be evaluated.</text:p>
      <text:p text:style-name="Text_20_body">Several implications can reciprocally mutex-lock themselves: they then form a mutex chain. The first positive implication will disable all the other implications in the chain. The priority of the implications defines what would be the mutex chain leader.<text:line-break/></text:p>
      <table:table table:name="Table19" table:style-name="Table19">
        <table:table-column table:style-name="Table19.A"/>
        <table:table-column table:style-name="Table19.B"/>
        <table:table-header-rows>
          <table:table-row>
            <table:table-cell table:style-name="Table19.A1" office:value-type="string">
              <text:p text:style-name="P114">RuleML</text:p>
            </table:table-cell>
            <table:table-cell table:style-name="Table19.B1" office:value-type="string">
              <text:p text:style-name="P114">Description</text:p>
            </table:table-cell>
          </table:table-row>
        </table:table-header-rows>
        <table:table-row>
          <table:table-cell table:style-name="Table19.A2" office:value-type="string">
            <text:p text:style-name="P115">&lt;Implies&gt;</text:p>
            <text:p text:style-name="P115"><text:s/>&lt;oid&gt;</text:p>
            <text:p text:style-name="P115"><text:s text:c="2"/>&lt;Ind&gt;label:polite;mutex:mundane&lt;/Ind&gt;</text:p>
            <text:p text:style-name="P115"><text:s/>&lt;/oid&gt;</text:p>
            <text:p text:style-name="P115"><text:s/>&lt;head&gt;</text:p>
            <text:p text:style-name="P115"><text:s text:c="2"/>(...)</text:p>
          </table:table-cell>
          <table:table-cell table:style-name="Table19.B2" office:value-type="string">
            <text:p text:style-name="P115">Defines an implication labeled “polite” that mutexes an implication labeled “mundane”.</text:p>
          </table:table-cell>
        </table:table-row>
        <table:table-row>
          <table:table-cell table:style-name="Table19.A2" office:value-type="string">
            <text:p text:style-name="P115">&lt;Implies&gt;</text:p>
            <text:p text:style-name="P115"><text:s/>&lt;oid&gt;</text:p>
            <text:p text:style-name="P115"><text:s text:c="2"/>&lt;Ind&gt;label:mundane;priority:25&lt;/Ind&gt;</text:p>
            <text:p text:style-name="P115"><text:s/>&lt;/oid&gt;</text:p>
            <text:p text:style-name="P115"><text:s/>&lt;head&gt;</text:p>
            <text:p text:style-name="P115"><text:s text:c="2"/>(...)</text:p>
          </table:table-cell>
          <table:table-cell table:style-name="Table19.B2" office:value-type="string">
            <text:p text:style-name="P115">Defines an implication labeled “mundane” whose priority is 25.</text:p>
            <text:p text:style-name="P115"/>
            <text:p text:style-name="P115">NB. the mutex with the implication labeled “polite” could have been defined here.</text:p>
          </table:table-cell>
        </table:table-row>
      </table:table>
      <text:p text:style-name="P120"/>
      <text:p text:style-name="P146"/>
      <text:p text:style-name="P147"><text:span text:style-name="T11">It is very important to understand that the mutex-lock is maintained for the duration of the process cycle (see chapter </text:span><text:span text:style-name="T11"><text:reference-ref text:reference-format="chapter" text:ref-name="ie.execution">3.6</text:reference-ref></text:span><text:span text:style-name="T11">). </text:span>Therefore the granularity of the asserted business objects (see chapter <text:reference-ref text:reference-format="chapter" text:ref-name="ie.bob">3.3.3</text:reference-ref>) must be adapted in case mutex are used. In this case, you would assert only the facts that can enter in a mutex lock (for example facts from a single customer) before starting the process cycle. Asserting common facts in the global working memory and related facts in isolated memories would be a good strategy (see chapter <text:reference-ref text:reference-format="chapter" text:ref-name="ie.WM">3.5.1</text:reference-ref>).</text:p>
      <text:p text:style-name="P148">NB. The provided binding test rule files and related classes demonstrate the problematic of facts granularity.</text:p>
      <text:h text:style-name="Heading_20_3" text:outline-level="3">Pre-Condition</text:h>
      <text:p text:style-name="Text_20_body">The pre-condition represents the fact that an implication will be evaluated only if another implication was positive before its evaluation in the same process cycle.</text:p>
      <text:p text:style-name="Text_20_body">Several implications can cascade pre-condition themselves: they then form a pre-condition hierarchy. The position in the hierarchy defines what would be the pre-condition order. Note that the priorities in one hierarchy must be equal or reflect the <text:span text:style-name="T24">hierarchy (see chapter </text:span><text:span text:style-name="T24"><text:reference-ref text:reference-format="chapter" text:ref-name="ie.salience">3.2.7</text:reference-ref></text:span><text:span text:style-name="T24">).</text:span></text:p>
      <text:p text:style-name="Text_20_body">As for mutual exclusion, the same important remark concerning facts granularity applies to pre-condition locking (see chapter <text:reference-ref text:reference-format="chapter" text:ref-name="ie.mutex">3.2.2</text:reference-ref>).</text:p>
      <table:table table:name="Table20" table:style-name="Table20">
        <table:table-column table:style-name="Table20.A"/>
        <table:table-column table:style-name="Table20.B"/>
        <table:table-header-rows>
          <table:table-row>
            <table:table-cell table:style-name="Table20.A1" office:value-type="string">
              <text:p text:style-name="P114">RuleML</text:p>
            </table:table-cell>
            <table:table-cell table:style-name="Table20.B1" office:value-type="string">
              <text:p text:style-name="P114">Description</text:p>
            </table:table-cell>
          </table:table-row>
        </table:table-header-rows>
        <table:table-row>
          <table:table-cell table:style-name="Table20.A2" office:value-type="string">
            <text:p text:style-name="P115">&lt;Implies&gt;</text:p>
            <text:p text:style-name="P115"><text:s/>&lt;oid&gt;</text:p>
            <text:p text:style-name="P115"><text:s text:c="2"/>&lt;Ind&gt;label:Rule X;precondition:Rule Z&lt;/Ind&gt;</text:p>
            <text:p text:style-name="P115"><text:s/>&lt;/oid&gt;</text:p>
            <text:p text:style-name="P115"><text:s/>&lt;head&gt;</text:p>
            <text:p text:style-name="P115"><text:s text:c="2"/>(...)</text:p>
          </table:table-cell>
          <table:table-cell table:style-name="Table20.B2" office:value-type="string">
            <text:p text:style-name="P115">Defines an implication labeled “Rule X” whose evaluation will be done by the engine only if <text:s/>the implication labeled “Rule Z” has been positive in the same process cycle.</text:p>
          </table:table-cell>
        </table:table-row>
      </table:table>
      <text:p text:style-name="Text_20_body"/>
      <text:h text:style-name="P50" text:outline-level="3">Implication Action</text:h>
      <text:p text:style-name="Text_20_body">The action represents the fact that the implication will either assert, retract or count the facts produced by the inference process, the default being assert.</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14">RuleML</text:p>
            </table:table-cell>
            <table:table-cell table:style-name="Table25.B1" office:value-type="string">
              <text:p text:style-name="P114">Description</text:p>
            </table:table-cell>
          </table:table-row>
        </table:table-header-rows>
        <table:table-row>
          <table:table-cell table:style-name="Table25.A2" office:value-type="string">
            <text:p text:style-name="P115">&lt;Implies&gt;</text:p>
            <text:p text:style-name="P115"><text:s/>&lt;oid&gt;</text:p>
            <text:p text:style-name="P115"><text:s text:c="2"/>&lt;Ind&gt;label:Rule X;action:retract&lt;/Ind&gt;</text:p>
            <text:p text:style-name="P115"><text:s/>&lt;/oid&gt;</text:p>
            <text:p text:style-name="P115"><text:s/>&lt;head&gt;</text:p>
            <text:p text:style-name="P115"><text:s text:c="2"/>(...)</text:p>
          </table:table-cell>
          <table:table-cell table:style-name="Table25.B2" office:value-type="string">
            <text:p text:style-name="P115">Defines an implication labeled “Rule X” whose evaluation will retract facts produced by the inference process.</text:p>
          </table:table-cell>
        </table:table-row>
        <table:table-row>
          <table:table-cell table:style-name="Table25.A2" office:value-type="string">
            <text:p text:style-name="P115">&lt;Implies&gt;</text:p>
            <text:p text:style-name="P115"><text:s/>&lt;oid&gt;</text:p>
            <text:p text:style-name="P115"><text:s text:c="2"/>&lt;Ind&gt;label:Rule Y;action:modify&lt;/Ind&gt;</text:p>
            <text:p text:style-name="P115"><text:s/>&lt;/oid&gt;</text:p>
            <text:p text:style-name="P115"><text:s/>&lt;head&gt;</text:p>
            <text:p text:style-name="P115"><text:s text:c="2"/>(...)</text:p>
          </table:table-cell>
          <table:table-cell table:style-name="Table25.B2" office:value-type="string">
            <text:p text:style-name="P115">Defines an implication labeled “Rule Y” whose evaluation will modify the facts found matching the resolved head part of the implication.</text:p>
            <text:p text:style-name="P115"/>
            <text:p text:style-name="P115">This means that a query will be dynamically built, based on the deduction atom whose variable predicates would have been resolved with the values coming from the body part.</text:p>
            <text:p text:style-name="P115"/>
            <text:p text:style-name="P115">The facts selected by this query will then be modified, with any formula resolved in the context of each of them.</text:p>
            <text:p text:style-name="P115"/>
            <text:p text:style-name="P115">The label of the original facts is preserved.</text:p>
          </table:table-cell>
        </table:table-row>
        <table:table-row>
          <table:table-cell table:style-name="Table25.A2" office:value-type="string">
            <text:p text:style-name="P115">&lt;Implies&gt;</text:p>
            <text:p text:style-name="P115"><text:s/>&lt;oid&gt;</text:p>
            <text:p text:style-name="P115"><text:s text:c="2"/>&lt;Ind&gt;label:Rule Z;action:count&lt;/Ind&gt;</text:p>
            <text:p text:style-name="P115"><text:s/>&lt;/oid&gt;</text:p>
            <text:p text:style-name="P115"><text:s/>&lt;head&gt;</text:p>
            <text:p text:style-name="P115"><text:s text:c="2"/>(...)</text:p>
          </table:table-cell>
          <table:table-cell table:style-name="Table25.B2" office:value-type="string">
            <text:p text:style-name="P115">Defines an implication labeled “Rule Z” whose evaluation will produce a fact where all the variable predicates will be replaced by the number of results produced by the body part, even if it is 0.</text:p>
            <text:p text:style-name="P115"/>
            <text:p text:style-name="P115">Hence it is always positive, and must be used with care.</text:p>
          </table:table-cell>
        </table:table-row>
      </table:table>
      <text:p text:style-name="Text_20_body"/>
      <text:p text:style-name="Text_20_body">Whether an implication has asserted, retracted or modified facts, it is considered positive for the mutex and pre-condition mechanisms.</text:p>
      <text:p text:style-name="Text_20_body"><text:span text:style-name="T54"> </text:span>When using the modify action, the implementer must bear in mind the need to stabilize the fact base, i.e. Depending on the modification you perform and the conditions that trigger this modification, it might be needed to implement a specific stop condition to avoid infinite inference loops. For example, if an implication constantly modifies the same fact, the fact base will not stabilize and the engine will keep on inferring until hitting the maximum iteration limit (see chapter <text:reference-ref text:reference-format="chapter" text:ref-name="ie.execution">3.6</text:reference-ref>).</text:p>
      <text:h text:style-name="P50" text:outline-level="3"><text:reference-mark-start text:name="ie.function.atom.relation"/>Function Based Atom Relations<text:reference-mark-end text:name="ie.function.atom.relation"/></text:h>
      <text:p text:style-name="Text_20_body">It is possible to use a function to define and evaluate the relation between the predicates of an atom. This kind of atom does not perform any pattern matching in the fact base, hence can not produce any value in a query or an implication, but are used for evaluating the relation between predicates provided by other atoms in the same logical <text:span text:style-name="T9">and</text:span> block.</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149">RuleML</text:p>
            </table:table-cell>
            <table:table-cell table:style-name="Table13.B1" office:value-type="string">
              <text:p text:style-name="P149">Description</text:p>
            </table:table-cell>
          </table:table-row>
        </table:table-header-rows>
        <table:table-row>
          <table:table-cell table:style-name="Table13.A2" office:value-type="string">
            <text:p text:style-name="P150">&lt;Atom&gt;</text:p>
            <text:p text:style-name="P150"><text:s/>&lt;op&gt;</text:p>
            <text:p text:style-name="P150"><text:s text:c="2"/>&lt;Rel uri="nxbre://operator"&gt;GreaterThan()&lt;/Rel&gt;</text:p>
            <text:p text:style-name="P150"><text:s/>&lt;/op&gt;</text:p>
            <text:p text:style-name="P150"><text:s/>(...)</text:p>
          </table:table-cell>
          <table:table-cell table:style-name="Table13.B2" office:value-type="string">
            <text:p text:style-name="P150">Evaluates if the first predicate is greater than the second one, using an operator provided by NxBRE.</text:p>
          </table:table-cell>
        </table:table-row>
        <table:table-row>
          <table:table-cell table:style-name="Table13.A2" office:value-type="string">
            <text:p text:style-name="P150">&lt;Atom&gt;</text:p>
            <text:p text:style-name="P150"><text:s/>&lt;op&gt;</text:p>
            <text:p text:style-name="P150"><text:s text:c="2"/>&lt;Rel uri="nxbre://binder"&gt;IsInRange&lt;/Rel&gt;</text:p>
            <text:p text:style-name="P150"><text:s/>&lt;/op&gt;</text:p>
            <text:p text:style-name="P151"><text:s/>(...)</text:p>
          </table:table-cell>
          <table:table-cell table:style-name="Table13.B2" office:value-type="string">
            <text:p text:style-name="P150">Passes the predicates as arguments to the IsInRange custom function defined in the binder associated with the rulebase.</text:p>
            <text:p text:style-name="P150"/>
          </table:table-cell>
        </table:table-row>
        <table:table-row>
          <table:table-cell table:style-name="Table13.A2" office:value-type="string">
            <text:p text:style-name="P150">&lt;Atom&gt;</text:p>
            <text:p text:style-name="P150"><text:s/>&lt;op&gt;</text:p>
            <text:p text:style-name="P150"><text:s text:c="2"/>&lt;Rel uri="nxbre://expression"&gt;({var:X})&amp;gt;=5&lt;/Rel&gt;</text:p>
            <text:p text:style-name="P150"><text:s/>&lt;/op&gt;</text:p>
            <text:p text:style-name="P150"><text:s/>(...)</text:p>
          </table:table-cell>
          <table:table-cell table:style-name="Table13.B2" office:value-type="string">
            <text:p text:style-name="P152">In this case, it evaluates the C# expression by automatically binding the variable predicates of the atom to the {var:<text:span text:style-name="T9">variable_name</text:span>} placeholders of the expression.</text:p>
          </table:table-cell>
        </table:table-row>
      </table:table>
      <text:p text:style-name="Text_20_body"/>
      <text:p text:style-name="Text_20_body">NB. Unlike with standard relations, functions relations are evaluated at inference time, leading to more flexibility and less performance.</text:p>
      <text:p text:style-name="P116"/>
      <text:h text:style-name="P50" text:outline-level="3"><text:reference-mark-start text:name="ie.formula"/>Formula<text:reference-mark-end text:name="ie.formula"/></text:h>
      <text:p text:style-name="Text_20_body"><text:span text:style-name="T11">A </text:span>formula is an expression used in the deduction atom of a modifying implication. It allows to compute new predicate values based on the values coming from the query part of the implication and from the current values of the modified fact(s).</text:p>
      <text:p text:style-name="Text_20_body"/>
      <table:table table:name="Table23" table:style-name="Table23">
        <table:table-column table:style-name="Table23.A"/>
        <table:table-column table:style-name="Table23.B"/>
        <table:table-header-rows>
          <table:table-row>
            <table:table-cell table:style-name="Table23.A1" office:value-type="string">
              <text:p text:style-name="P135">RuleML</text:p>
            </table:table-cell>
            <table:table-cell table:style-name="Table23.B1" office:value-type="string">
              <text:p text:style-name="P135">Description</text:p>
            </table:table-cell>
          </table:table-row>
        </table:table-header-rows>
        <table:table-row>
          <table:table-cell table:style-name="Table23.A2" office:value-type="string">
            <text:p text:style-name="P153">&lt;Implies&gt;</text:p>
            <text:p text:style-name="P153"><text:s/>&lt;oid&gt;</text:p>
            <text:p text:style-name="P153"><text:s text:c="2"/>&lt;Ind&gt;label:update total weight;action:modify&lt;/Ind&gt;</text:p>
            <text:p text:style-name="P153"><text:s/>&lt;/oid&gt;</text:p>
            <text:p text:style-name="P153"><text:s/>&lt;head&gt;</text:p>
            <text:p text:style-name="P153"><text:s text:c="2"/>&lt;Atom&gt;</text:p>
            <text:p text:style-name="P153"><text:s text:c="3"/>&lt;op&gt;</text:p>
            <text:p text:style-name="P153"><text:s text:c="4"/>&lt;Rel&gt;Chocolate_Box_Weight&lt;/Rel&gt;</text:p>
            <text:p text:style-name="P153"><text:s text:c="3"/>&lt;/op&gt;</text:p>
            <text:p text:style-name="P153"><text:s text:c="3"/>&lt;Var&gt;Box&lt;/Var&gt;</text:p>
            <text:p text:style-name="P153"><text:s text:c="3"/><text:span text:style-name="T1">&lt;Ind uri="nxbre://binder"&gt;CalculateTotalWeight&lt;/Ind&gt;</text:span></text:p>
            <text:p text:style-name="P153"><text:s text:c="2"/>&lt;/Atom&gt;</text:p>
            <text:p text:style-name="P153"><text:s/>&lt;/head&gt;</text:p>
            <text:p text:style-name="P153"><text:s/>(...)</text:p>
          </table:table-cell>
          <table:table-cell table:style-name="Table23.B2" office:value-type="string">
            <text:p text:style-name="P153"/>
            <text:p text:style-name="P153">Compute the new value of the fact “Chocolate_Box_Weight” using a formula.</text:p>
            <text:p text:style-name="P153"/>
            <text:p text:style-name="P153">Here, a binder is used to define and evaluate the formula referred as “<text:span text:style-name="T11">CalculateTotalWeight</text:span>”.</text:p>
          </table:table-cell>
        </table:table-row>
        <table:table-row>
          <table:table-cell table:style-name="Table23.A2" office:value-type="string">
            <text:p text:style-name="P153">&lt;Implies&gt;</text:p>
            <text:p text:style-name="P153"><text:s/>&lt;oid&gt;</text:p>
            <text:p text:style-name="P153"><text:s text:c="2"/>&lt;Ind&gt;label:update total weight;action:modify&lt;/Ind&gt;</text:p>
            <text:p text:style-name="P153"><text:s/>&lt;/oid&gt;</text:p>
            <text:p text:style-name="P153"><text:s/>&lt;head&gt;</text:p>
            <text:p text:style-name="P153"><text:s text:c="2"/>&lt;Atom&gt;</text:p>
            <text:p text:style-name="P153"><text:s text:c="3"/>&lt;op&gt;</text:p>
            <text:p text:style-name="P153"><text:s text:c="4"/>&lt;Rel&gt;Chocolate_Box_Weight&lt;/Rel&gt;</text:p>
            <text:p text:style-name="P153"><text:s text:c="3"/>&lt;/op&gt;</text:p>
            <text:p text:style-name="P153"><text:s text:c="3"/>&lt;Var&gt;Box&lt;/Var&gt;</text:p>
            <text:p text:style-name="P153"><text:s text:c="3"/><text:span text:style-name="T1">&lt;Ind uri="nxbre://expression"&gt;</text:span></text:p>
            <text:p text:style-name="P154"><text:s text:c="4"/>expr:{predicate:1}+{var:Quantity}*{var:Weight}</text:p>
            <text:p text:style-name="P154"><text:s text:c="3"/>&lt;/Ind&gt;</text:p>
            <text:p text:style-name="P153"><text:s text:c="2"/>&lt;/Atom&gt;</text:p>
            <text:p text:style-name="P153"><text:s/>&lt;/head&gt;</text:p>
            <text:p text:style-name="P153"><text:s/>(...)</text:p>
          </table:table-cell>
          <table:table-cell table:style-name="Table23.B2" office:value-type="string">
            <text:p text:style-name="P153"/>
            <text:p text:style-name="P153">Same, but in this case no binder is used and the C# expression is directly stored in the rule.</text:p>
            <text:p text:style-name="P153"/>
            <text:p text:style-name="P153">See chapter <text:reference-ref text:reference-format="chapter" text:ref-name="ie.EL">3.4</text:reference-ref> for more information on the syntax.</text:p>
          </table:table-cell>
        </table:table-row>
      </table:table>
      <text:p text:style-name="Standard"/>
      <text:p text:style-name="Standard"/>
      <text:h text:style-name="Heading_20_3" text:outline-level="3"><text:reference-mark-start text:name="ie.salience"/>Salience and Weight<text:reference-mark-end text:name="ie.salience"/></text:h>
      <text:p text:style-name="Text_20_body">The engine estimates the salience of implications only for the ones implied in pre-condition hierarchies in order to prioritize correctly if they have the same priority level. Then engine combines the priority and the salience in order to calculate the overall implication weight:</text:p>
      <text:p text:style-name="P155"><text:span text:style-name="T22">Weight = </text:span><text:span text:style-name="T55">(</text:span><text:span text:style-name="T56">1 </text:span><text:span text:style-name="T55">+ </text:span><text:span text:style-name="T22">Priority</text:span><text:span text:style-name="T55">) * </text:span><text:span text:style-name="T56">100 </text:span><text:span text:style-name="T55">+ </text:span><text:span text:style-name="T22">Salience</text:span></text:p>
      <text:p text:style-name="Text_20_body">This weight is used for prioritizing the implication at process time.</text:p>
      <text:p text:style-name="Text_20_body"/>
      <text:h text:style-name="P34" text:outline-level="2">Data Binding Strategies</text:h>
      <text:p text:style-name="Text_20_body">By design, the Inference Engine does not offer reflection features to directly access business objects. The main reason for this is that the rule files should not be cluttered with programmatic concepts like object introspection but should only work on facts and their underlying predicates. This should allow a business oriented analyst to focus on the rules and, afterwards, to have a programmer to work on the binding of these rules (more precisely the facts they rely on) with the business objects.</text:p>
      <text:p text:style-name="Text_20_body"><text:span text:style-name="T1">NxBRE</text:span> offers three different strategies for accomplishing this binding.</text:p>
      <text:h text:style-name="Heading_20_3" text:outline-level="3">Basic</text:h>
      <text:p text:style-name="Text_20_body">The Inference Engine offers the possibility to directly assert facts in the working memory. This is the simplest and fastest way of binding business objects facts. It is also the less versatile strategy because re-compilation is always required.</text:p>
      <text:h text:style-name="Heading_20_3" text:outline-level="3">Rulebase Adapters</text:h>
      <text:p text:style-name="Text_20_body">The Inference Engine uses Rulebase adapters (i.e. classes implementing <text:span text:style-name="T22">NxBRE.InferenceEngine.IO.IRuleBaseAdapter or IExtendedRuleBaseAdapter</text:span>) for loading rule bases and fact bases. Only one rule base can be loaded, but when this is done many fact bases can then be loaded.</text:p>
      <text:p text:style-name="Text_20_body">By writing custom Rulebase adapters, like ones for fetching facts from a RDBMS or a web service, the user can provide facts to <text:span text:style-name="T1">NxBRE</text:span> with a different approach than by directly asserting facts in the engine.</text:p>
      <text:p text:style-name="Text_20_body">The RuleML adapters are just a particular type of adapter: one is free not to use RuleML at all for storing his rule and fact bases.</text:p>
      <text:h text:style-name="Heading_20_3" text:outline-level="3"><text:reference-mark-start text:name="ie.bob"/>Business Object Binders<text:reference-mark-end text:name="ie.bob"/></text:h>
      <text:p text:style-name="Text_20_body">The interface <text:span text:style-name="T22">NxBRE.InferenceEngine.IO.IBinder</text:span> defines a more advanced concept for binding business objects. Classes implementing this interface will be called by the engine at specific moments in order to perform specific operations (the classical inversion of control concept) like: assertion of facts, action on new facts, post-analysis of facts.</text:p>
      <text:p text:style-name="Text_20_body">The Business Object Binders work in two distinct modes:</text:p>
      <text:list text:style-name="L13">
        <text:list-item>
          <text:p text:style-name="P156">the Control mode, where the binder orchestrates the facts assertion and engine processing.</text:p>
        </text:list-item>
        <text:list-item>
          <text:p text:style-name="P156">the BeforeAfter mode, where the engine calls the binder at specific moments for performing specific operations.</text:p>
        </text:list-item>
      </text:list>
      <text:p text:style-name="Text_20_body"><text:line-break/>Please refer to chapter <text:reference-ref text:reference-format="chapter" text:ref-name="ie.execution">3.6</text:reference-ref> for a detailed view of execution time and to the API Documention for the detail of the IBinder contract (see page <text:reference-ref text:reference-format="page" text:ref-name="api.doc">56</text:reference-ref>).</text:p>
      <text:p text:style-name="Text_20_body">Binders not only perform assertion of facts based on business objects but also evaluate function predicates. For example in the implication shown page <text:reference-ref text:reference-format="page" text:ref-name="ie.function.predicate">25</text:reference-ref>, the binder could recognize the individual predicate “min 5000 eur” as a function predicate (based on a regular expression for example), and then be called whenever a fact should be evaluated against the atom containing the function.</text:p>
      <text:p text:style-name="P146">NB. The Binder is not used for evaluating built-in operators, like <text:span text:style-name="T57">NxBRE:LessThan(x)</text:span>. In that case, the individual predicate is directly evaluated by calling the helper object. </text:p>
      <text:p text:style-name="Text_20_body"><text:span text:style-name="T1">NxBRE</text:span> performs these evaluations at assertion time, therefore, while the processing will always be very fast, the assertion of facts from the business objects will be significantly slower if many functions have to be evaluated.</text:p>
      <text:p text:style-name="P143">Implementing IBinder in a class of the project provides the fastest binding method but also the less versatile one, as modification would require rebuilding the whole project. <text:span text:style-name="T1">NxBRE</text:span> comes with two implementations of IBinder, one that uses the Flow Engine (see chapter <text:reference-ref text:reference-format="chapter" text:ref-name="flowengine">2</text:reference-ref>) for controlling the binding from XML files and one that performs on-the-fly compilation of class files implementing IBinder.</text:p>
      <text:p text:style-name="P143">If the Flow Engine binding is two slow or complex, a good approach consists in designing and testing the binder in the development environment, then removing it from the project and storing it as a file alongside the rule files, then using on-the-fly compilation.</text:p>
      <text:p text:style-name="P143">This approach also offers the advantage of easily debugging the binder: keep it in your source code until it is stable enough, then externalize it.</text:p>
      <text:p text:style-name="Text_20_body">To summarize, the Binder is responsible for:</text:p>
      <text:list text:style-name="L14">
        <text:list-item>
          <text:p text:style-name="P157">asserting facts based on business objects and data sources,</text:p>
        </text:list-item>
        <text:list-item>
          <text:p text:style-name="P157">determining if an individual predicate must be interpreted as a function and then is called-back to evaluate these functions when needed by the engine,</text:p>
        </text:list-item>
        <text:list-item>
          <text:p text:style-name="P157">evaluating custom function-based atom relations,</text:p>
        </text:list-item>
        <text:list-item>
          <text:p text:style-name="P158">asserting / retracting facts based on the results of a inference process (in this sense, by leveraging the After part of the Before/After binder, implementers can perform data drill down conducted by rules).</text:p>
        </text:list-item>
      </text:list>
      <text:p text:style-name="Text_20_body"><text:span text:style-name="T58">Think of the Binder as the code-behind your Rule Base. It is essential to get familiar with this concept to truly leverage the Inference Engine of </text:span><text:span text:style-name="T59">NxBRE</text:span><text:span text:style-name="T58">.</text:span></text:p>
      <text:p text:style-name="P143"/>
      <text:h text:style-name="P34" text:outline-level="2"><text:reference-mark-start text:name="ie.EL"/>Expression Language Support<text:reference-mark-end text:name="ie.EL"/></text:h>
      <text:p text:style-name="P143"><text:span text:style-name="T1">NxBRE</text:span> supports C# based expressions that can be used in four places:</text:p>
      <text:list text:style-name="L15">
        <text:list-item>
          <text:p text:style-name="P159"><text:span text:style-name="T58"> in the relation definition of a function based atom relations (see chapter </text:span><text:span text:style-name="T58"><text:reference-ref text:reference-format="chapter" text:ref-name="ie.function.atom.relation">3.2.5</text:reference-ref></text:span><text:span text:style-name="T58">),</text:span></text:p>
        </text:list-item>
        <text:list-item>
          <text:p text:style-name="P160"> in the individual comparison functions (see chapter <text:reference-ref text:reference-format="chapter" text:ref-name="ie.function.predicate">3.1.5</text:reference-ref>),</text:p>
        </text:list-item>
        <text:list-item>
          <text:p text:style-name="P160"> in formulas for computing individual predicate values in the deduction part of an implication (see chapter <text:reference-ref text:reference-format="chapter" text:ref-name="ie.formula">3.2.6</text:reference-ref>),</text:p>
        </text:list-item>
      </text:list>
      <text:p text:style-name="P143">Expressions are evaluated to return a value: the type of the returned value depends of the evaluation context.<text:line-break/></text:p>
      <table:table table:name="Table28" table:style-name="Table28">
        <table:table-column table:style-name="Table28.A"/>
        <table:table-column table:style-name="Table28.B"/>
        <table:table-header-rows>
          <table:table-row>
            <table:table-cell table:style-name="Table28.A1" office:value-type="string">
              <text:p text:style-name="P114">Return Type</text:p>
            </table:table-cell>
            <table:table-cell table:style-name="Table28.B1" office:value-type="string">
              <text:p text:style-name="P114">Evaluation Context</text:p>
            </table:table-cell>
          </table:table-row>
        </table:table-header-rows>
        <table:table-row>
          <table:table-cell table:style-name="Table28.A2" office:value-type="string">
            <text:p text:style-name="P161">boolean</text:p>
          </table:table-cell>
          <table:table-cell table:style-name="Table28.B2" office:value-type="string">
            <text:p text:style-name="P162">1 and 2 in above list</text:p>
          </table:table-cell>
        </table:table-row>
        <table:table-row>
          <table:table-cell table:style-name="Table28.A2" office:value-type="string">
            <text:p text:style-name="P161">object</text:p>
          </table:table-cell>
          <table:table-cell table:style-name="Table28.B2" office:value-type="string">
            <text:p text:style-name="P162">3 and 4 in above list</text:p>
          </table:table-cell>
        </table:table-row>
      </table:table>
      <text:p text:style-name="P143"/>
      <text:p text:style-name="P143">This powerful feature can be interesting for projects where having technical concepts in the rule file is acceptable. In this case, using a binder is not required for performing the different evaluations detailed here above ; but it can still be very useful for dynamic fact assertions and events processing.</text:p>
      <text:p text:style-name="P143"/>
      <text:p text:style-name="Text_20_body"><text:span text:style-name="T54"> </text:span><text:span text:style-name="T58">C# expressions are compiled at first use: the predicates types are then frozen. This means that in a certain predicate, you must use the same type (or at least castable types) throughout your application. Failing to do so will result in casting errors at run-time.</text:span></text:p>
      <text:p text:style-name="P143"/>
      <text:p text:style-name="P143">The C# expression supports three types of variable place-holders:<text:line-break/></text:p>
      <table:table table:name="Table26" table:style-name="Table26">
        <table:table-column table:style-name="Table26.A"/>
        <table:table-column table:style-name="Table26.B"/>
        <table:table-header-rows>
          <table:table-row>
            <table:table-cell table:style-name="Table26.A1" office:value-type="string">
              <text:p text:style-name="P114">Placeholder</text:p>
            </table:table-cell>
            <table:table-cell table:style-name="Table26.B1" office:value-type="string">
              <text:p text:style-name="P114">Description</text:p>
            </table:table-cell>
          </table:table-row>
        </table:table-header-rows>
        <table:table-row>
          <table:table-cell table:style-name="Table26.A2" office:value-type="string">
            <text:p text:style-name="P161">{var:XYZ}</text:p>
          </table:table-cell>
          <table:table-cell table:style-name="Table26.B2" office:value-type="string">
            <text:p text:style-name="P162">Contains the value of a variable predicate named XYZ, in the body part of an implication or query.</text:p>
          </table:table-cell>
        </table:table-row>
        <table:table-row>
          <table:table-cell table:style-name="Table26.A2" office:value-type="string">
            <text:p text:style-name="P161">{ind}</text:p>
          </table:table-cell>
          <table:table-cell table:style-name="Table26.B2" office:value-type="string">
            <text:p text:style-name="P162">Contains the value of the matched predicate. Used only for individual match evaluation <text:span text:style-name="T58">(see chapter </text:span><text:span text:style-name="T58"><text:reference-ref text:reference-format="chapter" text:ref-name="ie.function.predicate">3.1.5</text:reference-ref></text:span><text:span text:style-name="T58">)</text:span>.</text:p>
          </table:table-cell>
        </table:table-row>
        <table:table-row>
          <table:table-cell table:style-name="Table26.A2" office:value-type="string">
            <text:p text:style-name="P161">{predicate:N}</text:p>
          </table:table-cell>
          <table:table-cell table:style-name="Table26.B2" office:value-type="string">
            <text:p text:style-name="P162">Contains the value of the Nth predicate (0 based count) of a matching atom. Used only for deduction atom of a modifying implication <text:span text:style-name="T58">(see chapter </text:span><text:span text:style-name="T58"><text:reference-ref text:reference-format="chapter" text:ref-name="ie.formula">3.2.6</text:reference-ref></text:span><text:span text:style-name="T58">)</text:span>.</text:p>
          </table:table-cell>
        </table:table-row>
      </table:table>
      <text:p text:style-name="P163"/>
      <text:h text:style-name="P34" text:outline-level="2">Engine</text:h>
      <text:p text:style-name="Text_20_body"/>
      <text:p text:style-name="Text_20_body"><draw:frame draw:style-name="fr2" draw:name="Graphic2" text:anchor-type="paragraph" svg:width="14.998cm" svg:height="13.039cm" draw:z-index="64"><draw:image xlink:href="../architecture-ie.gif" xlink:type="simple" xlink:show="embed" xlink:actuate="onLoad"/></draw:frame></text:p>
      <text:h text:style-name="Heading_20_3" text:outline-level="3"><text:reference-mark-start text:name="ie.WM"/>Working Memory<text:reference-mark-end text:name="ie.WM"/></text:h>
      <text:p text:style-name="Text_20_body">The Working Memory is composed of Running Fact Base and potentially an Idle Fact Base, the existence of the latter being based on the operation mode, which could be Global, Isolated or IsolatedEmpty.</text:p>
      <text:p text:style-name="Text_20_body"/>
      <text:h text:style-name="Heading_20_4" text:outline-level="4">Fact Base</text:h>
      <text:p text:style-name="P164">The Fact Base main index is a hierarchical storage of facts using their signature (fact relation type and number of predicates), predicates type, value and position as a composed key. Technically it is a:</text:p>
      <text:p text:style-name="P165">IDictionary&lt;string, IDictionary&lt;Type, IDictionary&lt;object, IDictionary&lt;int, Icollection&lt;Fact&gt;&gt;&gt;&gt;&gt;<text:line-break/></text:p>
      <text:p text:style-name="P166">which gives a O(5) cost for accessing any fact from one particular predicate.</text:p>
      <text:p text:style-name="P164"/>
      <text:p text:style-name="P164">When trying to match a particular atom with facts stored in the fact base, the engine will first look for the smallest collection of fact matching a particular fixed predicate (like &lt;Ind&gt; or &lt;Data&gt;). On this smallest possible collection, the engine will then apply the remaining matching conditions, like other fixed predicate comparison, executing operator comparisons or function resolutions in order to produce the list of matching facts. With <text:s/>well discriminated facts (like facts having all a different ID), the cost of selecting one fact can be very small: O(5)+n-1, where n is the number of predicates (see chapter <text:reference-ref text:reference-format="chapter" text:ref-name="ie.perf">3.11</text:reference-ref> for more tips on performance).</text:p>
      <text:p text:style-name="P164">For critical systems, when loading facts in the engine, it is recommended to check that the asserted facts where all accepted by the Fact Base to ensure that no collision on a similar pre-existing fact occurred.</text:p>
      <text:h text:style-name="Heading_20_4" text:outline-level="4">Global, Isolated and IsolatedEmpty Modes</text:h>
      <text:p text:style-name="Text_20_body">When the Working Memory is in Global mode, all facts exists in a single Fact Base. This is typically well adapted for a knowledge base that gets enriched as the engine infers and that is persisted regularly.</text:p>
      <text:p text:style-name="Text_20_body">The Isolated mode is created by cloning the Global mode Fact Base then asserting all new facts in this clone. This clone is unique and transient in the sense that it is discarded when the mode is changed. There is the possibility of “committing” the Isolated Memory, making it the new Global one (for example if a process produced valid or expected results). The Isolated mode is typically used when the knowledge based is constant (facts and implications initially loaded from files in the Global memory) and the asserted and deducted facts concern business objects undergoing an evaluation process.</text:p>
      <text:p text:style-name="Text_20_body"/>
      <text:p text:style-name="Text_20_body"><draw:frame draw:style-name="fr2" draw:name="Graphic8" text:anchor-type="paragraph" svg:width="16.999cm" svg:height="9.837cm" draw:z-index="65"><draw:image xlink:href="../WorkingMemorySD.png" xlink:type="simple" xlink:show="embed" xlink:actuate="onLoad"/></draw:frame></text:p>
      <text:p text:style-name="Text_20_body"/>
      <text:p text:style-name="P147">The IsolatedEmpty mode is created by instantiating a new empty Fact Base and using it as the running one. This new Fact Base is also discarded when the mode changes ; but in this case the commit feature performs an individual assertion of all the facts of the running memory in the idle one, and establish the idle one as the new running one, while switching the mode back to Global.</text:p>
      <text:p text:style-name="P116">NB. Using Isolated memory does not allow multi-threading process as it is not possible to fork different Isolated memories for different threads from a single Global memory.</text:p>
      <text:h text:style-name="Heading_20_3" text:outline-level="3">Agenda</text:h>
      <text:p text:style-name="Text_20_body">The Agenda is the object responsible for scheduling the implications for the engine for evaluation. The order of execution is based on the implication weight (see chapter <text:reference-ref text:reference-format="chapter" text:ref-name="ie.salience">3.2.7</text:reference-ref>).</text:p>
      <text:p text:style-name="Text_20_body">The Agenda decides what implications must be scheduled by analyzing the results of the previous iteration in the process cycle (see chapter <text:reference-ref text:reference-format="chapter" text:ref-name="ie.execution">3.6</text:reference-ref>). Based on what implications were positive, the facts they potentially asserted and the other implications they potentially preconditioned, the Agenda schedules just the implications that are worth evaluating for the next iteration.</text:p>
      <text:h text:style-name="Heading_20_3" text:outline-level="3">Implication Base</text:h>
      <text:p text:style-name="Text_20_body">The Implication Base contains all the loaded implications. By design it is not possible to programmatically alter this base. Instead it is recommended to persist the rule base, amend it outside of <text:span text:style-name="T1">NxBRE</text:span> and reload it, <text:span text:style-name="T1">NxBRE</text:span> being only the execution environment.</text:p>
      <text:h text:style-name="Heading_20_3" text:outline-level="3">Query Base</text:h>
      <text:p text:style-name="Text_20_body">The Query Base contains all the loaded queries. Like for implications it is not possible to programmatically add new queries in the base ; but it is possible to run new queries on the current Working Memory.</text:p>
      <text:p text:style-name="Text_20_body"/>
      <text:h text:style-name="P34" text:outline-level="2"><text:reference-mark-start text:name="ie.execution"/>Execution<text:reference-mark-end text:name="ie.execution"/></text:h>
      <text:p text:style-name="Text_20_body">The process cycle of the Inference Engine (<text:span text:style-name="T22">NxBRE.InferenceEngine.</text:span><text:span text:style-name="T60">IEImpl</text:span>) is very simple: basically it infers as long as new facts are deducted. If during an iteration all the deducted facts where already present in the Fact Base, then the process stops. There is also a limit on the maximum number of iterations allowed in a process cycle: if this limit is reached, the engine stops and throws an exception.</text:p>
      <text:p text:style-name="Text_20_body">Hereafter a more detailed explanation of the process cycle:</text:p>
      <text:list text:style-name="L16">
        <text:list-item>
          <text:p text:style-name="P167">If there is a Business Object Binder in Control mode, transfer control to it.</text:p>
        </text:list-item>
        <text:list-item>
          <text:p text:style-name="P167">If there is a Business Object Binder in BeforeAfter mode, call its BeforeProcess method.</text:p>
        </text:list-item>
        <text:list-item>
          <text:p text:style-name="P167">If the maximum number of iteration is reached, throw an Exception.</text:p>
        </text:list-item>
        <text:list-item>
          <text:p text:style-name="P167">Ask the Agenda to schedule the necessary implications.</text:p>
        </text:list-item>
        <text:list-item>
          <text:p text:style-name="P167">Evaluate all the scheduled implications.</text:p>
        </text:list-item>
        <text:list-item>
          <text:p text:style-name="P167">If new facts where asserted during point 5, perform a new iteration <text:span text:style-name="T61">→</text:span> 3.</text:p>
        </text:list-item>
        <text:list-item>
          <text:p text:style-name="P167">If there is a Business Object Binder in BeforeAfter mode, call its AfterProcess method.</text:p>
        </text:list-item>
        <text:list-item>
          <text:p text:style-name="P167">If new facts where asserted or retracted during point 7, perform a new iteration <text:span text:style-name="T61">→</text:span> 3.</text:p>
        </text:list-item>
      </text:list>
      <text:p text:style-name="P143"/>
      <text:h text:style-name="P34" text:outline-level="2"><text:reference-mark-start text:name="ie.threading"/>Threading Model<text:reference-mark-end text:name="ie.threading"/></text:h>
      <text:p text:style-name="P168">Since version 2.4, the Inference Engine offers three threading models:</text:p>
      <text:list text:style-name="L17">
        <text:list-item>
          <text:p text:style-name="P169"><text:span text:style-name="T1">Single</text:span>, for mono-threaded applications,</text:p>
        </text:list-item>
        <text:list-item>
          <text:p text:style-name="P169"><text:span text:style-name="T1">Multi</text:span>, for multi threaded applications,</text:p>
        </text:list-item>
        <text:list-item>
          <text:p text:style-name="P169"><text:span text:style-name="T1">Multi Hot Swap</text:span>, <text:s/>for multi threaded applications with the need for hot swapping rule base and/or binder at run-time without suspending the execution of the hosting application.</text:p>
        </text:list-item>
      </text:list>
      <text:h text:style-name="Heading_20_3" text:outline-level="3">Implementation sample</text:h>
      <text:p text:style-name="Text_20_body">To leverage this feature, it is compulsory to use IsolatedMemory as each thread will be assigned an instance of its own. The following code demonstrates a sample implementation, in the case a binder is used:</text:p>
      <text:p text:style-name="Text_20_body"/>
      <text:p text:style-name="P170">(Initialization)</text:p>
      <text:p text:style-name="P140"><text:span text:style-name="T1">01</text:span><text:tab/>IInferenceEngine ie = new IEImpl(binder , ThreadingModelTypes.Multi);</text:p>
      <text:p text:style-name="P140"><text:span text:style-name="T1">02</text:span><text:tab/>ie.LoadRuleBase(adapter);</text:p>
      <text:p text:style-name="P170">(Usage)</text:p>
      <text:p text:style-name="P140"><text:span text:style-name="T1">03</text:span><text:tab/>ie.NewWorkingMemory(WorkingMemoryTypes.Isolated);</text:p>
      <text:p text:style-name="P140"><text:span text:style-name="T1">04</text:span><text:tab/>ie.Process(businessObjects);</text:p>
      <text:p text:style-name="P168"/>
      <text:p text:style-name="P168">The initialization phase can happen in a singleton and can even be a static instance.</text:p>
      <text:p text:style-name="P168">The important thing to bear in mind is that you should have one instance per rule file you want to run in parallel: so if your application can potentially process simultaneously 5 different rule bases, you should have 5 engine instances somewhere (a Dictionary-based registry would be indicated in that case).</text:p>
      <text:p text:style-name="P168">Line 03 shows how to instantiate a non-empty isolated memory, which will be specific to the current thread (an empty isolated memory would also work).</text:p>
      <text:p text:style-name="P168"/>
      <text:h text:style-name="P50" text:outline-level="3">Hot swapping support</text:h>
      <text:p text:style-name="P168">This feature allows any thread to perform a rule base and/or binder reload at any time, without interrupting the application: one can imagine monitoring file system events and trigger a reload operation if a file has changed.</text:p>
      <text:p text:style-name="P168">The following sample shows how to leverage this ability.</text:p>
      <text:p text:style-name="Standard"/>
      <text:p text:style-name="P171">(Initialization)</text:p>
      <text:p text:style-name="P172"><text:span text:style-name="T1">01</text:span><text:tab/>IInferenceEngine ie = new IEImpl(ThreadingModelTypes.MultiHotSwap);</text:p>
      <text:p text:style-name="P171">(Initialization &amp; Hot Swap)</text:p>
      <text:p text:style-name="P172"><text:span text:style-name="T1">02</text:span><text:tab/>ie.LoadRuleBase(adapter, binder);</text:p>
      <text:p text:style-name="P171">(Usage)</text:p>
      <text:p text:style-name="P172"><text:span text:style-name="T1">03</text:span><text:tab/>ie.NewWorkingMemory(WorkingMemoryTypes.Isolated);</text:p>
      <text:p text:style-name="P172"><text:span text:style-name="T1">04</text:span><text:tab/>ie.Process(businessObjects);</text:p>
      <text:p text:style-name="P172"><text:span text:style-name="T1">05</text:span><text:tab/>ie.DisposeIsolatedMemory();</text:p>
      <text:p text:style-name="P168"/>
      <text:p text:style-name="P168">Line 02 shows how to reload the rule base and the binder at the same time. It is possible to reload the rule file only, but it is not possible to reload the binder only.</text:p>
      <text:p text:style-name="P168">Line 05 shows how to specifically free this isolated memory. Note that this syntax is strictly equivalent to:</text:p>
      <text:p text:style-name="P173">ie.NewWorkingMemory(<text:span text:style-name="T62">WorkingMemoryTypes.Global)</text:span></text:p>
      <text:p text:style-name="P168">but it is simply much clearer. Freeing the working memory is not compulsory but is a good practice as it releases internal locks and could then allow a reload operation, which is exclusive, to happen.</text:p>
      <text:p text:style-name="P168"/>
      <text:p text:style-name="P168">When a reload is initiated the engine will suspend all new isolated memory requests until it can perform the rule base / binder swap ; then it would release the locks and allow the other threads to work again and acquire isolated memories.</text:p>
      <text:p text:style-name="P168">These lock operations are conditioned by a configurable time-out (see chapter <text:reference-ref text:reference-format="chapter" text:ref-name="config">4</text:reference-ref>). This is to prevent a deadlock situation of the engine. If a single processing on your rule base takes more than this time-out, there is the risk that the hot swapping will never happen and exceptions will be thrown. Tune this value according to your applications performances.</text:p>
      <text:h text:style-name="P34" text:outline-level="2">Microsoft Visio 2003 Adapter</text:h>
      <text:p text:style-name="Text_20_body">In order to provide a convenient environment for creating rule bases, we have decided to leverage both Microsoft Visio 2003 excellent user interface and its XML format called DatadiagramML.</text:p>
      <text:p text:style-name="P148">This choice of a commercial product for an open source project can look odd, but we wanted to avoid an editor we would have made from scratch, exposing the users to potential bugs and poor ergonomics.</text:p>
      <text:p text:style-name="Text_20_body">With the definition of a <text:span text:style-name="T1">small set of specific shapes</text:span> (available in a stencil provided with this distribution: <text:span text:style-name="T63">NxBRE-IE-*.vsx</text:span>), and by using <text:span text:style-name="T1">standard dynamic connectors</text:span> to connect these shapes together, it becomes possible to easily develop rule bases.<text:line-break/></text:p>
      <text:p text:style-name="Text_20_body"><draw:frame draw:style-name="fr2" draw:name="Graphic7" text:anchor-type="paragraph" svg:width="16.999cm" svg:height="12.231cm" draw:z-index="61"><draw:image xlink:href="../NxBRE-Visio-Edition.png" xlink:type="simple" xlink:show="embed" xlink:actuate="onLoad"/></draw:frame><text:line-break/>This edition model is extremely simple, but not fool proof: currently, there is no enforcement of what shapes you use and connect together, so it is possible to create meaningless rule bases. In that case it is most likely that the <text:span text:style-name="T1">NxBRE</text:span> adapter will reject the rule base ; but be aware that this is not guaranteed.</text:p>
      <text:p text:style-name="Text_20_body">The immediate advantage is to allow developers to model in a unique environment (Visio) all their systems in UML, connecting use cases and other UML models to business rules expressed with <text:span text:style-name="T1">NXBRE</text:span>'s stencil.</text:p>
      <text:p text:style-name="Text_20_body"/>
      <text:p text:style-name="P147">Ultimately, code generation tools should allow a complete generation of business objects, rule base files and the scaffolding code (engine instantiation and fact binding).</text:p>
      <text:p text:style-name="Text_20_body">There are different direct bonuses for designing rule bases in Visio:</text:p>
      <text:list text:style-name="L18">
        <text:list-item>
          <text:p text:style-name="P174"><text:span text:style-name="T1">Multi pages</text:span>: you can organize your implications, facts and queries on as many pages as you want, allowing logical grouping of entities. On top of that, the <text:span text:style-name="T1">NxBRE</text:span> adapter is able to load only a selection of these pages, providing a sub-grouping that is absent from RuleML.</text:p>
          <text:p text:style-name="P175"><draw:frame draw:style-name="fr3" draw:name="Graphic9" text:anchor-type="paragraph" svg:x="3.115cm" svg:y="0.161cm" svg:width="10.769cm" svg:height="7.315cm" draw:z-index="62"><draw:image xlink:href="../visio-fact-syndic.png" xlink:type="simple" xlink:show="embed" xlink:actuate="onLoad"/></draw:frame></text:p>
        </text:list-item>
        <text:list-item>
          <text:p text:style-name="P174"><text:span text:style-name="T1">Atom syndication</text:span>: as shown above, it is possible to syndicate atoms that are used by different implications (or queries), limiting potential mistakes and increasing readability by reducing duplicated information. </text:p>
        </text:list-item>
        <text:list-item>
          <text:p text:style-name="P174"><text:span text:style-name="T1">Easy operators</text:span>: when transforming DataDiagramML to RuleML, the XSL-T takes care of transforming basic operators to their <text:span text:style-name="T1">NxBRE</text:span> counterparts, as shown in the following table:</text:p>
        </text:list-item>
      </text:list>
      <table:table table:name="Table24" table:style-name="Table24">
        <table:table-column table:style-name="Table24.A"/>
        <table:table-column table:style-name="Table24.B"/>
        <table:table-header-rows>
          <table:table-row>
            <table:table-cell table:style-name="Table24.A1" office:value-type="string">
              <text:p text:style-name="P176">Operator in Visio</text:p>
            </table:table-cell>
            <table:table-cell table:style-name="Table24.B1" office:value-type="string">
              <text:p text:style-name="P176">NxBRE Operator</text:p>
            </table:table-cell>
          </table:table-row>
        </table:table-header-rows>
        <table:table-row>
          <table:table-cell table:style-name="Table24.A2" office:value-type="string">
            <text:p text:style-name="P177">&gt;=</text:p>
          </table:table-cell>
          <table:table-cell table:style-name="Table24.B2" office:value-type="string">
            <text:p text:style-name="P178">GreaterThanEqualTo</text:p>
          </table:table-cell>
        </table:table-row>
        <table:table-row>
          <table:table-cell table:style-name="Table24.A2" office:value-type="string">
            <text:p text:style-name="P177">&lt;=</text:p>
          </table:table-cell>
          <table:table-cell table:style-name="Table24.B2" office:value-type="string">
            <text:p text:style-name="P178">LessThanEqualTo</text:p>
          </table:table-cell>
        </table:table-row>
        <table:table-row>
          <table:table-cell>
            <table:table table:is-sub-table="true">
              <table:table-column table:style-name="Table24.A"/>
              <table:table-row>
                <table:table-cell table:style-name="Table24.A2" office:value-type="string">
                  <text:p text:style-name="P177">&lt;&gt;</text:p>
                </table:table-cell>
              </table:table-row>
              <table:table-row>
                <table:table-cell table:style-name="Table24.A2" office:value-type="string">
                  <text:p text:style-name="P177">!=</text:p>
                </table:table-cell>
              </table:table-row>
            </table:table>
          </table:table-cell>
          <table:table-cell table:style-name="Table24.B4" office:value-type="string">
            <text:p text:style-name="P178">NotEquals</text:p>
          </table:table-cell>
        </table:table-row>
        <table:table-row>
          <table:table-cell>
            <table:table table:is-sub-table="true">
              <table:table-column table:style-name="Table24.A"/>
              <table:table-row>
                <table:table-cell table:style-name="Table24.A2" office:value-type="string">
                  <text:p text:style-name="P177">==</text:p>
                </table:table-cell>
              </table:table-row>
              <table:table-row>
                <table:table-cell table:style-name="Table24.A2" office:value-type="string">
                  <text:p text:style-name="P177">=</text:p>
                </table:table-cell>
              </table:table-row>
            </table:table>
          </table:table-cell>
          <table:table-cell table:style-name="Table24.B4" office:value-type="string">
            <text:p text:style-name="P178">Equals</text:p>
          </table:table-cell>
        </table:table-row>
        <table:table-row>
          <table:table-cell table:style-name="Table24.A2" office:value-type="string">
            <text:p text:style-name="P177">&lt;</text:p>
          </table:table-cell>
          <table:table-cell table:style-name="Table24.B2" office:value-type="string">
            <text:p text:style-name="P178">LessThan</text:p>
          </table:table-cell>
        </table:table-row>
        <table:table-row>
          <table:table-cell table:style-name="Table24.A2" office:value-type="string">
            <text:p text:style-name="P177">&gt;</text:p>
          </table:table-cell>
          <table:table-cell table:style-name="Table24.B2" office:value-type="string">
            <text:p text:style-name="P178">GreaterThan</text:p>
          </table:table-cell>
        </table:table-row>
      </table:table>
      <text:p text:style-name="Text_20_body"/>
      <text:p text:style-name="P147"/>
      <text:list text:style-name="L18">
        <text:list-item text:start-value="1">
          <text:p text:style-name="P179"><text:span text:style-name="T64">Easy typed predicates</text:span><text:span text:style-name="T5">: by using a prefix like </text:span><text:span text:style-name="T65">(xs:int)</text:span><text:span text:style-name="T5"> it is possible to type a predicate directly from the Visio rule base.</text:span></text:p>
          <text:p text:style-name="P180"/>
        </text:list-item>
        <text:list-item>
          <text:p text:style-name="P181"><text:span text:style-name="T1">Easy named predicates</text:span>: using simple prefixes like <text:span text:style-name="T65">(?Size)</text:span> it is possible to name a predicate directly from the Visio rule base. Note that this prefix must always be first in the predicate description.</text:p>
        </text:list-item>
      </text:list>
      <text:p text:style-name="P35"/>
      <text:list text:style-name="L18">
        <text:list-item text:start-value="1">
          <text:p text:style-name="P181"><text:span text:style-name="T1">Artifact mix</text:span>: as shown below, it is possible to mix design artifacts coming from different stencils in a rule base, the only constraint being to avoid dynamic connections between <text:span text:style-name="T1">NxBRE</text:span>'s artifacts and other ones.</text:p>
        </text:list-item>
      </text:list>
      <text:p text:style-name="Text_20_body"/>
      <text:p text:style-name="Text_20_body"><draw:frame draw:style-name="fr2" draw:name="Graphic10" text:anchor-type="paragraph" svg:width="13.78cm" svg:height="11.686cm" draw:z-index="63"><draw:image xlink:href="../visio-artefact-mixing.PNG" xlink:type="simple" xlink:show="embed" xlink:actuate="onLoad"/></draw:frame></text:p>
      <text:p text:style-name="P182"><text:span text:style-name="T66"></text:span> The rule base label is taken from the Title attribute of the File Properties.</text:p>
      <text:h text:style-name="P34" text:outline-level="2"><text:reference-mark-start text:name="ie.hrf"/>Human Readable Format (experimental)<text:reference-mark-end text:name="ie.hrf"/></text:h>
      <text:p text:style-name="P168">The user can find in the resource folder a file named <text:span text:style-name="T1">ruleml2hrf.xsl</text:span> that can be useful for generating human readable rule bases from RuleML 0.86 NafDatalog files.</text:p>
      <text:p text:style-name="P183"/>
      <table:table table:name="Table22" table:style-name="Table22">
        <table:table-column table:style-name="Table22.A"/>
        <table:table-header-rows>
          <table:table-row>
            <table:table-cell table:style-name="Table22.A1" office:value-type="string">
              <text:p text:style-name="P184">Human Readable Samples</text:p>
            </table:table-cell>
          </table:table-row>
        </table:table-header-rows>
        <table:table-row>
          <table:table-cell table:style-name="Table22.A2" office:value-type="string">
            <text:p text:style-name="P185"/>
            <text:p text:style-name="P186">premium{?customer}</text:p>
            <text:p text:style-name="P187">&amp; regular{?product}</text:p>
            <text:p text:style-name="P187">-&gt; discount{?customer, ?product, 5.0 percent};</text:p>
            <text:p text:style-name="P187"/>
            <text:p text:style-name="P187">premium{?customer}</text:p>
            <text:p text:style-name="P187">&amp; luxury{?product}</text:p>
            <text:p text:style-name="P187">-&gt; discount{?customer, ?product, 7.5 percent};</text:p>
            <text:p text:style-name="P187"/>
            <text:p text:style-name="P187">spending{?customer, min 5000 euro, previous year}</text:p>
            <text:p text:style-name="P187">-&gt; premium{?customer};</text:p>
            <text:p text:style-name="P187"/>
            <text:p text:style-name="P187">luxury{Porsche};</text:p>
            <text:p text:style-name="P187"/>
            <text:p text:style-name="P187">regular{Honda};</text:p>
            <text:p text:style-name="P187"/>
            <text:p text:style-name="P187">spending{Peter Miller, min 5000 euro, previous year};</text:p>
            <text:p text:style-name="P187"/>
            <text:p text:style-name="P188">discount{?customer, ?product, ?amount};</text:p>
            <text:p text:style-name="P188"/>
            <text:p text:style-name="P188">[Safe Room List]</text:p>
            <text:p text:style-name="P188">Room In Zone{?Room Number, ?Zone Number}</text:p>
            <text:p text:style-name="P188">&amp; Firemen In Room{?Room Number}</text:p>
            <text:p text:style-name="P188">| ! Fire Alarm In Room{?Room Number}</text:p>
            <text:p text:style-name="P188">&amp; ! Alarm Fault In Room{?Event Type, ?Room Number};</text:p>
            <text:p text:style-name="P188"/>
            <text:p text:style-name="P188">[Test A and B or C]</text:p>
            <text:p text:style-name="P188">id{?account, NxBRE:LessThan(500)}</text:p>
            <text:p text:style-name="P188">&amp; balance{?account, NxBRE:GreaterThanEqualTo(100)}</text:p>
            <text:p text:style-name="P188">| balance{?account, NxBRE:LessThanEqualTo(50)}</text:p>
            <text:p text:style-name="P188">-&gt; testAandBorC{?account};</text:p>
            <text:p text:style-name="P189"/>
          </table:table-cell>
        </table:table-row>
      </table:table>
      <text:p text:style-name="P190"/>
      <text:p text:style-name="P190"/>
      <text:p text:style-name="P190">An adapter able to read and write rule bases in this format as been developed by Andre Weber using Coco/R. This adapter has been improved by Ron Evans to support the latest language constructs of RuleML 0.86 NafDatalog.</text:p>
      <text:p text:style-name="P190"/>
      <text:p text:style-name="P190">Currently, the adapter does not support complex nesting of AND/OR and only the US-ASCII encoding is supported ; but it is already able to be used for simple rules (as shown above).</text:p>
      <text:p text:style-name="P190"/>
      <text:p text:style-name="P190"/>
      <text:h text:style-name="P34" text:outline-level="2">Registry</text:h>
      <text:h text:style-name="Heading_20_3" text:outline-level="3">Concepts</text:h>
      <text:p text:style-name="Text_20_body">The main goals of the <text:span text:style-name="T9">NxBRE.InferenceEngine.Registry.IRegistry</text:span> is <text:span text:style-name="T67">to facilitate the loading of multiple rule bases by storing them in shared registry and to encourage a correct usage in a multi-threaded environment (as advocated in chapter </text:span><text:span text:style-name="T67"><text:reference-ref text:reference-format="chapter" text:ref-name="ie.threading">3.7</text:reference-ref></text:span><text:span text:style-name="T67">).</text:span></text:p>
      <text:p text:style-name="P191">Whatever the implementation is, the registry must exist as a single instance in the target application. If a static instance is not an option for your project, an elegant solution consists in using <text:a xlink:type="simple" xlink:href="http://springframework.net/"><text:span text:style-name="T68">Spring</text:span></text:a><text:a xlink:type="simple" xlink:href="http://springframework.net/"><text:span text:style-name="T68"><text:note text:id="ftn7" text:note-class="footnote"><text:note-citation>4</text:note-citation><text:note-body><text:p text:style-name="Footnote">see: <text:a xlink:type="simple" xlink:href="http://springframework.net/">http://springframework.net</text:a> – using Spring in your applications is a good idea anyway!</text:p></text:note-body></text:note></text:span></text:a> to manage your objects graph and have the registry singleton instantiated and injected in your worker objects by this framework.</text:p>
      <text:h text:style-name="Heading_20_3" text:outline-level="3">File Registry</text:h>
      <text:p text:style-name="Text_20_body"><text:span text:style-name="T1">NxBRE</text:span> comes with one implementation of <text:span text:style-name="T9">IRegistry</text:span>, the FileRegistry. This implementation <text:s/>works with all rule and binder files stored in one particular folder: it monitors any change to these files and automatically reloads them without disturbing the application that uses the engine managed by the registry (provided the recommendations in chapter <text:span text:style-name="T67"><text:reference-ref text:reference-format="chapter" text:ref-name="ie.threading">3.7</text:reference-ref></text:span><text:span text:style-name="T67"> have been followed!</text:span>).</text:p>
      <text:p text:style-name="Text_20_body">This registry is configured by an XML file constrained by the <text:span text:style-name="T9">nxbre-file-registry.xsd</text:span> schema file. By default, it looks for binder and rule files in the same folder where the configuration file is located, but another folder can be defined in the configuration file itself.</text:p>
      <text:p text:style-name="Text_20_body">The following demonstrate a configuration file defining 5 engines and different rule files formats and binder types:</text:p>
      <text:p text:style-name="P192">&lt;?xml version="1.0" encoding="utf-8"?&gt;</text:p>
      <text:p text:style-name="P192">&lt;FileRegistryConfiguration xmlns="<text:a xlink:type="simple" xlink:href="http://nxbre.org/registry/file">http://nxbre.org/registry/file</text:a>"</text:p>
      <text:p text:style-name="P192"><text:s text:c="27"/>xmlns:xsi="http://www.w3.org/2001/XMLSchema-instance" </text:p>
      <text:p text:style-name="P192"><text:s text:c="27"/>xsi:schemaLocation="<text:a xlink:type="simple" xlink:href="http://nxbre.org/registry/file">http://nxbre.org/registry/file</text:a></text:p>
      <text:p text:style-name="P192"><text:s text:c="47"/>nxbre-file-registry.xsd"&gt;</text:p>
      <text:p text:style-name="P192"><text:s text:c="3"/>&lt;Engine id="chocolatebox-binderless"&gt;</text:p>
      <text:p text:style-name="P192"><text:s text:c="11"/>&lt;Rules file="chocolatebox-binderless.ruleml" format="RuleML09NafDatalog"/&gt;</text:p>
      <text:p text:style-name="P192"><text:s text:c="3"/>&lt;/Engine&gt;</text:p>
      <text:p text:style-name="P192"><text:s text:c="3"/>&lt;Engine id="chocolatebox-ccb"&gt;</text:p>
      <text:p text:style-name="P192"><text:s text:c="11"/>&lt;Rules file="chocolatebox.ruleml" format="RuleML09NafDatalog"/&gt;</text:p>
      <text:p text:style-name="P192"><text:s text:c="11"/>&lt;CSharpBinder file="chocolatebox.ruleml.ccb"</text:p>
      <text:p text:style-name="P192"><text:s text:c="25"/>class="NxBRE.Test.InferenceEngine.ChocolateBoxBinder"/&gt;</text:p>
      <text:p text:style-name="P192"><text:s text:c="3"/>&lt;/Engine&gt;</text:p>
      <text:p text:style-name="P192"><text:s text:c="3"/>&lt;Engine id="events-test-vcb"&gt;</text:p>
      <text:p text:style-name="P192"><text:s text:c="11"/>&lt;Rules file="events-test.ruleml" format="RuleML09NafDatalog"/&gt;</text:p>
      <text:p text:style-name="P192"><text:s text:c="11"/>&lt;VisualBasicBinder file="events-test.ruleml.vcb"</text:p>
      <text:p text:style-name="P192"><text:s text:c="30"/>class="NxBRE.Test.InferenceEngine.EventTestBinder"/&gt;</text:p>
      <text:p text:style-name="P192"><text:s text:c="3"/>&lt;/Engine&gt;</text:p>
      <text:p text:style-name="P192"><text:s text:c="3"/>&lt;Engine id="chocolatebox-feb"&gt;</text:p>
      <text:p text:style-name="P192"><text:s text:c="11"/>&lt;Rules file="chocolatebox.ruleml" format="RuleML09NafDatalog"/&gt;</text:p>
      <text:p text:style-name="P192"><text:s text:c="11"/>&lt;FlowEngineBinder file="chocolatebox.ruleml.xbre" type="BeforeAfter"/&gt;</text:p>
      <text:p text:style-name="P192"><text:s text:c="3"/>&lt;/Engine&gt;</text:p>
      <text:p text:style-name="P192"><text:s text:c="3"/>&lt;Engine id="chocolatebox-binderless-visio"&gt;</text:p>
      <text:p text:style-name="P192"><text:s text:c="11"/>&lt;Rules file="chocolatebox-binderless.vdx" format="Visio2003"/&gt;</text:p>
      <text:p text:style-name="P192"><text:s text:c="3"/>&lt;/Engine&gt;</text:p>
      <text:p text:style-name="P193">&lt;/FileRegistryConfiguration&gt;</text:p>
      <text:p text:style-name="Text_20_body"/>
      <text:h text:style-name="P34" text:outline-level="2"><text:reference-mark-start text:name="ie.perf"/>Performance tuning<text:reference-mark-end text:name="ie.perf"/></text:h>
      <text:p text:style-name="P190"/>
      <text:p text:style-name="P190">Here are several tricks that can help you making the most of <text:span text:style-name="T1">NxBRE</text:span> in term of performances.</text:p>
      <text:p text:style-name="P190"/>
      <text:h text:style-name="Heading_20_3" text:outline-level="3">Have strongly identified facts</text:h>
      <text:p text:style-name="P190">If possible, each fact should have a unique identifier. Placing this identifier in the first position of the predicate list helps accessing this fact faster:</text:p>
      <text:p text:style-name="P190"/>
      <text:p text:style-name="P194">Definition: DoB{CustomerId, CustomerDoB}</text:p>
      <text:p text:style-name="P194"/>
      <text:p text:style-name="P195">Sample: <text:s text:c="4"/>DoB{12345, "1971-01-02"}</text:p>
      <text:p text:style-name="P190"/>
      <text:h text:style-name="Heading_20_3" text:outline-level="3">Use small facts</text:h>
      <text:p text:style-name="P190"><text:span text:style-name="T1">NxBRE</text:span> has an access time to any single fact that depends on the number of predicates in this fact and not the amount of facts. Therefore it is better to break down a fact containing several predicates into several smaller facts.</text:p>
      <text:p text:style-name="P190"/>
      <text:p text:style-name="P190">Moreover, it is good practices to have facts always carry sense in a self explicit way: this is almost impossible with a big fact.</text:p>
      <text:p text:style-name="P190"/>
      <text:p text:style-name="P190">Consider the following comparison:</text:p>
      <text:p text:style-name="P190"/>
      <text:p text:style-name="P194">Definition: Details{CustomerId, CustomerDoB, CostumerCountry, CustomerRating}</text:p>
      <text:p text:style-name="P194"/>
      <text:p text:style-name="P195">Sample: <text:s text:c="4"/>Details{12345, "1971-01-02", "CA", "Premium"}</text:p>
      <text:p text:style-name="P190"/>
      <text:p text:style-name="P190">versus:</text:p>
      <text:p text:style-name="P190"/>
      <text:p text:style-name="P194">Definitions: DoB{CustomerId, CustomerDoB }</text:p>
      <text:p text:style-name="P194"><text:s text:c="13"/>Country{CustomerId, CostumerCountry }</text:p>
      <text:p text:style-name="P194"><text:s text:c="13"/>Rating{CustomerId, CustomerRating}</text:p>
      <text:p text:style-name="P194"/>
      <text:p text:style-name="P195">Samples: <text:s text:c="4"/>DoB{12345, "1971-01-02"}</text:p>
      <text:p text:style-name="P195"><text:s text:c="13"/>Country{12345, "CA"}</text:p>
      <text:p text:style-name="P195"><text:s text:c="13"/>Rating{12345, "Premium"}</text:p>
      <text:p text:style-name="P190"/>
      <text:p text:style-name="P190">Which approach is clearer? Remember that you will have to look at actual data (as shown in the sample)...</text:p>
      <text:p text:style-name="P190"/>
      <text:h text:style-name="Heading_20_3" text:outline-level="3">Use typed data and storage</text:h>
      <text:p text:style-name="P190">For this, first leverage RuleML 0.9 Data elements that allow creating typed predicate both for facts defined in the rule file and for selection atoms in implications and queries. </text:p>
      <text:p text:style-name="P190"/>
      <text:p text:style-name="P190">Second, set the fact base to use strict typing only (see the configuration overview chapter <text:reference-ref text:reference-format="chapter" text:ref-name="config">4</text:reference-ref>): this reduces the amount of stored data and casting operations.</text:p>
      <text:p text:style-name="P190"/>
      <text:h text:style-name="Heading_20_3" text:outline-level="3">Order atoms in And blocks</text:h>
      <text:p text:style-name="P190"><text:span text:style-name="T1">NxBRE</text:span> optimize the members of And and Or blocks by giving different priorities to atoms, negative atoms and nested logical blocks. But it does not optimize the order of matching the atoms patterns between themselves: thus, it is worth using your knowledge of the facts that will be stored in the working memory to sort atoms (standard ones, not negative ones) in a way that the ones producing the least results will be processed first.</text:p>
      <text:p text:style-name="P190"/>
      <text:p text:style-name="P190">Consider the following example:</text:p>
      <text:p text:style-name="P190"/>
      <text:p text:style-name="P195">BelongsTo{?Account, ?Transaction} AND Holds{?Customer, ?Account}</text:p>
      <text:p text:style-name="P196"/>
      <text:p text:style-name="P190">versus:</text:p>
      <text:p text:style-name="P190"/>
      <text:p text:style-name="P195">Holds{?Customer, ?Account} AND BelongsTo{?Account, ?Transaction}</text:p>
      <text:p text:style-name="P190"/>
      <text:p text:style-name="P190">The first condition will select all the transactions then filter out only the ones belonging to a particular account while the second condition will first select a particular account then select its transactions. Therefore, the latter is much better than the former.</text:p>
      <text:p text:style-name="P190"/>
      <text:h text:style-name="P22" text:outline-level="1"><text:reference-mark-start text:name="config"/>Configuration<text:reference-mark-end text:name="config"/></text:h>
      <text:p text:style-name="P190"/>
      <text:p text:style-name="P190"><text:span text:style-name="T1">NxBRE</text:span> is fully configurable via the standard .NET application configuration mechanism. The following table details these parameters.</text:p>
      <text:p text:style-name="P190"/>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197">AppSetting Key Name</text:p>
            </table:table-cell>
            <table:table-cell table:style-name="Table42.A1" office:value-type="string">
              <text:p text:style-name="P197">Default</text:p>
            </table:table-cell>
            <table:table-cell table:style-name="Table42.C1" office:value-type="string">
              <text:p text:style-name="P197">Description</text:p>
            </table:table-cell>
          </table:table-row>
        </table:table-header-rows>
        <table:table-row>
          <table:table-cell table:style-name="Table42.A2" office:value-type="string">
            <text:p text:style-name="P198">nxbre.iterationLimit</text:p>
          </table:table-cell>
          <table:table-cell table:style-name="Table42.A2" office:value-type="string">
            <text:p text:style-name="P198">1000</text:p>
          </table:table-cell>
          <table:table-cell table:style-name="Table42.C2" office:value-type="string">
            <text:p text:style-name="P198">The maximum number of iteration to perform in one process cycle.</text:p>
            <text:p text:style-name="P198">If this limit is reached, the engine will throw an exception.</text:p>
          </table:table-cell>
        </table:table-row>
        <table:table-row>
          <table:table-cell table:style-name="Table42.A2" office:value-type="string">
            <text:p text:style-name="P198">nxbre.strictImplication</text:p>
          </table:table-cell>
          <table:table-cell table:style-name="Table42.A2" office:value-type="string">
            <text:p text:style-name="P198">False</text:p>
          </table:table-cell>
          <table:table-cell table:style-name="Table42.C2" office:value-type="string">
            <text:p text:style-name="P198">Defines whether the engine should throw an exception in case an implication tries to assert a fact whose variable predicates have not all be resolved by the data returned by the atoms of the body.</text:p>
          </table:table-cell>
        </table:table-row>
        <table:table-row>
          <table:table-cell table:style-name="Table42.A2" office:value-type="string">
            <text:p text:style-name="P198">nxbre.lockTimeOut</text:p>
          </table:table-cell>
          <table:table-cell table:style-name="Table42.A2" office:value-type="string">
            <text:p text:style-name="P198">15000</text:p>
          </table:table-cell>
          <table:table-cell table:style-name="Table42.C2" office:value-type="string">
            <text:p text:style-name="P198">The time-out in millisecond for acquiring a lock when hot swapping a rule base in multi-threaded environments.</text:p>
          </table:table-cell>
        </table:table-row>
        <table:table-row>
          <table:table-cell table:style-name="Table42.A2" office:value-type="string">
            <text:p text:style-name="P198">nxbre.abstractbinder.function.regex</text:p>
          </table:table-cell>
          <table:table-cell table:style-name="Table42.A2" office:value-type="string">
            <text:p text:style-name="P198">^(?&amp;lt;1&gt;\w+)\x28((?&amp;lt;2&gt;[^,\x28\x29]+),?)*\x29$</text:p>
          </table:table-cell>
          <table:table-cell table:style-name="Table42.C2" office:value-type="string">
            <text:p text:style-name="P198">The regular expression used by default binders to estimate if the String content of an Individual represents a Function.</text:p>
          </table:table-cell>
        </table:table-row>
        <table:table-row>
          <table:table-cell table:style-name="Table42.A2" office:value-type="string">
            <text:p text:style-name="P198">nxbre.factBase.strictTyping</text:p>
          </table:table-cell>
          <table:table-cell table:style-name="Table42.A2" office:value-type="string">
            <text:p text:style-name="P198">False</text:p>
          </table:table-cell>
          <table:table-cell table:style-name="Table42.C2" office:value-type="string">
            <text:p text:style-name="P198">Defines whether the fact storage should consider typed objects as equivalent to their String representation.</text:p>
            <text:p text:style-name="P198">If StrictTyping is set to true, they are will not be considered equivalent.</text:p>
            <text:p text:style-name="P198">This implies that to match typed values, &lt;Data&gt; elements instead of &lt;Ind&gt; must be used in the rulebase.</text:p>
          </table:table-cell>
        </table:table-row>
        <table:table-row>
          <table:table-cell table:style-name="Table42.A2" office:value-type="string">
            <text:p text:style-name="P198">nxbre.referenceLinkMode</text:p>
          </table:table-cell>
          <table:table-cell table:style-name="Table42.A2" office:value-type="string">
            <text:p text:style-name="P198">CurrentDomain</text:p>
          </table:table-cell>
          <table:table-cell table:style-name="Table42.C2" office:value-type="string">
            <text:p text:style-name="P198">Defines the different strategies for adding references when on-the-fly compiling classes.</text:p>
            <text:p text:style-name="P198"/>
            <text:p text:style-name="P199"><text:span text:style-name="T23">Can be set programmatically via this static property: </text:span><text:span text:style-name="T69">NxBRE.Util.Compilation.</text:span><text:span text:style-name="T70">ReferenceLinkMode</text:span></text:p>
          </table:table-cell>
        </table:table-row>
        <table:table-row>
          <table:table-cell table:style-name="Table42.A2" office:value-type="string">
            <text:p text:style-name="P198">nxbre.cultureInfo</text:p>
          </table:table-cell>
          <table:table-cell table:style-name="Table42.A2" office:value-type="string">
            <text:p text:style-name="P198">en-US</text:p>
          </table:table-cell>
          <table:table-cell table:style-name="Table42.C2" office:value-type="string">
            <text:p text:style-name="P198">Defines the format used by NxBRE when casting values.</text:p>
            <text:p text:style-name="P198"/>
            <text:p text:style-name="P199"><text:span text:style-name="T23">Can be set programmatically via this static property: </text:span><text:span text:style-name="T71">NxBRE.Util.</text:span><text:span text:style-name="T72">Reflection.</text:span><text:span text:style-name="T73">CULTURE_INFO</text:span><text:span text:style-name="T74"> </text:span></text:p>
          </table:table-cell>
        </table:table-row>
        <table:table-row>
          <table:table-cell table:style-name="Table42.A2" office:value-type="string">
            <text:p text:style-name="P198">nxbre.embeddedResourcePrefix</text:p>
          </table:table-cell>
          <table:table-cell table:style-name="Table42.A2" office:value-type="string">
            <text:p text:style-name="P198">NxBRE.Resources</text:p>
          </table:table-cell>
          <table:table-cell table:style-name="Table42.C2" office:value-type="string">
            <text:p text:style-name="P198">Defines the string that prefixes the resource names in the manifest.</text:p>
            <text:p text:style-name="P198"/>
            <text:p text:style-name="P198">Should not be changed if building with VS.NET 2005/SharpDevelop2</text:p>
          </table:table-cell>
        </table:table-row>
        <table:table-row>
          <table:table-cell table:number-columns-spanned="2">
            <table:table table:is-sub-table="true">
              <table:table-column table:style-name="Table42.A"/>
              <table:table-column table:style-name="Table42.B"/>
              <table:table-row>
                <table:table-cell table:style-name="Table42.A10.1.1" office:value-type="string">
                  <text:p text:style-name="P198">nxbre.unittest.inputfile</text:p>
                </table:table-cell>
                <table:table-cell table:style-name="Table42.A10.1.1" office:value-type="string">
                  <text:p text:style-name="P198">Q:/test.xbre</text:p>
                </table:table-cell>
              </table:table-row>
              <table:table-row>
                <table:table-cell table:style-name="Table42.A10.1.1" office:value-type="string">
                  <text:p text:style-name="P198">nxbre.unittest.inputnative</text:p>
                </table:table-cell>
                <table:table-cell table:style-name="Table42.A10.1.1" office:value-type="string">
                  <text:p text:style-name="P198">Q:/discount.bre</text:p>
                </table:table-cell>
              </table:table-row>
              <table:table-row>
                <table:table-cell table:style-name="Table42.A10.1.1" office:value-type="string">
                  <text:p text:style-name="P198">nxbre.unittest.identityxsl</text:p>
                </table:table-cell>
                <table:table-cell table:style-name="Table42.A10.1.1" office:value-type="string">
                  <text:p text:style-name="P198">Q:/identity.xsl</text:p>
                </table:table-cell>
              </table:table-row>
            </table:table>
          </table:table-cell>
          <table:covered-table-cell/>
          <table:table-cell table:style-name="Table42.C10" office:value-type="string">
            <text:p text:style-name="P198">Files used during unit testing.</text:p>
            <text:p text:style-name="P198"/>
            <text:p text:style-name="P198">This configuration section is not necessary in production.</text:p>
            <text:p text:style-name="P198"/>
          </table:table-cell>
        </table:table-row>
        <table:table-row>
          <table:table-cell table:style-name="Table42.A10.1.1" office:value-type="string">
            <text:p text:style-name="P198">nxbre.unittest.ruleml.inputfolder</text:p>
          </table:table-cell>
          <table:table-cell table:style-name="Table42.A10.1.1" office:value-type="string">
            <text:p text:style-name="P198">Q:/</text:p>
          </table:table-cell>
          <table:table-cell table:style-name="Table42.C10" office:value-type="string">
            <text:p text:style-name="P198">Path to the Rulefiles folder of the distribution.</text:p>
          </table:table-cell>
        </table:table-row>
        <table:table-row>
          <table:table-cell table:style-name="Table42.A10.1.1" office:value-type="string">
            <text:p text:style-name="P198">nxbre.unittest.outputfolder</text:p>
          </table:table-cell>
          <table:table-cell table:style-name="Table42.A10.1.1" office:value-type="string">
            <text:p text:style-name="P198">C:/Temp</text:p>
          </table:table-cell>
          <table:table-cell table:style-name="Table42.C10" office:value-type="string">
            <text:p text:style-name="P198">Ensure that you have write privilege on this folder.</text:p>
          </table:table-cell>
        </table:table-row>
      </table:table>
      <text:h text:style-name="Heading_20_1" text:outline-level="1">Logging</text:h>
      <text:p text:style-name="P190"/>
      <text:p text:style-name="P190"><text:span text:style-name="T1">NxBRE</text:span> provides different trace sources the implementer can leverage for debugging or for monitoring particular behaviors. The tracing threshold of these sources are set by trace switches of the same name.</text:p>
      <text:p text:style-name="P190"/>
      <text:p text:style-name="P200">NB. These trace sources replace the legacy event based logging mechanisms of <text:span text:style-name="T1">NxBRE</text:span> 2.</text:p>
      <text:p text:style-name="P200"/>
      <text:p text:style-name="P201"><text:span text:style-name="T54"></text:span> Please refer to the .NET framework SDK documentation for more information on using trace sources (<text:span text:style-name="T12">System.Diagnostics.TraceSource</text:span>) and switches (<text:span text:style-name="T12">System.Diagnostics.TraceSwitch</text:span>).</text:p>
      <text:p text:style-name="P190"/>
      <text:p text:style-name="P190">Here is the list of available sources and switches:</text:p>
      <text:p text:style-name="P190"/>
      <table:table table:name="Table41" table:style-name="Table41">
        <table:table-column table:style-name="Table41.A"/>
        <table:table-column table:style-name="Table41.B"/>
        <table:table-header-rows>
          <table:table-row>
            <table:table-cell table:style-name="Table41.A1" office:value-type="string">
              <text:p text:style-name="P202">Source / Switch Name</text:p>
            </table:table-cell>
            <table:table-cell table:style-name="Table41.B1" office:value-type="string">
              <text:p text:style-name="P202">Purpose</text:p>
            </table:table-cell>
          </table:table-row>
        </table:table-header-rows>
        <table:table-row>
          <table:table-cell table:style-name="Table41.A2" office:value-type="string">
            <text:p text:style-name="P203">NxBRE.FlowEngine</text:p>
          </table:table-cell>
          <table:table-cell table:style-name="Table41.B2" office:value-type="string">
            <text:p text:style-name="P203">Trace events emitted by the Flow Engine.</text:p>
          </table:table-cell>
        </table:table-row>
        <table:table-row>
          <table:table-cell table:style-name="Table41.A2" office:value-type="string">
            <text:p text:style-name="P203">NxBRE.FlowEngine.RuleBase</text:p>
          </table:table-cell>
          <table:table-cell table:style-name="Table41.B2" office:value-type="string">
            <text:p text:style-name="P203">Trace events emitted by rule base level operations (log, exceptions).</text:p>
          </table:table-cell>
        </table:table-row>
        <table:table-row>
          <table:table-cell table:style-name="Table41.A2" office:value-type="string">
            <text:p text:style-name="P203">NxBRE.InferenceEngine</text:p>
          </table:table-cell>
          <table:table-cell table:style-name="Table41.B2" office:value-type="string">
            <text:p text:style-name="P203">Trace events emitted by the Inference Engine.</text:p>
          </table:table-cell>
        </table:table-row>
        <table:table-row>
          <table:table-cell table:style-name="Table41.A2" office:value-type="string">
            <text:p text:style-name="P203">NxBRE.Util</text:p>
          </table:table-cell>
          <table:table-cell table:style-name="Table41.B2" office:value-type="string">
            <text:p text:style-name="P203">Trace events emitted by the utility classes.</text:p>
          </table:table-cell>
        </table:table-row>
      </table:table>
      <text:p text:style-name="P190"/>
      <text:p text:style-name="P190">Tracing is controlled via the standard configuration mechanisms and also by code via the utility class <text:span text:style-name="T12">NxBRE.Util.Logger</text:span> (turn to the API Documentation of NxBRE for more information).</text:p>
      <text:p text:style-name="P190"/>
      <text:h text:style-name="P22" text:outline-level="1"><text:reference-mark-start text:name="api.doc"/>API Documentation<text:reference-mark-end text:name="api.doc"/></text:h>
      <text:p text:style-name="P54"/>
      <text:p text:style-name="P59">The API Documentation should be bundled with the current document.</text:p>
      <text:p text:style-name="P59"/>
      <text:p text:style-name="P190">NB. The current version of NxBRE is stored in this static: </text:p>
      <text:p text:style-name="P204"><text:span text:style-name="T75"><text:line-break/>NxBRE</text:span><text:span text:style-name="T76">.</text:span><text:span text:style-name="T75">Util.Reflection.</text:span><text:span text:style-name="T22">NXBRE_VERSION</text:span></text:p>
      <text:p text:style-name="P205"/>
      <text:p text:style-name="P206"/>
      <text:h text:style-name="P22" text:outline-level="1">Support</text:h>
      <text:p text:style-name="P207"/>
      <text:p text:style-name="P207">For comments or questions use the <text:a xlink:type="simple" xlink:href="http://sourceforge.net/projects/nxbre">SourceForge forums</text:a> or write to: <text:a xlink:type="simple" xlink:href="mailto:contact@nxbre.org"><text:span text:style-name="T77">contact@nxbre.org</text:span></text:a></text:p>
      <text:p text:style-name="P207"/>
      <text:p text:style-name="P207">You can also enter bugs and feature requests on SourceForge.</text:p>
      <text:p text:style-name="P207"/>
      <text:p text:style-name="P207">Additional support can be found at the <text:a xlink:type="simple" xlink:href="http://nxbre.org/kb">NxBRE Wiki Knowledge Base</text:a>.</text:p>
      <text:p text:style-name="P207"/>
      <text:p text:style-name="P206"/>
      <text:h text:style-name="P22" text:outline-level="1">Other engines</text:h>
      <text:p text:style-name="P207"/>
      <text:p text:style-name="P207">The following is not an exhaustive list of alternative engines for the .NET platform but should give you some hints on what is available out there.</text:p>
      <text:p text:style-name="P207"/>
      <text:h text:style-name="Heading_20_2" text:outline-level="2">Open source engines</text:h>
      <text:p text:style-name="P207">There are much less open source engines in the .NET world than in the Java world. The good news is that mainstream Java engines are now being ported to .NET!</text:p>
      <text:h text:style-name="Heading_20_3" text:outline-level="3">Drools DotNet</text:h>
      <text:p text:style-name="Text_20_body">Though in beta when this guide is being written, Drools will deliver a full fledged RETE based rules engine to the .NET platform. The key feature differences with <text:span text:style-name="T1">NxBRE</text:span> are the possibility to define domain specific languages (DSL) to express the rules and the opt for a professional paid-for support.</text:p>
      <text:p text:style-name="Text_20_body">Note that an Eclipse based editor that allows to edit the DSL-based rules is available.</text:p>
      <text:h text:style-name="Heading_20_3" text:outline-level="3">Simple Rule Engine (SDSRE)</text:h>
      <text:p text:style-name="P208"><text:span text:style-name="T78">This is a lightweight forward chaining inference rule engine for .NET. It is considered </text:span><text:span text:style-name="T79">simple</text:span><text:span text:style-name="T78"> because of the simplicity in writing and understanding the rules written in XML, but this simple engine can solve complex problems. It can be an alternative to </text:span><text:span text:style-name="T80">NxBRE</text:span><text:span text:style-name="T78"> if none of the available rule formats are satisfying the user's needs.</text:span></text:p>
      <text:p text:style-name="P207"/>
      <text:h text:style-name="Heading_20_2" text:outline-level="2">Commercial engines</text:h>
      <text:p text:style-name="P207">There are plenty of available business rules engines that you can purchase. On top of support and liability, your money will buy extra professional features that are not commonly found in the open source world like advanced rules editors or rules testing and staging features.</text:p>
      <text:p text:style-name="P207"/>
      <text:p text:style-name="P207">To list only a few, in no particular order:<text:line-break/></text:p>
      <text:list text:style-name="L19">
        <text:list-item>
          <text:p text:style-name="P209">ILOG Rules</text:p>
        </text:list-item>
        <text:list-item>
          <text:p text:style-name="P209">Yasutech Quickrules</text:p>
        </text:list-item>
        <text:list-item>
          <text:p text:style-name="P209">Fair Isaac Blaze Advisor</text:p>
        </text:list-item>
        <text:list-item>
          <text:p text:style-name="P209">InRules</text:p>
        </text:list-item>
      </text:list>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ebdings" svg:font-family="Webdings" style:font-family-generic="roman" style:font-pitch="variable" style:font-charset="x-symbol"/>
    <style:font-face style:name="Courier New2"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swiss" style:font-pitch="variable"/>
  </office:font-face-decls>
  <office:styles>
    <draw:gradient draw:name="Farbverlauf_20_1" draw:display-name="Farbverlauf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_20_2" draw:display-name="Hatch 2" draw:style="single" draw:color="#000000" draw:distance="0.006cm" draw:rotation="0"/>
    <draw:hatch draw:name="Hatch_20_3" draw:display-name="Hatch 3" draw:style="single" draw:color="#000000" draw:distance="0.006cm" draw:rotation="0"/>
    <draw:hatch draw:name="Hatch_20_4" draw:display-name="Hatch 4" draw:style="single" draw:color="#000000" draw:distance="0.006cm" draw:rotation="0"/>
    <draw:hatch draw:name="Hatch_20_5" draw:display-name="Hatch 5" draw:style="single" draw:color="#000000" draw:distance="0.006cm" draw:rotation="0"/>
    <draw:hatch draw:name="Hatch_20_6" draw:display-name="Hatch 6" draw:style="single" draw:color="#000000" draw:distance="0.006cm" draw:rotation="0"/>
    <draw:hatch draw:name="Schraffur_20_1" draw:display-name="Schraffur 1" draw:style="single" draw:color="#000000" draw:distance="0.02cm" draw:rotation="0"/>
    <draw:fill-image draw:name="Bitmape_20_4" draw:display-name="Bitmape 4" xlink:href="Pictures/1000000000000059000000474CCE4C6A.png" xlink:type="simple" xlink:show="embed" xlink:actuate="onLoad"/>
    <draw:stroke-dash draw:name="Dash_20_2" draw:display-name="Dash 2" draw:style="rect" draw:dots1="1" draw:dots1-length="0.02cm" draw:dots2="1" draw:dots2-length="0.02cm" draw:distance="0.02cm"/>
    <draw:stroke-dash draw:name="Dash_20_3" draw:display-name="Dash 3" draw:style="rect" draw:dots1="1" draw:dots1-length="0.006cm" draw:dots2="1" draw:dots2-length="0.006cm" draw:distance="0.006cm"/>
    <draw:stroke-dash draw:name="Dash_20_4" draw:display-name="Dash 4" draw:style="rect" draw:dots1="1" draw:dots1-length="0.006cm" draw:dots2="1" draw:dots2-length="0.006cm" draw:distance="0.006cm"/>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Gestrichelt_20_1" draw:display-name="Gestrichelt 1" draw:style="rect" draw:dots1="1" draw:dots1-length="0.02cm" draw:dots2="1" draw:dots2-length="0.02cm" draw:distance="0.02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en" fo:country="US"/>
    </style:style>
    <style:style style:name="Text_20_body" style:display-name="Text body" style:family="paragraph" style:parent-style-name="Standard" style:class="text">
      <style:paragraph-properties fo:margin-top="0cm" fo:margin-bottom="0.3cm" fo:padding="0cm" fo:border="none"/>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a"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T1" style:family="text">
      <style:text-properties style:font-name="Arial" fo:font-size="10pt" fo:language="en" fo:country="US" fo:font-weight="normal" style:font-size-asian="10pt" style:font-weight-asian="normal" style:font-size-complex="10pt" style:font-weight-complex="normal"/>
    </style:style>
    <style:style style:name="T2" style:family="text">
      <style:text-properties style:font-name="Ari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1.96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NET Business Rules Engine</text:span><text:span text:style-name="T2"><text:tab/><text:tab/></text:span><text:span text:style-name="T2"><draw:frame draw:style-name="fr1" draw:name="Graphic4" text:anchor-type="as-char" svg:y="-0.393cm" svg:width="0.6cm" svg:height="0.6cm" draw:z-index="60"><draw:image xlink:href="../x.png" xlink:type="simple" xlink:show="embed" xlink:actuate="onLoad"/></draw:frame></text:span></text:p>
      </style:header>
      <style:footer>
        <text:p text:style-name="P1">Documentation v3.1.0<text:tab/><text:tab/><text:page-number text:select-page="current">3</text:page-number> / <text:page-count>58</text:page-count></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NxBRE</dc:title>
    <dc:subject>.NET Business Rule Engine</dc:subject>
    <meta:creation-date>2004-02-08T19:37:54</meta:creation-date>
    <dc:date>2006-11-25T15:10:09</dc:date>
    <meta:editing-cycles>391</meta:editing-cycles>
    <meta:editing-duration>P1DT13H39M13S</meta:editing-duration>
    <meta:user-defined meta:name="Info 1"/>
    <meta:user-defined meta:name="Info 2"/>
    <meta:user-defined meta:name="Info 3"/>
    <meta:user-defined meta:name="Info 4"/>
    <meta:document-statistic meta:table-count="42" meta:image-count="10" meta:object-count="0" meta:page-count="58" meta:paragraph-count="1472" meta:word-count="11354" meta:character-count="75691"/>
  </office:meta>
</office:document-meta>
</file>